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10.599cm"/>
    </style:style>
    <style:style style:name="co3" style:family="table-column">
      <style:table-column-properties fo:break-before="auto" style:column-width="6.436cm"/>
    </style:style>
    <style:style style:name="co4" style:family="table-column">
      <style:table-column-properties fo:break-before="auto" style:column-width="4.551cm"/>
    </style:style>
    <style:style style:name="co6" style:family="table-column">
      <style:table-column-properties fo:break-before="auto" style:column-width="5.58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fo:font-weight="bold" style:font-weight-asian="bold" style:font-weight-complex="bold"/>
    </style:style>
    <style:style style:name="ce2" style:family="table-cell" style:parent-style-name="Default" style:data-style-name="N100"/>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number-columns-repeated="2" table:default-cell-style-name="Default"/>
        <table:table-column table:style-name="co6" table:default-cell-style-name="Default"/>
        <table:table-column table:style-name="co5" table:number-columns-repeated="1018" table:default-cell-style-name="Default"/>
        <table:table-row table:style-name="ro2">
          <table:table-cell table:style-name="ce1" table:number-columns-repeated="3"/>
          <table:table-cell table:style-name="ce1" office:value-type="string">
            <text:p>Filename</text:p>
          </table:table-cell>
          <table:table-cell table:style-name="ce1" office:value-type="string">
            <text:p>Name</text:p>
          </table:table-cell>
          <table:table-cell table:style-name="ce1" office:value-type="string">
            <text:p>Rarity</text:p>
          </table:table-cell>
          <table:table-cell table:style-name="ce1" office:value-type="string">
            <text:p>Type</text:p>
          </table:table-cell>
          <table:table-cell table:style-name="ce1" office:value-type="string">
            <text:p>Cost</text:p>
          </table:table-cell>
          <table:table-cell table:style-name="ce1" office:value-type="string">
            <text:p>Cost Type</text:p>
          </table:table-cell>
          <table:table-cell table:style-name="ce1" office:value-type="string">
            <text:p>Cancel</text:p>
          </table:table-cell>
          <table:table-cell table:style-name="ce1" office:value-type="string">
            <text:p>Cancel Type</text:p>
          </table:table-cell>
          <table:table-cell table:style-name="ce1" office:value-type="string">
            <text:p>Wealth</text:p>
          </table:table-cell>
          <table:table-cell table:style-name="ce1" office:value-type="string">
            <text:p>Attack</text:p>
          </table:table-cell>
          <table:table-cell table:style-name="ce1" office:value-type="string">
            <text:p>Parry</text:p>
          </table:table-cell>
          <table:table-cell table:style-name="ce1" office:value-type="string">
            <text:p>Cannon</text:p>
          </table:table-cell>
          <table:table-cell table:style-name="ce1" office:value-type="string">
            <text:p>Sailing</text:p>
          </table:table-cell>
          <table:table-cell table:style-name="ce1" office:value-type="string">
            <text:p>Adventuring</text:p>
          </table:table-cell>
          <table:table-cell table:style-name="ce1" office:value-type="string">
            <text:p>Influence</text:p>
          </table:table-cell>
          <table:table-cell table:style-name="ce1" office:value-type="string">
            <text:p>Swashbuckling</text:p>
          </table:table-cell>
          <table:table-cell table:style-name="ce1" office:value-type="string">
            <text:p>Crew Max.</text:p>
          </table:table-cell>
          <table:table-cell table:style-name="ce1" office:value-type="string">
            <text:p>Move Cost</text:p>
          </table:table-cell>
          <table:table-cell table:style-name="ce1" office:value-type="string">
            <text:p>Faction</text:p>
          </table:table-cell>
          <table:table-cell table:style-name="ce1" office:value-type="string">
            <text:p>Text</text:p>
          </table:table-cell>
          <table:table-cell table:style-name="ce1" table:number-columns-repeated="999"/>
          <table:table-cell table:style-name="ce2"/>
        </table:table-row>
        <table:table-row table:style-name="ro2">
          <table:table-cell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office:value-type="string" office:string-value="  &lt;card id=~4e813ec9-59d4-41ff-94d5-cb1ad1dbfd19~ name=~Again, Boys~&gt;&lt;property name=~Rarity~ value=~R~ /&gt;&lt;property name=~Type~ value=~actions~ /&gt;&lt;property name=~Cost~ value=~2~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You may immediately conduct a new cannon attack.~ /&gt;&lt;/card&gt;">
            <text:p><text:s text:c="2"/>&lt;card id=~4e813ec9-59d4-41ff-94d5-cb1ad1dbfd19~ name=~Again, Boys~&gt;&lt;property name=~Rarity~ value=~R~ /&gt;&lt;property name=~Type~ value=~actions~ /&gt;&lt;property name=~Cost~ value=~2~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You may immediately conduct a new cannon attack.~ /&gt;&lt;/card&gt;</text:p>
          </table:table-cell>
          <table:table-cell table:formula="of:=CONCATENATE(&quot; &lt;Relationship Target=~/cards/&quot;;[.D2];&quot;.jpg~ Id=~C&quot;;[.C2];&quot;~ Type=~http://schemas.octgn.org/picture~/&gt;&quot;)" office:value-type="string" office:string-value=" &lt;Relationship Target=~/cards/BS_againboys.jpg~ Id=~C4e813ec9-59d4-41ff-94d5-cb1ad1dbfd19~ Type=~http://schemas.octgn.org/picture~/&gt;">
            <text:p><text:s/>&lt;Relationship Target=~/cards/BS_againboys.jpg~ Id=~C4e813ec9-59d4-41ff-94d5-cb1ad1dbfd19~ Type=~http://schemas.octgn.org/picture~/&gt;</text:p>
          </table:table-cell>
          <table:table-cell office:value-type="string">
            <text:p>4e813ec9-59d4-41ff-94d5-cb1ad1dbfd19</text:p>
          </table:table-cell>
          <table:table-cell office:value-type="string">
            <text:p>BS_againboys</text:p>
          </table:table-cell>
          <table:table-cell office:value-type="string">
            <text:p>Again, Boys</text:p>
          </table:table-cell>
          <table:table-cell office:value-type="string">
            <text:p>R</text:p>
          </table:table-cell>
          <table:table-cell office:value-type="string">
            <text:p>actions</text:p>
          </table:table-cell>
          <table:table-cell office:value-type="float" office:value="2">
            <text:p>2</text:p>
          </table:table-cell>
          <table:table-cell office:value-type="string">
            <text:p>Ca</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after you finish resolving a Cannon Attack. You may immediately conduct a new cannon attack.</text:p>
          </table:table-cell>
          <table:table-cell table:number-columns-repeated="1000"/>
        </table:table-row>
        <table:table-row table:style-name="ro2">
          <table:table-cell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office:value-type="string" office:string-value="  &lt;card id=~4984e3fc-974f-4193-946f-5d19b96deeab~ name=~Alesio~&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4~ /&gt;&lt;property name=~Swashbuckling~ value=~1~ /&gt;&lt;property name=~Crew Max.~ value=~~ /&gt;&lt;property name=~Move Cost~ value=~~ /&gt;&lt;property name=~Faction~ value=~Brotherhood~ /&gt;&lt;property name=~Text~ value=~Unique · Loyal · Fate 1 · First Mate Act: Tack to move one of your Sea attachments to a Sea adjacent to its current location.~ /&gt;&lt;/card&gt;">
            <text:p><text:s text:c="2"/>&lt;card id=~4984e3fc-974f-4193-946f-5d19b96deeab~ name=~Alesio~&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4~ /&gt;&lt;property name=~Swashbuckling~ value=~1~ /&gt;&lt;property name=~Crew Max.~ value=~~ /&gt;&lt;property name=~Move Cost~ value=~~ /&gt;&lt;property name=~Faction~ value=~Brotherhood~ /&gt;&lt;property name=~Text~ value=~Unique · Loyal · Fate 1 · First Mate Act: Tack to move one of your Sea attachments to a Sea adjacent to its current location.~ /&gt;&lt;/card&gt;</text:p>
          </table:table-cell>
          <table:table-cell table:formula="of:=CONCATENATE(&quot; &lt;Relationship Target=~/cards/&quot;;[.D3];&quot;.jpg~ Id=~C&quot;;[.C3];&quot;~ Type=~http://schemas.octgn.org/picture~/&gt;&quot;)" office:value-type="string" office:string-value=" &lt;Relationship Target=~/cards/BS_alesio.jpg~ Id=~C4984e3fc-974f-4193-946f-5d19b96deeab~ Type=~http://schemas.octgn.org/picture~/&gt;">
            <text:p><text:s/>&lt;Relationship Target=~/cards/BS_alesio.jpg~ Id=~C4984e3fc-974f-4193-946f-5d19b96deeab~ Type=~http://schemas.octgn.org/picture~/&gt;</text:p>
          </table:table-cell>
          <table:table-cell office:value-type="string">
            <text:p>4984e3fc-974f-4193-946f-5d19b96deeab</text:p>
          </table:table-cell>
          <table:table-cell office:value-type="string">
            <text:p>BS_alesio</text:p>
          </table:table-cell>
          <table:table-cell office:value-type="string">
            <text:p>Alesio</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table:table-cell office:value-type="string">
            <text:p>Brotherhood</text:p>
          </table:table-cell>
          <table:table-cell office:value-type="string">
            <text:p>Unique · Loyal · Fate 1 · First Mate Act: Tack to move one of your Sea attachments to a Sea adjacent to its current location.</text:p>
          </table:table-cell>
          <table:table-cell table:number-columns-repeated="1000"/>
        </table:table-row>
        <table:table-row table:style-name="ro2">
          <table:table-cell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office:value-type="string" office:string-value="  &lt;card id=~a4b22f9d-1fb1-445b-b5ec-06823cc3a705~ name=~Ancient Map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8 Adventuring (10 if completed in Frothing Sea). Artifact Captain Attachment: Act: Tack the Maps to draw a card.~ /&gt;&lt;/card&gt;">
            <text:p><text:s text:c="2"/>&lt;card id=~a4b22f9d-1fb1-445b-b5ec-06823cc3a705~ name=~Ancient Map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8 Adventuring (10 if completed in Frothing Sea). Artifact Captain Attachment: Act: Tack the Maps to draw a card.~ /&gt;&lt;/card&gt;</text:p>
          </table:table-cell>
          <table:table-cell table:formula="of:=CONCATENATE(&quot; &lt;Relationship Target=~/cards/&quot;;[.D4];&quot;.jpg~ Id=~C&quot;;[.C4];&quot;~ Type=~http://schemas.octgn.org/picture~/&gt;&quot;)" office:value-type="string" office:string-value=" &lt;Relationship Target=~/cards/BS_ancientmaps.jpg~ Id=~Ca4b22f9d-1fb1-445b-b5ec-06823cc3a705~ Type=~http://schemas.octgn.org/picture~/&gt;">
            <text:p><text:s/>&lt;Relationship Target=~/cards/BS_ancientmaps.jpg~ Id=~Ca4b22f9d-1fb1-445b-b5ec-06823cc3a705~ Type=~http://schemas.octgn.org/picture~/&gt;</text:p>
          </table:table-cell>
          <table:table-cell office:value-type="string">
            <text:p>a4b22f9d-1fb1-445b-b5ec-06823cc3a705</text:p>
          </table:table-cell>
          <table:table-cell office:value-type="string">
            <text:p>BS_ancientmaps</text:p>
          </table:table-cell>
          <table:table-cell office:value-type="string">
            <text:p>Ancient Maps</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Unique · 3 Seas Away To complete: Tack 18 Adventuring (10 if completed in Frothing Sea). Artifact Captain Attachment: Act: Tack the Maps to draw a card.</text:p>
          </table:table-cell>
          <table:table-cell table:number-columns-repeated="1000"/>
        </table:table-row>
        <table:table-row table:style-name="ro2">
          <table:table-cell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office:value-type="string" office:string-value="  &lt;card id=~c1fae04e-52f8-45c7-a86b-becc7f226fdd~ name=~Antonio Aldonez~&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4~ /&gt;&lt;property name=~Crew Max.~ value=~~ /&gt;&lt;property name=~Move Cost~ value=~~ /&gt;&lt;property name=~Faction~ value=~Castille~ /&gt;&lt;property name=~Text~ value=~Loyal · Heroic · Swordsman +1 (Antonio inflicts 1 extra Hit during Boarding Attacks.)~ /&gt;&lt;/card&gt;">
            <text:p><text:s text:c="2"/>&lt;card id=~c1fae04e-52f8-45c7-a86b-becc7f226fdd~ name=~Antonio Aldonez~&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4~ /&gt;&lt;property name=~Crew Max.~ value=~~ /&gt;&lt;property name=~Move Cost~ value=~~ /&gt;&lt;property name=~Faction~ value=~Castille~ /&gt;&lt;property name=~Text~ value=~Loyal · Heroic · Swordsman +1 (Antonio inflicts 1 extra Hit during Boarding Attacks.)~ /&gt;&lt;/card&gt;</text:p>
          </table:table-cell>
          <table:table-cell table:formula="of:=CONCATENATE(&quot; &lt;Relationship Target=~/cards/&quot;;[.D5];&quot;.jpg~ Id=~C&quot;;[.C5];&quot;~ Type=~http://schemas.octgn.org/picture~/&gt;&quot;)" office:value-type="string" office:string-value=" &lt;Relationship Target=~/cards/BS_antonioaldonez.jpg~ Id=~Cc1fae04e-52f8-45c7-a86b-becc7f226fdd~ Type=~http://schemas.octgn.org/picture~/&gt;">
            <text:p><text:s/>&lt;Relationship Target=~/cards/BS_antonioaldonez.jpg~ Id=~Cc1fae04e-52f8-45c7-a86b-becc7f226fdd~ Type=~http://schemas.octgn.org/picture~/&gt;</text:p>
          </table:table-cell>
          <table:table-cell office:value-type="string">
            <text:p>c1fae04e-52f8-45c7-a86b-becc7f226fdd</text:p>
          </table:table-cell>
          <table:table-cell office:value-type="string">
            <text:p>BS_antonioaldonez</text:p>
          </table:table-cell>
          <table:table-cell office:value-type="string">
            <text:p>Antonio Aldonez</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4">
            <text:p>4</text:p>
          </table:table-cell>
          <table:table-cell table:number-columns-repeated="2"/>
          <table:table-cell office:value-type="string">
            <text:p>Castille</text:p>
          </table:table-cell>
          <table:table-cell office:value-type="string">
            <text:p>Loyal · Heroic · Swordsman +1 (Antonio inflicts 1 extra Hit during Boarding Attacks.)</text:p>
          </table:table-cell>
          <table:table-cell table:number-columns-repeated="1000"/>
        </table:table-row>
        <table:table-row table:style-name="ro1">
          <table:table-cell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office:value-type="string" office:string-value="  &lt;card id=~44ef8494-48c0-44cc-9a64-d8aa82a3308b~ name=~Archaeologist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2~ /&gt;&lt;property name=~Crew Max.~ value=~~ /&gt;&lt;property name=~Move Cost~ value=~~ /&gt;&lt;property name=~Faction~ value=~Explorer's Society~ /&gt;&lt;property name=~Text~ value=~Loyal · No attachments~ /&gt;&lt;/card&gt;">
            <text:p><text:s text:c="2"/>&lt;card id=~44ef8494-48c0-44cc-9a64-d8aa82a3308b~ name=~Archaeologist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2~ /&gt;&lt;property name=~Crew Max.~ value=~~ /&gt;&lt;property name=~Move Cost~ value=~~ /&gt;&lt;property name=~Faction~ value=~Explorer's Society~ /&gt;&lt;property name=~Text~ value=~Loyal · No attachments~ /&gt;&lt;/card&gt;</text:p>
          </table:table-cell>
          <table:table-cell table:formula="of:=CONCATENATE(&quot; &lt;Relationship Target=~/cards/&quot;;[.D6];&quot;.jpg~ Id=~C&quot;;[.C6];&quot;~ Type=~http://schemas.octgn.org/picture~/&gt;&quot;)" office:value-type="string" office:string-value=" &lt;Relationship Target=~/cards/BS_archaeologists.jpg~ Id=~C44ef8494-48c0-44cc-9a64-d8aa82a3308b~ Type=~http://schemas.octgn.org/picture~/&gt;">
            <text:p><text:s/>&lt;Relationship Target=~/cards/BS_archaeologists.jpg~ Id=~C44ef8494-48c0-44cc-9a64-d8aa82a3308b~ Type=~http://schemas.octgn.org/picture~/&gt;</text:p>
          </table:table-cell>
          <table:table-cell office:value-type="string">
            <text:p>44ef8494-48c0-44cc-9a64-d8aa82a3308b</text:p>
          </table:table-cell>
          <table:table-cell office:value-type="string">
            <text:p>BS_archaeologists</text:p>
          </table:table-cell>
          <table:table-cell office:value-type="string">
            <text:p>Archaeologists</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Explorer's Society</text:p>
          </table:table-cell>
          <table:table-cell office:value-type="string">
            <text:p>Loyal · No attachments</text:p>
          </table:table-cell>
          <table:table-cell table:number-columns-repeated="1000"/>
        </table:table-row>
        <table:table-row table:style-name="ro2">
          <table:table-cell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office:value-type="string" office:string-value="  &lt;card id=~6b8b68b6-1e52-4e66-96d9-58491d77d81b~ name=~Artifact Leg~&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Leg trait and gives a +1 Influence. A crew may not have more than one Leg Attachment.~ /&gt;&lt;/card&gt;">
            <text:p><text:s text:c="2"/>&lt;card id=~6b8b68b6-1e52-4e66-96d9-58491d77d81b~ name=~Artifact Leg~&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Leg trait and gives a +1 Influence. A crew may not have more than one Leg Attachment.~ /&gt;&lt;/card&gt;</text:p>
          </table:table-cell>
          <table:table-cell table:formula="of:=CONCATENATE(&quot; &lt;Relationship Target=~/cards/&quot;;[.D7];&quot;.jpg~ Id=~C&quot;;[.C7];&quot;~ Type=~http://schemas.octgn.org/picture~/&gt;&quot;)" office:value-type="string" office:string-value=" &lt;Relationship Target=~/cards/BS_artifactleg.jpg~ Id=~C6b8b68b6-1e52-4e66-96d9-58491d77d81b~ Type=~http://schemas.octgn.org/picture~/&gt;">
            <text:p><text:s/>&lt;Relationship Target=~/cards/BS_artifactleg.jpg~ Id=~C6b8b68b6-1e52-4e66-96d9-58491d77d81b~ Type=~http://schemas.octgn.org/picture~/&gt;</text:p>
          </table:table-cell>
          <table:table-cell office:value-type="string">
            <text:p>6b8b68b6-1e52-4e66-96d9-58491d77d81b</text:p>
          </table:table-cell>
          <table:table-cell office:value-type="string">
            <text:p>BS_artifactleg</text:p>
          </table:table-cell>
          <table:table-cell office:value-type="string">
            <text:p>Artifact Leg</text:p>
          </table:table-cell>
          <table:table-cell office:value-type="string">
            <text:p>R</text:p>
          </table:table-cell>
          <table:table-cell office:value-type="string">
            <text:p>actions</text:p>
          </table:table-cell>
          <table:table-cell office:value-type="float" office:value="3">
            <text:p>3</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suffer hits. You suffer 2 fewer hits, and this card attaches to your Captain. This attachment has the Leg trait and gives a +1 Influence. A crew may not have more than one Leg Attachment.</text:p>
          </table:table-cell>
          <table:table-cell table:number-columns-repeated="1000"/>
        </table:table-row>
        <table:table-row table:style-name="ro2">
          <table:table-cell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office:value-type="string" office:string-value="  &lt;card id=~1ca00968-399c-46ec-b9b6-3242032d6019~ name=~Arturo Rodriguez~&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1~ /&gt;&lt;property name=~Swashbuckling~ value=~1~ /&gt;&lt;property name=~Crew Max.~ value=~~ /&gt;&lt;property name=~Move Cost~ value=~~ /&gt;&lt;property name=~Faction~ value=~unaligned~ /&gt;&lt;property name=~Text~ value=~Heroic~ /&gt;&lt;/card&gt;">
            <text:p><text:s text:c="2"/>&lt;card id=~1ca00968-399c-46ec-b9b6-3242032d6019~ name=~Arturo Rodriguez~&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1~ /&gt;&lt;property name=~Swashbuckling~ value=~1~ /&gt;&lt;property name=~Crew Max.~ value=~~ /&gt;&lt;property name=~Move Cost~ value=~~ /&gt;&lt;property name=~Faction~ value=~unaligned~ /&gt;&lt;property name=~Text~ value=~Heroic~ /&gt;&lt;/card&gt;</text:p>
          </table:table-cell>
          <table:table-cell table:formula="of:=CONCATENATE(&quot; &lt;Relationship Target=~/cards/&quot;;[.D8];&quot;.jpg~ Id=~C&quot;;[.C8];&quot;~ Type=~http://schemas.octgn.org/picture~/&gt;&quot;)" office:value-type="string" office:string-value=" &lt;Relationship Target=~/cards/BS_arturorodriguez.jpg~ Id=~C1ca00968-399c-46ec-b9b6-3242032d6019~ Type=~http://schemas.octgn.org/picture~/&gt;">
            <text:p><text:s/>&lt;Relationship Target=~/cards/BS_arturorodriguez.jpg~ Id=~C1ca00968-399c-46ec-b9b6-3242032d6019~ Type=~http://schemas.octgn.org/picture~/&gt;</text:p>
          </table:table-cell>
          <table:table-cell office:value-type="string">
            <text:p>1ca00968-399c-46ec-b9b6-3242032d6019</text:p>
          </table:table-cell>
          <table:table-cell office:value-type="string">
            <text:p>BS_arturorodriguez</text:p>
          </table:table-cell>
          <table:table-cell office:value-type="string">
            <text:p>Arturo Rodriguez</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table:number-columns-repeated="2"/>
          <table:table-cell office:value-type="string">
            <text:p>unaligned</text:p>
          </table:table-cell>
          <table:table-cell office:value-type="string">
            <text:p>Heroic</text:p>
          </table:table-cell>
          <table:table-cell table:number-columns-repeated="1000"/>
        </table:table-row>
        <table:table-row table:style-name="ro2">
          <table:table-cell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office:value-type="string" office:string-value="  &lt;card id=~e60406da-f31d-4f7b-80e7-a019a7ffe53f~ name=~Augusto Rodriguez~&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Augusto by tacking 3 Swashbuckling as an action. The Influence costs of crew attachments you are putting into play are decreased by 2 while you are in this Sea.~ /&gt;&lt;/card&gt;">
            <text:p><text:s text:c="2"/>&lt;card id=~e60406da-f31d-4f7b-80e7-a019a7ffe53f~ name=~Augusto Rodriguez~&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Augusto by tacking 3 Swashbuckling as an action. The Influence costs of crew attachments you are putting into play are decreased by 2 while you are in this Sea.~ /&gt;&lt;/card&gt;</text:p>
          </table:table-cell>
          <table:table-cell table:formula="of:=CONCATENATE(&quot; &lt;Relationship Target=~/cards/&quot;;[.D9];&quot;.jpg~ Id=~C&quot;;[.C9];&quot;~ Type=~http://schemas.octgn.org/picture~/&gt;&quot;)" office:value-type="string" office:string-value=" &lt;Relationship Target=~/cards/BS_augustorodriguez.jpg~ Id=~Ce60406da-f31d-4f7b-80e7-a019a7ffe53f~ Type=~http://schemas.octgn.org/picture~/&gt;">
            <text:p><text:s/>&lt;Relationship Target=~/cards/BS_augustorodriguez.jpg~ Id=~Ce60406da-f31d-4f7b-80e7-a019a7ffe53f~ Type=~http://schemas.octgn.org/picture~/&gt;</text:p>
          </table:table-cell>
          <table:table-cell office:value-type="string">
            <text:p>e60406da-f31d-4f7b-80e7-a019a7ffe53f</text:p>
          </table:table-cell>
          <table:table-cell office:value-type="string">
            <text:p>BS_augustorodriguez</text:p>
          </table:table-cell>
          <table:table-cell office:value-type="string">
            <text:p>Augusto Rodriguez</text:p>
          </table:table-cell>
          <table:table-cell office:value-type="string">
            <text:p>C</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This Sea Attachment Any player in this Sea may sink Augusto by tacking 3 Swashbuckling as an action. The Influence costs of crew attachments you are putting into play are decreased by 2 while you are in this Sea.</text:p>
          </table:table-cell>
          <table:table-cell table:number-columns-repeated="1000"/>
        </table:table-row>
        <table:table-row table:style-name="ro2">
          <table:table-cell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office:value-type="string" office:string-value="  &lt;card id=~9d07ab6e-5289-40e2-a8ba-dfaf6334923a~ name=~Babett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Montaigne~ /&gt;&lt;property name=~Text~ value=~Swordsman +1 (Babette inflicts 1 extra Hit during Boarding Attacks) When Babette's opponent in a Boarding Attack plays the final Boarding Attack card, she is sunk but all of the Hits are absorbed.~ /&gt;&lt;/card&gt;">
            <text:p><text:s text:c="2"/>&lt;card id=~9d07ab6e-5289-40e2-a8ba-dfaf6334923a~ name=~Babett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Montaigne~ /&gt;&lt;property name=~Text~ value=~Swordsman +1 (Babette inflicts 1 extra Hit during Boarding Attacks) When Babette's opponent in a Boarding Attack plays the final Boarding Attack card, she is sunk but all of the Hits are absorbed.~ /&gt;&lt;/card&gt;</text:p>
          </table:table-cell>
          <table:table-cell table:formula="of:=CONCATENATE(&quot; &lt;Relationship Target=~/cards/&quot;;[.D10];&quot;.jpg~ Id=~C&quot;;[.C10];&quot;~ Type=~http://schemas.octgn.org/picture~/&gt;&quot;)" office:value-type="string" office:string-value=" &lt;Relationship Target=~/cards/BS_babette.jpg~ Id=~C9d07ab6e-5289-40e2-a8ba-dfaf6334923a~ Type=~http://schemas.octgn.org/picture~/&gt;">
            <text:p><text:s/>&lt;Relationship Target=~/cards/BS_babette.jpg~ Id=~C9d07ab6e-5289-40e2-a8ba-dfaf6334923a~ Type=~http://schemas.octgn.org/picture~/&gt;</text:p>
          </table:table-cell>
          <table:table-cell office:value-type="string">
            <text:p>9d07ab6e-5289-40e2-a8ba-dfaf6334923a</text:p>
          </table:table-cell>
          <table:table-cell office:value-type="string">
            <text:p>BS_babette</text:p>
          </table:table-cell>
          <table:table-cell office:value-type="string">
            <text:p>Babette</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1">
            <text:p>1</text:p>
          </table:table-cell>
          <table:table-cell office:value-type="float" office:value="3">
            <text:p>3</text:p>
          </table:table-cell>
          <table:table-cell table:number-columns-repeated="2"/>
          <table:table-cell office:value-type="string">
            <text:p>Montaigne</text:p>
          </table:table-cell>
          <table:table-cell office:value-type="string">
            <text:p>Swordsman +1 (Babette inflicts 1 extra Hit during Boarding Attacks) When Babette's opponent in a Boarding Attack plays the final Boarding Attack card, she is sunk but all of the Hits are absorbed.</text:p>
          </table:table-cell>
          <table:table-cell table:number-columns-repeated="1000"/>
        </table:table-row>
        <table:table-row table:style-name="ro2">
          <table:table-cell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office:value-type="string" office:string-value="  &lt;card id=~90a040d5-5fad-4c64-b96d-07d882d13b29~ name=~Bad Maps~&gt;&lt;property name=~Rarity~ value=~C~ /&gt;&lt;property name=~Type~ value=~actions~ /&gt;&lt;property name=~Cost~ value=~1~ /&gt;&lt;property name=~Cost Type~ value=~Ad~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adventuring. That crew produces no adventuring. That crew's controller may pay 2 Sailing to prevent this effect. After the third hole with no sign of the treasure, Reis buried him alive with his own shovel.~ /&gt;&lt;/card&gt;">
            <text:p><text:s text:c="2"/>&lt;card id=~90a040d5-5fad-4c64-b96d-07d882d13b29~ name=~Bad Maps~&gt;&lt;property name=~Rarity~ value=~C~ /&gt;&lt;property name=~Type~ value=~actions~ /&gt;&lt;property name=~Cost~ value=~1~ /&gt;&lt;property name=~Cost Type~ value=~Ad~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adventuring. That crew produces no adventuring. That crew's controller may pay 2 Sailing to prevent this effect. After the third hole with no sign of the treasure, Reis buried him alive with his own shovel.~ /&gt;&lt;/card&gt;</text:p>
          </table:table-cell>
          <table:table-cell table:formula="of:=CONCATENATE(&quot; &lt;Relationship Target=~/cards/&quot;;[.D11];&quot;.jpg~ Id=~C&quot;;[.C11];&quot;~ Type=~http://schemas.octgn.org/picture~/&gt;&quot;)" office:value-type="string" office:string-value=" &lt;Relationship Target=~/cards/BS_badmaps.jpg~ Id=~C90a040d5-5fad-4c64-b96d-07d882d13b29~ Type=~http://schemas.octgn.org/picture~/&gt;">
            <text:p><text:s/>&lt;Relationship Target=~/cards/BS_badmaps.jpg~ Id=~C90a040d5-5fad-4c64-b96d-07d882d13b29~ Type=~http://schemas.octgn.org/picture~/&gt;</text:p>
          </table:table-cell>
          <table:table-cell office:value-type="string">
            <text:p>90a040d5-5fad-4c64-b96d-07d882d13b29</text:p>
          </table:table-cell>
          <table:table-cell office:value-type="string">
            <text:p>BS_badmaps</text:p>
          </table:table-cell>
          <table:table-cell office:value-type="string">
            <text:p>Bad Maps</text:p>
          </table:table-cell>
          <table:table-cell office:value-type="string">
            <text:p>C</text:p>
          </table:table-cell>
          <table:table-cell office:value-type="string">
            <text:p>actions</text:p>
          </table:table-cell>
          <table:table-cell office:value-type="float" office:value="1">
            <text:p>1</text:p>
          </table:table-cell>
          <table:table-cell office:value-type="string">
            <text:p>Ad</text:p>
          </table:table-cell>
          <table:table-cell office:value-type="float" office:value="2">
            <text:p>2</text:p>
          </table:table-cell>
          <table:table-cell office:value-type="string">
            <text:p>Sa</text:p>
          </table:table-cell>
          <table:table-cell/>
          <table:table-cell office:value-type="string">
            <text:p>D</text:p>
          </table:table-cell>
          <table:table-cell office:value-type="string">
            <text:p>p,t</text:p>
          </table:table-cell>
          <table:table-cell table:number-columns-repeated="8"/>
          <table:table-cell office:value-type="string">
            <text:p>React: Play when a player tacks a crew to produce adventuring. That crew produces no adventuring. That crew's controller may pay 2 Sailing to prevent this effect. After the third hole with no sign of the treasure, Reis buried him alive with his own shovel.</text:p>
          </table:table-cell>
          <table:table-cell table:number-columns-repeated="1000"/>
        </table:table-row>
        <table:table-row table:style-name="ro2">
          <table:table-cell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office:value-type="string" office:string-value="  &lt;card id=~f7954273-070a-464c-8b0f-cdc3d58f75da~ name=~Bad Powder~&gt;&lt;property name=~Rarity~ value=~C~ /&gt;&lt;property name=~Type~ value=~actions~ /&gt;&lt;property name=~Cost~ value=~1~ /&gt;&lt;property name=~Cost Type~ value=~Ad~ /&gt;&lt;property name=~Cancel~ value=~2~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Cannon. That crew produces no Cannon. That crew's controller may pay 2 Adventuring to prevent this effect. As he stared at the ruined kegs, the Captain could only think of Simon the~ /&gt;&lt;/card&gt;">
            <text:p><text:s text:c="2"/>&lt;card id=~f7954273-070a-464c-8b0f-cdc3d58f75da~ name=~Bad Powder~&gt;&lt;property name=~Rarity~ value=~C~ /&gt;&lt;property name=~Type~ value=~actions~ /&gt;&lt;property name=~Cost~ value=~1~ /&gt;&lt;property name=~Cost Type~ value=~Ad~ /&gt;&lt;property name=~Cancel~ value=~2~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Cannon. That crew produces no Cannon. That crew's controller may pay 2 Adventuring to prevent this effect. As he stared at the ruined kegs, the Captain could only think of Simon the~ /&gt;&lt;/card&gt;</text:p>
          </table:table-cell>
          <table:table-cell table:formula="of:=CONCATENATE(&quot; &lt;Relationship Target=~/cards/&quot;;[.D12];&quot;.jpg~ Id=~C&quot;;[.C12];&quot;~ Type=~http://schemas.octgn.org/picture~/&gt;&quot;)" office:value-type="string" office:string-value=" &lt;Relationship Target=~/cards/BS_badpowder.jpg~ Id=~Cf7954273-070a-464c-8b0f-cdc3d58f75da~ Type=~http://schemas.octgn.org/picture~/&gt;">
            <text:p><text:s/>&lt;Relationship Target=~/cards/BS_badpowder.jpg~ Id=~Cf7954273-070a-464c-8b0f-cdc3d58f75da~ Type=~http://schemas.octgn.org/picture~/&gt;</text:p>
          </table:table-cell>
          <table:table-cell office:value-type="string">
            <text:p>f7954273-070a-464c-8b0f-cdc3d58f75da</text:p>
          </table:table-cell>
          <table:table-cell office:value-type="string">
            <text:p>BS_badpowder</text:p>
          </table:table-cell>
          <table:table-cell office:value-type="string">
            <text:p>Bad Powder</text:p>
          </table:table-cell>
          <table:table-cell office:value-type="string">
            <text:p>C</text:p>
          </table:table-cell>
          <table:table-cell office:value-type="string">
            <text:p>actions</text:p>
          </table:table-cell>
          <table:table-cell office:value-type="float" office:value="1">
            <text:p>1</text:p>
          </table:table-cell>
          <table:table-cell office:value-type="string">
            <text:p>Ad</text:p>
          </table:table-cell>
          <table:table-cell office:value-type="float" office:value="2">
            <text:p>2</text:p>
          </table:table-cell>
          <table:table-cell office:value-type="string">
            <text:p>Ad</text:p>
          </table:table-cell>
          <table:table-cell/>
          <table:table-cell office:value-type="string">
            <text:p>D</text:p>
          </table:table-cell>
          <table:table-cell office:value-type="string">
            <text:p>p,t</text:p>
          </table:table-cell>
          <table:table-cell table:number-columns-repeated="8"/>
          <table:table-cell office:value-type="string">
            <text:p>React: Play when a player tacks a crew to produce Cannon. That crew produces no Cannon. That crew's controller may pay 2 Adventuring to prevent this effect. As he stared at the ruined kegs, the Captain could only think of Simon the</text:p>
          </table:table-cell>
          <table:table-cell table:number-columns-repeated="1000"/>
        </table:table-row>
        <table:table-row table:style-name="ro2">
          <table:table-cell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office:value-type="string" office:string-value="  &lt;card id=~e886cb6a-4a8e-4478-9dcd-6f1dab322589~ name=~Barrels of Be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La Boca) crew Attachment: +2 Influence~ /&gt;&lt;/card&gt;">
            <text:p><text:s text:c="2"/>&lt;card id=~e886cb6a-4a8e-4478-9dcd-6f1dab322589~ name=~Barrels of Be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La Boca) crew Attachment: +2 Influence~ /&gt;&lt;/card&gt;</text:p>
          </table:table-cell>
          <table:table-cell table:formula="of:=CONCATENATE(&quot; &lt;Relationship Target=~/cards/&quot;;[.D13];&quot;.jpg~ Id=~C&quot;;[.C13];&quot;~ Type=~http://schemas.octgn.org/picture~/&gt;&quot;)" office:value-type="string" office:string-value=" &lt;Relationship Target=~/cards/BS_barrelsofbeer.jpg~ Id=~Ce886cb6a-4a8e-4478-9dcd-6f1dab322589~ Type=~http://schemas.octgn.org/picture~/&gt;">
            <text:p><text:s/>&lt;Relationship Target=~/cards/BS_barrelsofbeer.jpg~ Id=~Ce886cb6a-4a8e-4478-9dcd-6f1dab322589~ Type=~http://schemas.octgn.org/picture~/&gt;</text:p>
          </table:table-cell>
          <table:table-cell office:value-type="string">
            <text:p>e886cb6a-4a8e-4478-9dcd-6f1dab322589</text:p>
          </table:table-cell>
          <table:table-cell office:value-type="string">
            <text:p>BS_barrelsofbeer</text:p>
          </table:table-cell>
          <table:table-cell office:value-type="string">
            <text:p>Barrels of Beer</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Goods Adventure To Complete: Tack 3 Adventuring (2 if completed in La Boca) crew Attachment: +2 Influence</text:p>
          </table:table-cell>
          <table:table-cell table:number-columns-repeated="1000"/>
        </table:table-row>
        <table:table-row table:style-name="ro2">
          <table:table-cell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office:value-type="string" office:string-value="  &lt;card id=~29c98fac-0ab5-4dd8-8ec4-3a4d0dc09ece~ name=~The Better Part of Valor~&gt;&lt;property name=~Rarity~ value=~C~ /&gt;&lt;property name=~Type~ value=~actions~ /&gt;&lt;property name=~Cost~ value=~5~ /&gt;&lt;property name=~Cost Type~ value=~Sa~ /&gt;&lt;property name=~Cancel~ value=~0~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action card targets one of your cards. That action is canceled. Sink this card.~ /&gt;&lt;/card&gt;">
            <text:p><text:s text:c="2"/>&lt;card id=~29c98fac-0ab5-4dd8-8ec4-3a4d0dc09ece~ name=~The Better Part of Valor~&gt;&lt;property name=~Rarity~ value=~C~ /&gt;&lt;property name=~Type~ value=~actions~ /&gt;&lt;property name=~Cost~ value=~5~ /&gt;&lt;property name=~Cost Type~ value=~Sa~ /&gt;&lt;property name=~Cancel~ value=~0~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action card targets one of your cards. That action is canceled. Sink this card.~ /&gt;&lt;/card&gt;</text:p>
          </table:table-cell>
          <table:table-cell table:formula="of:=CONCATENATE(&quot; &lt;Relationship Target=~/cards/&quot;;[.D14];&quot;.jpg~ Id=~C&quot;;[.C14];&quot;~ Type=~http://schemas.octgn.org/picture~/&gt;&quot;)" office:value-type="string" office:string-value=" &lt;Relationship Target=~/cards/BS_thebetterpartofvalor.jpg~ Id=~C29c98fac-0ab5-4dd8-8ec4-3a4d0dc09ece~ Type=~http://schemas.octgn.org/picture~/&gt;">
            <text:p><text:s/>&lt;Relationship Target=~/cards/BS_thebetterpartofvalor.jpg~ Id=~C29c98fac-0ab5-4dd8-8ec4-3a4d0dc09ece~ Type=~http://schemas.octgn.org/picture~/&gt;</text:p>
          </table:table-cell>
          <table:table-cell office:value-type="string">
            <text:p>29c98fac-0ab5-4dd8-8ec4-3a4d0dc09ece</text:p>
          </table:table-cell>
          <table:table-cell office:value-type="string">
            <text:p>BS_thebetterpartofvalor</text:p>
          </table:table-cell>
          <table:table-cell office:value-type="string">
            <text:p>The Better Part of Valor</text:p>
          </table:table-cell>
          <table:table-cell office:value-type="string">
            <text:p>C</text:p>
          </table:table-cell>
          <table:table-cell office:value-type="string">
            <text:p>actions</text:p>
          </table:table-cell>
          <table:table-cell office:value-type="float" office:value="5">
            <text:p>5</text:p>
          </table:table-cell>
          <table:table-cell office:value-type="string">
            <text:p>Sa</text:p>
          </table:table-cell>
          <table:table-cell office:value-type="float" office:value="-0">
            <text:p>0</text:p>
          </table:table-cell>
          <table:table-cell table:number-columns-repeated="2"/>
          <table:table-cell office:value-type="string">
            <text:p>C</text:p>
          </table:table-cell>
          <table:table-cell office:value-type="string">
            <text:p>d,s</text:p>
          </table:table-cell>
          <table:table-cell table:number-columns-repeated="8"/>
          <table:table-cell office:value-type="string">
            <text:p>React: Play when an action card targets one of your cards. That action is canceled. Sink this card.</text:p>
          </table:table-cell>
          <table:table-cell table:number-columns-repeated="1000"/>
        </table:table-row>
        <table:table-row table:style-name="ro2">
          <table:table-cell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office:value-type="string" office:string-value="  &lt;card id=~f150abdc-c059-4fd4-82f4-ab90bef54df1~ name=~Billy Bo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Billy Counts as one crew against the crew maximum of the Ship he's attached to. Any player in the same Sea may tack 2 Swashbuckling as an action to sink Billy.~ /&gt;&lt;/card&gt;">
            <text:p><text:s text:c="2"/>&lt;card id=~f150abdc-c059-4fd4-82f4-ab90bef54df1~ name=~Billy Bo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Billy Counts as one crew against the crew maximum of the Ship he's attached to. Any player in the same Sea may tack 2 Swashbuckling as an action to sink Billy.~ /&gt;&lt;/card&gt;</text:p>
          </table:table-cell>
          <table:table-cell table:formula="of:=CONCATENATE(&quot; &lt;Relationship Target=~/cards/&quot;;[.D15];&quot;.jpg~ Id=~C&quot;;[.C15];&quot;~ Type=~http://schemas.octgn.org/picture~/&gt;&quot;)" office:value-type="string" office:string-value=" &lt;Relationship Target=~/cards/BS_billybones.jpg~ Id=~Cf150abdc-c059-4fd4-82f4-ab90bef54df1~ Type=~http://schemas.octgn.org/picture~/&gt;">
            <text:p><text:s/>&lt;Relationship Target=~/cards/BS_billybones.jpg~ Id=~Cf150abdc-c059-4fd4-82f4-ab90bef54df1~ Type=~http://schemas.octgn.org/picture~/&gt;</text:p>
          </table:table-cell>
          <table:table-cell office:value-type="string">
            <text:p>f150abdc-c059-4fd4-82f4-ab90bef54df1</text:p>
          </table:table-cell>
          <table:table-cell office:value-type="string">
            <text:p>BS_billybones</text:p>
          </table:table-cell>
          <table:table-cell office:value-type="string">
            <text:p>Billy Bones</text:p>
          </table:table-cell>
          <table:table-cell office:value-type="string">
            <text:p>U</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Opponent's Ship Attachment Billy Counts as one crew against the crew maximum of the Ship he's attached to. Any player in the same Sea may tack 2 Swashbuckling as an action to sink Billy.</text:p>
          </table:table-cell>
          <table:table-cell table:number-columns-repeated="1000"/>
        </table:table-row>
        <table:table-row table:style-name="ro2">
          <table:table-cell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office:value-type="string" office:string-value="  &lt;card id=~bbc23b5c-95af-43fd-bdbe-1134e199b381~ name=~Blacktooth Bill~&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
            <text:p><text:s text:c="2"/>&lt;card id=~bbc23b5c-95af-43fd-bdbe-1134e199b381~ name=~Blacktooth Bill~&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text:p>
          </table:table-cell>
          <table:table-cell table:formula="of:=CONCATENATE(&quot; &lt;Relationship Target=~/cards/&quot;;[.D16];&quot;.jpg~ Id=~C&quot;;[.C16];&quot;~ Type=~http://schemas.octgn.org/picture~/&gt;&quot;)" office:value-type="string" office:string-value=" &lt;Relationship Target=~/cards/BS_blacktoothbill.jpg~ Id=~Cbbc23b5c-95af-43fd-bdbe-1134e199b381~ Type=~http://schemas.octgn.org/picture~/&gt;">
            <text:p><text:s/>&lt;Relationship Target=~/cards/BS_blacktoothbill.jpg~ Id=~Cbbc23b5c-95af-43fd-bdbe-1134e199b381~ Type=~http://schemas.octgn.org/picture~/&gt;</text:p>
          </table:table-cell>
          <table:table-cell office:value-type="string">
            <text:p>bbc23b5c-95af-43fd-bdbe-1134e199b381</text:p>
          </table:table-cell>
          <table:table-cell office:value-type="string">
            <text:p>BS_blacktoothbill</text:p>
          </table:table-cell>
          <table:table-cell office:value-type="string">
            <text:p>Blacktooth Bill</text:p>
          </table:table-cell>
          <table:table-cell office:value-type="string">
            <text:p>C</text:p>
          </table:table-cell>
          <table:table-cell office:value-type="string">
            <text:p>crew</text:p>
          </table:table-cell>
          <table:table-cell office:value-type="float" office:value="1">
            <text:p>1</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No attachments</text:p>
          </table:table-cell>
          <table:table-cell table:number-columns-repeated="1000"/>
        </table:table-row>
        <table:table-row table:style-name="ro2">
          <table:table-cell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office:value-type="string" office:string-value="  &lt;card id=~50516fa1-9df2-4e62-8363-be7a046b4779~ name=~Bloody Bonnie McGee~&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3~ /&gt;&lt;property name=~Swashbuckling~ value=~4~ /&gt;&lt;property name=~Crew Max.~ value=~~ /&gt;&lt;property name=~Move Cost~ value=~~ /&gt;&lt;property name=~Faction~ value=~Sea Dogs~ /&gt;&lt;property name=~Text~ value=~Unique · Loyal · Heroic · First Mate · Swordsman +2 (Bonnie inflicts 2 extra hits during Boarding Attacks) React: Tack Bonnie immediately after you perform a Cannon Attack. You may begin a Boarding with the Ship that was targeted by the Cannon Attack, paying all costs.~ /&gt;&lt;/card&gt;">
            <text:p><text:s text:c="2"/>&lt;card id=~50516fa1-9df2-4e62-8363-be7a046b4779~ name=~Bloody Bonnie McGee~&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3~ /&gt;&lt;property name=~Swashbuckling~ value=~4~ /&gt;&lt;property name=~Crew Max.~ value=~~ /&gt;&lt;property name=~Move Cost~ value=~~ /&gt;&lt;property name=~Faction~ value=~Sea Dogs~ /&gt;&lt;property name=~Text~ value=~Unique · Loyal · Heroic · First Mate · Swordsman +2 (Bonnie inflicts 2 extra hits during Boarding Attacks) React: Tack Bonnie immediately after you perform a Cannon Attack. You may begin a Boarding with the Ship that was targeted by the Cannon Attack, paying all costs.~ /&gt;&lt;/card&gt;</text:p>
          </table:table-cell>
          <table:table-cell table:formula="of:=CONCATENATE(&quot; &lt;Relationship Target=~/cards/&quot;;[.D17];&quot;.jpg~ Id=~C&quot;;[.C17];&quot;~ Type=~http://schemas.octgn.org/picture~/&gt;&quot;)" office:value-type="string" office:string-value=" &lt;Relationship Target=~/cards/BS_bloodybonniemcgee.jpg~ Id=~C50516fa1-9df2-4e62-8363-be7a046b4779~ Type=~http://schemas.octgn.org/picture~/&gt;">
            <text:p><text:s/>&lt;Relationship Target=~/cards/BS_bloodybonniemcgee.jpg~ Id=~C50516fa1-9df2-4e62-8363-be7a046b4779~ Type=~http://schemas.octgn.org/picture~/&gt;</text:p>
          </table:table-cell>
          <table:table-cell office:value-type="string">
            <text:p>50516fa1-9df2-4e62-8363-be7a046b4779</text:p>
          </table:table-cell>
          <table:table-cell office:value-type="string">
            <text:p>BS_bloodybonniemcgee</text:p>
          </table:table-cell>
          <table:table-cell office:value-type="string">
            <text:p>Bloody Bonnie McGee</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2"/>
          <table:table-cell office:value-type="string">
            <text:p>Sea Dogs</text:p>
          </table:table-cell>
          <table:table-cell office:value-type="string">
            <text:p>Unique · Loyal · Heroic · First Mate · Swordsman +2 (Bonnie inflicts 2 extra hits during Boarding Attacks) React: Tack Bonnie immediately after you perform a Cannon Attack. You may begin a Boarding with the Ship that was targeted by the Cannon Attack, paying all costs.</text:p>
          </table:table-cell>
          <table:table-cell table:number-columns-repeated="1000"/>
        </table:table-row>
        <table:table-row table:style-name="ro2">
          <table:table-cell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office:value-type="string" office:string-value="  &lt;card id=~354b9830-b7be-4d1e-8c7d-9144aa6d0a77~ name=~Bolts of Fine Clot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Frothing Sea). crew Attachment: +2 Influence.~ /&gt;&lt;/card&gt;">
            <text:p><text:s text:c="2"/>&lt;card id=~354b9830-b7be-4d1e-8c7d-9144aa6d0a77~ name=~Bolts of Fine Clot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Frothing Sea). crew Attachment: +2 Influence.~ /&gt;&lt;/card&gt;</text:p>
          </table:table-cell>
          <table:table-cell table:formula="of:=CONCATENATE(&quot; &lt;Relationship Target=~/cards/&quot;;[.D18];&quot;.jpg~ Id=~C&quot;;[.C18];&quot;~ Type=~http://schemas.octgn.org/picture~/&gt;&quot;)" office:value-type="string" office:string-value=" &lt;Relationship Target=~/cards/BS_boltsoffinecloth.jpg~ Id=~C354b9830-b7be-4d1e-8c7d-9144aa6d0a77~ Type=~http://schemas.octgn.org/picture~/&gt;">
            <text:p><text:s/>&lt;Relationship Target=~/cards/BS_boltsoffinecloth.jpg~ Id=~C354b9830-b7be-4d1e-8c7d-9144aa6d0a77~ Type=~http://schemas.octgn.org/picture~/&gt;</text:p>
          </table:table-cell>
          <table:table-cell office:value-type="string">
            <text:p>354b9830-b7be-4d1e-8c7d-9144aa6d0a77</text:p>
          </table:table-cell>
          <table:table-cell office:value-type="string">
            <text:p>BS_boltsoffinecloth</text:p>
          </table:table-cell>
          <table:table-cell office:value-type="string">
            <text:p>Bolts of Fine Cloth</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Goods Adventure To complete: Tack 3 Adventuring (2 if completed in Frothing Sea). crew Attachment: +2 Influence.</text:p>
          </table:table-cell>
          <table:table-cell table:number-columns-repeated="1000"/>
        </table:table-row>
        <table:table-row table:style-name="ro1">
          <table:table-cell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office:value-type="string" office:string-value="  &lt;card id=~e6f27c19-a1b2-47aa-bf3e-5388ec1d9e1a~ name=~Bully Bo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No attachments When this crew tacks to absorb Hits, it absorbs 2 extra Hits.~ /&gt;&lt;/card&gt;">
            <text:p><text:s text:c="2"/>&lt;card id=~e6f27c19-a1b2-47aa-bf3e-5388ec1d9e1a~ name=~Bully Bo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No attachments When this crew tacks to absorb Hits, it absorbs 2 extra Hits.~ /&gt;&lt;/card&gt;</text:p>
          </table:table-cell>
          <table:table-cell table:formula="of:=CONCATENATE(&quot; &lt;Relationship Target=~/cards/&quot;;[.D19];&quot;.jpg~ Id=~C&quot;;[.C19];&quot;~ Type=~http://schemas.octgn.org/picture~/&gt;&quot;)" office:value-type="string" office:string-value=" &lt;Relationship Target=~/cards/BS_bullyboys.jpg~ Id=~Ce6f27c19-a1b2-47aa-bf3e-5388ec1d9e1a~ Type=~http://schemas.octgn.org/picture~/&gt;">
            <text:p><text:s/>&lt;Relationship Target=~/cards/BS_bullyboys.jpg~ Id=~Ce6f27c19-a1b2-47aa-bf3e-5388ec1d9e1a~ Type=~http://schemas.octgn.org/picture~/&gt;</text:p>
          </table:table-cell>
          <table:table-cell office:value-type="string">
            <text:p>e6f27c19-a1b2-47aa-bf3e-5388ec1d9e1a</text:p>
          </table:table-cell>
          <table:table-cell office:value-type="string">
            <text:p>BS_bullyboys</text:p>
          </table:table-cell>
          <table:table-cell office:value-type="string">
            <text:p>Bully Boys</text:p>
          </table:table-cell>
          <table:table-cell office:value-type="string">
            <text:p>C</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2">
            <text:p>2</text:p>
          </table:table-cell>
          <table:table-cell table:number-columns-repeated="2"/>
          <table:table-cell office:value-type="string">
            <text:p>unaligned</text:p>
          </table:table-cell>
          <table:table-cell office:value-type="string">
            <text:p>No attachments When this crew tacks to absorb Hits, it absorbs 2 extra Hits.</text:p>
          </table:table-cell>
          <table:table-cell table:number-columns-repeated="1000"/>
        </table:table-row>
        <table:table-row table:style-name="ro2">
          <table:table-cell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office:value-type="string" office:string-value="  &lt;card id=~f7df9b41-cc03-465d-bee3-5d5b705e1b56~ name=~Burk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4~ /&gt;&lt;property name=~Crew Max.~ value=~~ /&gt;&lt;property name=~Move Cost~ value=~~ /&gt;&lt;property name=~Faction~ value=~unaligned~ /&gt;&lt;property name=~Text~ value=~Unique Burke has -2 Swashbuckling (minimum 1) while performing a Boarding Attack if the opposing Captain is Heroic.~ /&gt;&lt;/card&gt;">
            <text:p><text:s text:c="2"/>&lt;card id=~f7df9b41-cc03-465d-bee3-5d5b705e1b56~ name=~Burk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4~ /&gt;&lt;property name=~Crew Max.~ value=~~ /&gt;&lt;property name=~Move Cost~ value=~~ /&gt;&lt;property name=~Faction~ value=~unaligned~ /&gt;&lt;property name=~Text~ value=~Unique Burke has -2 Swashbuckling (minimum 1) while performing a Boarding Attack if the opposing Captain is Heroic.~ /&gt;&lt;/card&gt;</text:p>
          </table:table-cell>
          <table:table-cell table:formula="of:=CONCATENATE(&quot; &lt;Relationship Target=~/cards/&quot;;[.D20];&quot;.jpg~ Id=~C&quot;;[.C20];&quot;~ Type=~http://schemas.octgn.org/picture~/&gt;&quot;)" office:value-type="string" office:string-value=" &lt;Relationship Target=~/cards/BS_burke.jpg~ Id=~Cf7df9b41-cc03-465d-bee3-5d5b705e1b56~ Type=~http://schemas.octgn.org/picture~/&gt;">
            <text:p><text:s/>&lt;Relationship Target=~/cards/BS_burke.jpg~ Id=~Cf7df9b41-cc03-465d-bee3-5d5b705e1b56~ Type=~http://schemas.octgn.org/picture~/&gt;</text:p>
          </table:table-cell>
          <table:table-cell office:value-type="string">
            <text:p>f7df9b41-cc03-465d-bee3-5d5b705e1b56</text:p>
          </table:table-cell>
          <table:table-cell office:value-type="string">
            <text:p>BS_burke</text:p>
          </table:table-cell>
          <table:table-cell office:value-type="string">
            <text:p>Burke</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4">
            <text:p>4</text:p>
          </table:table-cell>
          <table:table-cell table:number-columns-repeated="2"/>
          <table:table-cell office:value-type="string">
            <text:p>unaligned</text:p>
          </table:table-cell>
          <table:table-cell office:value-type="string">
            <text:p>Unique Burke has -2 Swashbuckling (minimum 1) while performing a Boarding Attack if the opposing Captain is Heroic.</text:p>
          </table:table-cell>
          <table:table-cell table:number-columns-repeated="1000"/>
        </table:table-row>
        <table:table-row table:style-name="ro2">
          <table:table-cell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office:value-type="string" office:string-value="  &lt;card id=~d03a3456-c0ea-402d-9751-b5123802f095~ name=~The Calloway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Explorer's Society~ /&gt;&lt;property name=~Text~ value=~React: Tact immediately after you have put an Artifact Adventure into play. Move your Ship 1 Sea closer to the Adventure. Vincent and Rose were both born on an Explorer ship, they met on an Explorer ship, got married on an Explorer ship and they'll probably die on an Explorer ship.~ /&gt;&lt;/card&gt;">
            <text:p><text:s text:c="2"/>&lt;card id=~d03a3456-c0ea-402d-9751-b5123802f095~ name=~The Calloway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Explorer's Society~ /&gt;&lt;property name=~Text~ value=~React: Tact immediately after you have put an Artifact Adventure into play. Move your Ship 1 Sea closer to the Adventure. Vincent and Rose were both born on an Explorer ship, they met on an Explorer ship, got married on an Explorer ship and they'll probably die on an Explorer ship.~ /&gt;&lt;/card&gt;</text:p>
          </table:table-cell>
          <table:table-cell table:formula="of:=CONCATENATE(&quot; &lt;Relationship Target=~/cards/&quot;;[.D21];&quot;.jpg~ Id=~C&quot;;[.C21];&quot;~ Type=~http://schemas.octgn.org/picture~/&gt;&quot;)" office:value-type="string" office:string-value=" &lt;Relationship Target=~/cards/BS_thecalloways.jpg~ Id=~Cd03a3456-c0ea-402d-9751-b5123802f095~ Type=~http://schemas.octgn.org/picture~/&gt;">
            <text:p><text:s/>&lt;Relationship Target=~/cards/BS_thecalloways.jpg~ Id=~Cd03a3456-c0ea-402d-9751-b5123802f095~ Type=~http://schemas.octgn.org/picture~/&gt;</text:p>
          </table:table-cell>
          <table:table-cell office:value-type="string">
            <text:p>d03a3456-c0ea-402d-9751-b5123802f095</text:p>
          </table:table-cell>
          <table:table-cell office:value-type="string">
            <text:p>BS_thecalloways</text:p>
          </table:table-cell>
          <table:table-cell office:value-type="string">
            <text:p>The Calloways</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2"/>
          <table:table-cell office:value-type="string">
            <text:p>Explorer's Society</text:p>
          </table:table-cell>
          <table:table-cell office:value-type="string">
            <text:p>React: Tact immediately after you have put an Artifact Adventure into play. Move your Ship 1 Sea closer to the Adventure. Vincent and Rose were both born on an Explorer ship, they met on an Explorer ship, got married on an Explorer ship and they'll probably die on an Explorer ship.</text:p>
          </table:table-cell>
          <table:table-cell table:number-columns-repeated="1000"/>
        </table:table-row>
        <table:table-row table:style-name="ro2">
          <table:table-cell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office:value-type="string" office:string-value="  &lt;card id=~e158cf4f-32f8-4bef-aa71-d03762471f9c~ name=~Calm Before the Storm~&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player who has three or more adventures in the same Sea that are not completed. That player suffers 1 Hit, and all those adventures are discarded.~ /&gt;&lt;/card&gt;">
            <text:p><text:s text:c="2"/>&lt;card id=~e158cf4f-32f8-4bef-aa71-d03762471f9c~ name=~Calm Before the Storm~&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player who has three or more adventures in the same Sea that are not completed. That player suffers 1 Hit, and all those adventures are discarded.~ /&gt;&lt;/card&gt;</text:p>
          </table:table-cell>
          <table:table-cell table:formula="of:=CONCATENATE(&quot; &lt;Relationship Target=~/cards/&quot;;[.D22];&quot;.jpg~ Id=~C&quot;;[.C22];&quot;~ Type=~http://schemas.octgn.org/picture~/&gt;&quot;)" office:value-type="string" office:string-value=" &lt;Relationship Target=~/cards/BS_calmbeforethestorm.jpg~ Id=~Ce158cf4f-32f8-4bef-aa71-d03762471f9c~ Type=~http://schemas.octgn.org/picture~/&gt;">
            <text:p><text:s/>&lt;Relationship Target=~/cards/BS_calmbeforethestorm.jpg~ Id=~Ce158cf4f-32f8-4bef-aa71-d03762471f9c~ Type=~http://schemas.octgn.org/picture~/&gt;</text:p>
          </table:table-cell>
          <table:table-cell office:value-type="string">
            <text:p>e158cf4f-32f8-4bef-aa71-d03762471f9c</text:p>
          </table:table-cell>
          <table:table-cell office:value-type="string">
            <text:p>BS_calmbeforethestorm</text:p>
          </table:table-cell>
          <table:table-cell office:value-type="string">
            <text:p>Calm Before the Storm</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Weather Target a player who has three or more adventures in the same Sea that are not completed. That player suffers 1 Hit, and all those adventures are discarded.</text:p>
          </table:table-cell>
          <table:table-cell table:number-columns-repeated="1000"/>
        </table:table-row>
        <table:table-row table:style-name="ro2">
          <table:table-cell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office:value-type="string" office:string-value="  &lt;card id=~4a073a71-a849-4b04-86e6-fe9ff68b874a~ name=~Captain's Quarters~&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Act: Discard Captain's Quarters to draw two cards.~ /&gt;&lt;/card&gt;">
            <text:p><text:s text:c="2"/>&lt;card id=~4a073a71-a849-4b04-86e6-fe9ff68b874a~ name=~Captain's Quarters~&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Act: Discard Captain's Quarters to draw two cards.~ /&gt;&lt;/card&gt;</text:p>
          </table:table-cell>
          <table:table-cell table:formula="of:=CONCATENATE(&quot; &lt;Relationship Target=~/cards/&quot;;[.D23];&quot;.jpg~ Id=~C&quot;;[.C23];&quot;~ Type=~http://schemas.octgn.org/picture~/&gt;&quot;)" office:value-type="string" office:string-value=" &lt;Relationship Target=~/cards/BS_captainsquarters.jpg~ Id=~C4a073a71-a849-4b04-86e6-fe9ff68b874a~ Type=~http://schemas.octgn.org/picture~/&gt;">
            <text:p><text:s/>&lt;Relationship Target=~/cards/BS_captainsquarters.jpg~ Id=~C4a073a71-a849-4b04-86e6-fe9ff68b874a~ Type=~http://schemas.octgn.org/picture~/&gt;</text:p>
          </table:table-cell>
          <table:table-cell office:value-type="string">
            <text:p>4a073a71-a849-4b04-86e6-fe9ff68b874a</text:p>
          </table:table-cell>
          <table:table-cell office:value-type="string">
            <text:p>BS_captainsquarters</text:p>
          </table:table-cell>
          <table:table-cell office:value-type="string">
            <text:p>Captain's Quarters</text:p>
          </table:table-cell>
          <table:table-cell office:value-type="string">
            <text:p>R</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 Unique Act: Discard Captain's Quarters to draw two cards.</text:p>
          </table:table-cell>
          <table:table-cell table:number-columns-repeated="1000"/>
        </table:table-row>
        <table:table-row table:style-name="ro2">
          <table:table-cell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office:value-type="string" office:string-value="  &lt;card id=~24570746-731b-4a6b-b693-225fb9460733~ name=~Casks of Fine Win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rade Sea). crew Attachment: +2 Influence~ /&gt;&lt;/card&gt;">
            <text:p><text:s text:c="2"/>&lt;card id=~24570746-731b-4a6b-b693-225fb9460733~ name=~Casks of Fine Win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rade Sea). crew Attachment: +2 Influence~ /&gt;&lt;/card&gt;</text:p>
          </table:table-cell>
          <table:table-cell table:formula="of:=CONCATENATE(&quot; &lt;Relationship Target=~/cards/&quot;;[.D24];&quot;.jpg~ Id=~C&quot;;[.C24];&quot;~ Type=~http://schemas.octgn.org/picture~/&gt;&quot;)" office:value-type="string" office:string-value=" &lt;Relationship Target=~/cards/BS_casksoffinewine.jpg~ Id=~C24570746-731b-4a6b-b693-225fb9460733~ Type=~http://schemas.octgn.org/picture~/&gt;">
            <text:p><text:s/>&lt;Relationship Target=~/cards/BS_casksoffinewine.jpg~ Id=~C24570746-731b-4a6b-b693-225fb9460733~ Type=~http://schemas.octgn.org/picture~/&gt;</text:p>
          </table:table-cell>
          <table:table-cell office:value-type="string">
            <text:p>24570746-731b-4a6b-b693-225fb9460733</text:p>
          </table:table-cell>
          <table:table-cell office:value-type="string">
            <text:p>BS_casksoffinewine</text:p>
          </table:table-cell>
          <table:table-cell office:value-type="string">
            <text:p>Casks of Fine Win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Goods Adventure To Complete: Tack 3 Adventuring (2 if completed in Trade Sea). crew Attachment: +2 Influence</text:p>
          </table:table-cell>
          <table:table-cell table:number-columns-repeated="1000"/>
        </table:table-row>
        <table:table-row table:style-name="ro2">
          <table:table-cell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office:value-type="string" office:string-value="  &lt;card id=~b1512f22-128d-4418-a780-6586a7e95754~ name=~Castillian Gunpowder~&gt;&lt;property name=~Rarity~ value=~U~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crew to produce Cannon. That crew produces 3 extra Cannon.~ /&gt;&lt;/card&gt;">
            <text:p><text:s text:c="2"/>&lt;card id=~b1512f22-128d-4418-a780-6586a7e95754~ name=~Castillian Gunpowder~&gt;&lt;property name=~Rarity~ value=~U~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crew to produce Cannon. That crew produces 3 extra Cannon.~ /&gt;&lt;/card&gt;</text:p>
          </table:table-cell>
          <table:table-cell table:formula="of:=CONCATENATE(&quot; &lt;Relationship Target=~/cards/&quot;;[.D25];&quot;.jpg~ Id=~C&quot;;[.C25];&quot;~ Type=~http://schemas.octgn.org/picture~/&gt;&quot;)" office:value-type="string" office:string-value=" &lt;Relationship Target=~/cards/BS_castilliangunpowder.jpg~ Id=~Cb1512f22-128d-4418-a780-6586a7e95754~ Type=~http://schemas.octgn.org/picture~/&gt;">
            <text:p><text:s/>&lt;Relationship Target=~/cards/BS_castilliangunpowder.jpg~ Id=~Cb1512f22-128d-4418-a780-6586a7e95754~ Type=~http://schemas.octgn.org/picture~/&gt;</text:p>
          </table:table-cell>
          <table:table-cell office:value-type="string">
            <text:p>b1512f22-128d-4418-a780-6586a7e95754</text:p>
          </table:table-cell>
          <table:table-cell office:value-type="string">
            <text:p>BS_castilliangunpowder</text:p>
          </table:table-cell>
          <table:table-cell office:value-type="string">
            <text:p>Castillian Gunpowder</text:p>
          </table:table-cell>
          <table:table-cell office:value-type="string">
            <text:p>U</text:p>
          </table:table-cell>
          <table:table-cell office:value-type="string">
            <text:p>actions</text:p>
          </table:table-cell>
          <table:table-cell office:value-type="float" office:value="2">
            <text:p>2</text:p>
          </table:table-cell>
          <table:table-cell office:value-type="string">
            <text:p>In</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tacking crew to produce Cannon. That crew produces 3 extra Cannon.</text:p>
          </table:table-cell>
          <table:table-cell table:number-columns-repeated="1000"/>
        </table:table-row>
        <table:table-row table:style-name="ro2">
          <table:table-cell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office:value-type="string" office:string-value="  &lt;card id=~02fa21ab-7a88-4ec9-b140-85ed01eaabd4~ name=~Chain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absorbed from this Cannon Attack are absorbed by tacking (and sinking) Sailing instead of Swashbuckling. crew with 0 Sailing may be sunk to absorb 1 Hit. He fell to the decks, screaming a prayer to the Prophets to protect him.~ /&gt;&lt;/card&gt;">
            <text:p><text:s text:c="2"/>&lt;card id=~02fa21ab-7a88-4ec9-b140-85ed01eaabd4~ name=~Chain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absorbed from this Cannon Attack are absorbed by tacking (and sinking) Sailing instead of Swashbuckling. crew with 0 Sailing may be sunk to absorb 1 Hit. He fell to the decks, screaming a prayer to the Prophets to protect him.~ /&gt;&lt;/card&gt;</text:p>
          </table:table-cell>
          <table:table-cell table:formula="of:=CONCATENATE(&quot; &lt;Relationship Target=~/cards/&quot;;[.D26];&quot;.jpg~ Id=~C&quot;;[.C26];&quot;~ Type=~http://schemas.octgn.org/picture~/&gt;&quot;)" office:value-type="string" office:string-value=" &lt;Relationship Target=~/cards/BS_chainshot.jpg~ Id=~C02fa21ab-7a88-4ec9-b140-85ed01eaabd4~ Type=~http://schemas.octgn.org/picture~/&gt;">
            <text:p><text:s/>&lt;Relationship Target=~/cards/BS_chainshot.jpg~ Id=~C02fa21ab-7a88-4ec9-b140-85ed01eaabd4~ Type=~http://schemas.octgn.org/picture~/&gt;</text:p>
          </table:table-cell>
          <table:table-cell office:value-type="string">
            <text:p>02fa21ab-7a88-4ec9-b140-85ed01eaabd4</text:p>
          </table:table-cell>
          <table:table-cell office:value-type="string">
            <text:p>BS_chainshot</text:p>
          </table:table-cell>
          <table:table-cell office:value-type="string">
            <text:p>Chain Shot</text:p>
          </table:table-cell>
          <table:table-cell office:value-type="string">
            <text:p>R</text:p>
          </table:table-cell>
          <table:table-cell office:value-type="string">
            <text:p>actions</text:p>
          </table:table-cell>
          <table:table-cell office:value-type="float" office:value="2">
            <text:p>2</text:p>
          </table:table-cell>
          <table:table-cell office:value-type="string">
            <text:p>In</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perform a Cannon Attack. Hits absorbed from this Cannon Attack are absorbed by tacking (and sinking) Sailing instead of Swashbuckling. crew with 0 Sailing may be sunk to absorb 1 Hit. He fell to the decks, screaming a prayer to the Prophets to protect him.</text:p>
          </table:table-cell>
          <table:table-cell table:number-columns-repeated="1000"/>
        </table:table-row>
        <table:table-row table:style-name="ro1">
          <table:table-cell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office:value-type="string" office:string-value="  &lt;card id=~0cd24899-62d6-445d-a3ec-f108c4533e74~ name=~Confusi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of 1 or more.) React: Discard Confusion immediately after a player pays their Ship's Move Cost. Reduce the Sailing that player produced by one. That player may continue to produce Sailing. If the cost of the action is not paid, it is canceled.~ /&gt;&lt;/card&gt;">
            <text:p><text:s text:c="2"/>&lt;card id=~0cd24899-62d6-445d-a3ec-f108c4533e74~ name=~Confusi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of 1 or more.) React: Discard Confusion immediately after a player pays their Ship's Move Cost. Reduce the Sailing that player produced by one. That player may continue to produce Sailing. If the cost of the action is not paid, it is canceled.~ /&gt;&lt;/card&gt;</text:p>
          </table:table-cell>
          <table:table-cell table:formula="of:=CONCATENATE(&quot; &lt;Relationship Target=~/cards/&quot;;[.D27];&quot;.jpg~ Id=~C&quot;;[.C27];&quot;~ Type=~http://schemas.octgn.org/picture~/&gt;&quot;)" office:value-type="string" office:string-value=" &lt;Relationship Target=~/cards/BS_confusion.jpg~ Id=~C0cd24899-62d6-445d-a3ec-f108c4533e74~ Type=~http://schemas.octgn.org/picture~/&gt;">
            <text:p><text:s/>&lt;Relationship Target=~/cards/BS_confusion.jpg~ Id=~C0cd24899-62d6-445d-a3ec-f108c4533e74~ Type=~http://schemas.octgn.org/picture~/&gt;</text:p>
          </table:table-cell>
          <table:table-cell office:value-type="string">
            <text:p>0cd24899-62d6-445d-a3ec-f108c4533e74</text:p>
          </table:table-cell>
          <table:table-cell office:value-type="string">
            <text:p>BS_confusion</text:p>
          </table:table-cell>
          <table:table-cell office:value-type="string">
            <text:p>Confusion</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Glamour 1 Knack (May only be attached to a crew with Glamour of 1 or more.) React: Discard Confusion immediately after a player pays their Ship's Move Cost. Reduce the Sailing that player produced by one. That player may continue to produce Sailing. If the cost of the action is not paid, it is canceled.</text:p>
          </table:table-cell>
          <table:table-cell table:number-columns-repeated="1000"/>
        </table:table-row>
        <table:table-row table:style-name="ro2">
          <table:table-cell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office:value-type="string" office:string-value="  &lt;card id=~b035803b-e5b0-4203-bb70-27a55db23386~ name=~Corazon del Castille~&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Castille~ /&gt;&lt;property name=~Text~ value=~React: Tack before performing an action, to move to an adjacent sea. React: Tack when you are paying the Sailing cost to begin a Boarding to produce 5 Sailing.~ /&gt;&lt;/card&gt;">
            <text:p><text:s text:c="2"/>&lt;card id=~b035803b-e5b0-4203-bb70-27a55db23386~ name=~Corazon del Castille~&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Castille~ /&gt;&lt;property name=~Text~ value=~React: Tack before performing an action, to move to an adjacent sea. React: Tack when you are paying the Sailing cost to begin a Boarding to produce 5 Sailing.~ /&gt;&lt;/card&gt;</text:p>
          </table:table-cell>
          <table:table-cell table:formula="of:=CONCATENATE(&quot; &lt;Relationship Target=~/cards/&quot;;[.D28];&quot;.jpg~ Id=~C&quot;;[.C28];&quot;~ Type=~http://schemas.octgn.org/picture~/&gt;&quot;)" office:value-type="string" office:string-value=" &lt;Relationship Target=~/cards/BS_corazondelcastille.jpg~ Id=~Cb035803b-e5b0-4203-bb70-27a55db23386~ Type=~http://schemas.octgn.org/picture~/&gt;">
            <text:p><text:s/>&lt;Relationship Target=~/cards/BS_corazondelcastille.jpg~ Id=~Cb035803b-e5b0-4203-bb70-27a55db23386~ Type=~http://schemas.octgn.org/picture~/&gt;</text:p>
          </table:table-cell>
          <table:table-cell office:value-type="string">
            <text:p>b035803b-e5b0-4203-bb70-27a55db23386</text:p>
          </table:table-cell>
          <table:table-cell office:value-type="string">
            <text:p>BS_corazondelcastille</text:p>
          </table:table-cell>
          <table:table-cell office:value-type="string">
            <text:p>Corazon del Castille</text:p>
          </table:table-cell>
          <table:table-cell office:value-type="string">
            <text:p>F</text:p>
          </table:table-cell>
          <table:table-cell office:value-type="string">
            <text:p>ships</text:p>
          </table:table-cell>
          <table:table-cell table:number-columns-repeated="12"/>
          <table:table-cell office:value-type="float" office:value="11">
            <text:p>11</text:p>
          </table:table-cell>
          <table:table-cell office:value-type="float" office:value="4">
            <text:p>4</text:p>
          </table:table-cell>
          <table:table-cell office:value-type="string">
            <text:p>Castille</text:p>
          </table:table-cell>
          <table:table-cell office:value-type="string">
            <text:p>React: Tack before performing an action, to move to an adjacent sea. React: Tack when you are paying the Sailing cost to begin a Boarding to produce 5 Sailing.</text:p>
          </table:table-cell>
          <table:table-cell table:number-columns-repeated="1000"/>
        </table:table-row>
        <table:table-row table:style-name="ro2">
          <table:table-cell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office:value-type="string" office:string-value="  &lt;card id=~f3a29810-2d23-4b88-9c79-b435653334e7~ name=~Cos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2~ /&gt;&lt;property name=~Crew Max.~ value=~~ /&gt;&lt;property name=~Move Cost~ value=~~ /&gt;&lt;property name=~Faction~ value=~Explorer's Society~ /&gt;&lt;property name=~Text~ value=~Unique · Loyal · Heroic · First Mate Cosette has a +1 to all skills while you have an uncompleted Artifact Adventure in play. ~ /&gt;&lt;/card&gt;">
            <text:p><text:s text:c="2"/>&lt;card id=~f3a29810-2d23-4b88-9c79-b435653334e7~ name=~Cos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2~ /&gt;&lt;property name=~Crew Max.~ value=~~ /&gt;&lt;property name=~Move Cost~ value=~~ /&gt;&lt;property name=~Faction~ value=~Explorer's Society~ /&gt;&lt;property name=~Text~ value=~Unique · Loyal · Heroic · First Mate Cosette has a +1 to all skills while you have an uncompleted Artifact Adventure in play. ~ /&gt;&lt;/card&gt;</text:p>
          </table:table-cell>
          <table:table-cell table:formula="of:=CONCATENATE(&quot; &lt;Relationship Target=~/cards/&quot;;[.D29];&quot;.jpg~ Id=~C&quot;;[.C29];&quot;~ Type=~http://schemas.octgn.org/picture~/&gt;&quot;)" office:value-type="string" office:string-value=" &lt;Relationship Target=~/cards/BS_cosette.jpg~ Id=~Cf3a29810-2d23-4b88-9c79-b435653334e7~ Type=~http://schemas.octgn.org/picture~/&gt;">
            <text:p><text:s/>&lt;Relationship Target=~/cards/BS_cosette.jpg~ Id=~Cf3a29810-2d23-4b88-9c79-b435653334e7~ Type=~http://schemas.octgn.org/picture~/&gt;</text:p>
          </table:table-cell>
          <table:table-cell office:value-type="string">
            <text:p>f3a29810-2d23-4b88-9c79-b435653334e7</text:p>
          </table:table-cell>
          <table:table-cell office:value-type="string">
            <text:p>BS_cosette</text:p>
          </table:table-cell>
          <table:table-cell office:value-type="string">
            <text:p>Cosette</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Explorer's Society</text:p>
          </table:table-cell>
          <table:table-cell office:value-type="string">
            <text:p>Unique · Loyal · Heroic · First Mate Cosette has a +1 to all skills while you have an uncompleted Artifact Adventure in play. </text:p>
          </table:table-cell>
          <table:table-cell table:number-columns-repeated="1000"/>
        </table:table-row>
        <table:table-row table:style-name="ro2">
          <table:table-cell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office:value-type="string" office:string-value="  &lt;card id=~5ff32387-711c-4b0d-b225-1878c7107547~ name=~Crashing Sea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rothing Sea). crew Attachment: +3 Sailing.~ /&gt;&lt;/card&gt;">
            <text:p><text:s text:c="2"/>&lt;card id=~5ff32387-711c-4b0d-b225-1878c7107547~ name=~Crashing Sea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rothing Sea). crew Attachment: +3 Sailing.~ /&gt;&lt;/card&gt;</text:p>
          </table:table-cell>
          <table:table-cell table:formula="of:=CONCATENATE(&quot; &lt;Relationship Target=~/cards/&quot;;[.D30];&quot;.jpg~ Id=~C&quot;;[.C30];&quot;~ Type=~http://schemas.octgn.org/picture~/&gt;&quot;)" office:value-type="string" office:string-value=" &lt;Relationship Target=~/cards/BS_crashingseas.jpg~ Id=~C5ff32387-711c-4b0d-b225-1878c7107547~ Type=~http://schemas.octgn.org/picture~/&gt;">
            <text:p><text:s/>&lt;Relationship Target=~/cards/BS_crashingseas.jpg~ Id=~C5ff32387-711c-4b0d-b225-1878c7107547~ Type=~http://schemas.octgn.org/picture~/&gt;</text:p>
          </table:table-cell>
          <table:table-cell office:value-type="string">
            <text:p>5ff32387-711c-4b0d-b225-1878c7107547</text:p>
          </table:table-cell>
          <table:table-cell office:value-type="string">
            <text:p>BS_crashingseas</text:p>
          </table:table-cell>
          <table:table-cell office:value-type="string">
            <text:p>Crashing Seas</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3 Adventuring (2 if completed in Frothing Sea). crew Attachment: +3 Sailing.</text:p>
          </table:table-cell>
          <table:table-cell table:number-columns-repeated="1000"/>
        </table:table-row>
        <table:table-row table:style-name="ro2">
          <table:table-cell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office:value-type="string" office:string-value="  &lt;card id=~4485f825-dc77-4641-b9dc-9cd89553612d~ name=~Crescent Fire~&gt;&lt;property name=~Rarity~ value=~U~ /&gt;&lt;property name=~Type~ value=~actions~ /&gt;&lt;property name=~Cost~ value=~4~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4 extra Cannon.~ /&gt;&lt;/card&gt;">
            <text:p><text:s text:c="2"/>&lt;card id=~4485f825-dc77-4641-b9dc-9cd89553612d~ name=~Crescent Fire~&gt;&lt;property name=~Rarity~ value=~U~ /&gt;&lt;property name=~Type~ value=~actions~ /&gt;&lt;property name=~Cost~ value=~4~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4 extra Cannon.~ /&gt;&lt;/card&gt;</text:p>
          </table:table-cell>
          <table:table-cell table:formula="of:=CONCATENATE(&quot; &lt;Relationship Target=~/cards/&quot;;[.D31];&quot;.jpg~ Id=~C&quot;;[.C31];&quot;~ Type=~http://schemas.octgn.org/picture~/&gt;&quot;)" office:value-type="string" office:string-value=" &lt;Relationship Target=~/cards/BS_crescentfire.jpg~ Id=~C4485f825-dc77-4641-b9dc-9cd89553612d~ Type=~http://schemas.octgn.org/picture~/&gt;">
            <text:p><text:s/>&lt;Relationship Target=~/cards/BS_crescentfire.jpg~ Id=~C4485f825-dc77-4641-b9dc-9cd89553612d~ Type=~http://schemas.octgn.org/picture~/&gt;</text:p>
          </table:table-cell>
          <table:table-cell office:value-type="string">
            <text:p>4485f825-dc77-4641-b9dc-9cd89553612d</text:p>
          </table:table-cell>
          <table:table-cell office:value-type="string">
            <text:p>BS_crescentfire</text:p>
          </table:table-cell>
          <table:table-cell office:value-type="string">
            <text:p>Crescent Fire</text:p>
          </table:table-cell>
          <table:table-cell office:value-type="string">
            <text:p>U</text:p>
          </table:table-cell>
          <table:table-cell office:value-type="string">
            <text:p>actions</text:p>
          </table:table-cell>
          <table:table-cell office:value-type="float" office:value="4">
            <text:p>4</text:p>
          </table:table-cell>
          <table:table-cell office:value-type="string">
            <text:p>In</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tack a crew to produce Cannon. That crew produces 4 extra Cannon.</text:p>
          </table:table-cell>
          <table:table-cell table:number-columns-repeated="1000"/>
        </table:table-row>
        <table:table-row table:style-name="ro2">
          <table:table-cell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office:value-type="string" office:string-value="  &lt;card id=~3e1a1009-da0b-427a-9780-668343d3b813~ name=~Cut the Ropes!~&gt;&lt;property name=~Rarity~ value=~C~ /&gt;&lt;property name=~Type~ value=~actions~ /&gt;&lt;property name=~Cost~ value=~1~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uffer Hits during a Boarding. This Boarding is ended. The opposing Ship may tack 3 Swashbuckling to cancel this action.~ /&gt;&lt;/card&gt;">
            <text:p><text:s text:c="2"/>&lt;card id=~3e1a1009-da0b-427a-9780-668343d3b813~ name=~Cut the Ropes!~&gt;&lt;property name=~Rarity~ value=~C~ /&gt;&lt;property name=~Type~ value=~actions~ /&gt;&lt;property name=~Cost~ value=~1~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uffer Hits during a Boarding. This Boarding is ended. The opposing Ship may tack 3 Swashbuckling to cancel this action.~ /&gt;&lt;/card&gt;</text:p>
          </table:table-cell>
          <table:table-cell table:formula="of:=CONCATENATE(&quot; &lt;Relationship Target=~/cards/&quot;;[.D32];&quot;.jpg~ Id=~C&quot;;[.C32];&quot;~ Type=~http://schemas.octgn.org/picture~/&gt;&quot;)" office:value-type="string" office:string-value=" &lt;Relationship Target=~/cards/BS_cuttheropes.jpg~ Id=~C3e1a1009-da0b-427a-9780-668343d3b813~ Type=~http://schemas.octgn.org/picture~/&gt;">
            <text:p><text:s/>&lt;Relationship Target=~/cards/BS_cuttheropes.jpg~ Id=~C3e1a1009-da0b-427a-9780-668343d3b813~ Type=~http://schemas.octgn.org/picture~/&gt;</text:p>
          </table:table-cell>
          <table:table-cell office:value-type="string">
            <text:p>3e1a1009-da0b-427a-9780-668343d3b813</text:p>
          </table:table-cell>
          <table:table-cell office:value-type="string">
            <text:p>BS_cuttheropes</text:p>
          </table:table-cell>
          <table:table-cell office:value-type="string">
            <text:p>Cut the Ropes!</text:p>
          </table:table-cell>
          <table:table-cell office:value-type="string">
            <text:p>C</text:p>
          </table:table-cell>
          <table:table-cell office:value-type="string">
            <text:p>actions</text:p>
          </table:table-cell>
          <table:table-cell office:value-type="float" office:value="1">
            <text:p>1</text:p>
          </table:table-cell>
          <table:table-cell office:value-type="string">
            <text:p>Sw</text:p>
          </table:table-cell>
          <table:table-cell office:value-type="float" office:value="3">
            <text:p>3</text:p>
          </table:table-cell>
          <table:table-cell office:value-type="string">
            <text:p>Sw</text:p>
          </table:table-cell>
          <table:table-cell/>
          <table:table-cell office:value-type="string">
            <text:p>D</text:p>
          </table:table-cell>
          <table:table-cell office:value-type="string">
            <text:p>p,t</text:p>
          </table:table-cell>
          <table:table-cell table:number-columns-repeated="8"/>
          <table:table-cell office:value-type="string">
            <text:p>React: Play immediately after you suffer Hits during a Boarding. This Boarding is ended. The opposing Ship may tack 3 Swashbuckling to cancel this action.</text:p>
          </table:table-cell>
          <table:table-cell table:number-columns-repeated="1000"/>
        </table:table-row>
        <table:table-row table:style-name="ro1">
          <table:table-cell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office:value-type="string" office:string-value="  &lt;card id=~df150b81-90bc-4342-9684-4ca83bc06b62~ name=~Cutlass~&gt;&lt;property name=~Rarity~ value=~C~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2 extra Hits during Boarding Attacks.~ /&gt;&lt;/card&gt;">
            <text:p><text:s text:c="2"/>&lt;card id=~df150b81-90bc-4342-9684-4ca83bc06b62~ name=~Cutlass~&gt;&lt;property name=~Rarity~ value=~C~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2 extra Hits during Boarding Attacks.~ /&gt;&lt;/card&gt;</text:p>
          </table:table-cell>
          <table:table-cell table:formula="of:=CONCATENATE(&quot; &lt;Relationship Target=~/cards/&quot;;[.D33];&quot;.jpg~ Id=~C&quot;;[.C33];&quot;~ Type=~http://schemas.octgn.org/picture~/&gt;&quot;)" office:value-type="string" office:string-value=" &lt;Relationship Target=~/cards/BS_cutlass.jpg~ Id=~Cdf150b81-90bc-4342-9684-4ca83bc06b62~ Type=~http://schemas.octgn.org/picture~/&gt;">
            <text:p><text:s/>&lt;Relationship Target=~/cards/BS_cutlass.jpg~ Id=~Cdf150b81-90bc-4342-9684-4ca83bc06b62~ Type=~http://schemas.octgn.org/picture~/&gt;</text:p>
          </table:table-cell>
          <table:table-cell office:value-type="string">
            <text:p>df150b81-90bc-4342-9684-4ca83bc06b62</text:p>
          </table:table-cell>
          <table:table-cell office:value-type="string">
            <text:p>BS_cutlass</text:p>
          </table:table-cell>
          <table:table-cell office:value-type="string">
            <text:p>Cutlass</text:p>
          </table:table-cell>
          <table:table-cell office:value-type="string">
            <text:p>C</text:p>
          </table:table-cell>
          <table:table-cell office:value-type="string">
            <text:p>attachments</text:p>
          </table:table-cell>
          <table:table-cell office:value-type="float" office:value="6">
            <text:p>6</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Item This crew inflicts 2 extra Hits during Boarding Attacks.</text:p>
          </table:table-cell>
          <table:table-cell table:number-columns-repeated="1000"/>
        </table:table-row>
        <table:table-row table:style-name="ro2">
          <table:table-cell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office:value-type="string" office:string-value="  &lt;card id=~8fc7ea4d-3802-4a7c-811e-e82e072f2bc8~ name=~Cutlass of Comman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2 Adventuring (6 if completed in Forbidden Sea). Artifact Captain Attachment: +2 Cannon, +2 Sailing, +2 Adventuring, +2 Influence, +2 Swashbuckling~ /&gt;&lt;/card&gt;">
            <text:p><text:s text:c="2"/>&lt;card id=~8fc7ea4d-3802-4a7c-811e-e82e072f2bc8~ name=~Cutlass of Comman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2 Adventuring (6 if completed in Forbidden Sea). Artifact Captain Attachment: +2 Cannon, +2 Sailing, +2 Adventuring, +2 Influence, +2 Swashbuckling~ /&gt;&lt;/card&gt;</text:p>
          </table:table-cell>
          <table:table-cell table:formula="of:=CONCATENATE(&quot; &lt;Relationship Target=~/cards/&quot;;[.D34];&quot;.jpg~ Id=~C&quot;;[.C34];&quot;~ Type=~http://schemas.octgn.org/picture~/&gt;&quot;)" office:value-type="string" office:string-value=" &lt;Relationship Target=~/cards/BS_cutlassofcommand.jpg~ Id=~C8fc7ea4d-3802-4a7c-811e-e82e072f2bc8~ Type=~http://schemas.octgn.org/picture~/&gt;">
            <text:p><text:s/>&lt;Relationship Target=~/cards/BS_cutlassofcommand.jpg~ Id=~C8fc7ea4d-3802-4a7c-811e-e82e072f2bc8~ Type=~http://schemas.octgn.org/picture~/&gt;</text:p>
          </table:table-cell>
          <table:table-cell office:value-type="string">
            <text:p>8fc7ea4d-3802-4a7c-811e-e82e072f2bc8</text:p>
          </table:table-cell>
          <table:table-cell office:value-type="string">
            <text:p>BS_cutlassofcommand</text:p>
          </table:table-cell>
          <table:table-cell office:value-type="string">
            <text:p>Cutlass of Command</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Unique · 3 Seas Away To complete: Tack 12 Adventuring (6 if completed in Forbidden Sea). Artifact Captain Attachment: +2 Cannon, +2 Sailing, +2 Adventuring, +2 Influence, +2 Swashbuckling</text:p>
          </table:table-cell>
          <table:table-cell table:number-columns-repeated="1000"/>
        </table:table-row>
        <table:table-row table:style-name="ro2">
          <table:table-cell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office:value-type="string" office:string-value="  &lt;card id=~12394563-e8e7-47eb-ba66-7719410ce7de~ name=~Dark Temptations~&gt;&lt;property name=~Rarity~ value=~R~ /&gt;&lt;property name=~Type~ value=~actions~ /&gt;&lt;property name=~Cost~ value=~3~ /&gt;&lt;property name=~Cost Type~ value=~Ad~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Target a non-Heroic crew, except captains. That crew is Villainous until the end of the turn.~ /&gt;&lt;/card&gt;">
            <text:p><text:s text:c="2"/>&lt;card id=~12394563-e8e7-47eb-ba66-7719410ce7de~ name=~Dark Temptations~&gt;&lt;property name=~Rarity~ value=~R~ /&gt;&lt;property name=~Type~ value=~actions~ /&gt;&lt;property name=~Cost~ value=~3~ /&gt;&lt;property name=~Cost Type~ value=~Ad~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Target a non-Heroic crew, except captains. That crew is Villainous until the end of the turn.~ /&gt;&lt;/card&gt;</text:p>
          </table:table-cell>
          <table:table-cell table:formula="of:=CONCATENATE(&quot; &lt;Relationship Target=~/cards/&quot;;[.D35];&quot;.jpg~ Id=~C&quot;;[.C35];&quot;~ Type=~http://schemas.octgn.org/picture~/&gt;&quot;)" office:value-type="string" office:string-value=" &lt;Relationship Target=~/cards/BS_darktemptations.jpg~ Id=~C12394563-e8e7-47eb-ba66-7719410ce7de~ Type=~http://schemas.octgn.org/picture~/&gt;">
            <text:p><text:s/>&lt;Relationship Target=~/cards/BS_darktemptations.jpg~ Id=~C12394563-e8e7-47eb-ba66-7719410ce7de~ Type=~http://schemas.octgn.org/picture~/&gt;</text:p>
          </table:table-cell>
          <table:table-cell office:value-type="string">
            <text:p>12394563-e8e7-47eb-ba66-7719410ce7de</text:p>
          </table:table-cell>
          <table:table-cell office:value-type="string">
            <text:p>BS_darktemptations</text:p>
          </table:table-cell>
          <table:table-cell office:value-type="string">
            <text:p>Dark Temptations</text:p>
          </table:table-cell>
          <table:table-cell office:value-type="string">
            <text:p>R</text:p>
          </table:table-cell>
          <table:table-cell office:value-type="string">
            <text:p>actions</text:p>
          </table:table-cell>
          <table:table-cell office:value-type="float" office:value="3">
            <text:p>3</text:p>
          </table:table-cell>
          <table:table-cell office:value-type="string">
            <text:p>Ad</text:p>
          </table:table-cell>
          <table:table-cell office:value-type="float" office:value="4">
            <text:p>4</text:p>
          </table:table-cell>
          <table:table-cell office:value-type="string">
            <text:p>In</text:p>
          </table:table-cell>
          <table:table-cell/>
          <table:table-cell office:value-type="string">
            <text:p>D</text:p>
          </table:table-cell>
          <table:table-cell office:value-type="string">
            <text:p>p,t</text:p>
          </table:table-cell>
          <table:table-cell table:number-columns-repeated="8"/>
          <table:table-cell office:value-type="string">
            <text:p>You must have a Villainous Captain to play this card. Target a non-Heroic crew, except captains. That crew is Villainous until the end of the turn.</text:p>
          </table:table-cell>
          <table:table-cell table:number-columns-repeated="1000"/>
        </table:table-row>
        <table:table-row table:style-name="ro2">
          <table:table-cell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office:value-type="string" office:string-value="  &lt;card id=~68d3bd35-0208-4b51-aa80-381bbf5c006b~ name=~Death From Ab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inflict Hits equal to his or her Swashbuckling. He jumped from the rigging with a cry on his lips and murder in his eyes...~ /&gt;&lt;/card&gt;">
            <text:p><text:s text:c="2"/>&lt;card id=~68d3bd35-0208-4b51-aa80-381bbf5c006b~ name=~Death From Ab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inflict Hits equal to his or her Swashbuckling. He jumped from the rigging with a cry on his lips and murder in his eyes...~ /&gt;&lt;/card&gt;</text:p>
          </table:table-cell>
          <table:table-cell table:formula="of:=CONCATENATE(&quot; &lt;Relationship Target=~/cards/&quot;;[.D36];&quot;.jpg~ Id=~C&quot;;[.C36];&quot;~ Type=~http://schemas.octgn.org/picture~/&gt;&quot;)" office:value-type="string" office:string-value=" &lt;Relationship Target=~/cards/BS_deathfromabove.jpg~ Id=~C68d3bd35-0208-4b51-aa80-381bbf5c006b~ Type=~http://schemas.octgn.org/picture~/&gt;">
            <text:p><text:s/>&lt;Relationship Target=~/cards/BS_deathfromabove.jpg~ Id=~C68d3bd35-0208-4b51-aa80-381bbf5c006b~ Type=~http://schemas.octgn.org/picture~/&gt;</text:p>
          </table:table-cell>
          <table:table-cell office:value-type="string">
            <text:p>68d3bd35-0208-4b51-aa80-381bbf5c006b</text:p>
          </table:table-cell>
          <table:table-cell office:value-type="string">
            <text:p>BS_deathfromabove</text:p>
          </table:table-cell>
          <table:table-cell office:value-type="string">
            <text:p>Death From Abov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instead of performing a Boarding Attack. Tack your Captain to inflict Hits equal to his or her Swashbuckling. He jumped from the rigging with a cry on his lips and murder in his eyes...</text:p>
          </table:table-cell>
          <table:table-cell table:number-columns-repeated="1000"/>
        </table:table-row>
        <table:table-row table:style-name="ro2">
          <table:table-cell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office:value-type="string" office:string-value="  &lt;card id=~593a14de-6284-4d64-b56b-bd55d53929ae~ name=~Decks Awash~&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ttachment on a crew card that has more than two attachments. That Attachment is discarded.~ /&gt;&lt;/card&gt;">
            <text:p><text:s text:c="2"/>&lt;card id=~593a14de-6284-4d64-b56b-bd55d53929ae~ name=~Decks Awash~&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ttachment on a crew card that has more than two attachments. That Attachment is discarded.~ /&gt;&lt;/card&gt;</text:p>
          </table:table-cell>
          <table:table-cell table:formula="of:=CONCATENATE(&quot; &lt;Relationship Target=~/cards/&quot;;[.D37];&quot;.jpg~ Id=~C&quot;;[.C37];&quot;~ Type=~http://schemas.octgn.org/picture~/&gt;&quot;)" office:value-type="string" office:string-value=" &lt;Relationship Target=~/cards/BS_decksawash.jpg~ Id=~C593a14de-6284-4d64-b56b-bd55d53929ae~ Type=~http://schemas.octgn.org/picture~/&gt;">
            <text:p><text:s/>&lt;Relationship Target=~/cards/BS_decksawash.jpg~ Id=~C593a14de-6284-4d64-b56b-bd55d53929ae~ Type=~http://schemas.octgn.org/picture~/&gt;</text:p>
          </table:table-cell>
          <table:table-cell office:value-type="string">
            <text:p>593a14de-6284-4d64-b56b-bd55d53929ae</text:p>
          </table:table-cell>
          <table:table-cell office:value-type="string">
            <text:p>BS_decksawash</text:p>
          </table:table-cell>
          <table:table-cell office:value-type="string">
            <text:p>Decks Awash</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Weather Target an Attachment on a crew card that has more than two attachments. That Attachment is discarded.</text:p>
          </table:table-cell>
          <table:table-cell table:number-columns-repeated="1000"/>
        </table:table-row>
        <table:table-row table:style-name="ro2">
          <table:table-cell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office:value-type="string" office:string-value="  &lt;card id=~521a864f-c94e-43cf-9891-80ebda13dac4~ name=~Decks Running Red~&gt;&lt;property name=~Rarity~ value=~R~ /&gt;&lt;property name=~Type~ value=~actions~ /&gt;&lt;property name=~Cost~ value=~2~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ainous crew, except captains. Inflict Hits on the target's Ship equal to the target's Swashbuckling.~ /&gt;&lt;/card&gt;">
            <text:p><text:s text:c="2"/>&lt;card id=~521a864f-c94e-43cf-9891-80ebda13dac4~ name=~Decks Running Red~&gt;&lt;property name=~Rarity~ value=~R~ /&gt;&lt;property name=~Type~ value=~actions~ /&gt;&lt;property name=~Cost~ value=~2~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ainous crew, except captains. Inflict Hits on the target's Ship equal to the target's Swashbuckling.~ /&gt;&lt;/card&gt;</text:p>
          </table:table-cell>
          <table:table-cell table:formula="of:=CONCATENATE(&quot; &lt;Relationship Target=~/cards/&quot;;[.D38];&quot;.jpg~ Id=~C&quot;;[.C38];&quot;~ Type=~http://schemas.octgn.org/picture~/&gt;&quot;)" office:value-type="string" office:string-value=" &lt;Relationship Target=~/cards/BS_decksrunningred.jpg~ Id=~C521a864f-c94e-43cf-9891-80ebda13dac4~ Type=~http://schemas.octgn.org/picture~/&gt;">
            <text:p><text:s/>&lt;Relationship Target=~/cards/BS_decksrunningred.jpg~ Id=~C521a864f-c94e-43cf-9891-80ebda13dac4~ Type=~http://schemas.octgn.org/picture~/&gt;</text:p>
          </table:table-cell>
          <table:table-cell office:value-type="string">
            <text:p>521a864f-c94e-43cf-9891-80ebda13dac4</text:p>
          </table:table-cell>
          <table:table-cell office:value-type="string">
            <text:p>BS_decksrunningred</text:p>
          </table:table-cell>
          <table:table-cell office:value-type="string">
            <text:p>Decks Running Red</text:p>
          </table:table-cell>
          <table:table-cell office:value-type="string">
            <text:p>R</text:p>
          </table:table-cell>
          <table:table-cell office:value-type="string">
            <text:p>actions</text:p>
          </table:table-cell>
          <table:table-cell office:value-type="float" office:value="2">
            <text:p>2</text:p>
          </table:table-cell>
          <table:table-cell office:value-type="string">
            <text:p>Sw</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Villainous crew, except captains. Inflict Hits on the target's Ship equal to the target's Swashbuckling.</text:p>
          </table:table-cell>
          <table:table-cell table:number-columns-repeated="1000"/>
        </table:table-row>
        <table:table-row table:style-name="ro1">
          <table:table-cell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office:value-type="string" office:string-value="  &lt;card id=~5fee2b0f-fcb8-4a32-b363-f3bb138dc780~ name=~Disarmed!~&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one of your crew with a Swashbuckling greater than 2 starts a Boarding Attack. Your opponent must discard two cards from his or her hand. You may only play one Disarmed per Boarding Attack.~ /&gt;&lt;/card&gt;">
            <text:p><text:s text:c="2"/>&lt;card id=~5fee2b0f-fcb8-4a32-b363-f3bb138dc780~ name=~Disarmed!~&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one of your crew with a Swashbuckling greater than 2 starts a Boarding Attack. Your opponent must discard two cards from his or her hand. You may only play one Disarmed per Boarding Attack.~ /&gt;&lt;/card&gt;</text:p>
          </table:table-cell>
          <table:table-cell table:formula="of:=CONCATENATE(&quot; &lt;Relationship Target=~/cards/&quot;;[.D39];&quot;.jpg~ Id=~C&quot;;[.C39];&quot;~ Type=~http://schemas.octgn.org/picture~/&gt;&quot;)" office:value-type="string" office:string-value=" &lt;Relationship Target=~/cards/BS_disarmed.jpg~ Id=~C5fee2b0f-fcb8-4a32-b363-f3bb138dc780~ Type=~http://schemas.octgn.org/picture~/&gt;">
            <text:p><text:s/>&lt;Relationship Target=~/cards/BS_disarmed.jpg~ Id=~C5fee2b0f-fcb8-4a32-b363-f3bb138dc780~ Type=~http://schemas.octgn.org/picture~/&gt;</text:p>
          </table:table-cell>
          <table:table-cell office:value-type="string">
            <text:p>5fee2b0f-fcb8-4a32-b363-f3bb138dc780</text:p>
          </table:table-cell>
          <table:table-cell office:value-type="string">
            <text:p>BS_disarmed</text:p>
          </table:table-cell>
          <table:table-cell office:value-type="string">
            <text:p>Disarmed!</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immediately one of your crew with a Swashbuckling greater than 2 starts a Boarding Attack. Your opponent must discard two cards from his or her hand. You may only play one Disarmed per Boarding Attack.</text:p>
          </table:table-cell>
          <table:table-cell table:number-columns-repeated="1000"/>
        </table:table-row>
        <table:table-row table:style-name="ro2">
          <table:table-cell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office:value-type="string" office:string-value="  &lt;card id=~d134dbaf-a3e9-4b4c-9c7e-75da834fec2a~ name=~Doming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1~ /&gt;&lt;property name=~Swashbuckling~ value=~2~ /&gt;&lt;property name=~Crew Max.~ value=~~ /&gt;&lt;property name=~Move Cost~ value=~~ /&gt;&lt;property name=~Faction~ value=~Crimson Rogers~ /&gt;&lt;property name=~Text~ value=~Gunner~ /&gt;&lt;/card&gt;">
            <text:p><text:s text:c="2"/>&lt;card id=~d134dbaf-a3e9-4b4c-9c7e-75da834fec2a~ name=~Doming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1~ /&gt;&lt;property name=~Swashbuckling~ value=~2~ /&gt;&lt;property name=~Crew Max.~ value=~~ /&gt;&lt;property name=~Move Cost~ value=~~ /&gt;&lt;property name=~Faction~ value=~Crimson Rogers~ /&gt;&lt;property name=~Text~ value=~Gunner~ /&gt;&lt;/card&gt;</text:p>
          </table:table-cell>
          <table:table-cell table:formula="of:=CONCATENATE(&quot; &lt;Relationship Target=~/cards/&quot;;[.D40];&quot;.jpg~ Id=~C&quot;;[.C40];&quot;~ Type=~http://schemas.octgn.org/picture~/&gt;&quot;)" office:value-type="string" office:string-value=" &lt;Relationship Target=~/cards/BS_domingo.jpg~ Id=~Cd134dbaf-a3e9-4b4c-9c7e-75da834fec2a~ Type=~http://schemas.octgn.org/picture~/&gt;">
            <text:p><text:s/>&lt;Relationship Target=~/cards/BS_domingo.jpg~ Id=~Cd134dbaf-a3e9-4b4c-9c7e-75da834fec2a~ Type=~http://schemas.octgn.org/picture~/&gt;</text:p>
          </table:table-cell>
          <table:table-cell office:value-type="string">
            <text:p>d134dbaf-a3e9-4b4c-9c7e-75da834fec2a</text:p>
          </table:table-cell>
          <table:table-cell office:value-type="string">
            <text:p>BS_domingo</text:p>
          </table:table-cell>
          <table:table-cell office:value-type="string">
            <text:p>Domingo</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Crimson Rogers</text:p>
          </table:table-cell>
          <table:table-cell office:value-type="string">
            <text:p>Gunner</text:p>
          </table:table-cell>
          <table:table-cell table:number-columns-repeated="1000"/>
        </table:table-row>
        <table:table-row table:style-name="ro2">
          <table:table-cell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office:value-type="string" office:string-value="  &lt;card id=~2b198526-e52e-484c-a4f3-d84614c92d25~ name=~Don Deann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Loyal · Villainous · Swordsman +1 (Don Deanna inflicts 1 extra hit during Boarding Attacks.) You may draw 1 card immediately before Don Deanna starts a Boarding Attack.~ /&gt;&lt;/card&gt;">
            <text:p><text:s text:c="2"/>&lt;card id=~2b198526-e52e-484c-a4f3-d84614c92d25~ name=~Don Deann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Loyal · Villainous · Swordsman +1 (Don Deanna inflicts 1 extra hit during Boarding Attacks.) You may draw 1 card immediately before Don Deanna starts a Boarding Attack.~ /&gt;&lt;/card&gt;</text:p>
          </table:table-cell>
          <table:table-cell table:formula="of:=CONCATENATE(&quot; &lt;Relationship Target=~/cards/&quot;;[.D41];&quot;.jpg~ Id=~C&quot;;[.C41];&quot;~ Type=~http://schemas.octgn.org/picture~/&gt;&quot;)" office:value-type="string" office:string-value=" &lt;Relationship Target=~/cards/BS_dondeanna.jpg~ Id=~C2b198526-e52e-484c-a4f3-d84614c92d25~ Type=~http://schemas.octgn.org/picture~/&gt;">
            <text:p><text:s/>&lt;Relationship Target=~/cards/BS_dondeanna.jpg~ Id=~C2b198526-e52e-484c-a4f3-d84614c92d25~ Type=~http://schemas.octgn.org/picture~/&gt;</text:p>
          </table:table-cell>
          <table:table-cell office:value-type="string">
            <text:p>2b198526-e52e-484c-a4f3-d84614c92d25</text:p>
          </table:table-cell>
          <table:table-cell office:value-type="string">
            <text:p>BS_dondeanna</text:p>
          </table:table-cell>
          <table:table-cell office:value-type="string">
            <text:p>Don Deanna</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string">
            <text:p>Castille</text:p>
          </table:table-cell>
          <table:table-cell office:value-type="string">
            <text:p>Loyal · Villainous · Swordsman +1 (Don Deanna inflicts 1 extra hit during Boarding Attacks.) You may draw 1 card immediately before Don Deanna starts a Boarding Attack.</text:p>
          </table:table-cell>
          <table:table-cell table:number-columns-repeated="1000"/>
        </table:table-row>
        <table:table-row table:style-name="ro2">
          <table:table-cell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office:value-type="string" office:string-value="  &lt;card id=~841a2304-de60-403f-a9ca-f135ac2a3714~ name=~Donn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3~ /&gt;&lt;property name=~Crew Max.~ value=~~ /&gt;&lt;property name=~Move Cost~ value=~~ /&gt;&lt;property name=~Faction~ value=~Brotherhood~ /&gt;&lt;property name=~Text~ value=~Unique You may draw 1 card immediately before Donna starts a Boarding Attack.~ /&gt;&lt;/card&gt;">
            <text:p><text:s text:c="2"/>&lt;card id=~841a2304-de60-403f-a9ca-f135ac2a3714~ name=~Donn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3~ /&gt;&lt;property name=~Crew Max.~ value=~~ /&gt;&lt;property name=~Move Cost~ value=~~ /&gt;&lt;property name=~Faction~ value=~Brotherhood~ /&gt;&lt;property name=~Text~ value=~Unique You may draw 1 card immediately before Donna starts a Boarding Attack.~ /&gt;&lt;/card&gt;</text:p>
          </table:table-cell>
          <table:table-cell table:formula="of:=CONCATENATE(&quot; &lt;Relationship Target=~/cards/&quot;;[.D42];&quot;.jpg~ Id=~C&quot;;[.C42];&quot;~ Type=~http://schemas.octgn.org/picture~/&gt;&quot;)" office:value-type="string" office:string-value=" &lt;Relationship Target=~/cards/BS_donna.jpg~ Id=~C841a2304-de60-403f-a9ca-f135ac2a3714~ Type=~http://schemas.octgn.org/picture~/&gt;">
            <text:p><text:s/>&lt;Relationship Target=~/cards/BS_donna.jpg~ Id=~C841a2304-de60-403f-a9ca-f135ac2a3714~ Type=~http://schemas.octgn.org/picture~/&gt;</text:p>
          </table:table-cell>
          <table:table-cell office:value-type="string">
            <text:p>841a2304-de60-403f-a9ca-f135ac2a3714</text:p>
          </table:table-cell>
          <table:table-cell office:value-type="string">
            <text:p>BS_donna</text:p>
          </table:table-cell>
          <table:table-cell office:value-type="string">
            <text:p>Donna</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2"/>
          <table:table-cell office:value-type="string">
            <text:p>Brotherhood</text:p>
          </table:table-cell>
          <table:table-cell office:value-type="string">
            <text:p>Unique You may draw 1 card immediately before Donna starts a Boarding Attack.</text:p>
          </table:table-cell>
          <table:table-cell table:number-columns-repeated="1000"/>
        </table:table-row>
        <table:table-row table:style-name="ro2">
          <table:table-cell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office:value-type="string" office:string-value="  &lt;card id=~a63ee621-9f78-4f89-b61a-5c417a8f57f9~ name=~Evasive Course~&gt;&lt;property name=~Rarity~ value=~R~ /&gt;&lt;property name=~Type~ value=~actions~ /&gt;&lt;property name=~Cost~ value=~3~ /&gt;&lt;property name=~Cost Type~ value=~S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Reduce the Hits suffered by 5.~ /&gt;&lt;/card&gt;">
            <text:p><text:s text:c="2"/>&lt;card id=~a63ee621-9f78-4f89-b61a-5c417a8f57f9~ name=~Evasive Course~&gt;&lt;property name=~Rarity~ value=~R~ /&gt;&lt;property name=~Type~ value=~actions~ /&gt;&lt;property name=~Cost~ value=~3~ /&gt;&lt;property name=~Cost Type~ value=~S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Reduce the Hits suffered by 5.~ /&gt;&lt;/card&gt;</text:p>
          </table:table-cell>
          <table:table-cell table:formula="of:=CONCATENATE(&quot; &lt;Relationship Target=~/cards/&quot;;[.D43];&quot;.jpg~ Id=~C&quot;;[.C43];&quot;~ Type=~http://schemas.octgn.org/picture~/&gt;&quot;)" office:value-type="string" office:string-value=" &lt;Relationship Target=~/cards/BS_evasivecourse.jpg~ Id=~Ca63ee621-9f78-4f89-b61a-5c417a8f57f9~ Type=~http://schemas.octgn.org/picture~/&gt;">
            <text:p><text:s/>&lt;Relationship Target=~/cards/BS_evasivecourse.jpg~ Id=~Ca63ee621-9f78-4f89-b61a-5c417a8f57f9~ Type=~http://schemas.octgn.org/picture~/&gt;</text:p>
          </table:table-cell>
          <table:table-cell office:value-type="string">
            <text:p>a63ee621-9f78-4f89-b61a-5c417a8f57f9</text:p>
          </table:table-cell>
          <table:table-cell office:value-type="string">
            <text:p>BS_evasivecourse</text:p>
          </table:table-cell>
          <table:table-cell office:value-type="string">
            <text:p>Evasive Course</text:p>
          </table:table-cell>
          <table:table-cell office:value-type="string">
            <text:p>R</text:p>
          </table:table-cell>
          <table:table-cell office:value-type="string">
            <text:p>actions</text:p>
          </table:table-cell>
          <table:table-cell office:value-type="float" office:value="3">
            <text:p>3</text:p>
          </table:table-cell>
          <table:table-cell office:value-type="string">
            <text:p>Sa</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suffer Hits from a Cannon Attack. Reduce the Hits suffered by 5.</text:p>
          </table:table-cell>
          <table:table-cell table:number-columns-repeated="1000"/>
        </table:table-row>
        <table:table-row table:style-name="ro2">
          <table:table-cell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office:value-type="string" office:string-value="  &lt;card id=~e1d55407-9008-40c9-902f-93bbc63ff298~ name=~Fine Galley~&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Fine Galley counts as one crew toward your crew maximum. React: Tack Fine Galley when a crew tacks for a skill. That crew produces 1 extra point of the skill.~ /&gt;&lt;/card&gt;">
            <text:p><text:s text:c="2"/>&lt;card id=~e1d55407-9008-40c9-902f-93bbc63ff298~ name=~Fine Galley~&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Fine Galley counts as one crew toward your crew maximum. React: Tack Fine Galley when a crew tacks for a skill. That crew produces 1 extra point of the skill.~ /&gt;&lt;/card&gt;</text:p>
          </table:table-cell>
          <table:table-cell table:formula="of:=CONCATENATE(&quot; &lt;Relationship Target=~/cards/&quot;;[.D44];&quot;.jpg~ Id=~C&quot;;[.C44];&quot;~ Type=~http://schemas.octgn.org/picture~/&gt;&quot;)" office:value-type="string" office:string-value=" &lt;Relationship Target=~/cards/BS_finegalley.jpg~ Id=~Ce1d55407-9008-40c9-902f-93bbc63ff298~ Type=~http://schemas.octgn.org/picture~/&gt;">
            <text:p><text:s/>&lt;Relationship Target=~/cards/BS_finegalley.jpg~ Id=~Ce1d55407-9008-40c9-902f-93bbc63ff298~ Type=~http://schemas.octgn.org/picture~/&gt;</text:p>
          </table:table-cell>
          <table:table-cell office:value-type="string">
            <text:p>e1d55407-9008-40c9-902f-93bbc63ff298</text:p>
          </table:table-cell>
          <table:table-cell office:value-type="string">
            <text:p>BS_finegalley</text:p>
          </table:table-cell>
          <table:table-cell office:value-type="string">
            <text:p>Fine Galley</text:p>
          </table:table-cell>
          <table:table-cell office:value-type="string">
            <text:p>C</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hip Attachment Fine Galley counts as one crew toward your crew maximum. React: Tack Fine Galley when a crew tacks for a skill. That crew produces 1 extra point of the skill.</text:p>
          </table:table-cell>
          <table:table-cell table:number-columns-repeated="1000"/>
        </table:table-row>
        <table:table-row table:style-name="ro2">
          <table:table-cell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office:value-type="string" office:string-value="  &lt;card id=~85fe9771-9463-4272-a985-21b7a624db29~ name=~Fire the Chase Guns!~&gt;&lt;property name=~Rarity~ value=~R~ /&gt;&lt;property name=~Type~ value=~actions~ /&gt;&lt;property name=~Cost~ value=~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for which you produced 7 or more Cannon. You may immediately conduct a new Cannon Attack.~ /&gt;&lt;/card&gt;">
            <text:p><text:s text:c="2"/>&lt;card id=~85fe9771-9463-4272-a985-21b7a624db29~ name=~Fire the Chase Guns!~&gt;&lt;property name=~Rarity~ value=~R~ /&gt;&lt;property name=~Type~ value=~actions~ /&gt;&lt;property name=~Cost~ value=~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for which you produced 7 or more Cannon. You may immediately conduct a new Cannon Attack.~ /&gt;&lt;/card&gt;</text:p>
          </table:table-cell>
          <table:table-cell table:formula="of:=CONCATENATE(&quot; &lt;Relationship Target=~/cards/&quot;;[.D45];&quot;.jpg~ Id=~C&quot;;[.C45];&quot;~ Type=~http://schemas.octgn.org/picture~/&gt;&quot;)" office:value-type="string" office:string-value=" &lt;Relationship Target=~/cards/BS_firethechaseguns.jpg~ Id=~C85fe9771-9463-4272-a985-21b7a624db29~ Type=~http://schemas.octgn.org/picture~/&gt;">
            <text:p><text:s/>&lt;Relationship Target=~/cards/BS_firethechaseguns.jpg~ Id=~C85fe9771-9463-4272-a985-21b7a624db29~ Type=~http://schemas.octgn.org/picture~/&gt;</text:p>
          </table:table-cell>
          <table:table-cell office:value-type="string">
            <text:p>85fe9771-9463-4272-a985-21b7a624db29</text:p>
          </table:table-cell>
          <table:table-cell office:value-type="string">
            <text:p>BS_firethechaseguns</text:p>
          </table:table-cell>
          <table:table-cell office:value-type="string">
            <text:p>Fire the Chase Guns!</text:p>
          </table:table-cell>
          <table:table-cell office:value-type="string">
            <text:p>R</text:p>
          </table:table-cell>
          <table:table-cell office:value-type="string">
            <text:p>actions</text:p>
          </table:table-cell>
          <table:table-cell office:value-type="float" office:value="0">
            <text:p>0</text:p>
          </table:table-cell>
          <table:table-cell table:number-columns-repeated="4"/>
          <table:table-cell office:value-type="string">
            <text:p>S</text:p>
          </table:table-cell>
          <table:table-cell office:value-type="string">
            <text:p>d,p</text:p>
          </table:table-cell>
          <table:table-cell table:number-columns-repeated="8"/>
          <table:table-cell office:value-type="string">
            <text:p>React: Play after you finish resolving a Cannon Attack for which you produced 7 or more Cannon. You may immediately conduct a new Cannon Attack.</text:p>
          </table:table-cell>
          <table:table-cell table:number-columns-repeated="1000"/>
        </table:table-row>
        <table:table-row table:style-name="ro2">
          <table:table-cell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office:value-type="string" office:string-value="  &lt;card id=~5a170eca-b2cc-4249-91b5-3d7108653cc0~ name=~Forbidden Delicaci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he Mirror). crew Attachment: +2 Influence.~ /&gt;&lt;/card&gt;">
            <text:p><text:s text:c="2"/>&lt;card id=~5a170eca-b2cc-4249-91b5-3d7108653cc0~ name=~Forbidden Delicaci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he Mirror). crew Attachment: +2 Influence.~ /&gt;&lt;/card&gt;</text:p>
          </table:table-cell>
          <table:table-cell table:formula="of:=CONCATENATE(&quot; &lt;Relationship Target=~/cards/&quot;;[.D46];&quot;.jpg~ Id=~C&quot;;[.C46];&quot;~ Type=~http://schemas.octgn.org/picture~/&gt;&quot;)" office:value-type="string" office:string-value=" &lt;Relationship Target=~/cards/BS_forbiddendelicacies.jpg~ Id=~C5a170eca-b2cc-4249-91b5-3d7108653cc0~ Type=~http://schemas.octgn.org/picture~/&gt;">
            <text:p><text:s/>&lt;Relationship Target=~/cards/BS_forbiddendelicacies.jpg~ Id=~C5a170eca-b2cc-4249-91b5-3d7108653cc0~ Type=~http://schemas.octgn.org/picture~/&gt;</text:p>
          </table:table-cell>
          <table:table-cell office:value-type="string">
            <text:p>5a170eca-b2cc-4249-91b5-3d7108653cc0</text:p>
          </table:table-cell>
          <table:table-cell office:value-type="string">
            <text:p>BS_forbiddendelicacies</text:p>
          </table:table-cell>
          <table:table-cell office:value-type="string">
            <text:p>Forbidden Delicacies</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Goods Adventure To complete: Tack 3 Adventuring (2 if completed in the Mirror). crew Attachment: +2 Influence.</text:p>
          </table:table-cell>
          <table:table-cell table:number-columns-repeated="1000"/>
        </table:table-row>
        <table:table-row table:style-name="ro2">
          <table:table-cell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office:value-type="string" office:string-value="  &lt;card id=~de2fffb2-fdf8-4f4f-a64f-6f6aa2f7f081~ name=~Foul Weather Jac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1~ /&gt;&lt;property name=~Swashbuckling~ value=~1~ /&gt;&lt;property name=~Crew Max.~ value=~~ /&gt;&lt;property name=~Move Cost~ value=~~ /&gt;&lt;property name=~Faction~ value=~Explorer's Society~ /&gt;&lt;property name=~Text~ value=~Gunner You must discard the top card of your deck each time you shuffle your deck. Sink Jack if the boarding attack on the discard is a Slash.~ /&gt;&lt;/card&gt;">
            <text:p><text:s text:c="2"/>&lt;card id=~de2fffb2-fdf8-4f4f-a64f-6f6aa2f7f081~ name=~Foul Weather Jac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1~ /&gt;&lt;property name=~Swashbuckling~ value=~1~ /&gt;&lt;property name=~Crew Max.~ value=~~ /&gt;&lt;property name=~Move Cost~ value=~~ /&gt;&lt;property name=~Faction~ value=~Explorer's Society~ /&gt;&lt;property name=~Text~ value=~Gunner You must discard the top card of your deck each time you shuffle your deck. Sink Jack if the boarding attack on the discard is a Slash.~ /&gt;&lt;/card&gt;</text:p>
          </table:table-cell>
          <table:table-cell table:formula="of:=CONCATENATE(&quot; &lt;Relationship Target=~/cards/&quot;;[.D47];&quot;.jpg~ Id=~C&quot;;[.C47];&quot;~ Type=~http://schemas.octgn.org/picture~/&gt;&quot;)" office:value-type="string" office:string-value=" &lt;Relationship Target=~/cards/BS_foulweatherjack.jpg~ Id=~Cde2fffb2-fdf8-4f4f-a64f-6f6aa2f7f081~ Type=~http://schemas.octgn.org/picture~/&gt;">
            <text:p><text:s/>&lt;Relationship Target=~/cards/BS_foulweatherjack.jpg~ Id=~Cde2fffb2-fdf8-4f4f-a64f-6f6aa2f7f081~ Type=~http://schemas.octgn.org/picture~/&gt;</text:p>
          </table:table-cell>
          <table:table-cell office:value-type="string">
            <text:p>de2fffb2-fdf8-4f4f-a64f-6f6aa2f7f081</text:p>
          </table:table-cell>
          <table:table-cell office:value-type="string">
            <text:p>BS_foulweatherjack</text:p>
          </table:table-cell>
          <table:table-cell office:value-type="string">
            <text:p>Foul Weather Jack</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table:number-columns-repeated="3" office:value-type="float" office:value="1">
            <text:p>1</text:p>
          </table:table-cell>
          <table:table-cell table:number-columns-repeated="2"/>
          <table:table-cell office:value-type="string">
            <text:p>Explorer's Society</text:p>
          </table:table-cell>
          <table:table-cell office:value-type="string">
            <text:p>Gunner You must discard the top card of your deck each time you shuffle your deck. Sink Jack if the boarding attack on the discard is a Slash.</text:p>
          </table:table-cell>
          <table:table-cell table:number-columns-repeated="1000"/>
        </table:table-row>
        <table:table-row table:style-name="ro2">
          <table:table-cell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office:value-type="string" office:string-value="  &lt;card id=~5d36077c-ce18-469f-b77b-28bd5f62f3b8~ name=~From Stem to Gudgeon~&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Boarding Attacks by either player inflict 2 extra Hits.~ /&gt;&lt;/card&gt;">
            <text:p><text:s text:c="2"/>&lt;card id=~5d36077c-ce18-469f-b77b-28bd5f62f3b8~ name=~From Stem to Gudgeon~&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Boarding Attacks by either player inflict 2 extra Hits.~ /&gt;&lt;/card&gt;</text:p>
          </table:table-cell>
          <table:table-cell table:formula="of:=CONCATENATE(&quot; &lt;Relationship Target=~/cards/&quot;;[.D48];&quot;.jpg~ Id=~C&quot;;[.C48];&quot;~ Type=~http://schemas.octgn.org/picture~/&gt;&quot;)" office:value-type="string" office:string-value=" &lt;Relationship Target=~/cards/BS_fromstemtogudgeon.jpg~ Id=~C5d36077c-ce18-469f-b77b-28bd5f62f3b8~ Type=~http://schemas.octgn.org/picture~/&gt;">
            <text:p><text:s/>&lt;Relationship Target=~/cards/BS_fromstemtogudgeon.jpg~ Id=~C5d36077c-ce18-469f-b77b-28bd5f62f3b8~ Type=~http://schemas.octgn.org/picture~/&gt;</text:p>
          </table:table-cell>
          <table:table-cell office:value-type="string">
            <text:p>5d36077c-ce18-469f-b77b-28bd5f62f3b8</text:p>
          </table:table-cell>
          <table:table-cell office:value-type="string">
            <text:p>BS_fromstemtogudgeon</text:p>
          </table:table-cell>
          <table:table-cell office:value-type="string">
            <text:p>From Stem to Gudgeon</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instead of performing a Boarding Attack. Until the end of this Boarding, Boarding Attacks by either player inflict 2 extra Hits.</text:p>
          </table:table-cell>
          <table:table-cell table:number-columns-repeated="1000"/>
        </table:table-row>
        <table:table-row table:style-name="ro2">
          <table:table-cell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office:value-type="string" office:string-value="  &lt;card id=~df3147f1-d879-45fb-937e-68fbe632f23c~ name=~Fyodor Zastienchivy~&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3~ /&gt;&lt;property name=~Crew Max.~ value=~~ /&gt;&lt;property name=~Move Cost~ value=~~ /&gt;&lt;property name=~Faction~ value=~Brotherhood~ /&gt;&lt;property name=~Text~ value=~Loyal · Holy React: Tack when one of your crew with the No attachments trait is sunk. That crew is put in your discard pile.~ /&gt;&lt;/card&gt;">
            <text:p><text:s text:c="2"/>&lt;card id=~df3147f1-d879-45fb-937e-68fbe632f23c~ name=~Fyodor Zastienchivy~&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3~ /&gt;&lt;property name=~Crew Max.~ value=~~ /&gt;&lt;property name=~Move Cost~ value=~~ /&gt;&lt;property name=~Faction~ value=~Brotherhood~ /&gt;&lt;property name=~Text~ value=~Loyal · Holy React: Tack when one of your crew with the No attachments trait is sunk. That crew is put in your discard pile.~ /&gt;&lt;/card&gt;</text:p>
          </table:table-cell>
          <table:table-cell table:formula="of:=CONCATENATE(&quot; &lt;Relationship Target=~/cards/&quot;;[.D49];&quot;.jpg~ Id=~C&quot;;[.C49];&quot;~ Type=~http://schemas.octgn.org/picture~/&gt;&quot;)" office:value-type="string" office:string-value=" &lt;Relationship Target=~/cards/BS_fyodorzastienchivy.jpg~ Id=~Cdf3147f1-d879-45fb-937e-68fbe632f23c~ Type=~http://schemas.octgn.org/picture~/&gt;">
            <text:p><text:s/>&lt;Relationship Target=~/cards/BS_fyodorzastienchivy.jpg~ Id=~Cdf3147f1-d879-45fb-937e-68fbe632f23c~ Type=~http://schemas.octgn.org/picture~/&gt;</text:p>
          </table:table-cell>
          <table:table-cell office:value-type="string">
            <text:p>df3147f1-d879-45fb-937e-68fbe632f23c</text:p>
          </table:table-cell>
          <table:table-cell office:value-type="string">
            <text:p>BS_fyodorzastienchivy</text:p>
          </table:table-cell>
          <table:table-cell office:value-type="string">
            <text:p>Fyodor Zastienchivy</text:p>
          </table:table-cell>
          <table:table-cell office:value-type="string">
            <text:p>U</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string">
            <text:p>Brotherhood</text:p>
          </table:table-cell>
          <table:table-cell office:value-type="string">
            <text:p>Loyal · Holy React: Tack when one of your crew with the No attachments trait is sunk. That crew is put in your discard pile.</text:p>
          </table:table-cell>
          <table:table-cell table:number-columns-repeated="1000"/>
        </table:table-row>
        <table:table-row table:style-name="ro2">
          <table:table-cell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office:value-type="string" office:string-value="  &lt;card id=~1b559aa9-65d1-4cdd-a011-ea302efb5b24~ name=~The Gallow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Brotherhood~ /&gt;&lt;property name=~Text~ value=~Brotherhood Ship Attachment * Unique * Figurehead * While you have more than 2 completed adventures in play, your cost to put Sea attachments into play is reduced by 3 (minimum 1). ~ /&gt;&lt;/card&gt;">
            <text:p><text:s text:c="2"/>&lt;card id=~1b559aa9-65d1-4cdd-a011-ea302efb5b24~ name=~The Gallow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Brotherhood~ /&gt;&lt;property name=~Text~ value=~Brotherhood Ship Attachment * Unique * Figurehead * While you have more than 2 completed adventures in play, your cost to put Sea attachments into play is reduced by 3 (minimum 1). ~ /&gt;&lt;/card&gt;</text:p>
          </table:table-cell>
          <table:table-cell table:formula="of:=CONCATENATE(&quot; &lt;Relationship Target=~/cards/&quot;;[.D50];&quot;.jpg~ Id=~C&quot;;[.C50];&quot;~ Type=~http://schemas.octgn.org/picture~/&gt;&quot;)" office:value-type="string" office:string-value=" &lt;Relationship Target=~/cards/BS_thegallows.jpg~ Id=~C1b559aa9-65d1-4cdd-a011-ea302efb5b24~ Type=~http://schemas.octgn.org/picture~/&gt;">
            <text:p><text:s/>&lt;Relationship Target=~/cards/BS_thegallows.jpg~ Id=~C1b559aa9-65d1-4cdd-a011-ea302efb5b24~ Type=~http://schemas.octgn.org/picture~/&gt;</text:p>
          </table:table-cell>
          <table:table-cell office:value-type="string">
            <text:p>1b559aa9-65d1-4cdd-a011-ea302efb5b24</text:p>
          </table:table-cell>
          <table:table-cell office:value-type="string">
            <text:p>BS_thegallows</text:p>
          </table:table-cell>
          <table:table-cell office:value-type="string">
            <text:p>The Gallows</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7"/>
          <table:table-cell office:value-type="string">
            <text:p>Brotherhood</text:p>
          </table:table-cell>
          <table:table-cell office:value-type="string">
            <text:p>Brotherhood Ship Attachment * Unique * Figurehead * While you have more than 2 completed adventures in play, your cost to put Sea attachments into play is reduced by 3 (minimum 1). </text:p>
          </table:table-cell>
          <table:table-cell table:number-columns-repeated="1000"/>
        </table:table-row>
        <table:table-row table:style-name="ro2">
          <table:table-cell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office:value-type="string" office:string-value="  &lt;card id=~8039f44a-3e08-4b17-80a3-ae2d57e5ce90~ name=~Gambling House~&gt;&lt;property name=~Rarity~ value=~R~ /&gt;&lt;property name=~Type~ value=~actions~ /&gt;&lt;property name=~Cost~ value=~1~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t. Discard the top card on your deck to produce Influence depending on the Boarding Attack on the discard. Club = 1, Dagger = 2, Punch = 3, Thrust = 5. If the Boarding Attack on the discard is a Slash, Gambling House produces 0 Influence and you suffer 1 Hit.~ /&gt;&lt;/card&gt;">
            <text:p><text:s text:c="2"/>&lt;card id=~8039f44a-3e08-4b17-80a3-ae2d57e5ce90~ name=~Gambling House~&gt;&lt;property name=~Rarity~ value=~R~ /&gt;&lt;property name=~Type~ value=~actions~ /&gt;&lt;property name=~Cost~ value=~1~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t. Discard the top card on your deck to produce Influence depending on the Boarding Attack on the discard. Club = 1, Dagger = 2, Punch = 3, Thrust = 5. If the Boarding Attack on the discard is a Slash, Gambling House produces 0 Influence and you suffer 1 Hit.~ /&gt;&lt;/card&gt;</text:p>
          </table:table-cell>
          <table:table-cell table:formula="of:=CONCATENATE(&quot; &lt;Relationship Target=~/cards/&quot;;[.D51];&quot;.jpg~ Id=~C&quot;;[.C51];&quot;~ Type=~http://schemas.octgn.org/picture~/&gt;&quot;)" office:value-type="string" office:string-value=" &lt;Relationship Target=~/cards/BS_gamblinghouse.jpg~ Id=~C8039f44a-3e08-4b17-80a3-ae2d57e5ce90~ Type=~http://schemas.octgn.org/picture~/&gt;">
            <text:p><text:s/>&lt;Relationship Target=~/cards/BS_gamblinghouse.jpg~ Id=~C8039f44a-3e08-4b17-80a3-ae2d57e5ce90~ Type=~http://schemas.octgn.org/picture~/&gt;</text:p>
          </table:table-cell>
          <table:table-cell office:value-type="string">
            <text:p>8039f44a-3e08-4b17-80a3-ae2d57e5ce90</text:p>
          </table:table-cell>
          <table:table-cell office:value-type="string">
            <text:p>BS_gamblinghouse</text:p>
          </table:table-cell>
          <table:table-cell office:value-type="string">
            <text:p>Gambling House</text:p>
          </table:table-cell>
          <table:table-cell office:value-type="string">
            <text:p>R</text:p>
          </table:table-cell>
          <table:table-cell office:value-type="string">
            <text:p>actions</text:p>
          </table:table-cell>
          <table:table-cell office:value-type="float" office:value="1">
            <text:p>1</text:p>
          </table:table-cell>
          <table:table-cell office:value-type="string">
            <text:p>In</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are paying an Influence cost. Discard the top card on your deck to produce Influence depending on the Boarding Attack on the discard. Club = 1, Dagger = 2, Punch = 3, Thrust = 5. If the Boarding Attack on the discard is a Slash, Gambling House produces 0 Influence and you suffer 1 Hit.</text:p>
          </table:table-cell>
          <table:table-cell table:number-columns-repeated="1000"/>
        </table:table-row>
        <table:table-row table:style-name="ro2">
          <table:table-cell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office:value-type="string" office:string-value="  &lt;card id=~b0e33f71-8bda-4078-ac13-5301e48f5892~ name=~Gerald Hohn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Act: Sink one of your crew to give Gerald a +3 Swashbuckling until the end of the turn. You may perform this action once per turn.~ /&gt;&lt;/card&gt;">
            <text:p><text:s text:c="2"/>&lt;card id=~b0e33f71-8bda-4078-ac13-5301e48f5892~ name=~Gerald Hohn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Act: Sink one of your crew to give Gerald a +3 Swashbuckling until the end of the turn. You may perform this action once per turn.~ /&gt;&lt;/card&gt;</text:p>
          </table:table-cell>
          <table:table-cell table:formula="of:=CONCATENATE(&quot; &lt;Relationship Target=~/cards/&quot;;[.D52];&quot;.jpg~ Id=~C&quot;;[.C52];&quot;~ Type=~http://schemas.octgn.org/picture~/&gt;&quot;)" office:value-type="string" office:string-value=" &lt;Relationship Target=~/cards/BS_geraldhohne.jpg~ Id=~Cb0e33f71-8bda-4078-ac13-5301e48f5892~ Type=~http://schemas.octgn.org/picture~/&gt;">
            <text:p><text:s/>&lt;Relationship Target=~/cards/BS_geraldhohne.jpg~ Id=~Cb0e33f71-8bda-4078-ac13-5301e48f5892~ Type=~http://schemas.octgn.org/picture~/&gt;</text:p>
          </table:table-cell>
          <table:table-cell office:value-type="string">
            <text:p>b0e33f71-8bda-4078-ac13-5301e48f5892</text:p>
          </table:table-cell>
          <table:table-cell office:value-type="string">
            <text:p>BS_geraldhohne</text:p>
          </table:table-cell>
          <table:table-cell office:value-type="string">
            <text:p>Gerald Hohne</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Crimson Rogers</text:p>
          </table:table-cell>
          <table:table-cell office:value-type="string">
            <text:p>Act: Sink one of your crew to give Gerald a +3 Swashbuckling until the end of the turn. You may perform this action once per turn.</text:p>
          </table:table-cell>
          <table:table-cell table:number-columns-repeated="1000"/>
        </table:table-row>
        <table:table-row table:style-name="ro2">
          <table:table-cell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office:value-type="string" office:string-value="  &lt;card id=~fd6df3f1-4a28-42cf-96e9-69514356bfae~ name=~Gerard Rois et Reines~&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3~ /&gt;&lt;property name=~Swashbuckling~ value=~4~ /&gt;&lt;property name=~Crew Max.~ value=~~ /&gt;&lt;property name=~Move Cost~ value=~~ /&gt;&lt;property name=~Faction~ value=~Montaigne~ /&gt;&lt;property name=~Text~ value=~Unique · Loyal · Heroic · First Mate · Swordsman +2 (Gerard inflicts 2 extra hits during Boarding Attacks) When Montaigne crew on this Ship are tacking to absorb Hits, they absorb 1 extra Hit.~ /&gt;&lt;/card&gt;">
            <text:p><text:s text:c="2"/>&lt;card id=~fd6df3f1-4a28-42cf-96e9-69514356bfae~ name=~Gerard Rois et Reines~&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3~ /&gt;&lt;property name=~Swashbuckling~ value=~4~ /&gt;&lt;property name=~Crew Max.~ value=~~ /&gt;&lt;property name=~Move Cost~ value=~~ /&gt;&lt;property name=~Faction~ value=~Montaigne~ /&gt;&lt;property name=~Text~ value=~Unique · Loyal · Heroic · First Mate · Swordsman +2 (Gerard inflicts 2 extra hits during Boarding Attacks) When Montaigne crew on this Ship are tacking to absorb Hits, they absorb 1 extra Hit.~ /&gt;&lt;/card&gt;</text:p>
          </table:table-cell>
          <table:table-cell table:formula="of:=CONCATENATE(&quot; &lt;Relationship Target=~/cards/&quot;;[.D53];&quot;.jpg~ Id=~C&quot;;[.C53];&quot;~ Type=~http://schemas.octgn.org/picture~/&gt;&quot;)" office:value-type="string" office:string-value=" &lt;Relationship Target=~/cards/BS_gerardroisetreines.jpg~ Id=~Cfd6df3f1-4a28-42cf-96e9-69514356bfae~ Type=~http://schemas.octgn.org/picture~/&gt;">
            <text:p><text:s/>&lt;Relationship Target=~/cards/BS_gerardroisetreines.jpg~ Id=~Cfd6df3f1-4a28-42cf-96e9-69514356bfae~ Type=~http://schemas.octgn.org/picture~/&gt;</text:p>
          </table:table-cell>
          <table:table-cell office:value-type="string">
            <text:p>fd6df3f1-4a28-42cf-96e9-69514356bfae</text:p>
          </table:table-cell>
          <table:table-cell office:value-type="string">
            <text:p>BS_gerardroisetreines</text:p>
          </table:table-cell>
          <table:table-cell office:value-type="string">
            <text:p>Gerard Rois et Reines</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2"/>
          <table:table-cell office:value-type="string">
            <text:p>Montaigne</text:p>
          </table:table-cell>
          <table:table-cell office:value-type="string">
            <text:p>Unique · Loyal · Heroic · First Mate · Swordsman +2 (Gerard inflicts 2 extra hits during Boarding Attacks) When Montaigne crew on this Ship are tacking to absorb Hits, they absorb 1 extra Hit.</text:p>
          </table:table-cell>
          <table:table-cell table:number-columns-repeated="1000"/>
        </table:table-row>
        <table:table-row table:style-name="ro2">
          <table:table-cell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office:value-type="string" office:string-value="  &lt;card id=~c4b9d1ed-67cb-4bc4-b0c9-127af05e0128~ name=~Glamour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Knack (May only be attached to a crew with Glamour) +1 Glamour~ /&gt;&lt;/card&gt;">
            <text:p><text:s text:c="2"/>&lt;card id=~c4b9d1ed-67cb-4bc4-b0c9-127af05e0128~ name=~Glamour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Knack (May only be attached to a crew with Glamour) +1 Glamour~ /&gt;&lt;/card&gt;</text:p>
          </table:table-cell>
          <table:table-cell table:formula="of:=CONCATENATE(&quot; &lt;Relationship Target=~/cards/&quot;;[.D54];&quot;.jpg~ Id=~C&quot;;[.C54];&quot;~ Type=~http://schemas.octgn.org/picture~/&gt;&quot;)" office:value-type="string" office:string-value=" &lt;Relationship Target=~/cards/BS_glamourknowledge.jpg~ Id=~Cc4b9d1ed-67cb-4bc4-b0c9-127af05e0128~ Type=~http://schemas.octgn.org/picture~/&gt;">
            <text:p><text:s/>&lt;Relationship Target=~/cards/BS_glamourknowledge.jpg~ Id=~Cc4b9d1ed-67cb-4bc4-b0c9-127af05e0128~ Type=~http://schemas.octgn.org/picture~/&gt;</text:p>
          </table:table-cell>
          <table:table-cell office:value-type="string">
            <text:p>c4b9d1ed-67cb-4bc4-b0c9-127af05e0128</text:p>
          </table:table-cell>
          <table:table-cell office:value-type="string">
            <text:p>BS_glamourknowledge</text:p>
          </table:table-cell>
          <table:table-cell office:value-type="string">
            <text:p>Glamour Knowledge</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Glamour Knack (May only be attached to a crew with Glamour) +1 Glamour</text:p>
          </table:table-cell>
          <table:table-cell table:number-columns-repeated="1000"/>
        </table:table-row>
        <table:table-row table:style-name="ro2">
          <table:table-cell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office:value-type="string" office:string-value="  &lt;card id=~d0111361-5816-43c0-8736-a4fc0ab46724~ name=~Glimpse of the Ske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Knack (May only be attached to a crew with Fate) +1 Fate Sometimes, a Fate Witch sees not just single strands, but the entire webwork. Some are enlightened by the experience. Others are not so lucky.~ /&gt;&lt;/card&gt;">
            <text:p><text:s text:c="2"/>&lt;card id=~d0111361-5816-43c0-8736-a4fc0ab46724~ name=~Glimpse of the Ske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Knack (May only be attached to a crew with Fate) +1 Fate Sometimes, a Fate Witch sees not just single strands, but the entire webwork. Some are enlightened by the experience. Others are not so lucky.~ /&gt;&lt;/card&gt;</text:p>
          </table:table-cell>
          <table:table-cell table:formula="of:=CONCATENATE(&quot; &lt;Relationship Target=~/cards/&quot;;[.D55];&quot;.jpg~ Id=~C&quot;;[.C55];&quot;~ Type=~http://schemas.octgn.org/picture~/&gt;&quot;)" office:value-type="string" office:string-value=" &lt;Relationship Target=~/cards/BS_glimpseoftheskein.jpg~ Id=~Cd0111361-5816-43c0-8736-a4fc0ab46724~ Type=~http://schemas.octgn.org/picture~/&gt;">
            <text:p><text:s/>&lt;Relationship Target=~/cards/BS_glimpseoftheskein.jpg~ Id=~Cd0111361-5816-43c0-8736-a4fc0ab46724~ Type=~http://schemas.octgn.org/picture~/&gt;</text:p>
          </table:table-cell>
          <table:table-cell office:value-type="string">
            <text:p>d0111361-5816-43c0-8736-a4fc0ab46724</text:p>
          </table:table-cell>
          <table:table-cell office:value-type="string">
            <text:p>BS_glimpseoftheskein</text:p>
          </table:table-cell>
          <table:table-cell office:value-type="string">
            <text:p>Glimpse of the Skein</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Fate Knack (May only be attached to a crew with Fate) +1 Fate Sometimes, a Fate Witch sees not just single strands, but the entire webwork. Some are enlightened by the experience. Others are not so lucky.</text:p>
          </table:table-cell>
          <table:table-cell table:number-columns-repeated="1000"/>
        </table:table-row>
        <table:table-row table:style-name="ro2">
          <table:table-cell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office:value-type="string" office:string-value="  &lt;card id=~18354a3f-729a-4c99-b6db-5e3d9a5c5859~ name=~Good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1 extra Cannon.~ /&gt;&lt;/card&gt;">
            <text:p><text:s text:c="2"/>&lt;card id=~18354a3f-729a-4c99-b6db-5e3d9a5c5859~ name=~Good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1 extra Cannon.~ /&gt;&lt;/card&gt;</text:p>
          </table:table-cell>
          <table:table-cell table:formula="of:=CONCATENATE(&quot; &lt;Relationship Target=~/cards/&quot;;[.D56];&quot;.jpg~ Id=~C&quot;;[.C56];&quot;~ Type=~http://schemas.octgn.org/picture~/&gt;&quot;)" office:value-type="string" office:string-value=" &lt;Relationship Target=~/cards/BS_goodshot.jpg~ Id=~C18354a3f-729a-4c99-b6db-5e3d9a5c5859~ Type=~http://schemas.octgn.org/picture~/&gt;">
            <text:p><text:s/>&lt;Relationship Target=~/cards/BS_goodshot.jpg~ Id=~C18354a3f-729a-4c99-b6db-5e3d9a5c5859~ Type=~http://schemas.octgn.org/picture~/&gt;</text:p>
          </table:table-cell>
          <table:table-cell office:value-type="string">
            <text:p>18354a3f-729a-4c99-b6db-5e3d9a5c5859</text:p>
          </table:table-cell>
          <table:table-cell office:value-type="string">
            <text:p>BS_goodshot</text:p>
          </table:table-cell>
          <table:table-cell office:value-type="string">
            <text:p>Good Shot!</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tack a crew to produce Cannon. That crew produces 1 extra Cannon.</text:p>
          </table:table-cell>
          <table:table-cell table:number-columns-repeated="1000"/>
        </table:table-row>
        <table:table-row table:style-name="ro1">
          <table:table-cell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office:value-type="string" office:string-value="  &lt;card id=~10aaa8b1-e456-43a1-80f7-ad68af4e7762~ name=~Grape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suffered from this Cannon Attack are absorbed by tacking (and sinking) Cannon instead of Swashbuckling. crew with 0 Cannon may be sunk to absorb 1 Hit.~ /&gt;&lt;/card&gt;">
            <text:p><text:s text:c="2"/>&lt;card id=~10aaa8b1-e456-43a1-80f7-ad68af4e7762~ name=~Grape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suffered from this Cannon Attack are absorbed by tacking (and sinking) Cannon instead of Swashbuckling. crew with 0 Cannon may be sunk to absorb 1 Hit.~ /&gt;&lt;/card&gt;</text:p>
          </table:table-cell>
          <table:table-cell table:formula="of:=CONCATENATE(&quot; &lt;Relationship Target=~/cards/&quot;;[.D57];&quot;.jpg~ Id=~C&quot;;[.C57];&quot;~ Type=~http://schemas.octgn.org/picture~/&gt;&quot;)" office:value-type="string" office:string-value=" &lt;Relationship Target=~/cards/BS_grapeshot.jpg~ Id=~C10aaa8b1-e456-43a1-80f7-ad68af4e7762~ Type=~http://schemas.octgn.org/picture~/&gt;">
            <text:p><text:s/>&lt;Relationship Target=~/cards/BS_grapeshot.jpg~ Id=~C10aaa8b1-e456-43a1-80f7-ad68af4e7762~ Type=~http://schemas.octgn.org/picture~/&gt;</text:p>
          </table:table-cell>
          <table:table-cell office:value-type="string">
            <text:p>10aaa8b1-e456-43a1-80f7-ad68af4e7762</text:p>
          </table:table-cell>
          <table:table-cell office:value-type="string">
            <text:p>BS_grapeshot</text:p>
          </table:table-cell>
          <table:table-cell office:value-type="string">
            <text:p>Grape Shot</text:p>
          </table:table-cell>
          <table:table-cell office:value-type="string">
            <text:p>R</text:p>
          </table:table-cell>
          <table:table-cell office:value-type="string">
            <text:p>actions</text:p>
          </table:table-cell>
          <table:table-cell office:value-type="float" office:value="2">
            <text:p>2</text:p>
          </table:table-cell>
          <table:table-cell office:value-type="string">
            <text:p>In</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perform a Cannon Attack. Hits suffered from this Cannon Attack are absorbed by tacking (and sinking) Cannon instead of Swashbuckling. crew with 0 Cannon may be sunk to absorb 1 Hit.</text:p>
          </table:table-cell>
          <table:table-cell table:number-columns-repeated="1000"/>
        </table:table-row>
        <table:table-row table:style-name="ro2">
          <table:table-cell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office:value-type="string" office:string-value="  &lt;card id=~c2f06099-19fc-4b16-ac6b-6ff543a80a27~ name=~Grappling Hooks~&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the Sailing cost to begin a Boarding to produce 3 Sailing. Reginald looked up from the flaming deck and saw the hooks sink deep into the ~ /&gt;&lt;/card&gt;">
            <text:p><text:s text:c="2"/>&lt;card id=~c2f06099-19fc-4b16-ac6b-6ff543a80a27~ name=~Grappling Hooks~&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the Sailing cost to begin a Boarding to produce 3 Sailing. Reginald looked up from the flaming deck and saw the hooks sink deep into the ~ /&gt;&lt;/card&gt;</text:p>
          </table:table-cell>
          <table:table-cell table:formula="of:=CONCATENATE(&quot; &lt;Relationship Target=~/cards/&quot;;[.D58];&quot;.jpg~ Id=~C&quot;;[.C58];&quot;~ Type=~http://schemas.octgn.org/picture~/&gt;&quot;)" office:value-type="string" office:string-value=" &lt;Relationship Target=~/cards/BS_grapplinghooks.jpg~ Id=~Cc2f06099-19fc-4b16-ac6b-6ff543a80a27~ Type=~http://schemas.octgn.org/picture~/&gt;">
            <text:p><text:s/>&lt;Relationship Target=~/cards/BS_grapplinghooks.jpg~ Id=~Cc2f06099-19fc-4b16-ac6b-6ff543a80a27~ Type=~http://schemas.octgn.org/picture~/&gt;</text:p>
          </table:table-cell>
          <table:table-cell office:value-type="string">
            <text:p>c2f06099-19fc-4b16-ac6b-6ff543a80a27</text:p>
          </table:table-cell>
          <table:table-cell office:value-type="string">
            <text:p>BS_grapplinghooks</text:p>
          </table:table-cell>
          <table:table-cell office:value-type="string">
            <text:p>Grappling Hooks</text:p>
          </table:table-cell>
          <table:table-cell office:value-type="string">
            <text:p>C</text:p>
          </table:table-cell>
          <table:table-cell office:value-type="string">
            <text:p>actions</text:p>
          </table:table-cell>
          <table:table-cell office:value-type="float" office:value="1">
            <text:p>1</text:p>
          </table:table-cell>
          <table:table-cell office:value-type="string">
            <text:p>Sw</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pay the Sailing cost to begin a Boarding to produce 3 Sailing. Reginald looked up from the flaming deck and saw the hooks sink deep into the </text:p>
          </table:table-cell>
          <table:table-cell table:number-columns-repeated="1000"/>
        </table:table-row>
        <table:table-row table:style-name="ro2">
          <table:table-cell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office:value-type="string" office:string-value="  &lt;card id=~7ca3b069-8a3c-4aa6-af74-c252379e6788~ name=~The Great Grey~&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y ship which has 3 or more adventures in play, but not completed. That ship suffers 5 Hits. You can't stay still too long in the ocean. There's too many things lurking under the waves that can smell a warm body.~ /&gt;&lt;/card&gt;">
            <text:p><text:s text:c="2"/>&lt;card id=~7ca3b069-8a3c-4aa6-af74-c252379e6788~ name=~The Great Grey~&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y ship which has 3 or more adventures in play, but not completed. That ship suffers 5 Hits. You can't stay still too long in the ocean. There's too many things lurking under the waves that can smell a warm body.~ /&gt;&lt;/card&gt;</text:p>
          </table:table-cell>
          <table:table-cell table:formula="of:=CONCATENATE(&quot; &lt;Relationship Target=~/cards/&quot;;[.D59];&quot;.jpg~ Id=~C&quot;;[.C59];&quot;~ Type=~http://schemas.octgn.org/picture~/&gt;&quot;)" office:value-type="string" office:string-value=" &lt;Relationship Target=~/cards/BS_thegreatgrey.jpg~ Id=~C7ca3b069-8a3c-4aa6-af74-c252379e6788~ Type=~http://schemas.octgn.org/picture~/&gt;">
            <text:p><text:s/>&lt;Relationship Target=~/cards/BS_thegreatgrey.jpg~ Id=~C7ca3b069-8a3c-4aa6-af74-c252379e6788~ Type=~http://schemas.octgn.org/picture~/&gt;</text:p>
          </table:table-cell>
          <table:table-cell office:value-type="string">
            <text:p>7ca3b069-8a3c-4aa6-af74-c252379e6788</text:p>
          </table:table-cell>
          <table:table-cell office:value-type="string">
            <text:p>BS_thegreatgrey</text:p>
          </table:table-cell>
          <table:table-cell office:value-type="string">
            <text:p>The Great Grey</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ny ship which has 3 or more adventures in play, but not completed. That ship suffers 5 Hits. You can't stay still too long in the ocean. There's too many things lurking under the waves that can smell a warm body.</text:p>
          </table:table-cell>
          <table:table-cell table:number-columns-repeated="1000"/>
        </table:table-row>
        <table:table-row table:style-name="ro2">
          <table:table-cell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office:value-type="string" office:string-value="  &lt;card id=~c58b495a-d330-4a6c-bac2-70751529042e~ name=~Grimey Stubb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0~ /&gt;&lt;property name=~Swashbuckling~ value=~2~ /&gt;&lt;property name=~Crew Max.~ value=~~ /&gt;&lt;property name=~Move Cost~ value=~~ /&gt;&lt;property name=~Faction~ value=~unaligned~ /&gt;&lt;property name=~Text~ value=~Unique · Gunner After Grimey tacks to produce Cannon, discard the top card of your deck. If the Boarding Attack on the discard is a Thrust, Grimey is sunk.~ /&gt;&lt;/card&gt;">
            <text:p><text:s text:c="2"/>&lt;card id=~c58b495a-d330-4a6c-bac2-70751529042e~ name=~Grimey Stubb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0~ /&gt;&lt;property name=~Swashbuckling~ value=~2~ /&gt;&lt;property name=~Crew Max.~ value=~~ /&gt;&lt;property name=~Move Cost~ value=~~ /&gt;&lt;property name=~Faction~ value=~unaligned~ /&gt;&lt;property name=~Text~ value=~Unique · Gunner After Grimey tacks to produce Cannon, discard the top card of your deck. If the Boarding Attack on the discard is a Thrust, Grimey is sunk.~ /&gt;&lt;/card&gt;</text:p>
          </table:table-cell>
          <table:table-cell table:formula="of:=CONCATENATE(&quot; &lt;Relationship Target=~/cards/&quot;;[.D60];&quot;.jpg~ Id=~C&quot;;[.C60];&quot;~ Type=~http://schemas.octgn.org/picture~/&gt;&quot;)" office:value-type="string" office:string-value=" &lt;Relationship Target=~/cards/BS_grimeystubbs.jpg~ Id=~Cc58b495a-d330-4a6c-bac2-70751529042e~ Type=~http://schemas.octgn.org/picture~/&gt;">
            <text:p><text:s/>&lt;Relationship Target=~/cards/BS_grimeystubbs.jpg~ Id=~Cc58b495a-d330-4a6c-bac2-70751529042e~ Type=~http://schemas.octgn.org/picture~/&gt;</text:p>
          </table:table-cell>
          <table:table-cell office:value-type="string">
            <text:p>c58b495a-d330-4a6c-bac2-70751529042e</text:p>
          </table:table-cell>
          <table:table-cell office:value-type="string">
            <text:p>BS_grimeystubbs</text:p>
          </table:table-cell>
          <table:table-cell office:value-type="string">
            <text:p>Grimey Stubbs</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unaligned</text:p>
          </table:table-cell>
          <table:table-cell office:value-type="string">
            <text:p>Unique · Gunner After Grimey tacks to produce Cannon, discard the top card of your deck. If the Boarding Attack on the discard is a Thrust, Grimey is sunk.</text:p>
          </table:table-cell>
          <table:table-cell table:number-columns-repeated="1000"/>
        </table:table-row>
        <table:table-row table:style-name="ro2">
          <table:table-cell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office:value-type="string" office:string-value="  &lt;card id=~efafb496-a190-45d7-b782-f5f11a0a1bbc~ name=~Grousin' Georg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unaligned~ /&gt;&lt;property name=~Text~ value=~Topman · Villainous George may not be placed on a Heroic Captain's Ship.~ /&gt;&lt;/card&gt;">
            <text:p><text:s text:c="2"/>&lt;card id=~efafb496-a190-45d7-b782-f5f11a0a1bbc~ name=~Grousin' Georg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unaligned~ /&gt;&lt;property name=~Text~ value=~Topman · Villainous George may not be placed on a Heroic Captain's Ship.~ /&gt;&lt;/card&gt;</text:p>
          </table:table-cell>
          <table:table-cell table:formula="of:=CONCATENATE(&quot; &lt;Relationship Target=~/cards/&quot;;[.D61];&quot;.jpg~ Id=~C&quot;;[.C61];&quot;~ Type=~http://schemas.octgn.org/picture~/&gt;&quot;)" office:value-type="string" office:string-value=" &lt;Relationship Target=~/cards/BS_grousingeorge.jpg~ Id=~Cefafb496-a190-45d7-b782-f5f11a0a1bbc~ Type=~http://schemas.octgn.org/picture~/&gt;">
            <text:p><text:s/>&lt;Relationship Target=~/cards/BS_grousingeorge.jpg~ Id=~Cefafb496-a190-45d7-b782-f5f11a0a1bbc~ Type=~http://schemas.octgn.org/picture~/&gt;</text:p>
          </table:table-cell>
          <table:table-cell office:value-type="string">
            <text:p>efafb496-a190-45d7-b782-f5f11a0a1bbc</text:p>
          </table:table-cell>
          <table:table-cell office:value-type="string">
            <text:p>BS_grousingeorge</text:p>
          </table:table-cell>
          <table:table-cell office:value-type="string">
            <text:p>Grousin' George</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2">
            <text:p>2</text:p>
          </table:table-cell>
          <table:table-cell table:number-columns-repeated="2"/>
          <table:table-cell office:value-type="string">
            <text:p>unaligned</text:p>
          </table:table-cell>
          <table:table-cell office:value-type="string">
            <text:p>Topman · Villainous George may not be placed on a Heroic Captain's Ship.</text:p>
          </table:table-cell>
          <table:table-cell table:number-columns-repeated="1000"/>
        </table:table-row>
        <table:table-row table:style-name="ro2">
          <table:table-cell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office:value-type="string" office:string-value="  &lt;card id=~4fbb7142-b96f-4507-9ba9-199ad9f9313e~ name=~Handsome Scar~&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You suffer 3 fewer Hits, and this card attaches to one of your crew. This Attachment has the Face trait. A crew may not have more than one Face Attachment.~ /&gt;&lt;/card&gt;">
            <text:p><text:s text:c="2"/>&lt;card id=~4fbb7142-b96f-4507-9ba9-199ad9f9313e~ name=~Handsome Scar~&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You suffer 3 fewer Hits, and this card attaches to one of your crew. This Attachment has the Face trait. A crew may not have more than one Face Attachment.~ /&gt;&lt;/card&gt;</text:p>
          </table:table-cell>
          <table:table-cell table:formula="of:=CONCATENATE(&quot; &lt;Relationship Target=~/cards/&quot;;[.D62];&quot;.jpg~ Id=~C&quot;;[.C62];&quot;~ Type=~http://schemas.octgn.org/picture~/&gt;&quot;)" office:value-type="string" office:string-value=" &lt;Relationship Target=~/cards/BS_handsomescar.jpg~ Id=~C4fbb7142-b96f-4507-9ba9-199ad9f9313e~ Type=~http://schemas.octgn.org/picture~/&gt;">
            <text:p><text:s/>&lt;Relationship Target=~/cards/BS_handsomescar.jpg~ Id=~C4fbb7142-b96f-4507-9ba9-199ad9f9313e~ Type=~http://schemas.octgn.org/picture~/&gt;</text:p>
          </table:table-cell>
          <table:table-cell office:value-type="string">
            <text:p>4fbb7142-b96f-4507-9ba9-199ad9f9313e</text:p>
          </table:table-cell>
          <table:table-cell office:value-type="string">
            <text:p>BS_handsomescar</text:p>
          </table:table-cell>
          <table:table-cell office:value-type="string">
            <text:p>Handsome Scar</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suffer Hits during a Boarding. You suffer 3 fewer Hits, and this card attaches to one of your crew. This Attachment has the Face trait. A crew may not have more than one Face Attachment.</text:p>
          </table:table-cell>
          <table:table-cell table:number-columns-repeated="1000"/>
        </table:table-row>
        <table:table-row table:style-name="ro2">
          <table:table-cell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office:value-type="string" office:string-value="  &lt;card id=~273213ad-8aad-4759-83b2-569c95f279f0~ name=~A Hero's Courag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Heroic crew with a Swashbuckling greater than 4 tacks to absorb Hits from a Boarding Attack. Reduce the Hits inflicted to zero.~ /&gt;&lt;/card&gt;">
            <text:p><text:s text:c="2"/>&lt;card id=~273213ad-8aad-4759-83b2-569c95f279f0~ name=~A Hero's Courag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Heroic crew with a Swashbuckling greater than 4 tacks to absorb Hits from a Boarding Attack. Reduce the Hits inflicted to zero.~ /&gt;&lt;/card&gt;</text:p>
          </table:table-cell>
          <table:table-cell table:formula="of:=CONCATENATE(&quot; &lt;Relationship Target=~/cards/&quot;;[.D63];&quot;.jpg~ Id=~C&quot;;[.C63];&quot;~ Type=~http://schemas.octgn.org/picture~/&gt;&quot;)" office:value-type="string" office:string-value=" &lt;Relationship Target=~/cards/BS_aheroscourage.jpg~ Id=~C273213ad-8aad-4759-83b2-569c95f279f0~ Type=~http://schemas.octgn.org/picture~/&gt;">
            <text:p><text:s/>&lt;Relationship Target=~/cards/BS_aheroscourage.jpg~ Id=~C273213ad-8aad-4759-83b2-569c95f279f0~ Type=~http://schemas.octgn.org/picture~/&gt;</text:p>
          </table:table-cell>
          <table:table-cell office:value-type="string">
            <text:p>273213ad-8aad-4759-83b2-569c95f279f0</text:p>
          </table:table-cell>
          <table:table-cell office:value-type="string">
            <text:p>BS_aheroscourage</text:p>
          </table:table-cell>
          <table:table-cell office:value-type="string">
            <text:p>A Hero's Courag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a Heroic crew with a Swashbuckling greater than 4 tacks to absorb Hits from a Boarding Attack. Reduce the Hits inflicted to zero.</text:p>
          </table:table-cell>
          <table:table-cell table:number-columns-repeated="1000"/>
        </table:table-row>
        <table:table-row table:style-name="ro2">
          <table:table-cell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office:value-type="string" office:string-value="  &lt;card id=~9e246384-f37c-432d-af29-3b73182c99cf~ name=~Hidden Knife~&gt;&lt;property name=~Rarity~ value=~U~ /&gt;&lt;property name=~Type~ value=~attachments~ /&gt;&lt;property name=~Cost~ value=~6~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 Item This crew inflicts 2 extra Hits during Boarding Attacks.~ /&gt;&lt;/card&gt;">
            <text:p><text:s text:c="2"/>&lt;card id=~9e246384-f37c-432d-af29-3b73182c99cf~ name=~Hidden Knife~&gt;&lt;property name=~Rarity~ value=~U~ /&gt;&lt;property name=~Type~ value=~attachments~ /&gt;&lt;property name=~Cost~ value=~6~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 Item This crew inflicts 2 extra Hits during Boarding Attacks.~ /&gt;&lt;/card&gt;</text:p>
          </table:table-cell>
          <table:table-cell table:formula="of:=CONCATENATE(&quot; &lt;Relationship Target=~/cards/&quot;;[.D64];&quot;.jpg~ Id=~C&quot;;[.C64];&quot;~ Type=~http://schemas.octgn.org/picture~/&gt;&quot;)" office:value-type="string" office:string-value=" &lt;Relationship Target=~/cards/BS_hiddenknife.jpg~ Id=~C9e246384-f37c-432d-af29-3b73182c99cf~ Type=~http://schemas.octgn.org/picture~/&gt;">
            <text:p><text:s/>&lt;Relationship Target=~/cards/BS_hiddenknife.jpg~ Id=~C9e246384-f37c-432d-af29-3b73182c99cf~ Type=~http://schemas.octgn.org/picture~/&gt;</text:p>
          </table:table-cell>
          <table:table-cell office:value-type="string">
            <text:p>9e246384-f37c-432d-af29-3b73182c99cf</text:p>
          </table:table-cell>
          <table:table-cell office:value-type="string">
            <text:p>BS_hiddenknife</text:p>
          </table:table-cell>
          <table:table-cell office:value-type="string">
            <text:p>Hidden Knife</text:p>
          </table:table-cell>
          <table:table-cell office:value-type="string">
            <text:p>U</text:p>
          </table:table-cell>
          <table:table-cell office:value-type="string">
            <text:p>attachments</text:p>
          </table:table-cell>
          <table:table-cell office:value-type="float" office:value="6">
            <text:p>6</text:p>
          </table:table-cell>
          <table:table-cell office:value-type="string">
            <text:p>Sw</text:p>
          </table:table-cell>
          <table:table-cell table:number-columns-repeated="3"/>
          <table:table-cell office:value-type="string">
            <text:p>C</text:p>
          </table:table-cell>
          <table:table-cell office:value-type="string">
            <text:p>d,s</text:p>
          </table:table-cell>
          <table:table-cell table:number-columns-repeated="8"/>
          <table:table-cell office:value-type="string">
            <text:p>Villainous crew Attachment · Item This crew inflicts 2 extra Hits during Boarding Attacks.</text:p>
          </table:table-cell>
          <table:table-cell table:number-columns-repeated="1000"/>
        </table:table-row>
        <table:table-row table:style-name="ro2">
          <table:table-cell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office:value-type="string" office:string-value="  &lt;card id=~98e1f485-1110-40e0-ac30-69ab6c0f5d96~ name=~High Seas Boarding~&gt;&lt;property name=~Rarity~ value=~C~ /&gt;&lt;property name=~Type~ value=~actions~ /&gt;&lt;property name=~Cost~ value=~M+3~ /&gt;&lt;property name=~Cost Type~ value=~~ /&gt;&lt;property name=~Cancel~ value=~M+3~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opposing Ship in this Sea. Your Ship begins Boarding that Ship. All of your Boarding Attacks during this Boarding inflict 1 extra Hit.~ /&gt;&lt;/card&gt;">
            <text:p><text:s text:c="2"/>&lt;card id=~98e1f485-1110-40e0-ac30-69ab6c0f5d96~ name=~High Seas Boarding~&gt;&lt;property name=~Rarity~ value=~C~ /&gt;&lt;property name=~Type~ value=~actions~ /&gt;&lt;property name=~Cost~ value=~M+3~ /&gt;&lt;property name=~Cost Type~ value=~~ /&gt;&lt;property name=~Cancel~ value=~M+3~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opposing Ship in this Sea. Your Ship begins Boarding that Ship. All of your Boarding Attacks during this Boarding inflict 1 extra Hit.~ /&gt;&lt;/card&gt;</text:p>
          </table:table-cell>
          <table:table-cell table:formula="of:=CONCATENATE(&quot; &lt;Relationship Target=~/cards/&quot;;[.D65];&quot;.jpg~ Id=~C&quot;;[.C65];&quot;~ Type=~http://schemas.octgn.org/picture~/&gt;&quot;)" office:value-type="string" office:string-value=" &lt;Relationship Target=~/cards/BS_highseasboarding.jpg~ Id=~C98e1f485-1110-40e0-ac30-69ab6c0f5d96~ Type=~http://schemas.octgn.org/picture~/&gt;">
            <text:p><text:s/>&lt;Relationship Target=~/cards/BS_highseasboarding.jpg~ Id=~C98e1f485-1110-40e0-ac30-69ab6c0f5d96~ Type=~http://schemas.octgn.org/picture~/&gt;</text:p>
          </table:table-cell>
          <table:table-cell office:value-type="string">
            <text:p>98e1f485-1110-40e0-ac30-69ab6c0f5d96</text:p>
          </table:table-cell>
          <table:table-cell office:value-type="string">
            <text:p>BS_highseasboarding</text:p>
          </table:table-cell>
          <table:table-cell office:value-type="string">
            <text:p>High Seas Boarding</text:p>
          </table:table-cell>
          <table:table-cell office:value-type="string">
            <text:p>C</text:p>
          </table:table-cell>
          <table:table-cell office:value-type="string">
            <text:p>actions</text:p>
          </table:table-cell>
          <table:table-cell office:value-type="string">
            <text:p>M+3</text:p>
          </table:table-cell>
          <table:table-cell/>
          <table:table-cell office:value-type="string">
            <text:p>M+3</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an opposing Ship in this Sea. Your Ship begins Boarding that Ship. All of your Boarding Attacks during this Boarding inflict 1 extra Hit.</text:p>
          </table:table-cell>
          <table:table-cell table:number-columns-repeated="1000"/>
        </table:table-row>
        <table:table-row table:style-name="ro2">
          <table:table-cell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office:value-type="string" office:string-value="  &lt;card id=~2d46d9eb-9d81-4243-aa31-c7394e6b661e~ name=~Hole in the Hull~&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That Ship suffers 1 Hit. The gunners heard the creaking, looked up, and before they could do anything they were knee deep in water.~ /&gt;&lt;/card&gt;">
            <text:p><text:s text:c="2"/>&lt;card id=~2d46d9eb-9d81-4243-aa31-c7394e6b661e~ name=~Hole in the Hull~&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That Ship suffers 1 Hit. The gunners heard the creaking, looked up, and before they could do anything they were knee deep in water.~ /&gt;&lt;/card&gt;</text:p>
          </table:table-cell>
          <table:table-cell table:formula="of:=CONCATENATE(&quot; &lt;Relationship Target=~/cards/&quot;;[.D66];&quot;.jpg~ Id=~C&quot;;[.C66];&quot;~ Type=~http://schemas.octgn.org/picture~/&gt;&quot;)" office:value-type="string" office:string-value=" &lt;Relationship Target=~/cards/BS_holeinthehull.jpg~ Id=~C2d46d9eb-9d81-4243-aa31-c7394e6b661e~ Type=~http://schemas.octgn.org/picture~/&gt;">
            <text:p><text:s/>&lt;Relationship Target=~/cards/BS_holeinthehull.jpg~ Id=~C2d46d9eb-9d81-4243-aa31-c7394e6b661e~ Type=~http://schemas.octgn.org/picture~/&gt;</text:p>
          </table:table-cell>
          <table:table-cell office:value-type="string">
            <text:p>2d46d9eb-9d81-4243-aa31-c7394e6b661e</text:p>
          </table:table-cell>
          <table:table-cell office:value-type="string">
            <text:p>BS_holeinthehull</text:p>
          </table:table-cell>
          <table:table-cell office:value-type="string">
            <text:p>Hole in the Hull</text:p>
          </table:table-cell>
          <table:table-cell office:value-type="string">
            <text:p>U</text:p>
          </table:table-cell>
          <table:table-cell office:value-type="string">
            <text:p>actions</text:p>
          </table:table-cell>
          <table:table-cell office:value-type="float" office:value="2">
            <text:p>2</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Ship. That Ship suffers 1 Hit. The gunners heard the creaking, looked up, and before they could do anything they were knee deep in water.</text:p>
          </table:table-cell>
          <table:table-cell table:number-columns-repeated="1000"/>
        </table:table-row>
        <table:table-row table:style-name="ro1">
          <table:table-cell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office:value-type="string" office:string-value="  &lt;card id=~a631992a-2cb7-4869-ae6c-3d4c3ef45530~ name=~Hook~&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one of your crew. This Attachment has the Hand trait. A crew may not have more than one Hand attachment.~ /&gt;&lt;/card&gt;">
            <text:p><text:s text:c="2"/>&lt;card id=~a631992a-2cb7-4869-ae6c-3d4c3ef45530~ name=~Hook~&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one of your crew. This Attachment has the Hand trait. A crew may not have more than one Hand attachment.~ /&gt;&lt;/card&gt;</text:p>
          </table:table-cell>
          <table:table-cell table:formula="of:=CONCATENATE(&quot; &lt;Relationship Target=~/cards/&quot;;[.D67];&quot;.jpg~ Id=~C&quot;;[.C67];&quot;~ Type=~http://schemas.octgn.org/picture~/&gt;&quot;)" office:value-type="string" office:string-value=" &lt;Relationship Target=~/cards/BS_hook.jpg~ Id=~Ca631992a-2cb7-4869-ae6c-3d4c3ef45530~ Type=~http://schemas.octgn.org/picture~/&gt;">
            <text:p><text:s/>&lt;Relationship Target=~/cards/BS_hook.jpg~ Id=~Ca631992a-2cb7-4869-ae6c-3d4c3ef45530~ Type=~http://schemas.octgn.org/picture~/&gt;</text:p>
          </table:table-cell>
          <table:table-cell office:value-type="string">
            <text:p>a631992a-2cb7-4869-ae6c-3d4c3ef45530</text:p>
          </table:table-cell>
          <table:table-cell office:value-type="string">
            <text:p>BS_hook</text:p>
          </table:table-cell>
          <table:table-cell office:value-type="string">
            <text:p>Hook</text:p>
          </table:table-cell>
          <table:table-cell office:value-type="string">
            <text:p>U</text:p>
          </table:table-cell>
          <table:table-cell office:value-type="string">
            <text:p>actions</text:p>
          </table:table-cell>
          <table:table-cell office:value-type="float" office:value="1">
            <text:p>1</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suffer Hits. You suffer 2 fewer Hits, and this card attaches to one of your crew. This Attachment has the Hand trait. A crew may not have more than one Hand attachment.</text:p>
          </table:table-cell>
          <table:table-cell table:number-columns-repeated="1000"/>
        </table:table-row>
        <table:table-row table:style-name="ro2">
          <table:table-cell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office:value-type="string" office:string-value="  &lt;card id=~49d8794a-3715-4cab-a9fb-7681000adc3f~ name=~I Fights Better Drun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conducting a Boarding Attack. Target one of your crew, who gains +2 Swashbuckling until the end of the Boarding.~ /&gt;&lt;/card&gt;">
            <text:p><text:s text:c="2"/>&lt;card id=~49d8794a-3715-4cab-a9fb-7681000adc3f~ name=~I Fights Better Drun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conducting a Boarding Attack. Target one of your crew, who gains +2 Swashbuckling until the end of the Boarding.~ /&gt;&lt;/card&gt;</text:p>
          </table:table-cell>
          <table:table-cell table:formula="of:=CONCATENATE(&quot; &lt;Relationship Target=~/cards/&quot;;[.D68];&quot;.jpg~ Id=~C&quot;;[.C68];&quot;~ Type=~http://schemas.octgn.org/picture~/&gt;&quot;)" office:value-type="string" office:string-value=" &lt;Relationship Target=~/cards/BS_ifightsbetterdrunk.jpg~ Id=~C49d8794a-3715-4cab-a9fb-7681000adc3f~ Type=~http://schemas.octgn.org/picture~/&gt;">
            <text:p><text:s/>&lt;Relationship Target=~/cards/BS_ifightsbetterdrunk.jpg~ Id=~C49d8794a-3715-4cab-a9fb-7681000adc3f~ Type=~http://schemas.octgn.org/picture~/&gt;</text:p>
          </table:table-cell>
          <table:table-cell office:value-type="string">
            <text:p>49d8794a-3715-4cab-a9fb-7681000adc3f</text:p>
          </table:table-cell>
          <table:table-cell office:value-type="string">
            <text:p>BS_ifightsbetterdrunk</text:p>
          </table:table-cell>
          <table:table-cell office:value-type="string">
            <text:p>I Fights Better Drunk</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instead of conducting a Boarding Attack. Target one of your crew, who gains +2 Swashbuckling until the end of the Boarding.</text:p>
          </table:table-cell>
          <table:table-cell table:number-columns-repeated="1000"/>
        </table:table-row>
        <table:table-row table:style-name="ro2">
          <table:table-cell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office:value-type="string" office:string-value="  &lt;card id=~aec268e7-87bb-407d-a756-67edc13b67c0~ name=~I Told You Not To Trust Him~&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ianous crew, except captains, with two or more attachments. That crew is discarded.~ /&gt;&lt;/card&gt;">
            <text:p><text:s text:c="2"/>&lt;card id=~aec268e7-87bb-407d-a756-67edc13b67c0~ name=~I Told You Not To Trust Him~&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ianous crew, except captains, with two or more attachments. That crew is discarded.~ /&gt;&lt;/card&gt;</text:p>
          </table:table-cell>
          <table:table-cell table:formula="of:=CONCATENATE(&quot; &lt;Relationship Target=~/cards/&quot;;[.D69];&quot;.jpg~ Id=~C&quot;;[.C69];&quot;~ Type=~http://schemas.octgn.org/picture~/&gt;&quot;)" office:value-type="string" office:string-value=" &lt;Relationship Target=~/cards/BS_itoldyounottotrusthim.jpg~ Id=~Caec268e7-87bb-407d-a756-67edc13b67c0~ Type=~http://schemas.octgn.org/picture~/&gt;">
            <text:p><text:s/>&lt;Relationship Target=~/cards/BS_itoldyounottotrusthim.jpg~ Id=~Caec268e7-87bb-407d-a756-67edc13b67c0~ Type=~http://schemas.octgn.org/picture~/&gt;</text:p>
          </table:table-cell>
          <table:table-cell office:value-type="string">
            <text:p>aec268e7-87bb-407d-a756-67edc13b67c0</text:p>
          </table:table-cell>
          <table:table-cell office:value-type="string">
            <text:p>BS_itoldyounottotrusthim</text:p>
          </table:table-cell>
          <table:table-cell office:value-type="string">
            <text:p>I Told You Not To Trust Him</text:p>
          </table:table-cell>
          <table:table-cell office:value-type="string">
            <text:p>R</text:p>
          </table:table-cell>
          <table:table-cell office:value-type="string">
            <text:p>actions</text:p>
          </table:table-cell>
          <table:table-cell office:value-type="float" office:value="3">
            <text:p>3</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Villianous crew, except captains, with two or more attachments. That crew is discarded.</text:p>
          </table:table-cell>
          <table:table-cell table:number-columns-repeated="1000"/>
        </table:table-row>
        <table:table-row table:style-name="ro2">
          <table:table-cell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office:value-type="string" office:string-value="  &lt;card id=~d1c95cb0-c5dc-4658-958d-4b421aa7650a~ name=~Into the Fray~&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all of your Boarding Attacks which inflict 3 or more Hits inflict 2 extra hits.~ /&gt;&lt;/card&gt;">
            <text:p><text:s text:c="2"/>&lt;card id=~d1c95cb0-c5dc-4658-958d-4b421aa7650a~ name=~Into the Fray~&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all of your Boarding Attacks which inflict 3 or more Hits inflict 2 extra hits.~ /&gt;&lt;/card&gt;</text:p>
          </table:table-cell>
          <table:table-cell table:formula="of:=CONCATENATE(&quot; &lt;Relationship Target=~/cards/&quot;;[.D70];&quot;.jpg~ Id=~C&quot;;[.C70];&quot;~ Type=~http://schemas.octgn.org/picture~/&gt;&quot;)" office:value-type="string" office:string-value=" &lt;Relationship Target=~/cards/BS_intothefray.jpg~ Id=~Cd1c95cb0-c5dc-4658-958d-4b421aa7650a~ Type=~http://schemas.octgn.org/picture~/&gt;">
            <text:p><text:s/>&lt;Relationship Target=~/cards/BS_intothefray.jpg~ Id=~Cd1c95cb0-c5dc-4658-958d-4b421aa7650a~ Type=~http://schemas.octgn.org/picture~/&gt;</text:p>
          </table:table-cell>
          <table:table-cell office:value-type="string">
            <text:p>d1c95cb0-c5dc-4658-958d-4b421aa7650a</text:p>
          </table:table-cell>
          <table:table-cell office:value-type="string">
            <text:p>BS_intothefray</text:p>
          </table:table-cell>
          <table:table-cell office:value-type="string">
            <text:p>Into the Fray</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instead of performing a Boarding Attack. Until the end of this Boarding, all of your Boarding Attacks which inflict 3 or more Hits inflict 2 extra hits.</text:p>
          </table:table-cell>
          <table:table-cell table:number-columns-repeated="1000"/>
        </table:table-row>
        <table:table-row table:style-name="ro2">
          <table:table-cell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office:value-type="string" office:string-value="  &lt;card id=~c906fb84-ccba-4b4a-aae6-e01d79edb34b~ name=~Invar Andersson~&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2~ /&gt;&lt;property name=~Crew Max.~ value=~~ /&gt;&lt;property name=~Move Cost~ value=~~ /&gt;&lt;property name=~Faction~ value=~Brotherhood~ /&gt;&lt;property name=~Text~ value=~Heroic · Swordsman +1 (Invar inflicts 1 extra Hit during Boarding Attacks) He works all night long, he fights with a stout heart, and a whenever he's done with the day's work, he looks to the north, sighs to himself and whispers ~ /&gt;&lt;/card&gt;">
            <text:p><text:s text:c="2"/>&lt;card id=~c906fb84-ccba-4b4a-aae6-e01d79edb34b~ name=~Invar Andersson~&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2~ /&gt;&lt;property name=~Crew Max.~ value=~~ /&gt;&lt;property name=~Move Cost~ value=~~ /&gt;&lt;property name=~Faction~ value=~Brotherhood~ /&gt;&lt;property name=~Text~ value=~Heroic · Swordsman +1 (Invar inflicts 1 extra Hit during Boarding Attacks) He works all night long, he fights with a stout heart, and a whenever he's done with the day's work, he looks to the north, sighs to himself and whispers ~ /&gt;&lt;/card&gt;</text:p>
          </table:table-cell>
          <table:table-cell table:formula="of:=CONCATENATE(&quot; &lt;Relationship Target=~/cards/&quot;;[.D71];&quot;.jpg~ Id=~C&quot;;[.C71];&quot;~ Type=~http://schemas.octgn.org/picture~/&gt;&quot;)" office:value-type="string" office:string-value=" &lt;Relationship Target=~/cards/BS_invarandersson.jpg~ Id=~Cc906fb84-ccba-4b4a-aae6-e01d79edb34b~ Type=~http://schemas.octgn.org/picture~/&gt;">
            <text:p><text:s/>&lt;Relationship Target=~/cards/BS_invarandersson.jpg~ Id=~Cc906fb84-ccba-4b4a-aae6-e01d79edb34b~ Type=~http://schemas.octgn.org/picture~/&gt;</text:p>
          </table:table-cell>
          <table:table-cell office:value-type="string">
            <text:p>c906fb84-ccba-4b4a-aae6-e01d79edb34b</text:p>
          </table:table-cell>
          <table:table-cell office:value-type="string">
            <text:p>BS_invarandersson</text:p>
          </table:table-cell>
          <table:table-cell office:value-type="string">
            <text:p>Invar Andersson</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table:number-columns-repeated="2"/>
          <table:table-cell office:value-type="string">
            <text:p>Brotherhood</text:p>
          </table:table-cell>
          <table:table-cell office:value-type="string">
            <text:p>Heroic · Swordsman +1 (Invar inflicts 1 extra Hit during Boarding Attacks) He works all night long, he fights with a stout heart, and a whenever he's done with the day's work, he looks to the north, sighs to himself and whispers </text:p>
          </table:table-cell>
          <table:table-cell table:number-columns-repeated="1000"/>
        </table:table-row>
        <table:table-row table:style-name="ro2">
          <table:table-cell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office:value-type="string" office:string-value="  &lt;card id=~4a6624fd-55e7-491a-b7f5-e771df049954~ name=~It's Who You Know~&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urchase a crew Attachment to reduce the Attachment's cost by 2.~ /&gt;&lt;/card&gt;">
            <text:p><text:s text:c="2"/>&lt;card id=~4a6624fd-55e7-491a-b7f5-e771df049954~ name=~It's Who You Know~&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urchase a crew Attachment to reduce the Attachment's cost by 2.~ /&gt;&lt;/card&gt;</text:p>
          </table:table-cell>
          <table:table-cell table:formula="of:=CONCATENATE(&quot; &lt;Relationship Target=~/cards/&quot;;[.D72];&quot;.jpg~ Id=~C&quot;;[.C72];&quot;~ Type=~http://schemas.octgn.org/picture~/&gt;&quot;)" office:value-type="string" office:string-value=" &lt;Relationship Target=~/cards/BS_itswhoyouknow.jpg~ Id=~C4a6624fd-55e7-491a-b7f5-e771df049954~ Type=~http://schemas.octgn.org/picture~/&gt;">
            <text:p><text:s/>&lt;Relationship Target=~/cards/BS_itswhoyouknow.jpg~ Id=~C4a6624fd-55e7-491a-b7f5-e771df049954~ Type=~http://schemas.octgn.org/picture~/&gt;</text:p>
          </table:table-cell>
          <table:table-cell office:value-type="string">
            <text:p>4a6624fd-55e7-491a-b7f5-e771df049954</text:p>
          </table:table-cell>
          <table:table-cell office:value-type="string">
            <text:p>BS_itswhoyouknow</text:p>
          </table:table-cell>
          <table:table-cell office:value-type="string">
            <text:p>It's Who You Know</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purchase a crew Attachment to reduce the Attachment's cost by 2.</text:p>
          </table:table-cell>
          <table:table-cell table:number-columns-repeated="1000"/>
        </table:table-row>
        <table:table-row table:style-name="ro2">
          <table:table-cell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office:value-type="string" office:string-value="  &lt;card id=~d759438b-78db-4c9b-b3f5-a6ac2797e76a~ name=~Ivory Spygl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La Boca). Unique · Artifact Captain Attachment: +3 Sailing Your Hand Size is increased by 2 while the Spyglass is attached to your Captain. Not only did the spyglass show its owner the future - it showed him several likely futures.~ /&gt;&lt;/card&gt;">
            <text:p><text:s text:c="2"/>&lt;card id=~d759438b-78db-4c9b-b3f5-a6ac2797e76a~ name=~Ivory Spygl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La Boca). Unique · Artifact Captain Attachment: +3 Sailing Your Hand Size is increased by 2 while the Spyglass is attached to your Captain. Not only did the spyglass show its owner the future - it showed him several likely futures.~ /&gt;&lt;/card&gt;</text:p>
          </table:table-cell>
          <table:table-cell table:formula="of:=CONCATENATE(&quot; &lt;Relationship Target=~/cards/&quot;;[.D73];&quot;.jpg~ Id=~C&quot;;[.C73];&quot;~ Type=~http://schemas.octgn.org/picture~/&gt;&quot;)" office:value-type="string" office:string-value=" &lt;Relationship Target=~/cards/BS_ivoryspyglass.jpg~ Id=~Cd759438b-78db-4c9b-b3f5-a6ac2797e76a~ Type=~http://schemas.octgn.org/picture~/&gt;">
            <text:p><text:s/>&lt;Relationship Target=~/cards/BS_ivoryspyglass.jpg~ Id=~Cd759438b-78db-4c9b-b3f5-a6ac2797e76a~ Type=~http://schemas.octgn.org/picture~/&gt;</text:p>
          </table:table-cell>
          <table:table-cell office:value-type="string">
            <text:p>d759438b-78db-4c9b-b3f5-a6ac2797e76a</text:p>
          </table:table-cell>
          <table:table-cell office:value-type="string">
            <text:p>BS_ivoryspyglass</text:p>
          </table:table-cell>
          <table:table-cell office:value-type="string">
            <text:p>Ivory Spyglass</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o Complete: Tack 15 Adventuring (8 if completed in La Boca). Unique · Artifact Captain Attachment: +3 Sailing Your Hand Size is increased by 2 while the Spyglass is attached to your Captain. Not only did the spyglass show its owner the future - it showed him several likely futures.</text:p>
          </table:table-cell>
          <table:table-cell table:number-columns-repeated="1000"/>
        </table:table-row>
        <table:table-row table:style-name="ro2">
          <table:table-cell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office:value-type="string" office:string-value="  &lt;card id=~71cc5c89-57ed-428d-b143-4ea532d669d9~ name=~Jack Trades~&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2~ /&gt;&lt;property name=~Influence~ value=~2~ /&gt;&lt;property name=~Swashbuckling~ value=~2~ /&gt;&lt;property name=~Crew Max.~ value=~~ /&gt;&lt;property name=~Move Cost~ value=~~ /&gt;&lt;property name=~Faction~ value=~unaligned~ /&gt;&lt;property name=~Text~ value=~Heroic~ /&gt;&lt;/card&gt;">
            <text:p><text:s text:c="2"/>&lt;card id=~71cc5c89-57ed-428d-b143-4ea532d669d9~ name=~Jack Trades~&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2~ /&gt;&lt;property name=~Influence~ value=~2~ /&gt;&lt;property name=~Swashbuckling~ value=~2~ /&gt;&lt;property name=~Crew Max.~ value=~~ /&gt;&lt;property name=~Move Cost~ value=~~ /&gt;&lt;property name=~Faction~ value=~unaligned~ /&gt;&lt;property name=~Text~ value=~Heroic~ /&gt;&lt;/card&gt;</text:p>
          </table:table-cell>
          <table:table-cell table:formula="of:=CONCATENATE(&quot; &lt;Relationship Target=~/cards/&quot;;[.D74];&quot;.jpg~ Id=~C&quot;;[.C74];&quot;~ Type=~http://schemas.octgn.org/picture~/&gt;&quot;)" office:value-type="string" office:string-value=" &lt;Relationship Target=~/cards/BS_jacktrades.jpg~ Id=~C71cc5c89-57ed-428d-b143-4ea532d669d9~ Type=~http://schemas.octgn.org/picture~/&gt;">
            <text:p><text:s/>&lt;Relationship Target=~/cards/BS_jacktrades.jpg~ Id=~C71cc5c89-57ed-428d-b143-4ea532d669d9~ Type=~http://schemas.octgn.org/picture~/&gt;</text:p>
          </table:table-cell>
          <table:table-cell office:value-type="string">
            <text:p>71cc5c89-57ed-428d-b143-4ea532d669d9</text:p>
          </table:table-cell>
          <table:table-cell office:value-type="string">
            <text:p>BS_jacktrades</text:p>
          </table:table-cell>
          <table:table-cell office:value-type="string">
            <text:p>Jack Trades</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5" office:value-type="float" office:value="2">
            <text:p>2</text:p>
          </table:table-cell>
          <table:table-cell table:number-columns-repeated="2"/>
          <table:table-cell office:value-type="string">
            <text:p>unaligned</text:p>
          </table:table-cell>
          <table:table-cell office:value-type="string">
            <text:p>Heroic</text:p>
          </table:table-cell>
          <table:table-cell table:number-columns-repeated="1000"/>
        </table:table-row>
        <table:table-row table:style-name="ro2">
          <table:table-cell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office:value-type="string" office:string-value="  &lt;card id=~ebc66a7d-bfd1-4802-9328-c05a49c9b2d7~ name=~Javier de Bejarano~&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1~ /&gt;&lt;property name=~Crew Max.~ value=~~ /&gt;&lt;property name=~Move Cost~ value=~~ /&gt;&lt;property name=~Faction~ value=~Crimson Rogers~ /&gt;&lt;property name=~Text~ value=~Loyal · Villianous React: Tack when a player is taking a card from their discard or sunk pile. The card is sent to their sunk pile.~ /&gt;&lt;/card&gt;">
            <text:p><text:s text:c="2"/>&lt;card id=~ebc66a7d-bfd1-4802-9328-c05a49c9b2d7~ name=~Javier de Bejarano~&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1~ /&gt;&lt;property name=~Crew Max.~ value=~~ /&gt;&lt;property name=~Move Cost~ value=~~ /&gt;&lt;property name=~Faction~ value=~Crimson Rogers~ /&gt;&lt;property name=~Text~ value=~Loyal · Villianous React: Tack when a player is taking a card from their discard or sunk pile. The card is sent to their sunk pile.~ /&gt;&lt;/card&gt;</text:p>
          </table:table-cell>
          <table:table-cell table:formula="of:=CONCATENATE(&quot; &lt;Relationship Target=~/cards/&quot;;[.D75];&quot;.jpg~ Id=~C&quot;;[.C75];&quot;~ Type=~http://schemas.octgn.org/picture~/&gt;&quot;)" office:value-type="string" office:string-value=" &lt;Relationship Target=~/cards/BS_javierdebejarano.jpg~ Id=~Cebc66a7d-bfd1-4802-9328-c05a49c9b2d7~ Type=~http://schemas.octgn.org/picture~/&gt;">
            <text:p><text:s/>&lt;Relationship Target=~/cards/BS_javierdebejarano.jpg~ Id=~Cebc66a7d-bfd1-4802-9328-c05a49c9b2d7~ Type=~http://schemas.octgn.org/picture~/&gt;</text:p>
          </table:table-cell>
          <table:table-cell office:value-type="string">
            <text:p>ebc66a7d-bfd1-4802-9328-c05a49c9b2d7</text:p>
          </table:table-cell>
          <table:table-cell office:value-type="string">
            <text:p>BS_javierdebejarano</text:p>
          </table:table-cell>
          <table:table-cell office:value-type="string">
            <text:p>Javier de Bejarano</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2"/>
          <table:table-cell office:value-type="string">
            <text:p>Crimson Rogers</text:p>
          </table:table-cell>
          <table:table-cell office:value-type="string">
            <text:p>Loyal · Villianous React: Tack when a player is taking a card from their discard or sunk pile. The card is sent to their sunk pile.</text:p>
          </table:table-cell>
          <table:table-cell table:number-columns-repeated="1000"/>
        </table:table-row>
        <table:table-row table:style-name="ro2">
          <table:table-cell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office:value-type="string" office:string-value="  &lt;card id=~e33d05b2-9511-42d1-a7cf-b8e542061a7d~ name=~Jens Bjorn~&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unaligned~ /&gt;&lt;property name=~Text~ value=~~ /&gt;&lt;/card&gt;">
            <text:p><text:s text:c="2"/>&lt;card id=~e33d05b2-9511-42d1-a7cf-b8e542061a7d~ name=~Jens Bjorn~&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unaligned~ /&gt;&lt;property name=~Text~ value=~~ /&gt;&lt;/card&gt;</text:p>
          </table:table-cell>
          <table:table-cell table:formula="of:=CONCATENATE(&quot; &lt;Relationship Target=~/cards/&quot;;[.D76];&quot;.jpg~ Id=~C&quot;;[.C76];&quot;~ Type=~http://schemas.octgn.org/picture~/&gt;&quot;)" office:value-type="string" office:string-value=" &lt;Relationship Target=~/cards/BS_jensbjorn.jpg~ Id=~Ce33d05b2-9511-42d1-a7cf-b8e542061a7d~ Type=~http://schemas.octgn.org/picture~/&gt;">
            <text:p><text:s/>&lt;Relationship Target=~/cards/BS_jensbjorn.jpg~ Id=~Ce33d05b2-9511-42d1-a7cf-b8e542061a7d~ Type=~http://schemas.octgn.org/picture~/&gt;</text:p>
          </table:table-cell>
          <table:table-cell office:value-type="string">
            <text:p>e33d05b2-9511-42d1-a7cf-b8e542061a7d</text:p>
          </table:table-cell>
          <table:table-cell office:value-type="string">
            <text:p>BS_jensbjorn</text:p>
          </table:table-cell>
          <table:table-cell office:value-type="string">
            <text:p>Jens Bjorn</text:p>
          </table:table-cell>
          <table:table-cell office:value-type="string">
            <text:p>U</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3" office:value-type="float" office:value="1">
            <text:p>1</text:p>
          </table:table-cell>
          <table:table-cell table:number-columns-repeated="2"/>
          <table:table-cell office:value-type="string">
            <text:p>unaligned</text:p>
          </table:table-cell>
          <table:table-cell/>
          <table:table-cell table:number-columns-repeated="1000"/>
        </table:table-row>
        <table:table-row table:style-name="ro2">
          <table:table-cell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office:value-type="string" office:string-value="  &lt;card id=~a9585d8f-c5b3-49db-978c-381fa3326307~ name=~Jimmy Bas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Sea Dogs~ /&gt;&lt;property name=~Text~ value=~Gunner Jimmy produces 2 extra Cannon when you are targeting a Ship that you have performed a boarding with this turn.~ /&gt;&lt;/card&gt;">
            <text:p><text:s text:c="2"/>&lt;card id=~a9585d8f-c5b3-49db-978c-381fa3326307~ name=~Jimmy Bas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Sea Dogs~ /&gt;&lt;property name=~Text~ value=~Gunner Jimmy produces 2 extra Cannon when you are targeting a Ship that you have performed a boarding with this turn.~ /&gt;&lt;/card&gt;</text:p>
          </table:table-cell>
          <table:table-cell table:formula="of:=CONCATENATE(&quot; &lt;Relationship Target=~/cards/&quot;;[.D77];&quot;.jpg~ Id=~C&quot;;[.C77];&quot;~ Type=~http://schemas.octgn.org/picture~/&gt;&quot;)" office:value-type="string" office:string-value=" &lt;Relationship Target=~/cards/BS_jimmybass.jpg~ Id=~Ca9585d8f-c5b3-49db-978c-381fa3326307~ Type=~http://schemas.octgn.org/picture~/&gt;">
            <text:p><text:s/>&lt;Relationship Target=~/cards/BS_jimmybass.jpg~ Id=~Ca9585d8f-c5b3-49db-978c-381fa3326307~ Type=~http://schemas.octgn.org/picture~/&gt;</text:p>
          </table:table-cell>
          <table:table-cell office:value-type="string">
            <text:p>a9585d8f-c5b3-49db-978c-381fa3326307</text:p>
          </table:table-cell>
          <table:table-cell office:value-type="string">
            <text:p>BS_jimmybass</text:p>
          </table:table-cell>
          <table:table-cell office:value-type="string">
            <text:p>Jimmy Bass</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table:number-columns-repeated="3" office:value-type="float" office:value="0">
            <text:p>0</text:p>
          </table:table-cell>
          <table:table-cell office:value-type="float" office:value="2">
            <text:p>2</text:p>
          </table:table-cell>
          <table:table-cell table:number-columns-repeated="2"/>
          <table:table-cell office:value-type="string">
            <text:p>Sea Dogs</text:p>
          </table:table-cell>
          <table:table-cell office:value-type="string">
            <text:p>Gunner Jimmy produces 2 extra Cannon when you are targeting a Ship that you have performed a boarding with this turn.</text:p>
          </table:table-cell>
          <table:table-cell table:number-columns-repeated="1000"/>
        </table:table-row>
        <table:table-row table:style-name="ro2">
          <table:table-cell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office:value-type="string" office:string-value="  &lt;card id=~abfb6dfe-f0a4-4503-aecf-4f4c92005bd2~ name=~Keel of Rowan Woo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rade Sea). Item crew Attachment: +3 Influence~ /&gt;&lt;/card&gt;">
            <text:p><text:s text:c="2"/>&lt;card id=~abfb6dfe-f0a4-4503-aecf-4f4c92005bd2~ name=~Keel of Rowan Woo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rade Sea). Item crew Attachment: +3 Influence~ /&gt;&lt;/card&gt;</text:p>
          </table:table-cell>
          <table:table-cell table:formula="of:=CONCATENATE(&quot; &lt;Relationship Target=~/cards/&quot;;[.D78];&quot;.jpg~ Id=~C&quot;;[.C78];&quot;~ Type=~http://schemas.octgn.org/picture~/&gt;&quot;)" office:value-type="string" office:string-value=" &lt;Relationship Target=~/cards/BS_keelofrowanwood.jpg~ Id=~Cabfb6dfe-f0a4-4503-aecf-4f4c92005bd2~ Type=~http://schemas.octgn.org/picture~/&gt;">
            <text:p><text:s/>&lt;Relationship Target=~/cards/BS_keelofrowanwood.jpg~ Id=~Cabfb6dfe-f0a4-4503-aecf-4f4c92005bd2~ Type=~http://schemas.octgn.org/picture~/&gt;</text:p>
          </table:table-cell>
          <table:table-cell office:value-type="string">
            <text:p>abfb6dfe-f0a4-4503-aecf-4f4c92005bd2</text:p>
          </table:table-cell>
          <table:table-cell office:value-type="string">
            <text:p>BS_keelofrowanwood</text:p>
          </table:table-cell>
          <table:table-cell office:value-type="string">
            <text:p>Keel of Rowan Wood</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6 Adventuring (4 if completed in Trade Sea). Item crew Attachment: +3 Influence</text:p>
          </table:table-cell>
          <table:table-cell table:number-columns-repeated="1000"/>
        </table:table-row>
        <table:table-row table:style-name="ro2">
          <table:table-cell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office:value-type="string" office:string-value="  &lt;card id=~d4618c7a-f411-494c-b118-5abda2a26a66~ name=~Last Second Cannon Volley~&gt;&lt;property name=~Rarity~ value=~R~ /&gt;&lt;property name=~Type~ value=~actions~ /&gt;&lt;property name=~Cost~ value=~6~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Boarding your Ship. You inflict a 3 Hit Cannon Attack on their Ship. The Boarding is canceled.~ /&gt;&lt;/card&gt;">
            <text:p><text:s text:c="2"/>&lt;card id=~d4618c7a-f411-494c-b118-5abda2a26a66~ name=~Last Second Cannon Volley~&gt;&lt;property name=~Rarity~ value=~R~ /&gt;&lt;property name=~Type~ value=~actions~ /&gt;&lt;property name=~Cost~ value=~6~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Boarding your Ship. You inflict a 3 Hit Cannon Attack on their Ship. The Boarding is canceled.~ /&gt;&lt;/card&gt;</text:p>
          </table:table-cell>
          <table:table-cell table:formula="of:=CONCATENATE(&quot; &lt;Relationship Target=~/cards/&quot;;[.D79];&quot;.jpg~ Id=~C&quot;;[.C79];&quot;~ Type=~http://schemas.octgn.org/picture~/&gt;&quot;)" office:value-type="string" office:string-value=" &lt;Relationship Target=~/cards/BS_lastsecondcannonvolley.jpg~ Id=~Cd4618c7a-f411-494c-b118-5abda2a26a66~ Type=~http://schemas.octgn.org/picture~/&gt;">
            <text:p><text:s/>&lt;Relationship Target=~/cards/BS_lastsecondcannonvolley.jpg~ Id=~Cd4618c7a-f411-494c-b118-5abda2a26a66~ Type=~http://schemas.octgn.org/picture~/&gt;</text:p>
          </table:table-cell>
          <table:table-cell office:value-type="string">
            <text:p>d4618c7a-f411-494c-b118-5abda2a26a66</text:p>
          </table:table-cell>
          <table:table-cell office:value-type="string">
            <text:p>BS_lastsecondcannonvolley</text:p>
          </table:table-cell>
          <table:table-cell office:value-type="string">
            <text:p>Last Second Cannon Volley</text:p>
          </table:table-cell>
          <table:table-cell office:value-type="string">
            <text:p>R</text:p>
          </table:table-cell>
          <table:table-cell office:value-type="string">
            <text:p>actions</text:p>
          </table:table-cell>
          <table:table-cell office:value-type="float" office:value="6">
            <text:p>6</text:p>
          </table:table-cell>
          <table:table-cell office:value-type="string">
            <text:p>Ca</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an opponent begins Boarding your Ship. You inflict a 3 Hit Cannon Attack on their Ship. The Boarding is canceled.</text:p>
          </table:table-cell>
          <table:table-cell table:number-columns-repeated="1000"/>
        </table:table-row>
        <table:table-row table:style-name="ro2">
          <table:table-cell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office:value-type="string" office:string-value="  &lt;card id=~0c4d5754-6d6e-4973-856f-71fb26b53c5e~ name=~Leonard Pinkerton~&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When Leonard Pinkerton tacks to absorb Hits during a Boarding, he absorbs 2 extra Hits.~ /&gt;&lt;/card&gt;">
            <text:p><text:s text:c="2"/>&lt;card id=~0c4d5754-6d6e-4973-856f-71fb26b53c5e~ name=~Leonard Pinkerton~&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When Leonard Pinkerton tacks to absorb Hits during a Boarding, he absorbs 2 extra Hits.~ /&gt;&lt;/card&gt;</text:p>
          </table:table-cell>
          <table:table-cell table:formula="of:=CONCATENATE(&quot; &lt;Relationship Target=~/cards/&quot;;[.D80];&quot;.jpg~ Id=~C&quot;;[.C80];&quot;~ Type=~http://schemas.octgn.org/picture~/&gt;&quot;)" office:value-type="string" office:string-value=" &lt;Relationship Target=~/cards/BS_leonardpinkerton.jpg~ Id=~C0c4d5754-6d6e-4973-856f-71fb26b53c5e~ Type=~http://schemas.octgn.org/picture~/&gt;">
            <text:p><text:s/>&lt;Relationship Target=~/cards/BS_leonardpinkerton.jpg~ Id=~C0c4d5754-6d6e-4973-856f-71fb26b53c5e~ Type=~http://schemas.octgn.org/picture~/&gt;</text:p>
          </table:table-cell>
          <table:table-cell office:value-type="string">
            <text:p>0c4d5754-6d6e-4973-856f-71fb26b53c5e</text:p>
          </table:table-cell>
          <table:table-cell office:value-type="string">
            <text:p>BS_leonardpinkerton</text:p>
          </table:table-cell>
          <table:table-cell office:value-type="string">
            <text:p>Leonard Pinkerton</text:p>
          </table:table-cell>
          <table:table-cell office:value-type="string">
            <text:p>U</text:p>
          </table:table-cell>
          <table:table-cell office:value-type="string">
            <text:p>crew</text:p>
          </table:table-cell>
          <table:table-cell office:value-type="float" office:value="1">
            <text:p>1</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When Leonard Pinkerton tacks to absorb Hits during a Boarding, he absorbs 2 extra Hits.</text:p>
          </table:table-cell>
          <table:table-cell table:number-columns-repeated="1000"/>
        </table:table-row>
        <table:table-row table:style-name="ro2">
          <table:table-cell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office:value-type="string" office:string-value="  &lt;card id=~f14e6a8a-4079-41e8-8802-5c3b3a6c1ed5~ name=~Leviathan Bone~&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Hand trait, and gives a +1 Swashbuckling. This crew inflicts 2 extra Hits during Boarding Attacks. A crew may not have more than one Hand Attachment.~ /&gt;&lt;/card&gt;">
            <text:p><text:s text:c="2"/>&lt;card id=~f14e6a8a-4079-41e8-8802-5c3b3a6c1ed5~ name=~Leviathan Bone~&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Hand trait, and gives a +1 Swashbuckling. This crew inflicts 2 extra Hits during Boarding Attacks. A crew may not have more than one Hand Attachment.~ /&gt;&lt;/card&gt;</text:p>
          </table:table-cell>
          <table:table-cell table:formula="of:=CONCATENATE(&quot; &lt;Relationship Target=~/cards/&quot;;[.D81];&quot;.jpg~ Id=~C&quot;;[.C81];&quot;~ Type=~http://schemas.octgn.org/picture~/&gt;&quot;)" office:value-type="string" office:string-value=" &lt;Relationship Target=~/cards/BS_leviathanbone.jpg~ Id=~Cf14e6a8a-4079-41e8-8802-5c3b3a6c1ed5~ Type=~http://schemas.octgn.org/picture~/&gt;">
            <text:p><text:s/>&lt;Relationship Target=~/cards/BS_leviathanbone.jpg~ Id=~Cf14e6a8a-4079-41e8-8802-5c3b3a6c1ed5~ Type=~http://schemas.octgn.org/picture~/&gt;</text:p>
          </table:table-cell>
          <table:table-cell office:value-type="string">
            <text:p>f14e6a8a-4079-41e8-8802-5c3b3a6c1ed5</text:p>
          </table:table-cell>
          <table:table-cell office:value-type="string">
            <text:p>BS_leviathanbone</text:p>
          </table:table-cell>
          <table:table-cell office:value-type="string">
            <text:p>Leviathan Bone</text:p>
          </table:table-cell>
          <table:table-cell office:value-type="string">
            <text:p>R</text:p>
          </table:table-cell>
          <table:table-cell office:value-type="string">
            <text:p>actions</text:p>
          </table:table-cell>
          <table:table-cell office:value-type="float" office:value="3">
            <text:p>3</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suffer Hits. You suffer 2 fewer Hits, and this card attaches to your Captain. This Attachment has the Hand trait, and gives a +1 Swashbuckling. This crew inflicts 2 extra Hits during Boarding Attacks. A crew may not have more than one Hand Attachment.</text:p>
          </table:table-cell>
          <table:table-cell table:number-columns-repeated="1000"/>
        </table:table-row>
        <table:table-row table:style-name="ro2">
          <table:table-cell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office:value-type="string" office:string-value="  &lt;card id=~dde05267-483b-45ba-9221-9cf51592edf7~ name=~The Living Storm~&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y Ship which has 2 or more adventures in play, but not completed. That ship suffers 3 Hits.~ /&gt;&lt;/card&gt;">
            <text:p><text:s text:c="2"/>&lt;card id=~dde05267-483b-45ba-9221-9cf51592edf7~ name=~The Living Storm~&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y Ship which has 2 or more adventures in play, but not completed. That ship suffers 3 Hits.~ /&gt;&lt;/card&gt;</text:p>
          </table:table-cell>
          <table:table-cell table:formula="of:=CONCATENATE(&quot; &lt;Relationship Target=~/cards/&quot;;[.D82];&quot;.jpg~ Id=~C&quot;;[.C82];&quot;~ Type=~http://schemas.octgn.org/picture~/&gt;&quot;)" office:value-type="string" office:string-value=" &lt;Relationship Target=~/cards/BS_thelivingstorm.jpg~ Id=~Cdde05267-483b-45ba-9221-9cf51592edf7~ Type=~http://schemas.octgn.org/picture~/&gt;">
            <text:p><text:s/>&lt;Relationship Target=~/cards/BS_thelivingstorm.jpg~ Id=~Cdde05267-483b-45ba-9221-9cf51592edf7~ Type=~http://schemas.octgn.org/picture~/&gt;</text:p>
          </table:table-cell>
          <table:table-cell office:value-type="string">
            <text:p>dde05267-483b-45ba-9221-9cf51592edf7</text:p>
          </table:table-cell>
          <table:table-cell office:value-type="string">
            <text:p>BS_thelivingstorm</text:p>
          </table:table-cell>
          <table:table-cell office:value-type="string">
            <text:p>The Living Storm</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Weather Target any Ship which has 2 or more adventures in play, but not completed. That ship suffers 3 Hits.</text:p>
          </table:table-cell>
          <table:table-cell table:number-columns-repeated="1000"/>
        </table:table-row>
        <table:table-row table:style-name="ro2">
          <table:table-cell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office:value-type="string" office:string-value="  &lt;card id=~efafef86-8e79-4191-b485-f2daaeb7c476~ name=~Lucky Lou~&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React: When Lou is about to be sunk, discard the top card of your deck. If the Boarding Attack is a Punch or a Dagger, place Lou in your discard pile instead.~ /&gt;&lt;/card&gt;">
            <text:p><text:s text:c="2"/>&lt;card id=~efafef86-8e79-4191-b485-f2daaeb7c476~ name=~Lucky Lou~&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React: When Lou is about to be sunk, discard the top card of your deck. If the Boarding Attack is a Punch or a Dagger, place Lou in your discard pile instead.~ /&gt;&lt;/card&gt;</text:p>
          </table:table-cell>
          <table:table-cell table:formula="of:=CONCATENATE(&quot; &lt;Relationship Target=~/cards/&quot;;[.D83];&quot;.jpg~ Id=~C&quot;;[.C83];&quot;~ Type=~http://schemas.octgn.org/picture~/&gt;&quot;)" office:value-type="string" office:string-value=" &lt;Relationship Target=~/cards/BS_luckylou.jpg~ Id=~Cefafef86-8e79-4191-b485-f2daaeb7c476~ Type=~http://schemas.octgn.org/picture~/&gt;">
            <text:p><text:s/>&lt;Relationship Target=~/cards/BS_luckylou.jpg~ Id=~Cefafef86-8e79-4191-b485-f2daaeb7c476~ Type=~http://schemas.octgn.org/picture~/&gt;</text:p>
          </table:table-cell>
          <table:table-cell office:value-type="string">
            <text:p>efafef86-8e79-4191-b485-f2daaeb7c476</text:p>
          </table:table-cell>
          <table:table-cell office:value-type="string">
            <text:p>BS_luckylou</text:p>
          </table:table-cell>
          <table:table-cell office:value-type="string">
            <text:p>Lucky Lou</text:p>
          </table:table-cell>
          <table:table-cell office:value-type="string">
            <text:p>U</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table:number-columns-repeated="2" office:value-type="float" office:value="1">
            <text:p>1</text:p>
          </table:table-cell>
          <table:table-cell table:number-columns-repeated="2"/>
          <table:table-cell office:value-type="string">
            <text:p>unaligned</text:p>
          </table:table-cell>
          <table:table-cell office:value-type="string">
            <text:p>React: When Lou is about to be sunk, discard the top card of your deck. If the Boarding Attack is a Punch or a Dagger, place Lou in your discard pile instead.</text:p>
          </table:table-cell>
          <table:table-cell table:number-columns-repeated="1000"/>
        </table:table-row>
        <table:table-row table:style-name="ro2">
          <table:table-cell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office:value-type="string" office:string-value="  &lt;card id=~584c9343-c0c1-4efe-babb-c0cc4ba795d3~ name=~Luis de Rioj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Castille~ /&gt;&lt;property name=~Text~ value=~Act: Tack and sink Luis to get any one crew card from your sunk pile and put it in your hand.~ /&gt;&lt;/card&gt;">
            <text:p><text:s text:c="2"/>&lt;card id=~584c9343-c0c1-4efe-babb-c0cc4ba795d3~ name=~Luis de Rioj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Castille~ /&gt;&lt;property name=~Text~ value=~Act: Tack and sink Luis to get any one crew card from your sunk pile and put it in your hand.~ /&gt;&lt;/card&gt;</text:p>
          </table:table-cell>
          <table:table-cell table:formula="of:=CONCATENATE(&quot; &lt;Relationship Target=~/cards/&quot;;[.D84];&quot;.jpg~ Id=~C&quot;;[.C84];&quot;~ Type=~http://schemas.octgn.org/picture~/&gt;&quot;)" office:value-type="string" office:string-value=" &lt;Relationship Target=~/cards/BS_luisderioja.jpg~ Id=~C584c9343-c0c1-4efe-babb-c0cc4ba795d3~ Type=~http://schemas.octgn.org/picture~/&gt;">
            <text:p><text:s/>&lt;Relationship Target=~/cards/BS_luisderioja.jpg~ Id=~C584c9343-c0c1-4efe-babb-c0cc4ba795d3~ Type=~http://schemas.octgn.org/picture~/&gt;</text:p>
          </table:table-cell>
          <table:table-cell office:value-type="string">
            <text:p>584c9343-c0c1-4efe-babb-c0cc4ba795d3</text:p>
          </table:table-cell>
          <table:table-cell office:value-type="string">
            <text:p>BS_luisderioja</text:p>
          </table:table-cell>
          <table:table-cell office:value-type="string">
            <text:p>Luis de Rioja</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table:number-columns-repeated="2" office:value-type="float" office:value="1">
            <text:p>1</text:p>
          </table:table-cell>
          <table:table-cell table:number-columns-repeated="2"/>
          <table:table-cell office:value-type="string">
            <text:p>Castille</text:p>
          </table:table-cell>
          <table:table-cell office:value-type="string">
            <text:p>Act: Tack and sink Luis to get any one crew card from your sunk pile and put it in your hand.</text:p>
          </table:table-cell>
          <table:table-cell table:number-columns-repeated="1000"/>
        </table:table-row>
        <table:table-row table:style-name="ro2">
          <table:table-cell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office:value-type="string" office:string-value="  &lt;card id=~dab73345-431b-4357-bfe8-7e8f0369de18~ name=~Lumiere de l'Emereur ~&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Montaigne~ /&gt;&lt;property name=~Text~ value=~Montagne Ship Attachment * Unique * Figurehead * While you have more than 2 completed adventures in play, your cost to discard and/or sink Sea attachments is reduced by 3 (minimum 1). ~ /&gt;&lt;/card&gt;">
            <text:p><text:s text:c="2"/>&lt;card id=~dab73345-431b-4357-bfe8-7e8f0369de18~ name=~Lumiere de l'Emereur ~&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Montaigne~ /&gt;&lt;property name=~Text~ value=~Montagne Ship Attachment * Unique * Figurehead * While you have more than 2 completed adventures in play, your cost to discard and/or sink Sea attachments is reduced by 3 (minimum 1). ~ /&gt;&lt;/card&gt;</text:p>
          </table:table-cell>
          <table:table-cell table:formula="of:=CONCATENATE(&quot; &lt;Relationship Target=~/cards/&quot;;[.D85];&quot;.jpg~ Id=~C&quot;;[.C85];&quot;~ Type=~http://schemas.octgn.org/picture~/&gt;&quot;)" office:value-type="string" office:string-value=" &lt;Relationship Target=~/cards/BS_lumieredelempereur.jpg~ Id=~Cdab73345-431b-4357-bfe8-7e8f0369de18~ Type=~http://schemas.octgn.org/picture~/&gt;">
            <text:p><text:s/>&lt;Relationship Target=~/cards/BS_lumieredelempereur.jpg~ Id=~Cdab73345-431b-4357-bfe8-7e8f0369de18~ Type=~http://schemas.octgn.org/picture~/&gt;</text:p>
          </table:table-cell>
          <table:table-cell office:value-type="string">
            <text:p>dab73345-431b-4357-bfe8-7e8f0369de18</text:p>
          </table:table-cell>
          <table:table-cell office:value-type="string">
            <text:p>BS_lumieredelempereur</text:p>
          </table:table-cell>
          <table:table-cell office:value-type="string">
            <text:p>Lumiere de l'Emereur </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7"/>
          <table:table-cell office:value-type="string">
            <text:p>Montaigne</text:p>
          </table:table-cell>
          <table:table-cell office:value-type="string">
            <text:p>Montagne Ship Attachment * Unique * Figurehead * While you have more than 2 completed adventures in play, your cost to discard and/or sink Sea attachments is reduced by 3 (minimum 1). </text:p>
          </table:table-cell>
          <table:table-cell table:number-columns-repeated="1000"/>
        </table:table-row>
        <table:table-row table:style-name="ro2">
          <table:table-cell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office:value-type="string" office:string-value="  &lt;card id=~81cd91ec-c81c-481b-8596-0775df7a2a52~ name=~Mad Jack O'Bann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Any player in this Sea may sink Mad Jack by tacking 2 Adventuring as an action. Act: Tack while your Ship is in this Sea. You suffer 5 Hits. Draw a card.~ /&gt;&lt;/card&gt;">
            <text:p><text:s text:c="2"/>&lt;card id=~81cd91ec-c81c-481b-8596-0775df7a2a52~ name=~Mad Jack O'Bann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Any player in this Sea may sink Mad Jack by tacking 2 Adventuring as an action. Act: Tack while your Ship is in this Sea. You suffer 5 Hits. Draw a card.~ /&gt;&lt;/card&gt;</text:p>
          </table:table-cell>
          <table:table-cell table:formula="of:=CONCATENATE(&quot; &lt;Relationship Target=~/cards/&quot;;[.D86];&quot;.jpg~ Id=~C&quot;;[.C86];&quot;~ Type=~http://schemas.octgn.org/picture~/&gt;&quot;)" office:value-type="string" office:string-value=" &lt;Relationship Target=~/cards/BS_madjackobannon.jpg~ Id=~C81cd91ec-c81c-481b-8596-0775df7a2a52~ Type=~http://schemas.octgn.org/picture~/&gt;">
            <text:p><text:s/>&lt;Relationship Target=~/cards/BS_madjackobannon.jpg~ Id=~C81cd91ec-c81c-481b-8596-0775df7a2a52~ Type=~http://schemas.octgn.org/picture~/&gt;</text:p>
          </table:table-cell>
          <table:table-cell office:value-type="string">
            <text:p>81cd91ec-c81c-481b-8596-0775df7a2a52</text:p>
          </table:table-cell>
          <table:table-cell office:value-type="string">
            <text:p>BS_madjackobannon</text:p>
          </table:table-cell>
          <table:table-cell office:value-type="string">
            <text:p>Mad Jack O'Bannon</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This Sea Attachment · Unique Any player in this Sea may sink Mad Jack by tacking 2 Adventuring as an action. Act: Tack while your Ship is in this Sea. You suffer 5 Hits. Draw a card.</text:p>
          </table:table-cell>
          <table:table-cell table:number-columns-repeated="1000"/>
        </table:table-row>
        <table:table-row table:style-name="ro2">
          <table:table-cell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office:value-type="string" office:string-value="  &lt;card id=~a04a464d-2061-4b01-a51c-559ad1ba3c0b~ name=~Mad Mari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When Mario sinks to absorb Hits, he absorbs 4 extra Hits.~ /&gt;&lt;/card&gt;">
            <text:p><text:s text:c="2"/>&lt;card id=~a04a464d-2061-4b01-a51c-559ad1ba3c0b~ name=~Mad Mari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When Mario sinks to absorb Hits, he absorbs 4 extra Hits.~ /&gt;&lt;/card&gt;</text:p>
          </table:table-cell>
          <table:table-cell table:formula="of:=CONCATENATE(&quot; &lt;Relationship Target=~/cards/&quot;;[.D87];&quot;.jpg~ Id=~C&quot;;[.C87];&quot;~ Type=~http://schemas.octgn.org/picture~/&gt;&quot;)" office:value-type="string" office:string-value=" &lt;Relationship Target=~/cards/BS_madmario.jpg~ Id=~Ca04a464d-2061-4b01-a51c-559ad1ba3c0b~ Type=~http://schemas.octgn.org/picture~/&gt;">
            <text:p><text:s/>&lt;Relationship Target=~/cards/BS_madmario.jpg~ Id=~Ca04a464d-2061-4b01-a51c-559ad1ba3c0b~ Type=~http://schemas.octgn.org/picture~/&gt;</text:p>
          </table:table-cell>
          <table:table-cell office:value-type="string">
            <text:p>a04a464d-2061-4b01-a51c-559ad1ba3c0b</text:p>
          </table:table-cell>
          <table:table-cell office:value-type="string">
            <text:p>BS_madmario</text:p>
          </table:table-cell>
          <table:table-cell office:value-type="string">
            <text:p>Mad Mario</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When Mario sinks to absorb Hits, he absorbs 4 extra Hits.</text:p>
          </table:table-cell>
          <table:table-cell table:number-columns-repeated="1000"/>
        </table:table-row>
        <table:table-row table:style-name="ro2">
          <table:table-cell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office:value-type="string" office:string-value="  &lt;card id=~4cb47047-7d98-47b0-af83-ab413a908a0f~ name=~Margaretta Ordu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4~ /&gt;&lt;property name=~Crew Max.~ value=~~ /&gt;&lt;property name=~Move Cost~ value=~~ /&gt;&lt;property name=~Faction~ value=~Castille~ /&gt;&lt;property name=~Text~ value=~Unique · Loyal · First Mate · Swordsman +2 (Margaretta inflicts 2 extra hits during Boarding Attacks) Margaretta has +2 Swashbuckling while you have Enrique Orduno in play and tacked.~ /&gt;&lt;/card&gt;">
            <text:p><text:s text:c="2"/>&lt;card id=~4cb47047-7d98-47b0-af83-ab413a908a0f~ name=~Margaretta Ordu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4~ /&gt;&lt;property name=~Crew Max.~ value=~~ /&gt;&lt;property name=~Move Cost~ value=~~ /&gt;&lt;property name=~Faction~ value=~Castille~ /&gt;&lt;property name=~Text~ value=~Unique · Loyal · First Mate · Swordsman +2 (Margaretta inflicts 2 extra hits during Boarding Attacks) Margaretta has +2 Swashbuckling while you have Enrique Orduno in play and tacked.~ /&gt;&lt;/card&gt;</text:p>
          </table:table-cell>
          <table:table-cell table:formula="of:=CONCATENATE(&quot; &lt;Relationship Target=~/cards/&quot;;[.D88];&quot;.jpg~ Id=~C&quot;;[.C88];&quot;~ Type=~http://schemas.octgn.org/picture~/&gt;&quot;)" office:value-type="string" office:string-value=" &lt;Relationship Target=~/cards/BS_margarettaorduno.jpg~ Id=~C4cb47047-7d98-47b0-af83-ab413a908a0f~ Type=~http://schemas.octgn.org/picture~/&gt;">
            <text:p><text:s/>&lt;Relationship Target=~/cards/BS_margarettaorduno.jpg~ Id=~C4cb47047-7d98-47b0-af83-ab413a908a0f~ Type=~http://schemas.octgn.org/picture~/&gt;</text:p>
          </table:table-cell>
          <table:table-cell office:value-type="string">
            <text:p>4cb47047-7d98-47b0-af83-ab413a908a0f</text:p>
          </table:table-cell>
          <table:table-cell office:value-type="string">
            <text:p>BS_margarettaorduno</text:p>
          </table:table-cell>
          <table:table-cell office:value-type="string">
            <text:p>Margaretta Orduno</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table:table-cell office:value-type="string">
            <text:p>Castille</text:p>
          </table:table-cell>
          <table:table-cell office:value-type="string">
            <text:p>Unique · Loyal · First Mate · Swordsman +2 (Margaretta inflicts 2 extra hits during Boarding Attacks) Margaretta has +2 Swashbuckling while you have Enrique Orduno in play and tacked.</text:p>
          </table:table-cell>
          <table:table-cell table:number-columns-repeated="1000"/>
        </table:table-row>
        <table:table-row table:style-name="ro2">
          <table:table-cell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office:value-type="string" office:string-value="  &lt;card id=~929ae959-3d63-44c3-a790-834751e576f1~ name=~Mark Scars~&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1~ /&gt;&lt;property name=~Swashbuckling~ value=~2~ /&gt;&lt;property name=~Crew Max.~ value=~~ /&gt;&lt;property name=~Move Cost~ value=~~ /&gt;&lt;property name=~Faction~ value=~unaligned~ /&gt;&lt;property name=~Text~ value=~Gunner~ /&gt;&lt;/card&gt;">
            <text:p><text:s text:c="2"/>&lt;card id=~929ae959-3d63-44c3-a790-834751e576f1~ name=~Mark Scars~&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1~ /&gt;&lt;property name=~Swashbuckling~ value=~2~ /&gt;&lt;property name=~Crew Max.~ value=~~ /&gt;&lt;property name=~Move Cost~ value=~~ /&gt;&lt;property name=~Faction~ value=~unaligned~ /&gt;&lt;property name=~Text~ value=~Gunner~ /&gt;&lt;/card&gt;</text:p>
          </table:table-cell>
          <table:table-cell table:formula="of:=CONCATENATE(&quot; &lt;Relationship Target=~/cards/&quot;;[.D89];&quot;.jpg~ Id=~C&quot;;[.C89];&quot;~ Type=~http://schemas.octgn.org/picture~/&gt;&quot;)" office:value-type="string" office:string-value=" &lt;Relationship Target=~/cards/BS_markscars.jpg~ Id=~C929ae959-3d63-44c3-a790-834751e576f1~ Type=~http://schemas.octgn.org/picture~/&gt;">
            <text:p><text:s/>&lt;Relationship Target=~/cards/BS_markscars.jpg~ Id=~C929ae959-3d63-44c3-a790-834751e576f1~ Type=~http://schemas.octgn.org/picture~/&gt;</text:p>
          </table:table-cell>
          <table:table-cell office:value-type="string">
            <text:p>929ae959-3d63-44c3-a790-834751e576f1</text:p>
          </table:table-cell>
          <table:table-cell office:value-type="string">
            <text:p>BS_markscars</text:p>
          </table:table-cell>
          <table:table-cell office:value-type="string">
            <text:p>Mark Scars</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4">
            <text:p>4</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unaligned</text:p>
          </table:table-cell>
          <table:table-cell office:value-type="string">
            <text:p>Gunner</text:p>
          </table:table-cell>
          <table:table-cell table:number-columns-repeated="1000"/>
        </table:table-row>
        <table:table-row table:style-name="ro2">
          <table:table-cell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office:value-type="string" office:string-value="  &lt;card id=~39052d67-3c6b-4db6-a2e3-6c7a58f58946~ name=~The Marquis d'Arrent~&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 · Unique · Patron React: Tack when you are paying the influence cost of a Montaigne crew with an influence of 2 or more to produce 3 Influence.~ /&gt;&lt;/card&gt;">
            <text:p><text:s text:c="2"/>&lt;card id=~39052d67-3c6b-4db6-a2e3-6c7a58f58946~ name=~The Marquis d'Arrent~&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 · Unique · Patron React: Tack when you are paying the influence cost of a Montaigne crew with an influence of 2 or more to produce 3 Influence.~ /&gt;&lt;/card&gt;</text:p>
          </table:table-cell>
          <table:table-cell table:formula="of:=CONCATENATE(&quot; &lt;Relationship Target=~/cards/&quot;;[.D90];&quot;.jpg~ Id=~C&quot;;[.C90];&quot;~ Type=~http://schemas.octgn.org/picture~/&gt;&quot;)" office:value-type="string" office:string-value=" &lt;Relationship Target=~/cards/BS_themarquisdarrent.jpg~ Id=~C39052d67-3c6b-4db6-a2e3-6c7a58f58946~ Type=~http://schemas.octgn.org/picture~/&gt;">
            <text:p><text:s/>&lt;Relationship Target=~/cards/BS_themarquisdarrent.jpg~ Id=~C39052d67-3c6b-4db6-a2e3-6c7a58f58946~ Type=~http://schemas.octgn.org/picture~/&gt;</text:p>
          </table:table-cell>
          <table:table-cell office:value-type="string">
            <text:p>39052d67-3c6b-4db6-a2e3-6c7a58f58946</text:p>
          </table:table-cell>
          <table:table-cell office:value-type="string">
            <text:p>BS_themarquisdarrent</text:p>
          </table:table-cell>
          <table:table-cell office:value-type="string">
            <text:p>The Marquis d'Arrent</text:p>
          </table:table-cell>
          <table:table-cell office:value-type="string">
            <text:p>R</text:p>
          </table:table-cell>
          <table:table-cell office:value-type="string">
            <text:p>attachments</text:p>
          </table:table-cell>
          <table:table-cell office:value-type="float" office:value="4">
            <text:p>4</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Montaigne Ship Attachment · Unique · Patron React: Tack when you are paying the influence cost of a Montaigne crew with an influence of 2 or more to produce 3 Influence.</text:p>
          </table:table-cell>
          <table:table-cell table:number-columns-repeated="1000"/>
        </table:table-row>
        <table:table-row table:style-name="ro2">
          <table:table-cell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office:value-type="string" office:string-value="  &lt;card id=~14e68ae0-8727-456c-bbfe-804be2a966af~ name=~Michael Fitzhugh~&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1~ /&gt;&lt;property name=~Crew Max.~ value=~~ /&gt;&lt;property name=~Move Cost~ value=~~ /&gt;&lt;property name=~Faction~ value=~unaligned~ /&gt;&lt;property name=~Text~ value=~Villainous When Michael tacks to absorb Hits, he absorbs 1 extra Hit.~ /&gt;&lt;/card&gt;">
            <text:p><text:s text:c="2"/>&lt;card id=~14e68ae0-8727-456c-bbfe-804be2a966af~ name=~Michael Fitzhugh~&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1~ /&gt;&lt;property name=~Crew Max.~ value=~~ /&gt;&lt;property name=~Move Cost~ value=~~ /&gt;&lt;property name=~Faction~ value=~unaligned~ /&gt;&lt;property name=~Text~ value=~Villainous When Michael tacks to absorb Hits, he absorbs 1 extra Hit.~ /&gt;&lt;/card&gt;</text:p>
          </table:table-cell>
          <table:table-cell table:formula="of:=CONCATENATE(&quot; &lt;Relationship Target=~/cards/&quot;;[.D91];&quot;.jpg~ Id=~C&quot;;[.C91];&quot;~ Type=~http://schemas.octgn.org/picture~/&gt;&quot;)" office:value-type="string" office:string-value=" &lt;Relationship Target=~/cards/BS_michaelfitzhugh.jpg~ Id=~C14e68ae0-8727-456c-bbfe-804be2a966af~ Type=~http://schemas.octgn.org/picture~/&gt;">
            <text:p><text:s/>&lt;Relationship Target=~/cards/BS_michaelfitzhugh.jpg~ Id=~C14e68ae0-8727-456c-bbfe-804be2a966af~ Type=~http://schemas.octgn.org/picture~/&gt;</text:p>
          </table:table-cell>
          <table:table-cell office:value-type="string">
            <text:p>14e68ae0-8727-456c-bbfe-804be2a966af</text:p>
          </table:table-cell>
          <table:table-cell office:value-type="string">
            <text:p>BS_michaelfitzhugh</text:p>
          </table:table-cell>
          <table:table-cell office:value-type="string">
            <text:p>Michael Fitzhugh</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5" office:value-type="float" office:value="1">
            <text:p>1</text:p>
          </table:table-cell>
          <table:table-cell table:number-columns-repeated="2"/>
          <table:table-cell office:value-type="string">
            <text:p>unaligned</text:p>
          </table:table-cell>
          <table:table-cell office:value-type="string">
            <text:p>Villainous When Michael tacks to absorb Hits, he absorbs 1 extra Hit.</text:p>
          </table:table-cell>
          <table:table-cell table:number-columns-repeated="1000"/>
        </table:table-row>
        <table:table-row table:style-name="ro2">
          <table:table-cell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office:value-type="string" office:string-value="  &lt;card id=~bed73327-0858-46a8-a143-0c2a1ddb608d~ name=~Michel Rois et Rein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2~ /&gt;&lt;property name=~Crew Max.~ value=~~ /&gt;&lt;property name=~Move Cost~ value=~~ /&gt;&lt;property name=~Faction~ value=~Montaigne~ /&gt;&lt;property name=~Text~ value=~React: Tack when your Ship moves to a different Sea. Target a Sea Attachment in the new Sea. That attachment is discarded.~ /&gt;&lt;/card&gt;">
            <text:p><text:s text:c="2"/>&lt;card id=~bed73327-0858-46a8-a143-0c2a1ddb608d~ name=~Michel Rois et Rein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2~ /&gt;&lt;property name=~Crew Max.~ value=~~ /&gt;&lt;property name=~Move Cost~ value=~~ /&gt;&lt;property name=~Faction~ value=~Montaigne~ /&gt;&lt;property name=~Text~ value=~React: Tack when your Ship moves to a different Sea. Target a Sea Attachment in the new Sea. That attachment is discarded.~ /&gt;&lt;/card&gt;</text:p>
          </table:table-cell>
          <table:table-cell table:formula="of:=CONCATENATE(&quot; &lt;Relationship Target=~/cards/&quot;;[.D92];&quot;.jpg~ Id=~C&quot;;[.C92];&quot;~ Type=~http://schemas.octgn.org/picture~/&gt;&quot;)" office:value-type="string" office:string-value=" &lt;Relationship Target=~/cards/BS_michelroisetreines.jpg~ Id=~Cbed73327-0858-46a8-a143-0c2a1ddb608d~ Type=~http://schemas.octgn.org/picture~/&gt;">
            <text:p><text:s/>&lt;Relationship Target=~/cards/BS_michelroisetreines.jpg~ Id=~Cbed73327-0858-46a8-a143-0c2a1ddb608d~ Type=~http://schemas.octgn.org/picture~/&gt;</text:p>
          </table:table-cell>
          <table:table-cell office:value-type="string">
            <text:p>bed73327-0858-46a8-a143-0c2a1ddb608d</text:p>
          </table:table-cell>
          <table:table-cell office:value-type="string">
            <text:p>BS_michelroisetreines</text:p>
          </table:table-cell>
          <table:table-cell office:value-type="string">
            <text:p>Michel Rois et Reines</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table:number-columns-repeated="2"/>
          <table:table-cell office:value-type="string">
            <text:p>Montaigne</text:p>
          </table:table-cell>
          <table:table-cell office:value-type="string">
            <text:p>React: Tack when your Ship moves to a different Sea. Target a Sea Attachment in the new Sea. That attachment is discarded.</text:p>
          </table:table-cell>
          <table:table-cell table:number-columns-repeated="1000"/>
        </table:table-row>
        <table:table-row table:style-name="ro1">
          <table:table-cell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office:value-type="string" office:string-value="  &lt;card id=~ba125ce5-b569-46d1-9dc5-3dddcfa0b8e1~ name=~Misfire~&gt;&lt;property name=~Rarity~ value=~C~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player pays to produce a Cannon Attack, but before Hits are inflicted. That attack inflicts 1 fewer Hits, and the attacker suffers 1 Hit from this card.~ /&gt;&lt;/card&gt;">
            <text:p><text:s text:c="2"/>&lt;card id=~ba125ce5-b569-46d1-9dc5-3dddcfa0b8e1~ name=~Misfire~&gt;&lt;property name=~Rarity~ value=~C~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player pays to produce a Cannon Attack, but before Hits are inflicted. That attack inflicts 1 fewer Hits, and the attacker suffers 1 Hit from this card.~ /&gt;&lt;/card&gt;</text:p>
          </table:table-cell>
          <table:table-cell table:formula="of:=CONCATENATE(&quot; &lt;Relationship Target=~/cards/&quot;;[.D93];&quot;.jpg~ Id=~C&quot;;[.C93];&quot;~ Type=~http://schemas.octgn.org/picture~/&gt;&quot;)" office:value-type="string" office:string-value=" &lt;Relationship Target=~/cards/BS_misfire.jpg~ Id=~Cba125ce5-b569-46d1-9dc5-3dddcfa0b8e1~ Type=~http://schemas.octgn.org/picture~/&gt;">
            <text:p><text:s/>&lt;Relationship Target=~/cards/BS_misfire.jpg~ Id=~Cba125ce5-b569-46d1-9dc5-3dddcfa0b8e1~ Type=~http://schemas.octgn.org/picture~/&gt;</text:p>
          </table:table-cell>
          <table:table-cell office:value-type="string">
            <text:p>ba125ce5-b569-46d1-9dc5-3dddcfa0b8e1</text:p>
          </table:table-cell>
          <table:table-cell office:value-type="string">
            <text:p>BS_misfire</text:p>
          </table:table-cell>
          <table:table-cell office:value-type="string">
            <text:p>Misfire</text:p>
          </table:table-cell>
          <table:table-cell office:value-type="string">
            <text:p>C</text:p>
          </table:table-cell>
          <table:table-cell office:value-type="string">
            <text:p>actions</text:p>
          </table:table-cell>
          <table:table-cell office:value-type="float" office:value="1">
            <text:p>1</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Immediately after a player pays to produce a Cannon Attack, but before Hits are inflicted. That attack inflicts 1 fewer Hits, and the attacker suffers 1 Hit from this card.</text:p>
          </table:table-cell>
          <table:table-cell table:number-columns-repeated="1000"/>
        </table:table-row>
        <table:table-row table:style-name="ro2">
          <table:table-cell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office:value-type="string" office:string-value="  &lt;card id=~1e808ff3-7932-4d80-bcac-ce8a94f83dca~ name=~Montaigne Puzzle Sword~&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crew Attachment · Item A crew may not have more than one Montaigne Puzzle Sword Attached. React: Tack the Montaigne Puzzle Sword when this crew plays a card for a Boarding Attack. The other player in this Boarding must discard one card from their hand.~ /&gt;&lt;/card&gt;">
            <text:p><text:s text:c="2"/>&lt;card id=~1e808ff3-7932-4d80-bcac-ce8a94f83dca~ name=~Montaigne Puzzle Sword~&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crew Attachment · Item A crew may not have more than one Montaigne Puzzle Sword Attached. React: Tack the Montaigne Puzzle Sword when this crew plays a card for a Boarding Attack. The other player in this Boarding must discard one card from their hand.~ /&gt;&lt;/card&gt;</text:p>
          </table:table-cell>
          <table:table-cell table:formula="of:=CONCATENATE(&quot; &lt;Relationship Target=~/cards/&quot;;[.D94];&quot;.jpg~ Id=~C&quot;;[.C94];&quot;~ Type=~http://schemas.octgn.org/picture~/&gt;&quot;)" office:value-type="string" office:string-value=" &lt;Relationship Target=~/cards/BS_montaignepuzzlesword.jpg~ Id=~C1e808ff3-7932-4d80-bcac-ce8a94f83dca~ Type=~http://schemas.octgn.org/picture~/&gt;">
            <text:p><text:s/>&lt;Relationship Target=~/cards/BS_montaignepuzzlesword.jpg~ Id=~C1e808ff3-7932-4d80-bcac-ce8a94f83dca~ Type=~http://schemas.octgn.org/picture~/&gt;</text:p>
          </table:table-cell>
          <table:table-cell office:value-type="string">
            <text:p>1e808ff3-7932-4d80-bcac-ce8a94f83dca</text:p>
          </table:table-cell>
          <table:table-cell office:value-type="string">
            <text:p>BS_montaignepuzzlesword</text:p>
          </table:table-cell>
          <table:table-cell office:value-type="string">
            <text:p>Montaigne Puzzle Sword</text:p>
          </table:table-cell>
          <table:table-cell office:value-type="string">
            <text:p>U</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Montaigne crew Attachment · Item A crew may not have more than one Montaigne Puzzle Sword Attached. React: Tack the Montaigne Puzzle Sword when this crew plays a card for a Boarding Attack. The other player in this Boarding must discard one card from their hand.</text:p>
          </table:table-cell>
          <table:table-cell table:number-columns-repeated="1000"/>
        </table:table-row>
        <table:table-row table:style-name="ro2">
          <table:table-cell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office:value-type="string" office:string-value="  &lt;card id=~334485c4-04ef-4175-a879-0e579d4e791f~ name=~Mordekai's Caske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e (3 if completed in the Mirror) Item crew Attachment +1 Swashbuckling. This crew inflicts 2 extra Hits during Boarding Attacks.~ /&gt;&lt;/card&gt;">
            <text:p><text:s text:c="2"/>&lt;card id=~334485c4-04ef-4175-a879-0e579d4e791f~ name=~Mordekai's Caske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e (3 if completed in the Mirror) Item crew Attachment +1 Swashbuckling. This crew inflicts 2 extra Hits during Boarding Attacks.~ /&gt;&lt;/card&gt;</text:p>
          </table:table-cell>
          <table:table-cell table:formula="of:=CONCATENATE(&quot; &lt;Relationship Target=~/cards/&quot;;[.D95];&quot;.jpg~ Id=~C&quot;;[.C95];&quot;~ Type=~http://schemas.octgn.org/picture~/&gt;&quot;)" office:value-type="string" office:string-value=" &lt;Relationship Target=~/cards/BS_mordekeiscasket.jpg~ Id=~C334485c4-04ef-4175-a879-0e579d4e791f~ Type=~http://schemas.octgn.org/picture~/&gt;">
            <text:p><text:s/>&lt;Relationship Target=~/cards/BS_mordekeiscasket.jpg~ Id=~C334485c4-04ef-4175-a879-0e579d4e791f~ Type=~http://schemas.octgn.org/picture~/&gt;</text:p>
          </table:table-cell>
          <table:table-cell office:value-type="string">
            <text:p>334485c4-04ef-4175-a879-0e579d4e791f</text:p>
          </table:table-cell>
          <table:table-cell office:value-type="string">
            <text:p>BS_mordekeiscasket</text:p>
          </table:table-cell>
          <table:table-cell office:value-type="string">
            <text:p>Mordekai's Casket</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4 Adventure (3 if completed in the Mirror) Item crew Attachment +1 Swashbuckling. This crew inflicts 2 extra Hits during Boarding Attacks.</text:p>
          </table:table-cell>
          <table:table-cell table:number-columns-repeated="1000"/>
        </table:table-row>
        <table:table-row table:style-name="ro2">
          <table:table-cell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office:value-type="string" office:string-value="  &lt;card id=~abdde349-5102-4bb0-901f-a24b06a6929b~ name=~Mountainous Mik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3~ /&gt;&lt;property name=~Crew Max.~ value=~~ /&gt;&lt;property name=~Move Cost~ value=~~ /&gt;&lt;property name=~Faction~ value=~unaligned~ /&gt;&lt;property name=~Text~ value=~You may draw one card when Mountainous Mike tacks to start a Boarding Attack.~ /&gt;&lt;/card&gt;">
            <text:p><text:s text:c="2"/>&lt;card id=~abdde349-5102-4bb0-901f-a24b06a6929b~ name=~Mountainous Mik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3~ /&gt;&lt;property name=~Crew Max.~ value=~~ /&gt;&lt;property name=~Move Cost~ value=~~ /&gt;&lt;property name=~Faction~ value=~unaligned~ /&gt;&lt;property name=~Text~ value=~You may draw one card when Mountainous Mike tacks to start a Boarding Attack.~ /&gt;&lt;/card&gt;</text:p>
          </table:table-cell>
          <table:table-cell table:formula="of:=CONCATENATE(&quot; &lt;Relationship Target=~/cards/&quot;;[.D96];&quot;.jpg~ Id=~C&quot;;[.C96];&quot;~ Type=~http://schemas.octgn.org/picture~/&gt;&quot;)" office:value-type="string" office:string-value=" &lt;Relationship Target=~/cards/BS_mountainousmike.jpg~ Id=~Cabdde349-5102-4bb0-901f-a24b06a6929b~ Type=~http://schemas.octgn.org/picture~/&gt;">
            <text:p><text:s/>&lt;Relationship Target=~/cards/BS_mountainousmike.jpg~ Id=~Cabdde349-5102-4bb0-901f-a24b06a6929b~ Type=~http://schemas.octgn.org/picture~/&gt;</text:p>
          </table:table-cell>
          <table:table-cell office:value-type="string">
            <text:p>abdde349-5102-4bb0-901f-a24b06a6929b</text:p>
          </table:table-cell>
          <table:table-cell office:value-type="string">
            <text:p>BS_mountainousmike</text:p>
          </table:table-cell>
          <table:table-cell office:value-type="string">
            <text:p>Mountainous Mike</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3">
            <text:p>3</text:p>
          </table:table-cell>
          <table:table-cell table:number-columns-repeated="2"/>
          <table:table-cell office:value-type="string">
            <text:p>unaligned</text:p>
          </table:table-cell>
          <table:table-cell office:value-type="string">
            <text:p>You may draw one card when Mountainous Mike tacks to start a Boarding Attack.</text:p>
          </table:table-cell>
          <table:table-cell table:number-columns-repeated="1000"/>
        </table:table-row>
        <table:table-row table:style-name="ro2">
          <table:table-cell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office:value-type="string" office:string-value="  &lt;card id=~84a936c2-4d7b-4454-824c-0b423a884800~ name=~Mr. Briggs~&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React: When you are suffering Hits from a Boarding Attack, sink Mr. Briggs to absorb all of the Hits.~ /&gt;&lt;/card&gt;">
            <text:p><text:s text:c="2"/>&lt;card id=~84a936c2-4d7b-4454-824c-0b423a884800~ name=~Mr. Briggs~&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React: When you are suffering Hits from a Boarding Attack, sink Mr. Briggs to absorb all of the Hits.~ /&gt;&lt;/card&gt;</text:p>
          </table:table-cell>
          <table:table-cell table:formula="of:=CONCATENATE(&quot; &lt;Relationship Target=~/cards/&quot;;[.D97];&quot;.jpg~ Id=~C&quot;;[.C97];&quot;~ Type=~http://schemas.octgn.org/picture~/&gt;&quot;)" office:value-type="string" office:string-value=" &lt;Relationship Target=~/cards/BS_mrbriggs.jpg~ Id=~C84a936c2-4d7b-4454-824c-0b423a884800~ Type=~http://schemas.octgn.org/picture~/&gt;">
            <text:p><text:s/>&lt;Relationship Target=~/cards/BS_mrbriggs.jpg~ Id=~C84a936c2-4d7b-4454-824c-0b423a884800~ Type=~http://schemas.octgn.org/picture~/&gt;</text:p>
          </table:table-cell>
          <table:table-cell office:value-type="string">
            <text:p>84a936c2-4d7b-4454-824c-0b423a884800</text:p>
          </table:table-cell>
          <table:table-cell office:value-type="string">
            <text:p>BS_mrbriggs</text:p>
          </table:table-cell>
          <table:table-cell office:value-type="string">
            <text:p>Mr. Briggs</text:p>
          </table:table-cell>
          <table:table-cell office:value-type="string">
            <text:p>R</text:p>
          </table:table-cell>
          <table:table-cell office:value-type="string">
            <text:p>attachments</text:p>
          </table:table-cell>
          <table:table-cell office:value-type="float" office:value="3">
            <text:p>3</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aptain Attachment Unique React: When you are suffering Hits from a Boarding Attack, sink Mr. Briggs to absorb all of the Hits.</text:p>
          </table:table-cell>
          <table:table-cell table:number-columns-repeated="1000"/>
        </table:table-row>
        <table:table-row table:style-name="ro2">
          <table:table-cell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office:value-type="string" office:string-value="  &lt;card id=~7d8a8b17-a446-4974-b367-c05abd52b62c~ name=~Mr. Smyth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unaligned~ /&gt;&lt;property name=~Text~ value=~Heroic~ /&gt;&lt;/card&gt;">
            <text:p><text:s text:c="2"/>&lt;card id=~7d8a8b17-a446-4974-b367-c05abd52b62c~ name=~Mr. Smyth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unaligned~ /&gt;&lt;property name=~Text~ value=~Heroic~ /&gt;&lt;/card&gt;</text:p>
          </table:table-cell>
          <table:table-cell table:formula="of:=CONCATENATE(&quot; &lt;Relationship Target=~/cards/&quot;;[.D98];&quot;.jpg~ Id=~C&quot;;[.C98];&quot;~ Type=~http://schemas.octgn.org/picture~/&gt;&quot;)" office:value-type="string" office:string-value=" &lt;Relationship Target=~/cards/BS_mrsmythe.jpg~ Id=~C7d8a8b17-a446-4974-b367-c05abd52b62c~ Type=~http://schemas.octgn.org/picture~/&gt;">
            <text:p><text:s/>&lt;Relationship Target=~/cards/BS_mrsmythe.jpg~ Id=~C7d8a8b17-a446-4974-b367-c05abd52b62c~ Type=~http://schemas.octgn.org/picture~/&gt;</text:p>
          </table:table-cell>
          <table:table-cell office:value-type="string">
            <text:p>7d8a8b17-a446-4974-b367-c05abd52b62c</text:p>
          </table:table-cell>
          <table:table-cell office:value-type="string">
            <text:p>BS_mrsmythe</text:p>
          </table:table-cell>
          <table:table-cell office:value-type="string">
            <text:p>Mr. Smythe</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2"/>
          <table:table-cell office:value-type="string">
            <text:p>unaligned</text:p>
          </table:table-cell>
          <table:table-cell office:value-type="string">
            <text:p>Heroic</text:p>
          </table:table-cell>
          <table:table-cell table:number-columns-repeated="1000"/>
        </table:table-row>
        <table:table-row table:style-name="ro1">
          <table:table-cell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office:value-type="string" office:string-value="  &lt;card id=~92f01bc5-6267-454e-a3d7-e5fab211e156~ name=~Mutiny!~&gt;&lt;property name=~Rarity~ value=~R~ /&gt;&lt;property name=~Type~ value=~actions~ /&gt;&lt;property name=~Cost~ value=~0~ /&gt;&lt;property name=~Cost Type~ value=~~ /&gt;&lt;property name=~Cancel~ value=~3~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up to three crew on one Ship that are from a different faction than their Captain. Those crew are tacked.~ /&gt;&lt;/card&gt;">
            <text:p><text:s text:c="2"/>&lt;card id=~92f01bc5-6267-454e-a3d7-e5fab211e156~ name=~Mutiny!~&gt;&lt;property name=~Rarity~ value=~R~ /&gt;&lt;property name=~Type~ value=~actions~ /&gt;&lt;property name=~Cost~ value=~0~ /&gt;&lt;property name=~Cost Type~ value=~~ /&gt;&lt;property name=~Cancel~ value=~3~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up to three crew on one Ship that are from a different faction than their Captain. Those crew are tacked.~ /&gt;&lt;/card&gt;</text:p>
          </table:table-cell>
          <table:table-cell table:formula="of:=CONCATENATE(&quot; &lt;Relationship Target=~/cards/&quot;;[.D99];&quot;.jpg~ Id=~C&quot;;[.C99];&quot;~ Type=~http://schemas.octgn.org/picture~/&gt;&quot;)" office:value-type="string" office:string-value=" &lt;Relationship Target=~/cards/BS_mutiny.jpg~ Id=~C92f01bc5-6267-454e-a3d7-e5fab211e156~ Type=~http://schemas.octgn.org/picture~/&gt;">
            <text:p><text:s/>&lt;Relationship Target=~/cards/BS_mutiny.jpg~ Id=~C92f01bc5-6267-454e-a3d7-e5fab211e156~ Type=~http://schemas.octgn.org/picture~/&gt;</text:p>
          </table:table-cell>
          <table:table-cell office:value-type="string">
            <text:p>92f01bc5-6267-454e-a3d7-e5fab211e156</text:p>
          </table:table-cell>
          <table:table-cell office:value-type="string">
            <text:p>BS_mutiny</text:p>
          </table:table-cell>
          <table:table-cell office:value-type="string">
            <text:p>Mutiny!</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3">
            <text:p>3</text:p>
          </table:table-cell>
          <table:table-cell office:value-type="string">
            <text:p>In</text:p>
          </table:table-cell>
          <table:table-cell/>
          <table:table-cell office:value-type="string">
            <text:p>D</text:p>
          </table:table-cell>
          <table:table-cell office:value-type="string">
            <text:p>p,t</text:p>
          </table:table-cell>
          <table:table-cell table:number-columns-repeated="8"/>
          <table:table-cell office:value-type="string">
            <text:p>Target up to three crew on one Ship that are from a different faction than their Captain. Those crew are tacked.</text:p>
          </table:table-cell>
          <table:table-cell table:number-columns-repeated="1000"/>
        </table:table-row>
        <table:table-row table:style-name="ro2">
          <table:table-cell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office:value-type="string" office:string-value="  &lt;card id=~8e67fc16-d6c5-42b8-afc0-8705e5acc358~ name=~Narrow Escap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to produce 1 Adventuring.~ /&gt;&lt;/card&gt;">
            <text:p><text:s text:c="2"/>&lt;card id=~8e67fc16-d6c5-42b8-afc0-8705e5acc358~ name=~Narrow Escap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to produce 1 Adventuring.~ /&gt;&lt;/card&gt;</text:p>
          </table:table-cell>
          <table:table-cell table:formula="of:=CONCATENATE(&quot; &lt;Relationship Target=~/cards/&quot;;[.D100];&quot;.jpg~ Id=~C&quot;;[.C100];&quot;~ Type=~http://schemas.octgn.org/picture~/&gt;&quot;)" office:value-type="string" office:string-value=" &lt;Relationship Target=~/cards/BS_narrowescape.jpg~ Id=~C8e67fc16-d6c5-42b8-afc0-8705e5acc358~ Type=~http://schemas.octgn.org/picture~/&gt;">
            <text:p><text:s/>&lt;Relationship Target=~/cards/BS_narrowescape.jpg~ Id=~C8e67fc16-d6c5-42b8-afc0-8705e5acc358~ Type=~http://schemas.octgn.org/picture~/&gt;</text:p>
          </table:table-cell>
          <table:table-cell office:value-type="string">
            <text:p>8e67fc16-d6c5-42b8-afc0-8705e5acc358</text:p>
          </table:table-cell>
          <table:table-cell office:value-type="string">
            <text:p>BS_narrowescape</text:p>
          </table:table-cell>
          <table:table-cell office:value-type="string">
            <text:p>Narrow Escape</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are paying an Adventuring Cost to produce 1 Adventuring.</text:p>
          </table:table-cell>
          <table:table-cell table:number-columns-repeated="1000"/>
        </table:table-row>
        <table:table-row table:style-name="ro2">
          <table:table-cell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office:value-type="string" office:string-value="  &lt;card id=~a6d228c7-cf44-4486-862d-00e17b6b02e3~ name=~Near Mis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boarding. You suffer 2 fewer Hits.~ /&gt;&lt;/card&gt;">
            <text:p><text:s text:c="2"/>&lt;card id=~a6d228c7-cf44-4486-862d-00e17b6b02e3~ name=~Near Mis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boarding. You suffer 2 fewer Hits.~ /&gt;&lt;/card&gt;</text:p>
          </table:table-cell>
          <table:table-cell table:formula="of:=CONCATENATE(&quot; &lt;Relationship Target=~/cards/&quot;;[.D101];&quot;.jpg~ Id=~C&quot;;[.C101];&quot;~ Type=~http://schemas.octgn.org/picture~/&gt;&quot;)" office:value-type="string" office:string-value=" &lt;Relationship Target=~/cards/BS_nearmiss.jpg~ Id=~Ca6d228c7-cf44-4486-862d-00e17b6b02e3~ Type=~http://schemas.octgn.org/picture~/&gt;">
            <text:p><text:s/>&lt;Relationship Target=~/cards/BS_nearmiss.jpg~ Id=~Ca6d228c7-cf44-4486-862d-00e17b6b02e3~ Type=~http://schemas.octgn.org/picture~/&gt;</text:p>
          </table:table-cell>
          <table:table-cell office:value-type="string">
            <text:p>a6d228c7-cf44-4486-862d-00e17b6b02e3</text:p>
          </table:table-cell>
          <table:table-cell office:value-type="string">
            <text:p>BS_nearmiss</text:p>
          </table:table-cell>
          <table:table-cell office:value-type="string">
            <text:p>Near Miss</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suffer hits during boarding. You suffer 2 fewer Hits.</text:p>
          </table:table-cell>
          <table:table-cell table:number-columns-repeated="1000"/>
        </table:table-row>
        <table:table-row table:style-name="ro2">
          <table:table-cell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office:value-type="string" office:string-value="  &lt;card id=~7671cfa0-3057-4bdf-9c0c-0c1231c29ee6~ name=~Nice Tr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suffer Hits to absorb 8 Hits.~ /&gt;&lt;/card&gt;">
            <text:p><text:s text:c="2"/>&lt;card id=~7671cfa0-3057-4bdf-9c0c-0c1231c29ee6~ name=~Nice Tr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suffer Hits to absorb 8 Hits.~ /&gt;&lt;/card&gt;</text:p>
          </table:table-cell>
          <table:table-cell table:formula="of:=CONCATENATE(&quot; &lt;Relationship Target=~/cards/&quot;;[.D102];&quot;.jpg~ Id=~C&quot;;[.C102];&quot;~ Type=~http://schemas.octgn.org/picture~/&gt;&quot;)" office:value-type="string" office:string-value=" &lt;Relationship Target=~/cards/BS_nicetry.jpg~ Id=~C7671cfa0-3057-4bdf-9c0c-0c1231c29ee6~ Type=~http://schemas.octgn.org/picture~/&gt;">
            <text:p><text:s/>&lt;Relationship Target=~/cards/BS_nicetry.jpg~ Id=~C7671cfa0-3057-4bdf-9c0c-0c1231c29ee6~ Type=~http://schemas.octgn.org/picture~/&gt;</text:p>
          </table:table-cell>
          <table:table-cell office:value-type="string">
            <text:p>7671cfa0-3057-4bdf-9c0c-0c1231c29ee6</text:p>
          </table:table-cell>
          <table:table-cell office:value-type="string">
            <text:p>BS_nicetry</text:p>
          </table:table-cell>
          <table:table-cell office:value-type="string">
            <text:p>Nice Try!</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Tack your Captain when you suffer Hits to absorb 8 Hits.</text:p>
          </table:table-cell>
          <table:table-cell table:number-columns-repeated="1000"/>
        </table:table-row>
        <table:table-row table:style-name="ro2">
          <table:table-cell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office:value-type="string" office:string-value="  &lt;card id=~80aa415e-283d-47e1-b8af-6dde82ae1a99~ name=~No Escape!~&gt;&lt;property name=~Rarity~ value=~R~ /&gt;&lt;property name=~Type~ value=~actions~ /&gt;&lt;property name=~Cost~ value=~M+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another players ship. You may then perform a Cannon Attack if you are in sea with another Ship.~ /&gt;&lt;/card&gt;">
            <text:p><text:s text:c="2"/>&lt;card id=~80aa415e-283d-47e1-b8af-6dde82ae1a99~ name=~No Escape!~&gt;&lt;property name=~Rarity~ value=~R~ /&gt;&lt;property name=~Type~ value=~actions~ /&gt;&lt;property name=~Cost~ value=~M+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another players ship. You may then perform a Cannon Attack if you are in sea with another Ship.~ /&gt;&lt;/card&gt;</text:p>
          </table:table-cell>
          <table:table-cell table:formula="of:=CONCATENATE(&quot; &lt;Relationship Target=~/cards/&quot;;[.D103];&quot;.jpg~ Id=~C&quot;;[.C103];&quot;~ Type=~http://schemas.octgn.org/picture~/&gt;&quot;)" office:value-type="string" office:string-value=" &lt;Relationship Target=~/cards/BS_noescape.jpg~ Id=~C80aa415e-283d-47e1-b8af-6dde82ae1a99~ Type=~http://schemas.octgn.org/picture~/&gt;">
            <text:p><text:s/>&lt;Relationship Target=~/cards/BS_noescape.jpg~ Id=~C80aa415e-283d-47e1-b8af-6dde82ae1a99~ Type=~http://schemas.octgn.org/picture~/&gt;</text:p>
          </table:table-cell>
          <table:table-cell office:value-type="string">
            <text:p>80aa415e-283d-47e1-b8af-6dde82ae1a99</text:p>
          </table:table-cell>
          <table:table-cell office:value-type="string">
            <text:p>BS_noescape</text:p>
          </table:table-cell>
          <table:table-cell office:value-type="string">
            <text:p>No Escape!</text:p>
          </table:table-cell>
          <table:table-cell office:value-type="string">
            <text:p>R</text:p>
          </table:table-cell>
          <table:table-cell office:value-type="string">
            <text:p>actions</text:p>
          </table:table-cell>
          <table:table-cell office:value-type="string">
            <text:p>M+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Move your Ship one sea closer to another players ship. You may then perform a Cannon Attack if you are in sea with another Ship.</text:p>
          </table:table-cell>
          <table:table-cell table:number-columns-repeated="1000"/>
        </table:table-row>
        <table:table-row table:style-name="ro2">
          <table:table-cell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office:value-type="string" office:string-value="  &lt;card id=~9426f865-6252-46e3-973e-db2c52a16495~ name=~Off Course~&gt;&lt;property name=~Rarity~ value=~U~ /&gt;&lt;property name=~Type~ value=~actions~ /&gt;&lt;property name=~Cost~ value=~3~ /&gt;&lt;property name=~Cost Type~ value=~Ad~ /&gt;&lt;property name=~Cancel~ value=~M~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Move that Ship to a Sea adjacent to its current location.~ /&gt;&lt;/card&gt;">
            <text:p><text:s text:c="2"/>&lt;card id=~9426f865-6252-46e3-973e-db2c52a16495~ name=~Off Course~&gt;&lt;property name=~Rarity~ value=~U~ /&gt;&lt;property name=~Type~ value=~actions~ /&gt;&lt;property name=~Cost~ value=~3~ /&gt;&lt;property name=~Cost Type~ value=~Ad~ /&gt;&lt;property name=~Cancel~ value=~M~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Move that Ship to a Sea adjacent to its current location.~ /&gt;&lt;/card&gt;</text:p>
          </table:table-cell>
          <table:table-cell table:formula="of:=CONCATENATE(&quot; &lt;Relationship Target=~/cards/&quot;;[.D104];&quot;.jpg~ Id=~C&quot;;[.C104];&quot;~ Type=~http://schemas.octgn.org/picture~/&gt;&quot;)" office:value-type="string" office:string-value=" &lt;Relationship Target=~/cards/BS_offcourse.jpg~ Id=~C9426f865-6252-46e3-973e-db2c52a16495~ Type=~http://schemas.octgn.org/picture~/&gt;">
            <text:p><text:s/>&lt;Relationship Target=~/cards/BS_offcourse.jpg~ Id=~C9426f865-6252-46e3-973e-db2c52a16495~ Type=~http://schemas.octgn.org/picture~/&gt;</text:p>
          </table:table-cell>
          <table:table-cell office:value-type="string">
            <text:p>9426f865-6252-46e3-973e-db2c52a16495</text:p>
          </table:table-cell>
          <table:table-cell office:value-type="string">
            <text:p>BS_offcourse</text:p>
          </table:table-cell>
          <table:table-cell office:value-type="string">
            <text:p>Off Course</text:p>
          </table:table-cell>
          <table:table-cell office:value-type="string">
            <text:p>U</text:p>
          </table:table-cell>
          <table:table-cell office:value-type="string">
            <text:p>actions</text:p>
          </table:table-cell>
          <table:table-cell office:value-type="float" office:value="3">
            <text:p>3</text:p>
          </table:table-cell>
          <table:table-cell office:value-type="string">
            <text:p>Ad</text:p>
          </table:table-cell>
          <table:table-cell office:value-type="string">
            <text:p>M</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another player's Ship. Move that Ship to a Sea adjacent to its current location.</text:p>
          </table:table-cell>
          <table:table-cell table:number-columns-repeated="1000"/>
        </table:table-row>
        <table:table-row table:style-name="ro2">
          <table:table-cell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office:value-type="string" office:string-value="  &lt;card id=~10e8d6e1-7c46-468f-8886-facecb5f523c~ name=~One With the Sails~&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Sailing to produce 3 Sailing.~ /&gt;&lt;/card&gt;">
            <text:p><text:s text:c="2"/>&lt;card id=~10e8d6e1-7c46-468f-8886-facecb5f523c~ name=~One With the Sails~&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Sailing to produce 3 Sailing.~ /&gt;&lt;/card&gt;</text:p>
          </table:table-cell>
          <table:table-cell table:formula="of:=CONCATENATE(&quot; &lt;Relationship Target=~/cards/&quot;;[.D105];&quot;.jpg~ Id=~C&quot;;[.C105];&quot;~ Type=~http://schemas.octgn.org/picture~/&gt;&quot;)" office:value-type="string" office:string-value=" &lt;Relationship Target=~/cards/BS_onewiththesails.jpg~ Id=~C10e8d6e1-7c46-468f-8886-facecb5f523c~ Type=~http://schemas.octgn.org/picture~/&gt;">
            <text:p><text:s/>&lt;Relationship Target=~/cards/BS_onewiththesails.jpg~ Id=~C10e8d6e1-7c46-468f-8886-facecb5f523c~ Type=~http://schemas.octgn.org/picture~/&gt;</text:p>
          </table:table-cell>
          <table:table-cell office:value-type="string">
            <text:p>10e8d6e1-7c46-468f-8886-facecb5f523c</text:p>
          </table:table-cell>
          <table:table-cell office:value-type="string">
            <text:p>BS_onewiththesails</text:p>
          </table:table-cell>
          <table:table-cell office:value-type="string">
            <text:p>One With the Sails</text:p>
          </table:table-cell>
          <table:table-cell office:value-type="string">
            <text:p>U</text:p>
          </table:table-cell>
          <table:table-cell office:value-type="string">
            <text:p>actions</text:p>
          </table:table-cell>
          <table:table-cell office:value-type="float" office:value="1">
            <text:p>1</text:p>
          </table:table-cell>
          <table:table-cell office:value-type="string">
            <text:p>Sa</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pay Sailing to produce 3 Sailing.</text:p>
          </table:table-cell>
          <table:table-cell table:number-columns-repeated="1000"/>
        </table:table-row>
        <table:table-row table:style-name="ro2">
          <table:table-cell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office:value-type="string" office:string-value="  &lt;card id=~c06799a3-70df-4448-9448-d636f49d140c~ name=~Otir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unaligned~ /&gt;&lt;property name=~Text~ value=~~ /&gt;&lt;/card&gt;">
            <text:p><text:s text:c="2"/>&lt;card id=~c06799a3-70df-4448-9448-d636f49d140c~ name=~Otir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unaligned~ /&gt;&lt;property name=~Text~ value=~~ /&gt;&lt;/card&gt;</text:p>
          </table:table-cell>
          <table:table-cell table:formula="of:=CONCATENATE(&quot; &lt;Relationship Target=~/cards/&quot;;[.D106];&quot;.jpg~ Id=~C&quot;;[.C106];&quot;~ Type=~http://schemas.octgn.org/picture~/&gt;&quot;)" office:value-type="string" office:string-value=" &lt;Relationship Target=~/cards/BS_otiro.jpg~ Id=~Cc06799a3-70df-4448-9448-d636f49d140c~ Type=~http://schemas.octgn.org/picture~/&gt;">
            <text:p><text:s/>&lt;Relationship Target=~/cards/BS_otiro.jpg~ Id=~Cc06799a3-70df-4448-9448-d636f49d140c~ Type=~http://schemas.octgn.org/picture~/&gt;</text:p>
          </table:table-cell>
          <table:table-cell office:value-type="string">
            <text:p>c06799a3-70df-4448-9448-d636f49d140c</text:p>
          </table:table-cell>
          <table:table-cell office:value-type="string">
            <text:p>BS_otiro</text:p>
          </table:table-cell>
          <table:table-cell office:value-type="string">
            <text:p>Otiro</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table:table-cell office:value-type="string">
            <text:p>unaligned</text:p>
          </table:table-cell>
          <table:table-cell/>
          <table:table-cell table:number-columns-repeated="1000"/>
        </table:table-row>
        <table:table-row table:style-name="ro2">
          <table:table-cell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office:value-type="string" office:string-value="  &lt;card id=~ccde285c-af26-4fc6-8985-3ad2b19dddc6~ name=~Out of Rum~&gt;&lt;property name=~Rarity~ value=~U~ /&gt;&lt;property name=~Type~ value=~actions~ /&gt;&lt;property name=~Cost~ value=~4~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Swashbuckling less than 3. Tack that crew.~ /&gt;&lt;/card&gt;">
            <text:p><text:s text:c="2"/>&lt;card id=~ccde285c-af26-4fc6-8985-3ad2b19dddc6~ name=~Out of Rum~&gt;&lt;property name=~Rarity~ value=~U~ /&gt;&lt;property name=~Type~ value=~actions~ /&gt;&lt;property name=~Cost~ value=~4~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Swashbuckling less than 3. Tack that crew.~ /&gt;&lt;/card&gt;</text:p>
          </table:table-cell>
          <table:table-cell table:formula="of:=CONCATENATE(&quot; &lt;Relationship Target=~/cards/&quot;;[.D107];&quot;.jpg~ Id=~C&quot;;[.C107];&quot;~ Type=~http://schemas.octgn.org/picture~/&gt;&quot;)" office:value-type="string" office:string-value=" &lt;Relationship Target=~/cards/BS_outofrum.jpg~ Id=~Cccde285c-af26-4fc6-8985-3ad2b19dddc6~ Type=~http://schemas.octgn.org/picture~/&gt;">
            <text:p><text:s/>&lt;Relationship Target=~/cards/BS_outofrum.jpg~ Id=~Cccde285c-af26-4fc6-8985-3ad2b19dddc6~ Type=~http://schemas.octgn.org/picture~/&gt;</text:p>
          </table:table-cell>
          <table:table-cell office:value-type="string">
            <text:p>ccde285c-af26-4fc6-8985-3ad2b19dddc6</text:p>
          </table:table-cell>
          <table:table-cell office:value-type="string">
            <text:p>BS_outofrum</text:p>
          </table:table-cell>
          <table:table-cell office:value-type="string">
            <text:p>Out of Rum</text:p>
          </table:table-cell>
          <table:table-cell office:value-type="string">
            <text:p>U</text:p>
          </table:table-cell>
          <table:table-cell office:value-type="string">
            <text:p>actions</text:p>
          </table:table-cell>
          <table:table-cell office:value-type="float" office:value="4">
            <text:p>4</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Target a crew with Swashbuckling less than 3. Tack that crew.</text:p>
          </table:table-cell>
          <table:table-cell table:number-columns-repeated="1000"/>
        </table:table-row>
        <table:table-row table:style-name="ro1">
          <table:table-cell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office:value-type="string" office:string-value="  &lt;card id=~d5274f3b-1f9b-4a4d-b4be-6641d4016bcd~ name=~Panach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washbuckling cost to produce 1 Swashbuckling (This may neither absorb Hits nor inflict Hits during Boarding).~ /&gt;&lt;/card&gt;">
            <text:p><text:s text:c="2"/>&lt;card id=~d5274f3b-1f9b-4a4d-b4be-6641d4016bcd~ name=~Panach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washbuckling cost to produce 1 Swashbuckling (This may neither absorb Hits nor inflict Hits during Boarding).~ /&gt;&lt;/card&gt;</text:p>
          </table:table-cell>
          <table:table-cell table:formula="of:=CONCATENATE(&quot; &lt;Relationship Target=~/cards/&quot;;[.D108];&quot;.jpg~ Id=~C&quot;;[.C108];&quot;~ Type=~http://schemas.octgn.org/picture~/&gt;&quot;)" office:value-type="string" office:string-value=" &lt;Relationship Target=~/cards/BS_panache.jpg~ Id=~Cd5274f3b-1f9b-4a4d-b4be-6641d4016bcd~ Type=~http://schemas.octgn.org/picture~/&gt;">
            <text:p><text:s/>&lt;Relationship Target=~/cards/BS_panache.jpg~ Id=~Cd5274f3b-1f9b-4a4d-b4be-6641d4016bcd~ Type=~http://schemas.octgn.org/picture~/&gt;</text:p>
          </table:table-cell>
          <table:table-cell office:value-type="string">
            <text:p>d5274f3b-1f9b-4a4d-b4be-6641d4016bcd</text:p>
          </table:table-cell>
          <table:table-cell office:value-type="string">
            <text:p>BS_panache</text:p>
          </table:table-cell>
          <table:table-cell office:value-type="string">
            <text:p>Panache</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are paying a Swashbuckling cost to produce 1 Swashbuckling (This may neither absorb Hits nor inflict Hits during Boarding).</text:p>
          </table:table-cell>
          <table:table-cell table:number-columns-repeated="1000"/>
        </table:table-row>
        <table:table-row table:style-name="ro2">
          <table:table-cell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office:value-type="string" office:string-value="  &lt;card id=~f1b3726e-d65b-444b-bd1f-4997893c0a1a~ name=~Paule du Paix~&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Crimson Rogers~ /&gt;&lt;property name=~Text~ value=~While your Ship is engaged in a Boarding, Paule has a +2 Swashbuckling. Paule carries out vengeance with all the reverance of a priest in prayer. Some men dig two graves before sailing out on the sea of revenge. Paule digs thirty.~ /&gt;&lt;/card&gt;">
            <text:p><text:s text:c="2"/>&lt;card id=~f1b3726e-d65b-444b-bd1f-4997893c0a1a~ name=~Paule du Paix~&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Crimson Rogers~ /&gt;&lt;property name=~Text~ value=~While your Ship is engaged in a Boarding, Paule has a +2 Swashbuckling. Paule carries out vengeance with all the reverance of a priest in prayer. Some men dig two graves before sailing out on the sea of revenge. Paule digs thirty.~ /&gt;&lt;/card&gt;</text:p>
          </table:table-cell>
          <table:table-cell table:formula="of:=CONCATENATE(&quot; &lt;Relationship Target=~/cards/&quot;;[.D109];&quot;.jpg~ Id=~C&quot;;[.C109];&quot;~ Type=~http://schemas.octgn.org/picture~/&gt;&quot;)" office:value-type="string" office:string-value=" &lt;Relationship Target=~/cards/BS_pauledupaix.jpg~ Id=~Cf1b3726e-d65b-444b-bd1f-4997893c0a1a~ Type=~http://schemas.octgn.org/picture~/&gt;">
            <text:p><text:s/>&lt;Relationship Target=~/cards/BS_pauledupaix.jpg~ Id=~Cf1b3726e-d65b-444b-bd1f-4997893c0a1a~ Type=~http://schemas.octgn.org/picture~/&gt;</text:p>
          </table:table-cell>
          <table:table-cell office:value-type="string">
            <text:p>f1b3726e-d65b-444b-bd1f-4997893c0a1a</text:p>
          </table:table-cell>
          <table:table-cell office:value-type="string">
            <text:p>BS_pauledupaix</text:p>
          </table:table-cell>
          <table:table-cell office:value-type="string">
            <text:p>Paule du Paix</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table:table-cell office:value-type="string">
            <text:p>Crimson Rogers</text:p>
          </table:table-cell>
          <table:table-cell office:value-type="string">
            <text:p>While your Ship is engaged in a Boarding, Paule has a +2 Swashbuckling. Paule carries out vengeance with all the reverance of a priest in prayer. Some men dig two graves before sailing out on the sea of revenge. Paule digs thirty.</text:p>
          </table:table-cell>
          <table:table-cell table:number-columns-repeated="1000"/>
        </table:table-row>
        <table:table-row table:style-name="ro2">
          <table:table-cell table:formula="of:=CONCATENATE(&quot;  &lt;card id=~&quot;;[.C110];&quot;~ name=~&quot;;[.E110];&quot;~&gt;&lt;property name=~&quot;;[.F$1];&quot;~ value=~&quot;;[.F110];&quot;~ /&gt;&lt;property name=~&quot;;[.G$1];&quot;~ value=~&quot;;[.G110];&quot;~ /&gt;&lt;property name=~&quot;;[.H$1];&quot;~ value=~&quot;;[.H110];&quot;~ /&gt;&lt;property name=~&quot;;[.I$1];&quot;~ value=~&quot;;[.I110];&quot;~ /&gt;&lt;property name=~&quot;;[.J$1];&quot;~ value=~&quot;;[.J110];&quot;~ /&gt;&lt;property name=~&quot;;[.K$1];&quot;~ value=~&quot;;[.K110];&quot;~ /&gt;&lt;property name=~&quot;;[.L$1];&quot;~ value=~&quot;;[.L110];&quot;~ /&gt;&lt;property name=~&quot;;[.M$1];&quot;~ value=~&quot;;[.M110];&quot;~ /&gt;&lt;property name=~&quot;;[.N$1];&quot;~ value=~&quot;;[.N110];&quot;~ /&gt;&lt;property name=~&quot;;[.O$1];&quot;~ value=~&quot;;[.O110];&quot;~ /&gt;&lt;property name=~&quot;;[.P$1];&quot;~ value=~&quot;;[.P110];&quot;~ /&gt;&lt;property name=~&quot;;[.Q$1];&quot;~ value=~&quot;;[.Q110];&quot;~ /&gt;&lt;property name=~&quot;;[.R$1];&quot;~ value=~&quot;;[.R110];&quot;~ /&gt;&lt;property name=~&quot;;[.S$1];&quot;~ value=~&quot;;[.S110];&quot;~ /&gt;&lt;property name=~&quot;;[.T$1];&quot;~ value=~&quot;;[.T110];&quot;~ /&gt;&lt;property name=~&quot;;[.U$1];&quot;~ value=~&quot;;[.U110];&quot;~ /&gt;&lt;property name=~&quot;;[.V$1];&quot;~ value=~&quot;;[.V110];&quot;~ /&gt;&lt;property name=~&quot;;[.W$1];&quot;~ value=~&quot;;[.W110];&quot;~ /&gt;&lt;/card&gt;&quot;)" office:value-type="string" office:string-value="  &lt;card id=~db3ad751-423f-4916-9b16-2a5e705aa797~ name=~Peek at the Futur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of 2 or more) Act: Tack this crew to look at the top five cards of your deck. You may discard any or all those cards. Return the remaining cards to the top of your deck in any order.~ /&gt;&lt;/card&gt;">
            <text:p><text:s text:c="2"/>&lt;card id=~db3ad751-423f-4916-9b16-2a5e705aa797~ name=~Peek at the Futur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of 2 or more) Act: Tack this crew to look at the top five cards of your deck. You may discard any or all those cards. Return the remaining cards to the top of your deck in any order.~ /&gt;&lt;/card&gt;</text:p>
          </table:table-cell>
          <table:table-cell table:formula="of:=CONCATENATE(&quot; &lt;Relationship Target=~/cards/&quot;;[.D110];&quot;.jpg~ Id=~C&quot;;[.C110];&quot;~ Type=~http://schemas.octgn.org/picture~/&gt;&quot;)" office:value-type="string" office:string-value=" &lt;Relationship Target=~/cards/BS_peekatthefuture.jpg~ Id=~Cdb3ad751-423f-4916-9b16-2a5e705aa797~ Type=~http://schemas.octgn.org/picture~/&gt;">
            <text:p><text:s/>&lt;Relationship Target=~/cards/BS_peekatthefuture.jpg~ Id=~Cdb3ad751-423f-4916-9b16-2a5e705aa797~ Type=~http://schemas.octgn.org/picture~/&gt;</text:p>
          </table:table-cell>
          <table:table-cell office:value-type="string">
            <text:p>db3ad751-423f-4916-9b16-2a5e705aa797</text:p>
          </table:table-cell>
          <table:table-cell office:value-type="string">
            <text:p>BS_peekatthefuture</text:p>
          </table:table-cell>
          <table:table-cell office:value-type="string">
            <text:p>Peek at the Future</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Fate 2 Knack (May only be attached to a crew with Fate of 2 or more) Act: Tack this crew to look at the top five cards of your deck. You may discard any or all those cards. Return the remaining cards to the top of your deck in any order.</text:p>
          </table:table-cell>
          <table:table-cell table:number-columns-repeated="1000"/>
        </table:table-row>
        <table:table-row table:style-name="ro2">
          <table:table-cell table:formula="of:=CONCATENATE(&quot;  &lt;card id=~&quot;;[.C111];&quot;~ name=~&quot;;[.E111];&quot;~&gt;&lt;property name=~&quot;;[.F$1];&quot;~ value=~&quot;;[.F111];&quot;~ /&gt;&lt;property name=~&quot;;[.G$1];&quot;~ value=~&quot;;[.G111];&quot;~ /&gt;&lt;property name=~&quot;;[.H$1];&quot;~ value=~&quot;;[.H111];&quot;~ /&gt;&lt;property name=~&quot;;[.I$1];&quot;~ value=~&quot;;[.I111];&quot;~ /&gt;&lt;property name=~&quot;;[.J$1];&quot;~ value=~&quot;;[.J111];&quot;~ /&gt;&lt;property name=~&quot;;[.K$1];&quot;~ value=~&quot;;[.K111];&quot;~ /&gt;&lt;property name=~&quot;;[.L$1];&quot;~ value=~&quot;;[.L111];&quot;~ /&gt;&lt;property name=~&quot;;[.M$1];&quot;~ value=~&quot;;[.M111];&quot;~ /&gt;&lt;property name=~&quot;;[.N$1];&quot;~ value=~&quot;;[.N111];&quot;~ /&gt;&lt;property name=~&quot;;[.O$1];&quot;~ value=~&quot;;[.O111];&quot;~ /&gt;&lt;property name=~&quot;;[.P$1];&quot;~ value=~&quot;;[.P111];&quot;~ /&gt;&lt;property name=~&quot;;[.Q$1];&quot;~ value=~&quot;;[.Q111];&quot;~ /&gt;&lt;property name=~&quot;;[.R$1];&quot;~ value=~&quot;;[.R111];&quot;~ /&gt;&lt;property name=~&quot;;[.S$1];&quot;~ value=~&quot;;[.S111];&quot;~ /&gt;&lt;property name=~&quot;;[.T$1];&quot;~ value=~&quot;;[.T111];&quot;~ /&gt;&lt;property name=~&quot;;[.U$1];&quot;~ value=~&quot;;[.U111];&quot;~ /&gt;&lt;property name=~&quot;;[.V$1];&quot;~ value=~&quot;;[.V111];&quot;~ /&gt;&lt;property name=~&quot;;[.W$1];&quot;~ value=~&quot;;[.W111];&quot;~ /&gt;&lt;/card&gt;&quot;)" office:value-type="string" office:string-value="  &lt;card id=~581adc9a-781a-4172-b631-eb568a259f04~ name=~Peg Leg~&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3 fewer Hits, and this card attaches to one of your crew. This attachment has the Leg trait. A crew may not have more than one Leg Attachment.~ /&gt;&lt;/card&gt;">
            <text:p><text:s text:c="2"/>&lt;card id=~581adc9a-781a-4172-b631-eb568a259f04~ name=~Peg Leg~&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3 fewer Hits, and this card attaches to one of your crew. This attachment has the Leg trait. A crew may not have more than one Leg Attachment.~ /&gt;&lt;/card&gt;</text:p>
          </table:table-cell>
          <table:table-cell table:formula="of:=CONCATENATE(&quot; &lt;Relationship Target=~/cards/&quot;;[.D111];&quot;.jpg~ Id=~C&quot;;[.C111];&quot;~ Type=~http://schemas.octgn.org/picture~/&gt;&quot;)" office:value-type="string" office:string-value=" &lt;Relationship Target=~/cards/BS_pegleg.jpg~ Id=~C581adc9a-781a-4172-b631-eb568a259f04~ Type=~http://schemas.octgn.org/picture~/&gt;">
            <text:p><text:s/>&lt;Relationship Target=~/cards/BS_pegleg.jpg~ Id=~C581adc9a-781a-4172-b631-eb568a259f04~ Type=~http://schemas.octgn.org/picture~/&gt;</text:p>
          </table:table-cell>
          <table:table-cell office:value-type="string">
            <text:p>581adc9a-781a-4172-b631-eb568a259f04</text:p>
          </table:table-cell>
          <table:table-cell office:value-type="string">
            <text:p>BS_pegleg</text:p>
          </table:table-cell>
          <table:table-cell office:value-type="string">
            <text:p>Peg Leg</text:p>
          </table:table-cell>
          <table:table-cell office:value-type="string">
            <text:p>U</text:p>
          </table:table-cell>
          <table:table-cell office:value-type="string">
            <text:p>actions</text:p>
          </table:table-cell>
          <table:table-cell office:value-type="float" office:value="2">
            <text:p>2</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suffer Hits. You suffer 3 fewer Hits, and this card attaches to one of your crew. This attachment has the Leg trait. A crew may not have more than one Leg Attachment.</text:p>
          </table:table-cell>
          <table:table-cell table:number-columns-repeated="1000"/>
        </table:table-row>
        <table:table-row table:style-name="ro2">
          <table:table-cell table:formula="of:=CONCATENATE(&quot;  &lt;card id=~&quot;;[.C112];&quot;~ name=~&quot;;[.E112];&quot;~&gt;&lt;property name=~&quot;;[.F$1];&quot;~ value=~&quot;;[.F112];&quot;~ /&gt;&lt;property name=~&quot;;[.G$1];&quot;~ value=~&quot;;[.G112];&quot;~ /&gt;&lt;property name=~&quot;;[.H$1];&quot;~ value=~&quot;;[.H112];&quot;~ /&gt;&lt;property name=~&quot;;[.I$1];&quot;~ value=~&quot;;[.I112];&quot;~ /&gt;&lt;property name=~&quot;;[.J$1];&quot;~ value=~&quot;;[.J112];&quot;~ /&gt;&lt;property name=~&quot;;[.K$1];&quot;~ value=~&quot;;[.K112];&quot;~ /&gt;&lt;property name=~&quot;;[.L$1];&quot;~ value=~&quot;;[.L112];&quot;~ /&gt;&lt;property name=~&quot;;[.M$1];&quot;~ value=~&quot;;[.M112];&quot;~ /&gt;&lt;property name=~&quot;;[.N$1];&quot;~ value=~&quot;;[.N112];&quot;~ /&gt;&lt;property name=~&quot;;[.O$1];&quot;~ value=~&quot;;[.O112];&quot;~ /&gt;&lt;property name=~&quot;;[.P$1];&quot;~ value=~&quot;;[.P112];&quot;~ /&gt;&lt;property name=~&quot;;[.Q$1];&quot;~ value=~&quot;;[.Q112];&quot;~ /&gt;&lt;property name=~&quot;;[.R$1];&quot;~ value=~&quot;;[.R112];&quot;~ /&gt;&lt;property name=~&quot;;[.S$1];&quot;~ value=~&quot;;[.S112];&quot;~ /&gt;&lt;property name=~&quot;;[.T$1];&quot;~ value=~&quot;;[.T112];&quot;~ /&gt;&lt;property name=~&quot;;[.U$1];&quot;~ value=~&quot;;[.U112];&quot;~ /&gt;&lt;property name=~&quot;;[.V$1];&quot;~ value=~&quot;;[.V112];&quot;~ /&gt;&lt;property name=~&quot;;[.W$1];&quot;~ value=~&quot;;[.W112];&quot;~ /&gt;&lt;/card&gt;&quot;)" office:value-type="string" office:string-value="  &lt;card id=~998a29ea-8e3d-4cae-ae74-0bc5ea636799~ name=~Pepin~&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Montaigne~ /&gt;&lt;property name=~Text~ value=~Unique · Loyal Act: Tack Pepin to untack one of your crew.~ /&gt;&lt;/card&gt;">
            <text:p><text:s text:c="2"/>&lt;card id=~998a29ea-8e3d-4cae-ae74-0bc5ea636799~ name=~Pepin~&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Montaigne~ /&gt;&lt;property name=~Text~ value=~Unique · Loyal Act: Tack Pepin to untack one of your crew.~ /&gt;&lt;/card&gt;</text:p>
          </table:table-cell>
          <table:table-cell table:formula="of:=CONCATENATE(&quot; &lt;Relationship Target=~/cards/&quot;;[.D112];&quot;.jpg~ Id=~C&quot;;[.C112];&quot;~ Type=~http://schemas.octgn.org/picture~/&gt;&quot;)" office:value-type="string" office:string-value=" &lt;Relationship Target=~/cards/BS_pepin.jpg~ Id=~C998a29ea-8e3d-4cae-ae74-0bc5ea636799~ Type=~http://schemas.octgn.org/picture~/&gt;">
            <text:p><text:s/>&lt;Relationship Target=~/cards/BS_pepin.jpg~ Id=~C998a29ea-8e3d-4cae-ae74-0bc5ea636799~ Type=~http://schemas.octgn.org/picture~/&gt;</text:p>
          </table:table-cell>
          <table:table-cell office:value-type="string">
            <text:p>998a29ea-8e3d-4cae-ae74-0bc5ea636799</text:p>
          </table:table-cell>
          <table:table-cell office:value-type="string">
            <text:p>BS_pepin</text:p>
          </table:table-cell>
          <table:table-cell office:value-type="string">
            <text:p>Pepin</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Montaigne</text:p>
          </table:table-cell>
          <table:table-cell office:value-type="string">
            <text:p>Unique · Loyal Act: Tack Pepin to untack one of your crew.</text:p>
          </table:table-cell>
          <table:table-cell table:number-columns-repeated="1000"/>
        </table:table-row>
        <table:table-row table:style-name="ro2">
          <table:table-cell table:formula="of:=CONCATENATE(&quot;  &lt;card id=~&quot;;[.C113];&quot;~ name=~&quot;;[.E113];&quot;~&gt;&lt;property name=~&quot;;[.F$1];&quot;~ value=~&quot;;[.F113];&quot;~ /&gt;&lt;property name=~&quot;;[.G$1];&quot;~ value=~&quot;;[.G113];&quot;~ /&gt;&lt;property name=~&quot;;[.H$1];&quot;~ value=~&quot;;[.H113];&quot;~ /&gt;&lt;property name=~&quot;;[.I$1];&quot;~ value=~&quot;;[.I113];&quot;~ /&gt;&lt;property name=~&quot;;[.J$1];&quot;~ value=~&quot;;[.J113];&quot;~ /&gt;&lt;property name=~&quot;;[.K$1];&quot;~ value=~&quot;;[.K113];&quot;~ /&gt;&lt;property name=~&quot;;[.L$1];&quot;~ value=~&quot;;[.L113];&quot;~ /&gt;&lt;property name=~&quot;;[.M$1];&quot;~ value=~&quot;;[.M113];&quot;~ /&gt;&lt;property name=~&quot;;[.N$1];&quot;~ value=~&quot;;[.N113];&quot;~ /&gt;&lt;property name=~&quot;;[.O$1];&quot;~ value=~&quot;;[.O113];&quot;~ /&gt;&lt;property name=~&quot;;[.P$1];&quot;~ value=~&quot;;[.P113];&quot;~ /&gt;&lt;property name=~&quot;;[.Q$1];&quot;~ value=~&quot;;[.Q113];&quot;~ /&gt;&lt;property name=~&quot;;[.R$1];&quot;~ value=~&quot;;[.R113];&quot;~ /&gt;&lt;property name=~&quot;;[.S$1];&quot;~ value=~&quot;;[.S113];&quot;~ /&gt;&lt;property name=~&quot;;[.T$1];&quot;~ value=~&quot;;[.T113];&quot;~ /&gt;&lt;property name=~&quot;;[.U$1];&quot;~ value=~&quot;;[.U113];&quot;~ /&gt;&lt;property name=~&quot;;[.V$1];&quot;~ value=~&quot;;[.V113];&quot;~ /&gt;&lt;property name=~&quot;;[.W$1];&quot;~ value=~&quot;;[.W113];&quot;~ /&gt;&lt;/card&gt;&quot;)" office:value-type="string" office:string-value="  &lt;card id=~dcd10ed4-0f3e-4376-9226-795102431c54~ name=~Point Blank Cannon Volley~&gt;&lt;property name=~Rarity~ value=~C~ /&gt;&lt;property name=~Type~ value=~actions~ /&gt;&lt;property name=~Cost~ value=~3~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You inflict a 4 Hits on the other Ship in this Boarding. Just as he lifted the brandy he'd been saving for his birthday to his lips, there was a crash and a roar... and it was gone.~ /&gt;&lt;/card&gt;">
            <text:p><text:s text:c="2"/>&lt;card id=~dcd10ed4-0f3e-4376-9226-795102431c54~ name=~Point Blank Cannon Volley~&gt;&lt;property name=~Rarity~ value=~C~ /&gt;&lt;property name=~Type~ value=~actions~ /&gt;&lt;property name=~Cost~ value=~3~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You inflict a 4 Hits on the other Ship in this Boarding. Just as he lifted the brandy he'd been saving for his birthday to his lips, there was a crash and a roar... and it was gone.~ /&gt;&lt;/card&gt;</text:p>
          </table:table-cell>
          <table:table-cell table:formula="of:=CONCATENATE(&quot; &lt;Relationship Target=~/cards/&quot;;[.D113];&quot;.jpg~ Id=~C&quot;;[.C113];&quot;~ Type=~http://schemas.octgn.org/picture~/&gt;&quot;)" office:value-type="string" office:string-value=" &lt;Relationship Target=~/cards/BS_pointblankcannonvolley.jpg~ Id=~Cdcd10ed4-0f3e-4376-9226-795102431c54~ Type=~http://schemas.octgn.org/picture~/&gt;">
            <text:p><text:s/>&lt;Relationship Target=~/cards/BS_pointblankcannonvolley.jpg~ Id=~Cdcd10ed4-0f3e-4376-9226-795102431c54~ Type=~http://schemas.octgn.org/picture~/&gt;</text:p>
          </table:table-cell>
          <table:table-cell office:value-type="string">
            <text:p>dcd10ed4-0f3e-4376-9226-795102431c54</text:p>
          </table:table-cell>
          <table:table-cell office:value-type="string">
            <text:p>BS_pointblankcannonvolley</text:p>
          </table:table-cell>
          <table:table-cell office:value-type="string">
            <text:p>Point Blank Cannon Volley</text:p>
          </table:table-cell>
          <table:table-cell office:value-type="string">
            <text:p>C</text:p>
          </table:table-cell>
          <table:table-cell office:value-type="string">
            <text:p>actions</text:p>
          </table:table-cell>
          <table:table-cell office:value-type="float" office:value="3">
            <text:p>3</text:p>
          </table:table-cell>
          <table:table-cell office:value-type="string">
            <text:p>Ca</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instead of performing a Boarding Attack. You inflict a 4 Hits on the other Ship in this Boarding. Just as he lifted the brandy he'd been saving for his birthday to his lips, there was a crash and a roar... and it was gone.</text:p>
          </table:table-cell>
          <table:table-cell table:number-columns-repeated="1000"/>
        </table:table-row>
        <table:table-row table:style-name="ro2">
          <table:table-cell table:formula="of:=CONCATENATE(&quot;  &lt;card id=~&quot;;[.C114];&quot;~ name=~&quot;;[.E114];&quot;~&gt;&lt;property name=~&quot;;[.F$1];&quot;~ value=~&quot;;[.F114];&quot;~ /&gt;&lt;property name=~&quot;;[.G$1];&quot;~ value=~&quot;;[.G114];&quot;~ /&gt;&lt;property name=~&quot;;[.H$1];&quot;~ value=~&quot;;[.H114];&quot;~ /&gt;&lt;property name=~&quot;;[.I$1];&quot;~ value=~&quot;;[.I114];&quot;~ /&gt;&lt;property name=~&quot;;[.J$1];&quot;~ value=~&quot;;[.J114];&quot;~ /&gt;&lt;property name=~&quot;;[.K$1];&quot;~ value=~&quot;;[.K114];&quot;~ /&gt;&lt;property name=~&quot;;[.L$1];&quot;~ value=~&quot;;[.L114];&quot;~ /&gt;&lt;property name=~&quot;;[.M$1];&quot;~ value=~&quot;;[.M114];&quot;~ /&gt;&lt;property name=~&quot;;[.N$1];&quot;~ value=~&quot;;[.N114];&quot;~ /&gt;&lt;property name=~&quot;;[.O$1];&quot;~ value=~&quot;;[.O114];&quot;~ /&gt;&lt;property name=~&quot;;[.P$1];&quot;~ value=~&quot;;[.P114];&quot;~ /&gt;&lt;property name=~&quot;;[.Q$1];&quot;~ value=~&quot;;[.Q114];&quot;~ /&gt;&lt;property name=~&quot;;[.R$1];&quot;~ value=~&quot;;[.R114];&quot;~ /&gt;&lt;property name=~&quot;;[.S$1];&quot;~ value=~&quot;;[.S114];&quot;~ /&gt;&lt;property name=~&quot;;[.T$1];&quot;~ value=~&quot;;[.T114];&quot;~ /&gt;&lt;property name=~&quot;;[.U$1];&quot;~ value=~&quot;;[.U114];&quot;~ /&gt;&lt;property name=~&quot;;[.V$1];&quot;~ value=~&quot;;[.V114];&quot;~ /&gt;&lt;property name=~&quot;;[.W$1];&quot;~ value=~&quot;;[.W114];&quot;~ /&gt;&lt;/card&gt;&quot;)" office:value-type="string" office:string-value="  &lt;card id=~bec42a1d-d0ef-4243-bb81-dce04376eb59~ name=~Port Master~&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Captain Attachment · Unique · Patron Act: Tack this crew to untack one of your other crew.~ /&gt;&lt;/card&gt;">
            <text:p><text:s text:c="2"/>&lt;card id=~bec42a1d-d0ef-4243-bb81-dce04376eb59~ name=~Port Master~&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Captain Attachment · Unique · Patron Act: Tack this crew to untack one of your other crew.~ /&gt;&lt;/card&gt;</text:p>
          </table:table-cell>
          <table:table-cell table:formula="of:=CONCATENATE(&quot; &lt;Relationship Target=~/cards/&quot;;[.D114];&quot;.jpg~ Id=~C&quot;;[.C114];&quot;~ Type=~http://schemas.octgn.org/picture~/&gt;&quot;)" office:value-type="string" office:string-value=" &lt;Relationship Target=~/cards/BS_portmaster.jpg~ Id=~Cbec42a1d-d0ef-4243-bb81-dce04376eb59~ Type=~http://schemas.octgn.org/picture~/&gt;">
            <text:p><text:s/>&lt;Relationship Target=~/cards/BS_portmaster.jpg~ Id=~Cbec42a1d-d0ef-4243-bb81-dce04376eb59~ Type=~http://schemas.octgn.org/picture~/&gt;</text:p>
          </table:table-cell>
          <table:table-cell office:value-type="string">
            <text:p>bec42a1d-d0ef-4243-bb81-dce04376eb59</text:p>
          </table:table-cell>
          <table:table-cell office:value-type="string">
            <text:p>BS_portmaster</text:p>
          </table:table-cell>
          <table:table-cell office:value-type="string">
            <text:p>Port Master</text:p>
          </table:table-cell>
          <table:table-cell office:value-type="string">
            <text:p>R</text:p>
          </table:table-cell>
          <table:table-cell office:value-type="string">
            <text:p>attachments</text:p>
          </table:table-cell>
          <table:table-cell office:value-type="float" office:value="5">
            <text:p>5</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Brotherhood Captain Attachment · Unique · Patron Act: Tack this crew to untack one of your other crew.</text:p>
          </table:table-cell>
          <table:table-cell table:number-columns-repeated="1000"/>
        </table:table-row>
        <table:table-row table:style-name="ro2">
          <table:table-cell table:formula="of:=CONCATENATE(&quot;  &lt;card id=~&quot;;[.C115];&quot;~ name=~&quot;;[.E115];&quot;~&gt;&lt;property name=~&quot;;[.F$1];&quot;~ value=~&quot;;[.F115];&quot;~ /&gt;&lt;property name=~&quot;;[.G$1];&quot;~ value=~&quot;;[.G115];&quot;~ /&gt;&lt;property name=~&quot;;[.H$1];&quot;~ value=~&quot;;[.H115];&quot;~ /&gt;&lt;property name=~&quot;;[.I$1];&quot;~ value=~&quot;;[.I115];&quot;~ /&gt;&lt;property name=~&quot;;[.J$1];&quot;~ value=~&quot;;[.J115];&quot;~ /&gt;&lt;property name=~&quot;;[.K$1];&quot;~ value=~&quot;;[.K115];&quot;~ /&gt;&lt;property name=~&quot;;[.L$1];&quot;~ value=~&quot;;[.L115];&quot;~ /&gt;&lt;property name=~&quot;;[.M$1];&quot;~ value=~&quot;;[.M115];&quot;~ /&gt;&lt;property name=~&quot;;[.N$1];&quot;~ value=~&quot;;[.N115];&quot;~ /&gt;&lt;property name=~&quot;;[.O$1];&quot;~ value=~&quot;;[.O115];&quot;~ /&gt;&lt;property name=~&quot;;[.P$1];&quot;~ value=~&quot;;[.P115];&quot;~ /&gt;&lt;property name=~&quot;;[.Q$1];&quot;~ value=~&quot;;[.Q115];&quot;~ /&gt;&lt;property name=~&quot;;[.R$1];&quot;~ value=~&quot;;[.R115];&quot;~ /&gt;&lt;property name=~&quot;;[.S$1];&quot;~ value=~&quot;;[.S115];&quot;~ /&gt;&lt;property name=~&quot;;[.T$1];&quot;~ value=~&quot;;[.T115];&quot;~ /&gt;&lt;property name=~&quot;;[.U$1];&quot;~ value=~&quot;;[.U115];&quot;~ /&gt;&lt;property name=~&quot;;[.V$1];&quot;~ value=~&quot;;[.V115];&quot;~ /&gt;&lt;property name=~&quot;;[.W$1];&quot;~ value=~&quot;;[.W115];&quot;~ /&gt;&lt;/card&gt;&quot;)" office:value-type="string" office:string-value="  &lt;card id=~b601fb4a-1ca5-49c3-be62-7f112caf0acb~ name=~Porte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Knack (May only be attached to a crew with Porte) +1 Porte~ /&gt;&lt;/card&gt;">
            <text:p><text:s text:c="2"/>&lt;card id=~b601fb4a-1ca5-49c3-be62-7f112caf0acb~ name=~Porte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Knack (May only be attached to a crew with Porte) +1 Porte~ /&gt;&lt;/card&gt;</text:p>
          </table:table-cell>
          <table:table-cell table:formula="of:=CONCATENATE(&quot; &lt;Relationship Target=~/cards/&quot;;[.D115];&quot;.jpg~ Id=~C&quot;;[.C115];&quot;~ Type=~http://schemas.octgn.org/picture~/&gt;&quot;)" office:value-type="string" office:string-value=" &lt;Relationship Target=~/cards/BS_porteknowledge.jpg~ Id=~Cb601fb4a-1ca5-49c3-be62-7f112caf0acb~ Type=~http://schemas.octgn.org/picture~/&gt;">
            <text:p><text:s/>&lt;Relationship Target=~/cards/BS_porteknowledge.jpg~ Id=~Cb601fb4a-1ca5-49c3-be62-7f112caf0acb~ Type=~http://schemas.octgn.org/picture~/&gt;</text:p>
          </table:table-cell>
          <table:table-cell office:value-type="string">
            <text:p>b601fb4a-1ca5-49c3-be62-7f112caf0acb</text:p>
          </table:table-cell>
          <table:table-cell office:value-type="string">
            <text:p>BS_porteknowledge</text:p>
          </table:table-cell>
          <table:table-cell office:value-type="string">
            <text:p>Porte Knowledge</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Porte Knack (May only be attached to a crew with Porte) +1 Porte</text:p>
          </table:table-cell>
          <table:table-cell table:number-columns-repeated="1000"/>
        </table:table-row>
        <table:table-row table:style-name="ro2">
          <table:table-cell table:formula="of:=CONCATENATE(&quot;  &lt;card id=~&quot;;[.C116];&quot;~ name=~&quot;;[.E116];&quot;~&gt;&lt;property name=~&quot;;[.F$1];&quot;~ value=~&quot;;[.F116];&quot;~ /&gt;&lt;property name=~&quot;;[.G$1];&quot;~ value=~&quot;;[.G116];&quot;~ /&gt;&lt;property name=~&quot;;[.H$1];&quot;~ value=~&quot;;[.H116];&quot;~ /&gt;&lt;property name=~&quot;;[.I$1];&quot;~ value=~&quot;;[.I116];&quot;~ /&gt;&lt;property name=~&quot;;[.J$1];&quot;~ value=~&quot;;[.J116];&quot;~ /&gt;&lt;property name=~&quot;;[.K$1];&quot;~ value=~&quot;;[.K116];&quot;~ /&gt;&lt;property name=~&quot;;[.L$1];&quot;~ value=~&quot;;[.L116];&quot;~ /&gt;&lt;property name=~&quot;;[.M$1];&quot;~ value=~&quot;;[.M116];&quot;~ /&gt;&lt;property name=~&quot;;[.N$1];&quot;~ value=~&quot;;[.N116];&quot;~ /&gt;&lt;property name=~&quot;;[.O$1];&quot;~ value=~&quot;;[.O116];&quot;~ /&gt;&lt;property name=~&quot;;[.P$1];&quot;~ value=~&quot;;[.P116];&quot;~ /&gt;&lt;property name=~&quot;;[.Q$1];&quot;~ value=~&quot;;[.Q116];&quot;~ /&gt;&lt;property name=~&quot;;[.R$1];&quot;~ value=~&quot;;[.R116];&quot;~ /&gt;&lt;property name=~&quot;;[.S$1];&quot;~ value=~&quot;;[.S116];&quot;~ /&gt;&lt;property name=~&quot;;[.T$1];&quot;~ value=~&quot;;[.T116];&quot;~ /&gt;&lt;property name=~&quot;;[.U$1];&quot;~ value=~&quot;;[.U116];&quot;~ /&gt;&lt;property name=~&quot;;[.V$1];&quot;~ value=~&quot;;[.V116];&quot;~ /&gt;&lt;property name=~&quot;;[.W$1];&quot;~ value=~&quot;;[.W116];&quot;~ /&gt;&lt;/card&gt;&quot;)" office:value-type="string" office:string-value="  &lt;card id=~48f40837-9beb-4e5a-b4b4-5928695dbd0d~ name=~Porte War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of 1 or more) React: Tack Porte Ward when a player plays a Boarding Attack card during a Boarding with your Ship. That card is discarded without effect. That player may draw a card, then play a new card for their Boarding Attack.~ /&gt;&lt;/card&gt;">
            <text:p><text:s text:c="2"/>&lt;card id=~48f40837-9beb-4e5a-b4b4-5928695dbd0d~ name=~Porte War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of 1 or more) React: Tack Porte Ward when a player plays a Boarding Attack card during a Boarding with your Ship. That card is discarded without effect. That player may draw a card, then play a new card for their Boarding Attack.~ /&gt;&lt;/card&gt;</text:p>
          </table:table-cell>
          <table:table-cell table:formula="of:=CONCATENATE(&quot; &lt;Relationship Target=~/cards/&quot;;[.D116];&quot;.jpg~ Id=~C&quot;;[.C116];&quot;~ Type=~http://schemas.octgn.org/picture~/&gt;&quot;)" office:value-type="string" office:string-value=" &lt;Relationship Target=~/cards/BS_porteward.jpg~ Id=~C48f40837-9beb-4e5a-b4b4-5928695dbd0d~ Type=~http://schemas.octgn.org/picture~/&gt;">
            <text:p><text:s/>&lt;Relationship Target=~/cards/BS_porteward.jpg~ Id=~C48f40837-9beb-4e5a-b4b4-5928695dbd0d~ Type=~http://schemas.octgn.org/picture~/&gt;</text:p>
          </table:table-cell>
          <table:table-cell office:value-type="string">
            <text:p>48f40837-9beb-4e5a-b4b4-5928695dbd0d</text:p>
          </table:table-cell>
          <table:table-cell office:value-type="string">
            <text:p>BS_porteward</text:p>
          </table:table-cell>
          <table:table-cell office:value-type="string">
            <text:p>Porte Ward</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Porte 1 Knack (May only be attached to a crew with Porte of 1 or more) React: Tack Porte Ward when a player plays a Boarding Attack card during a Boarding with your Ship. That card is discarded without effect. That player may draw a card, then play a new card for their Boarding Attack.</text:p>
          </table:table-cell>
          <table:table-cell table:number-columns-repeated="1000"/>
        </table:table-row>
        <table:table-row table:style-name="ro2">
          <table:table-cell table:formula="of:=CONCATENATE(&quot;  &lt;card id=~&quot;;[.C117];&quot;~ name=~&quot;;[.E117];&quot;~&gt;&lt;property name=~&quot;;[.F$1];&quot;~ value=~&quot;;[.F117];&quot;~ /&gt;&lt;property name=~&quot;;[.G$1];&quot;~ value=~&quot;;[.G117];&quot;~ /&gt;&lt;property name=~&quot;;[.H$1];&quot;~ value=~&quot;;[.H117];&quot;~ /&gt;&lt;property name=~&quot;;[.I$1];&quot;~ value=~&quot;;[.I117];&quot;~ /&gt;&lt;property name=~&quot;;[.J$1];&quot;~ value=~&quot;;[.J117];&quot;~ /&gt;&lt;property name=~&quot;;[.K$1];&quot;~ value=~&quot;;[.K117];&quot;~ /&gt;&lt;property name=~&quot;;[.L$1];&quot;~ value=~&quot;;[.L117];&quot;~ /&gt;&lt;property name=~&quot;;[.M$1];&quot;~ value=~&quot;;[.M117];&quot;~ /&gt;&lt;property name=~&quot;;[.N$1];&quot;~ value=~&quot;;[.N117];&quot;~ /&gt;&lt;property name=~&quot;;[.O$1];&quot;~ value=~&quot;;[.O117];&quot;~ /&gt;&lt;property name=~&quot;;[.P$1];&quot;~ value=~&quot;;[.P117];&quot;~ /&gt;&lt;property name=~&quot;;[.Q$1];&quot;~ value=~&quot;;[.Q117];&quot;~ /&gt;&lt;property name=~&quot;;[.R$1];&quot;~ value=~&quot;;[.R117];&quot;~ /&gt;&lt;property name=~&quot;;[.S$1];&quot;~ value=~&quot;;[.S117];&quot;~ /&gt;&lt;property name=~&quot;;[.T$1];&quot;~ value=~&quot;;[.T117];&quot;~ /&gt;&lt;property name=~&quot;;[.U$1];&quot;~ value=~&quot;;[.U117];&quot;~ /&gt;&lt;property name=~&quot;;[.V$1];&quot;~ value=~&quot;;[.V117];&quot;~ /&gt;&lt;property name=~&quot;;[.W$1];&quot;~ value=~&quot;;[.W117];&quot;~ /&gt;&lt;/card&gt;&quot;)" office:value-type="string" office:string-value="  &lt;card id=~3b8015d0-8632-488d-9700-10387465a9f3~ name=~Powder Monke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
            <text:p><text:s text:c="2"/>&lt;card id=~3b8015d0-8632-488d-9700-10387465a9f3~ name=~Powder Monke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text:p>
          </table:table-cell>
          <table:table-cell table:formula="of:=CONCATENATE(&quot; &lt;Relationship Target=~/cards/&quot;;[.D117];&quot;.jpg~ Id=~C&quot;;[.C117];&quot;~ Type=~http://schemas.octgn.org/picture~/&gt;&quot;)" office:value-type="string" office:string-value=" &lt;Relationship Target=~/cards/BS_powdermonkeys.jpg~ Id=~C3b8015d0-8632-488d-9700-10387465a9f3~ Type=~http://schemas.octgn.org/picture~/&gt;">
            <text:p><text:s/>&lt;Relationship Target=~/cards/BS_powdermonkeys.jpg~ Id=~C3b8015d0-8632-488d-9700-10387465a9f3~ Type=~http://schemas.octgn.org/picture~/&gt;</text:p>
          </table:table-cell>
          <table:table-cell office:value-type="string">
            <text:p>3b8015d0-8632-488d-9700-10387465a9f3</text:p>
          </table:table-cell>
          <table:table-cell office:value-type="string">
            <text:p>BS_powdermonkeys</text:p>
          </table:table-cell>
          <table:table-cell office:value-type="string">
            <text:p>Powder Monkeys</text:p>
          </table:table-cell>
          <table:table-cell office:value-type="string">
            <text:p>C</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No attachments</text:p>
          </table:table-cell>
          <table:table-cell table:number-columns-repeated="1000"/>
        </table:table-row>
        <table:table-row table:style-name="ro2">
          <table:table-cell table:formula="of:=CONCATENATE(&quot;  &lt;card id=~&quot;;[.C118];&quot;~ name=~&quot;;[.E118];&quot;~&gt;&lt;property name=~&quot;;[.F$1];&quot;~ value=~&quot;;[.F118];&quot;~ /&gt;&lt;property name=~&quot;;[.G$1];&quot;~ value=~&quot;;[.G118];&quot;~ /&gt;&lt;property name=~&quot;;[.H$1];&quot;~ value=~&quot;;[.H118];&quot;~ /&gt;&lt;property name=~&quot;;[.I$1];&quot;~ value=~&quot;;[.I118];&quot;~ /&gt;&lt;property name=~&quot;;[.J$1];&quot;~ value=~&quot;;[.J118];&quot;~ /&gt;&lt;property name=~&quot;;[.K$1];&quot;~ value=~&quot;;[.K118];&quot;~ /&gt;&lt;property name=~&quot;;[.L$1];&quot;~ value=~&quot;;[.L118];&quot;~ /&gt;&lt;property name=~&quot;;[.M$1];&quot;~ value=~&quot;;[.M118];&quot;~ /&gt;&lt;property name=~&quot;;[.N$1];&quot;~ value=~&quot;;[.N118];&quot;~ /&gt;&lt;property name=~&quot;;[.O$1];&quot;~ value=~&quot;;[.O118];&quot;~ /&gt;&lt;property name=~&quot;;[.P$1];&quot;~ value=~&quot;;[.P118];&quot;~ /&gt;&lt;property name=~&quot;;[.Q$1];&quot;~ value=~&quot;;[.Q118];&quot;~ /&gt;&lt;property name=~&quot;;[.R$1];&quot;~ value=~&quot;;[.R118];&quot;~ /&gt;&lt;property name=~&quot;;[.S$1];&quot;~ value=~&quot;;[.S118];&quot;~ /&gt;&lt;property name=~&quot;;[.T$1];&quot;~ value=~&quot;;[.T118];&quot;~ /&gt;&lt;property name=~&quot;;[.U$1];&quot;~ value=~&quot;;[.U118];&quot;~ /&gt;&lt;property name=~&quot;;[.V$1];&quot;~ value=~&quot;;[.V118];&quot;~ /&gt;&lt;property name=~&quot;;[.W$1];&quot;~ value=~&quot;;[.W118];&quot;~ /&gt;&lt;/card&gt;&quot;)" office:value-type="string" office:string-value="  &lt;card id=~86519fec-5e87-4d3f-9da5-d9d9c90d4730~ name=~Queen Elaine~&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s Captain Attachment · Unique · Patron React: Sink Queen Elaine immediately after you perform an action. You may perform another action immediately after this one.~ /&gt;&lt;/card&gt;">
            <text:p><text:s text:c="2"/>&lt;card id=~86519fec-5e87-4d3f-9da5-d9d9c90d4730~ name=~Queen Elaine~&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s Captain Attachment · Unique · Patron React: Sink Queen Elaine immediately after you perform an action. You may perform another action immediately after this one.~ /&gt;&lt;/card&gt;</text:p>
          </table:table-cell>
          <table:table-cell table:formula="of:=CONCATENATE(&quot; &lt;Relationship Target=~/cards/&quot;;[.D118];&quot;.jpg~ Id=~C&quot;;[.C118];&quot;~ Type=~http://schemas.octgn.org/picture~/&gt;&quot;)" office:value-type="string" office:string-value=" &lt;Relationship Target=~/cards/BS_queenelaine.jpg~ Id=~C86519fec-5e87-4d3f-9da5-d9d9c90d4730~ Type=~http://schemas.octgn.org/picture~/&gt;">
            <text:p><text:s/>&lt;Relationship Target=~/cards/BS_queenelaine.jpg~ Id=~C86519fec-5e87-4d3f-9da5-d9d9c90d4730~ Type=~http://schemas.octgn.org/picture~/&gt;</text:p>
          </table:table-cell>
          <table:table-cell office:value-type="string">
            <text:p>86519fec-5e87-4d3f-9da5-d9d9c90d4730</text:p>
          </table:table-cell>
          <table:table-cell office:value-type="string">
            <text:p>BS_queenelaine</text:p>
          </table:table-cell>
          <table:table-cell office:value-type="string">
            <text:p>Queen Elaine</text:p>
          </table:table-cell>
          <table:table-cell office:value-type="string">
            <text:p>R</text:p>
          </table:table-cell>
          <table:table-cell office:value-type="string">
            <text:p>attachments</text:p>
          </table:table-cell>
          <table:table-cell office:value-type="float" office:value="5">
            <text:p>5</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Sea Dogs Captain Attachment · Unique · Patron React: Sink Queen Elaine immediately after you perform an action. You may perform another action immediately after this one.</text:p>
          </table:table-cell>
          <table:table-cell table:number-columns-repeated="1000"/>
        </table:table-row>
        <table:table-row table:style-name="ro2">
          <table:table-cell table:formula="of:=CONCATENATE(&quot;  &lt;card id=~&quot;;[.C119];&quot;~ name=~&quot;;[.E119];&quot;~&gt;&lt;property name=~&quot;;[.F$1];&quot;~ value=~&quot;;[.F119];&quot;~ /&gt;&lt;property name=~&quot;;[.G$1];&quot;~ value=~&quot;;[.G119];&quot;~ /&gt;&lt;property name=~&quot;;[.H$1];&quot;~ value=~&quot;;[.H119];&quot;~ /&gt;&lt;property name=~&quot;;[.I$1];&quot;~ value=~&quot;;[.I119];&quot;~ /&gt;&lt;property name=~&quot;;[.J$1];&quot;~ value=~&quot;;[.J119];&quot;~ /&gt;&lt;property name=~&quot;;[.K$1];&quot;~ value=~&quot;;[.K119];&quot;~ /&gt;&lt;property name=~&quot;;[.L$1];&quot;~ value=~&quot;;[.L119];&quot;~ /&gt;&lt;property name=~&quot;;[.M$1];&quot;~ value=~&quot;;[.M119];&quot;~ /&gt;&lt;property name=~&quot;;[.N$1];&quot;~ value=~&quot;;[.N119];&quot;~ /&gt;&lt;property name=~&quot;;[.O$1];&quot;~ value=~&quot;;[.O119];&quot;~ /&gt;&lt;property name=~&quot;;[.P$1];&quot;~ value=~&quot;;[.P119];&quot;~ /&gt;&lt;property name=~&quot;;[.Q$1];&quot;~ value=~&quot;;[.Q119];&quot;~ /&gt;&lt;property name=~&quot;;[.R$1];&quot;~ value=~&quot;;[.R119];&quot;~ /&gt;&lt;property name=~&quot;;[.S$1];&quot;~ value=~&quot;;[.S119];&quot;~ /&gt;&lt;property name=~&quot;;[.T$1];&quot;~ value=~&quot;;[.T119];&quot;~ /&gt;&lt;property name=~&quot;;[.U$1];&quot;~ value=~&quot;;[.U119];&quot;~ /&gt;&lt;property name=~&quot;;[.V$1];&quot;~ value=~&quot;;[.V119];&quot;~ /&gt;&lt;property name=~&quot;;[.W$1];&quot;~ value=~&quot;;[.W119];&quot;~ /&gt;&lt;/card&gt;&quot;)" office:value-type="string" office:string-value="  &lt;card id=~9bdb6402-f761-4256-ad12-4d0fa3c29420~ name=~Queen of the Sidhe~&gt;&lt;property name=~Rarity~ value=~R~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xplorer Captain Attachment Act: Tack the Queen. Until the end of the turn, any opposing ships in or moving from the Trade Sea or Frothing Sea have their Move Costs increased by 2. 35 years ago, an Explorer ship sailed into the Trade Sea searching for the island of mists. Only a young Guy McCormick returned to tell the tale. He never has.~ /&gt;&lt;/card&gt;">
            <text:p><text:s text:c="2"/>&lt;card id=~9bdb6402-f761-4256-ad12-4d0fa3c29420~ name=~Queen of the Sidhe~&gt;&lt;property name=~Rarity~ value=~R~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xplorer Captain Attachment Act: Tack the Queen. Until the end of the turn, any opposing ships in or moving from the Trade Sea or Frothing Sea have their Move Costs increased by 2. 35 years ago, an Explorer ship sailed into the Trade Sea searching for the island of mists. Only a young Guy McCormick returned to tell the tale. He never has.~ /&gt;&lt;/card&gt;</text:p>
          </table:table-cell>
          <table:table-cell table:formula="of:=CONCATENATE(&quot; &lt;Relationship Target=~/cards/&quot;;[.D119];&quot;.jpg~ Id=~C&quot;;[.C119];&quot;~ Type=~http://schemas.octgn.org/picture~/&gt;&quot;)" office:value-type="string" office:string-value=" &lt;Relationship Target=~/cards/BS_queenofthesidhe.jpg~ Id=~C9bdb6402-f761-4256-ad12-4d0fa3c29420~ Type=~http://schemas.octgn.org/picture~/&gt;">
            <text:p><text:s/>&lt;Relationship Target=~/cards/BS_queenofthesidhe.jpg~ Id=~C9bdb6402-f761-4256-ad12-4d0fa3c29420~ Type=~http://schemas.octgn.org/picture~/&gt;</text:p>
          </table:table-cell>
          <table:table-cell office:value-type="string">
            <text:p>9bdb6402-f761-4256-ad12-4d0fa3c29420</text:p>
          </table:table-cell>
          <table:table-cell office:value-type="string">
            <text:p>BS_queenofthesidhe</text:p>
          </table:table-cell>
          <table:table-cell office:value-type="string">
            <text:p>Queen of the Sidhe</text:p>
          </table:table-cell>
          <table:table-cell office:value-type="string">
            <text:p>R</text:p>
          </table:table-cell>
          <table:table-cell office:value-type="string">
            <text:p>attachments</text:p>
          </table:table-cell>
          <table:table-cell office:value-type="float" office:value="5">
            <text:p>5</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Explorer Captain Attachment Act: Tack the Queen. Until the end of the turn, any opposing ships in or moving from the Trade Sea or Frothing Sea have their Move Costs increased by 2. 35 years ago, an Explorer ship sailed into the Trade Sea searching for the island of mists. Only a young Guy McCormick returned to tell the tale. He never has.</text:p>
          </table:table-cell>
          <table:table-cell table:number-columns-repeated="1000"/>
        </table:table-row>
        <table:table-row table:style-name="ro2">
          <table:table-cell table:formula="of:=CONCATENATE(&quot;  &lt;card id=~&quot;;[.C120];&quot;~ name=~&quot;;[.E120];&quot;~&gt;&lt;property name=~&quot;;[.F$1];&quot;~ value=~&quot;;[.F120];&quot;~ /&gt;&lt;property name=~&quot;;[.G$1];&quot;~ value=~&quot;;[.G120];&quot;~ /&gt;&lt;property name=~&quot;;[.H$1];&quot;~ value=~&quot;;[.H120];&quot;~ /&gt;&lt;property name=~&quot;;[.I$1];&quot;~ value=~&quot;;[.I120];&quot;~ /&gt;&lt;property name=~&quot;;[.J$1];&quot;~ value=~&quot;;[.J120];&quot;~ /&gt;&lt;property name=~&quot;;[.K$1];&quot;~ value=~&quot;;[.K120];&quot;~ /&gt;&lt;property name=~&quot;;[.L$1];&quot;~ value=~&quot;;[.L120];&quot;~ /&gt;&lt;property name=~&quot;;[.M$1];&quot;~ value=~&quot;;[.M120];&quot;~ /&gt;&lt;property name=~&quot;;[.N$1];&quot;~ value=~&quot;;[.N120];&quot;~ /&gt;&lt;property name=~&quot;;[.O$1];&quot;~ value=~&quot;;[.O120];&quot;~ /&gt;&lt;property name=~&quot;;[.P$1];&quot;~ value=~&quot;;[.P120];&quot;~ /&gt;&lt;property name=~&quot;;[.Q$1];&quot;~ value=~&quot;;[.Q120];&quot;~ /&gt;&lt;property name=~&quot;;[.R$1];&quot;~ value=~&quot;;[.R120];&quot;~ /&gt;&lt;property name=~&quot;;[.S$1];&quot;~ value=~&quot;;[.S120];&quot;~ /&gt;&lt;property name=~&quot;;[.T$1];&quot;~ value=~&quot;;[.T120];&quot;~ /&gt;&lt;property name=~&quot;;[.U$1];&quot;~ value=~&quot;;[.U120];&quot;~ /&gt;&lt;property name=~&quot;;[.V$1];&quot;~ value=~&quot;;[.V120];&quot;~ /&gt;&lt;property name=~&quot;;[.W$1];&quot;~ value=~&quot;;[.W120];&quot;~ /&gt;&lt;/card&gt;&quot;)" office:value-type="string" office:string-value="  &lt;card id=~c3d7bb92-6dbe-4e4f-ad44-11f371a2d922~ name=~The Queen's Reward~&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Sea Dogs~ /&gt;&lt;property name=~Text~ value=~Sea Dogs Ship Attachment * Unique * Figurehead * While you have more than 2 completed adventures in play, your Ship's crew maximum is increased by 1. ~ /&gt;&lt;/card&gt;">
            <text:p><text:s text:c="2"/>&lt;card id=~c3d7bb92-6dbe-4e4f-ad44-11f371a2d922~ name=~The Queen's Reward~&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Sea Dogs~ /&gt;&lt;property name=~Text~ value=~Sea Dogs Ship Attachment * Unique * Figurehead * While you have more than 2 completed adventures in play, your Ship's crew maximum is increased by 1. ~ /&gt;&lt;/card&gt;</text:p>
          </table:table-cell>
          <table:table-cell table:formula="of:=CONCATENATE(&quot; &lt;Relationship Target=~/cards/&quot;;[.D120];&quot;.jpg~ Id=~C&quot;;[.C120];&quot;~ Type=~http://schemas.octgn.org/picture~/&gt;&quot;)" office:value-type="string" office:string-value=" &lt;Relationship Target=~/cards/BS_thequeensreward.jpg~ Id=~Cc3d7bb92-6dbe-4e4f-ad44-11f371a2d922~ Type=~http://schemas.octgn.org/picture~/&gt;">
            <text:p><text:s/>&lt;Relationship Target=~/cards/BS_thequeensreward.jpg~ Id=~Cc3d7bb92-6dbe-4e4f-ad44-11f371a2d922~ Type=~http://schemas.octgn.org/picture~/&gt;</text:p>
          </table:table-cell>
          <table:table-cell office:value-type="string">
            <text:p>c3d7bb92-6dbe-4e4f-ad44-11f371a2d922</text:p>
          </table:table-cell>
          <table:table-cell office:value-type="string">
            <text:p>BS_thequeensreward</text:p>
          </table:table-cell>
          <table:table-cell office:value-type="string">
            <text:p>The Queen's Reward</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7"/>
          <table:table-cell office:value-type="string">
            <text:p>Sea Dogs</text:p>
          </table:table-cell>
          <table:table-cell office:value-type="string">
            <text:p>Sea Dogs Ship Attachment * Unique * Figurehead * While you have more than 2 completed adventures in play, your Ship's crew maximum is increased by 1. </text:p>
          </table:table-cell>
          <table:table-cell table:number-columns-repeated="1000"/>
        </table:table-row>
        <table:table-row table:style-name="ro2">
          <table:table-cell table:formula="of:=CONCATENATE(&quot;  &lt;card id=~&quot;;[.C121];&quot;~ name=~&quot;;[.E121];&quot;~&gt;&lt;property name=~&quot;;[.F$1];&quot;~ value=~&quot;;[.F121];&quot;~ /&gt;&lt;property name=~&quot;;[.G$1];&quot;~ value=~&quot;;[.G121];&quot;~ /&gt;&lt;property name=~&quot;;[.H$1];&quot;~ value=~&quot;;[.H121];&quot;~ /&gt;&lt;property name=~&quot;;[.I$1];&quot;~ value=~&quot;;[.I121];&quot;~ /&gt;&lt;property name=~&quot;;[.J$1];&quot;~ value=~&quot;;[.J121];&quot;~ /&gt;&lt;property name=~&quot;;[.K$1];&quot;~ value=~&quot;;[.K121];&quot;~ /&gt;&lt;property name=~&quot;;[.L$1];&quot;~ value=~&quot;;[.L121];&quot;~ /&gt;&lt;property name=~&quot;;[.M$1];&quot;~ value=~&quot;;[.M121];&quot;~ /&gt;&lt;property name=~&quot;;[.N$1];&quot;~ value=~&quot;;[.N121];&quot;~ /&gt;&lt;property name=~&quot;;[.O$1];&quot;~ value=~&quot;;[.O121];&quot;~ /&gt;&lt;property name=~&quot;;[.P$1];&quot;~ value=~&quot;;[.P121];&quot;~ /&gt;&lt;property name=~&quot;;[.Q$1];&quot;~ value=~&quot;;[.Q121];&quot;~ /&gt;&lt;property name=~&quot;;[.R$1];&quot;~ value=~&quot;;[.R121];&quot;~ /&gt;&lt;property name=~&quot;;[.S$1];&quot;~ value=~&quot;;[.S121];&quot;~ /&gt;&lt;property name=~&quot;;[.T$1];&quot;~ value=~&quot;;[.T121];&quot;~ /&gt;&lt;property name=~&quot;;[.U$1];&quot;~ value=~&quot;;[.U121];&quot;~ /&gt;&lt;property name=~&quot;;[.V$1];&quot;~ value=~&quot;;[.V121];&quot;~ /&gt;&lt;property name=~&quot;;[.W$1];&quot;~ value=~&quot;;[.W121];&quot;~ /&gt;&lt;/card&gt;&quot;)" office:value-type="string" office:string-value="  &lt;card id=~9351316f-7785-4d10-b265-a7054c1fae65~ name=~Quick Reload~&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Gunner trait.~ /&gt;&lt;/card&gt;">
            <text:p><text:s text:c="2"/>&lt;card id=~9351316f-7785-4d10-b265-a7054c1fae65~ name=~Quick Reload~&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Gunner trait.~ /&gt;&lt;/card&gt;</text:p>
          </table:table-cell>
          <table:table-cell table:formula="of:=CONCATENATE(&quot; &lt;Relationship Target=~/cards/&quot;;[.D121];&quot;.jpg~ Id=~C&quot;;[.C121];&quot;~ Type=~http://schemas.octgn.org/picture~/&gt;&quot;)" office:value-type="string" office:string-value=" &lt;Relationship Target=~/cards/BS_quickreload.jpg~ Id=~C9351316f-7785-4d10-b265-a7054c1fae65~ Type=~http://schemas.octgn.org/picture~/&gt;">
            <text:p><text:s/>&lt;Relationship Target=~/cards/BS_quickreload.jpg~ Id=~C9351316f-7785-4d10-b265-a7054c1fae65~ Type=~http://schemas.octgn.org/picture~/&gt;</text:p>
          </table:table-cell>
          <table:table-cell office:value-type="string">
            <text:p>9351316f-7785-4d10-b265-a7054c1fae65</text:p>
          </table:table-cell>
          <table:table-cell office:value-type="string">
            <text:p>BS_quickreload</text:p>
          </table:table-cell>
          <table:table-cell office:value-type="string">
            <text:p>Quick Reload</text:p>
          </table:table-cell>
          <table:table-cell office:value-type="string">
            <text:p>U</text:p>
          </table:table-cell>
          <table:table-cell office:value-type="string">
            <text:p>actions</text:p>
          </table:table-cell>
          <table:table-cell office:value-type="float" office:value="1">
            <text:p>1</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Untack one of your crew with the Gunner trait.</text:p>
          </table:table-cell>
          <table:table-cell table:number-columns-repeated="1000"/>
        </table:table-row>
        <table:table-row table:style-name="ro2">
          <table:table-cell table:formula="of:=CONCATENATE(&quot;  &lt;card id=~&quot;;[.C122];&quot;~ name=~&quot;;[.E122];&quot;~&gt;&lt;property name=~&quot;;[.F$1];&quot;~ value=~&quot;;[.F122];&quot;~ /&gt;&lt;property name=~&quot;;[.G$1];&quot;~ value=~&quot;;[.G122];&quot;~ /&gt;&lt;property name=~&quot;;[.H$1];&quot;~ value=~&quot;;[.H122];&quot;~ /&gt;&lt;property name=~&quot;;[.I$1];&quot;~ value=~&quot;;[.I122];&quot;~ /&gt;&lt;property name=~&quot;;[.J$1];&quot;~ value=~&quot;;[.J122];&quot;~ /&gt;&lt;property name=~&quot;;[.K$1];&quot;~ value=~&quot;;[.K122];&quot;~ /&gt;&lt;property name=~&quot;;[.L$1];&quot;~ value=~&quot;;[.L122];&quot;~ /&gt;&lt;property name=~&quot;;[.M$1];&quot;~ value=~&quot;;[.M122];&quot;~ /&gt;&lt;property name=~&quot;;[.N$1];&quot;~ value=~&quot;;[.N122];&quot;~ /&gt;&lt;property name=~&quot;;[.O$1];&quot;~ value=~&quot;;[.O122];&quot;~ /&gt;&lt;property name=~&quot;;[.P$1];&quot;~ value=~&quot;;[.P122];&quot;~ /&gt;&lt;property name=~&quot;;[.Q$1];&quot;~ value=~&quot;;[.Q122];&quot;~ /&gt;&lt;property name=~&quot;;[.R$1];&quot;~ value=~&quot;;[.R122];&quot;~ /&gt;&lt;property name=~&quot;;[.S$1];&quot;~ value=~&quot;;[.S122];&quot;~ /&gt;&lt;property name=~&quot;;[.T$1];&quot;~ value=~&quot;;[.T122];&quot;~ /&gt;&lt;property name=~&quot;;[.U$1];&quot;~ value=~&quot;;[.U122];&quot;~ /&gt;&lt;property name=~&quot;;[.V$1];&quot;~ value=~&quot;;[.V122];&quot;~ /&gt;&lt;property name=~&quot;;[.W$1];&quot;~ value=~&quot;;[.W122];&quot;~ /&gt;&lt;/card&gt;&quot;)" office:value-type="string" office:string-value="  &lt;card id=~e386600e-60b8-4dcc-a53d-2103b336feae~ name=~Quick Sailing~&gt;&lt;property name=~Rarity~ value=~U~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Topman trait.~ /&gt;&lt;/card&gt;">
            <text:p><text:s text:c="2"/>&lt;card id=~e386600e-60b8-4dcc-a53d-2103b336feae~ name=~Quick Sailing~&gt;&lt;property name=~Rarity~ value=~U~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Topman trait.~ /&gt;&lt;/card&gt;</text:p>
          </table:table-cell>
          <table:table-cell table:formula="of:=CONCATENATE(&quot; &lt;Relationship Target=~/cards/&quot;;[.D122];&quot;.jpg~ Id=~C&quot;;[.C122];&quot;~ Type=~http://schemas.octgn.org/picture~/&gt;&quot;)" office:value-type="string" office:string-value=" &lt;Relationship Target=~/cards/BS_quicksailing.jpg~ Id=~Ce386600e-60b8-4dcc-a53d-2103b336feae~ Type=~http://schemas.octgn.org/picture~/&gt;">
            <text:p><text:s/>&lt;Relationship Target=~/cards/BS_quicksailing.jpg~ Id=~Ce386600e-60b8-4dcc-a53d-2103b336feae~ Type=~http://schemas.octgn.org/picture~/&gt;</text:p>
          </table:table-cell>
          <table:table-cell office:value-type="string">
            <text:p>e386600e-60b8-4dcc-a53d-2103b336feae</text:p>
          </table:table-cell>
          <table:table-cell office:value-type="string">
            <text:p>BS_quicksailing</text:p>
          </table:table-cell>
          <table:table-cell office:value-type="string">
            <text:p>Quick Sailing</text:p>
          </table:table-cell>
          <table:table-cell office:value-type="string">
            <text:p>U</text:p>
          </table:table-cell>
          <table:table-cell office:value-type="string">
            <text:p>actions</text:p>
          </table:table-cell>
          <table:table-cell office:value-type="float" office:value="2">
            <text:p>2</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Untack one of your crew with the Topman trait.</text:p>
          </table:table-cell>
          <table:table-cell table:number-columns-repeated="1000"/>
        </table:table-row>
        <table:table-row table:style-name="ro2">
          <table:table-cell table:formula="of:=CONCATENATE(&quot;  &lt;card id=~&quot;;[.C123];&quot;~ name=~&quot;;[.E123];&quot;~&gt;&lt;property name=~&quot;;[.F$1];&quot;~ value=~&quot;;[.F123];&quot;~ /&gt;&lt;property name=~&quot;;[.G$1];&quot;~ value=~&quot;;[.G123];&quot;~ /&gt;&lt;property name=~&quot;;[.H$1];&quot;~ value=~&quot;;[.H123];&quot;~ /&gt;&lt;property name=~&quot;;[.I$1];&quot;~ value=~&quot;;[.I123];&quot;~ /&gt;&lt;property name=~&quot;;[.J$1];&quot;~ value=~&quot;;[.J123];&quot;~ /&gt;&lt;property name=~&quot;;[.K$1];&quot;~ value=~&quot;;[.K123];&quot;~ /&gt;&lt;property name=~&quot;;[.L$1];&quot;~ value=~&quot;;[.L123];&quot;~ /&gt;&lt;property name=~&quot;;[.M$1];&quot;~ value=~&quot;;[.M123];&quot;~ /&gt;&lt;property name=~&quot;;[.N$1];&quot;~ value=~&quot;;[.N123];&quot;~ /&gt;&lt;property name=~&quot;;[.O$1];&quot;~ value=~&quot;;[.O123];&quot;~ /&gt;&lt;property name=~&quot;;[.P$1];&quot;~ value=~&quot;;[.P123];&quot;~ /&gt;&lt;property name=~&quot;;[.Q$1];&quot;~ value=~&quot;;[.Q123];&quot;~ /&gt;&lt;property name=~&quot;;[.R$1];&quot;~ value=~&quot;;[.R123];&quot;~ /&gt;&lt;property name=~&quot;;[.S$1];&quot;~ value=~&quot;;[.S123];&quot;~ /&gt;&lt;property name=~&quot;;[.T$1];&quot;~ value=~&quot;;[.T123];&quot;~ /&gt;&lt;property name=~&quot;;[.U$1];&quot;~ value=~&quot;;[.U123];&quot;~ /&gt;&lt;property name=~&quot;;[.V$1];&quot;~ value=~&quot;;[.V123];&quot;~ /&gt;&lt;property name=~&quot;;[.W$1];&quot;~ value=~&quot;;[.W123];&quot;~ /&gt;&lt;/card&gt;&quot;)" office:value-type="string" office:string-value="  &lt;card id=~4b5ae5a3-dc27-4f3d-b2a5-dc6de2722f7b~ name=~Quick Tac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You suffer 2 fewer Hits.~ /&gt;&lt;/card&gt;">
            <text:p><text:s text:c="2"/>&lt;card id=~4b5ae5a3-dc27-4f3d-b2a5-dc6de2722f7b~ name=~Quick Tac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You suffer 2 fewer Hits.~ /&gt;&lt;/card&gt;</text:p>
          </table:table-cell>
          <table:table-cell table:formula="of:=CONCATENATE(&quot; &lt;Relationship Target=~/cards/&quot;;[.D123];&quot;.jpg~ Id=~C&quot;;[.C123];&quot;~ Type=~http://schemas.octgn.org/picture~/&gt;&quot;)" office:value-type="string" office:string-value=" &lt;Relationship Target=~/cards/BS_quicktack.jpg~ Id=~C4b5ae5a3-dc27-4f3d-b2a5-dc6de2722f7b~ Type=~http://schemas.octgn.org/picture~/&gt;">
            <text:p><text:s/>&lt;Relationship Target=~/cards/BS_quicktack.jpg~ Id=~C4b5ae5a3-dc27-4f3d-b2a5-dc6de2722f7b~ Type=~http://schemas.octgn.org/picture~/&gt;</text:p>
          </table:table-cell>
          <table:table-cell office:value-type="string">
            <text:p>4b5ae5a3-dc27-4f3d-b2a5-dc6de2722f7b</text:p>
          </table:table-cell>
          <table:table-cell office:value-type="string">
            <text:p>BS_quicktack</text:p>
          </table:table-cell>
          <table:table-cell office:value-type="string">
            <text:p>Quick Tack</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suffer hits from a Cannon attack. You suffer 2 fewer Hits.</text:p>
          </table:table-cell>
          <table:table-cell table:number-columns-repeated="1000"/>
        </table:table-row>
        <table:table-row table:style-name="ro2">
          <table:table-cell table:formula="of:=CONCATENATE(&quot;  &lt;card id=~&quot;;[.C124];&quot;~ name=~&quot;;[.E124];&quot;~&gt;&lt;property name=~&quot;;[.F$1];&quot;~ value=~&quot;;[.F124];&quot;~ /&gt;&lt;property name=~&quot;;[.G$1];&quot;~ value=~&quot;;[.G124];&quot;~ /&gt;&lt;property name=~&quot;;[.H$1];&quot;~ value=~&quot;;[.H124];&quot;~ /&gt;&lt;property name=~&quot;;[.I$1];&quot;~ value=~&quot;;[.I124];&quot;~ /&gt;&lt;property name=~&quot;;[.J$1];&quot;~ value=~&quot;;[.J124];&quot;~ /&gt;&lt;property name=~&quot;;[.K$1];&quot;~ value=~&quot;;[.K124];&quot;~ /&gt;&lt;property name=~&quot;;[.L$1];&quot;~ value=~&quot;;[.L124];&quot;~ /&gt;&lt;property name=~&quot;;[.M$1];&quot;~ value=~&quot;;[.M124];&quot;~ /&gt;&lt;property name=~&quot;;[.N$1];&quot;~ value=~&quot;;[.N124];&quot;~ /&gt;&lt;property name=~&quot;;[.O$1];&quot;~ value=~&quot;;[.O124];&quot;~ /&gt;&lt;property name=~&quot;;[.P$1];&quot;~ value=~&quot;;[.P124];&quot;~ /&gt;&lt;property name=~&quot;;[.Q$1];&quot;~ value=~&quot;;[.Q124];&quot;~ /&gt;&lt;property name=~&quot;;[.R$1];&quot;~ value=~&quot;;[.R124];&quot;~ /&gt;&lt;property name=~&quot;;[.S$1];&quot;~ value=~&quot;;[.S124];&quot;~ /&gt;&lt;property name=~&quot;;[.T$1];&quot;~ value=~&quot;;[.T124];&quot;~ /&gt;&lt;property name=~&quot;;[.U$1];&quot;~ value=~&quot;;[.U124];&quot;~ /&gt;&lt;property name=~&quot;;[.V$1];&quot;~ value=~&quot;;[.V124];&quot;~ /&gt;&lt;property name=~&quot;;[.W$1];&quot;~ value=~&quot;;[.W124];&quot;~ /&gt;&lt;/card&gt;&quot;)" office:value-type="string" office:string-value="  &lt;card id=~a6c57a39-cd00-4db5-87fc-5b8da09e9767~ name=~Rafael de St. Theres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1~ /&gt;&lt;property name=~Swashbuckling~ value=~2~ /&gt;&lt;property name=~Crew Max.~ value=~~ /&gt;&lt;property name=~Move Cost~ value=~~ /&gt;&lt;property name=~Faction~ value=~Crimson Rogers~ /&gt;&lt;property name=~Text~ value=~Rafael's Boarding Attacks that finish with a Thrust inflict 1 extra Hit.~ /&gt;&lt;/card&gt;">
            <text:p><text:s text:c="2"/>&lt;card id=~a6c57a39-cd00-4db5-87fc-5b8da09e9767~ name=~Rafael de St. Theres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1~ /&gt;&lt;property name=~Swashbuckling~ value=~2~ /&gt;&lt;property name=~Crew Max.~ value=~~ /&gt;&lt;property name=~Move Cost~ value=~~ /&gt;&lt;property name=~Faction~ value=~Crimson Rogers~ /&gt;&lt;property name=~Text~ value=~Rafael's Boarding Attacks that finish with a Thrust inflict 1 extra Hit.~ /&gt;&lt;/card&gt;</text:p>
          </table:table-cell>
          <table:table-cell table:formula="of:=CONCATENATE(&quot; &lt;Relationship Target=~/cards/&quot;;[.D124];&quot;.jpg~ Id=~C&quot;;[.C124];&quot;~ Type=~http://schemas.octgn.org/picture~/&gt;&quot;)" office:value-type="string" office:string-value=" &lt;Relationship Target=~/cards/BS_rafaeldesttheresa.jpg~ Id=~Ca6c57a39-cd00-4db5-87fc-5b8da09e9767~ Type=~http://schemas.octgn.org/picture~/&gt;">
            <text:p><text:s/>&lt;Relationship Target=~/cards/BS_rafaeldesttheresa.jpg~ Id=~Ca6c57a39-cd00-4db5-87fc-5b8da09e9767~ Type=~http://schemas.octgn.org/picture~/&gt;</text:p>
          </table:table-cell>
          <table:table-cell office:value-type="string">
            <text:p>a6c57a39-cd00-4db5-87fc-5b8da09e9767</text:p>
          </table:table-cell>
          <table:table-cell office:value-type="string">
            <text:p>BS_rafaeldesttheresa</text:p>
          </table:table-cell>
          <table:table-cell office:value-type="string">
            <text:p>Rafael de St. Theresa</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Crimson Rogers</text:p>
          </table:table-cell>
          <table:table-cell office:value-type="string">
            <text:p>Rafael's Boarding Attacks that finish with a Thrust inflict 1 extra Hit.</text:p>
          </table:table-cell>
          <table:table-cell table:number-columns-repeated="1000"/>
        </table:table-row>
        <table:table-row table:style-name="ro1">
          <table:table-cell table:formula="of:=CONCATENATE(&quot;  &lt;card id=~&quot;;[.C125];&quot;~ name=~&quot;;[.E125];&quot;~&gt;&lt;property name=~&quot;;[.F$1];&quot;~ value=~&quot;;[.F125];&quot;~ /&gt;&lt;property name=~&quot;;[.G$1];&quot;~ value=~&quot;;[.G125];&quot;~ /&gt;&lt;property name=~&quot;;[.H$1];&quot;~ value=~&quot;;[.H125];&quot;~ /&gt;&lt;property name=~&quot;;[.I$1];&quot;~ value=~&quot;;[.I125];&quot;~ /&gt;&lt;property name=~&quot;;[.J$1];&quot;~ value=~&quot;;[.J125];&quot;~ /&gt;&lt;property name=~&quot;;[.K$1];&quot;~ value=~&quot;;[.K125];&quot;~ /&gt;&lt;property name=~&quot;;[.L$1];&quot;~ value=~&quot;;[.L125];&quot;~ /&gt;&lt;property name=~&quot;;[.M$1];&quot;~ value=~&quot;;[.M125];&quot;~ /&gt;&lt;property name=~&quot;;[.N$1];&quot;~ value=~&quot;;[.N125];&quot;~ /&gt;&lt;property name=~&quot;;[.O$1];&quot;~ value=~&quot;;[.O125];&quot;~ /&gt;&lt;property name=~&quot;;[.P$1];&quot;~ value=~&quot;;[.P125];&quot;~ /&gt;&lt;property name=~&quot;;[.Q$1];&quot;~ value=~&quot;;[.Q125];&quot;~ /&gt;&lt;property name=~&quot;;[.R$1];&quot;~ value=~&quot;;[.R125];&quot;~ /&gt;&lt;property name=~&quot;;[.S$1];&quot;~ value=~&quot;;[.S125];&quot;~ /&gt;&lt;property name=~&quot;;[.T$1];&quot;~ value=~&quot;;[.T125];&quot;~ /&gt;&lt;property name=~&quot;;[.U$1];&quot;~ value=~&quot;;[.U125];&quot;~ /&gt;&lt;property name=~&quot;;[.V$1];&quot;~ value=~&quot;;[.V125];&quot;~ /&gt;&lt;property name=~&quot;;[.W$1];&quot;~ value=~&quot;;[.W125];&quot;~ /&gt;&lt;/card&gt;&quot;)" office:value-type="string" office:string-value="  &lt;card id=~b3a15655-88a6-476e-8bc3-9a2c0c6a27a4~ name=~Rat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ats by tacking 3 Swashbuckling as an action. Any player in this Sea that wishes to put into play or complete a Goods Adventure must tack 2 Adventuring to do so, in addition to any other costs. Billy heard the skittering sounds and double-checked his pocket. Only three matches left...~ /&gt;&lt;/card&gt;">
            <text:p><text:s text:c="2"/>&lt;card id=~b3a15655-88a6-476e-8bc3-9a2c0c6a27a4~ name=~Rat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ats by tacking 3 Swashbuckling as an action. Any player in this Sea that wishes to put into play or complete a Goods Adventure must tack 2 Adventuring to do so, in addition to any other costs. Billy heard the skittering sounds and double-checked his pocket. Only three matches left...~ /&gt;&lt;/card&gt;</text:p>
          </table:table-cell>
          <table:table-cell table:formula="of:=CONCATENATE(&quot; &lt;Relationship Target=~/cards/&quot;;[.D125];&quot;.jpg~ Id=~C&quot;;[.C125];&quot;~ Type=~http://schemas.octgn.org/picture~/&gt;&quot;)" office:value-type="string" office:string-value=" &lt;Relationship Target=~/cards/BS_rats.jpg~ Id=~Cb3a15655-88a6-476e-8bc3-9a2c0c6a27a4~ Type=~http://schemas.octgn.org/picture~/&gt;">
            <text:p><text:s/>&lt;Relationship Target=~/cards/BS_rats.jpg~ Id=~Cb3a15655-88a6-476e-8bc3-9a2c0c6a27a4~ Type=~http://schemas.octgn.org/picture~/&gt;</text:p>
          </table:table-cell>
          <table:table-cell office:value-type="string">
            <text:p>b3a15655-88a6-476e-8bc3-9a2c0c6a27a4</text:p>
          </table:table-cell>
          <table:table-cell office:value-type="string">
            <text:p>BS_rats</text:p>
          </table:table-cell>
          <table:table-cell office:value-type="string">
            <text:p>Rats!</text:p>
          </table:table-cell>
          <table:table-cell office:value-type="string">
            <text:p>U</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This Sea Attachment Any player in this Sea may sink Rats by tacking 3 Swashbuckling as an action. Any player in this Sea that wishes to put into play or complete a Goods Adventure must tack 2 Adventuring to do so, in addition to any other costs. Billy heard the skittering sounds and double-checked his pocket. Only three matches left...</text:p>
          </table:table-cell>
          <table:table-cell table:number-columns-repeated="1000"/>
        </table:table-row>
        <table:table-row table:style-name="ro2">
          <table:table-cell table:formula="of:=CONCATENATE(&quot;  &lt;card id=~&quot;;[.C126];&quot;~ name=~&quot;;[.E126];&quot;~&gt;&lt;property name=~&quot;;[.F$1];&quot;~ value=~&quot;;[.F126];&quot;~ /&gt;&lt;property name=~&quot;;[.G$1];&quot;~ value=~&quot;;[.G126];&quot;~ /&gt;&lt;property name=~&quot;;[.H$1];&quot;~ value=~&quot;;[.H126];&quot;~ /&gt;&lt;property name=~&quot;;[.I$1];&quot;~ value=~&quot;;[.I126];&quot;~ /&gt;&lt;property name=~&quot;;[.J$1];&quot;~ value=~&quot;;[.J126];&quot;~ /&gt;&lt;property name=~&quot;;[.K$1];&quot;~ value=~&quot;;[.K126];&quot;~ /&gt;&lt;property name=~&quot;;[.L$1];&quot;~ value=~&quot;;[.L126];&quot;~ /&gt;&lt;property name=~&quot;;[.M$1];&quot;~ value=~&quot;;[.M126];&quot;~ /&gt;&lt;property name=~&quot;;[.N$1];&quot;~ value=~&quot;;[.N126];&quot;~ /&gt;&lt;property name=~&quot;;[.O$1];&quot;~ value=~&quot;;[.O126];&quot;~ /&gt;&lt;property name=~&quot;;[.P$1];&quot;~ value=~&quot;;[.P126];&quot;~ /&gt;&lt;property name=~&quot;;[.Q$1];&quot;~ value=~&quot;;[.Q126];&quot;~ /&gt;&lt;property name=~&quot;;[.R$1];&quot;~ value=~&quot;;[.R126];&quot;~ /&gt;&lt;property name=~&quot;;[.S$1];&quot;~ value=~&quot;;[.S126];&quot;~ /&gt;&lt;property name=~&quot;;[.T$1];&quot;~ value=~&quot;;[.T126];&quot;~ /&gt;&lt;property name=~&quot;;[.U$1];&quot;~ value=~&quot;;[.U126];&quot;~ /&gt;&lt;property name=~&quot;;[.V$1];&quot;~ value=~&quot;;[.V126];&quot;~ /&gt;&lt;property name=~&quot;;[.W$1];&quot;~ value=~&quot;;[.W126];&quot;~ /&gt;&lt;/card&gt;&quot;)" office:value-type="string" office:string-value="  &lt;card id=~e252c9f4-ac14-4b17-bdfd-fe6a386ce543~ name=~Raze the Vill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1 Swashbuckling. This crew inflicts 1 extra Hit during Boarding Attacks.~ /&gt;&lt;/card&gt;">
            <text:p><text:s text:c="2"/>&lt;card id=~e252c9f4-ac14-4b17-bdfd-fe6a386ce543~ name=~Raze the Vill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1 Swashbuckling. This crew inflicts 1 extra Hit during Boarding Attacks.~ /&gt;&lt;/card&gt;</text:p>
          </table:table-cell>
          <table:table-cell table:formula="of:=CONCATENATE(&quot; &lt;Relationship Target=~/cards/&quot;;[.D126];&quot;.jpg~ Id=~C&quot;;[.C126];&quot;~ Type=~http://schemas.octgn.org/picture~/&gt;&quot;)" office:value-type="string" office:string-value=" &lt;Relationship Target=~/cards/BS_razethevillage.jpg~ Id=~Ce252c9f4-ac14-4b17-bdfd-fe6a386ce543~ Type=~http://schemas.octgn.org/picture~/&gt;">
            <text:p><text:s/>&lt;Relationship Target=~/cards/BS_razethevillage.jpg~ Id=~Ce252c9f4-ac14-4b17-bdfd-fe6a386ce543~ Type=~http://schemas.octgn.org/picture~/&gt;</text:p>
          </table:table-cell>
          <table:table-cell office:value-type="string">
            <text:p>e252c9f4-ac14-4b17-bdfd-fe6a386ce543</text:p>
          </table:table-cell>
          <table:table-cell office:value-type="string">
            <text:p>BS_razethevillage</text:p>
          </table:table-cell>
          <table:table-cell office:value-type="string">
            <text:p>Raze the Villag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3 Adventuring (2 if completed in Forbidden Sea). crew Attachment: +1 Swashbuckling. This crew inflicts 1 extra Hit during Boarding Attacks.</text:p>
          </table:table-cell>
          <table:table-cell table:number-columns-repeated="1000"/>
        </table:table-row>
        <table:table-row table:style-name="ro2">
          <table:table-cell table:formula="of:=CONCATENATE(&quot;  &lt;card id=~&quot;;[.C127];&quot;~ name=~&quot;;[.E127];&quot;~&gt;&lt;property name=~&quot;;[.F$1];&quot;~ value=~&quot;;[.F127];&quot;~ /&gt;&lt;property name=~&quot;;[.G$1];&quot;~ value=~&quot;;[.G127];&quot;~ /&gt;&lt;property name=~&quot;;[.H$1];&quot;~ value=~&quot;;[.H127];&quot;~ /&gt;&lt;property name=~&quot;;[.I$1];&quot;~ value=~&quot;;[.I127];&quot;~ /&gt;&lt;property name=~&quot;;[.J$1];&quot;~ value=~&quot;;[.J127];&quot;~ /&gt;&lt;property name=~&quot;;[.K$1];&quot;~ value=~&quot;;[.K127];&quot;~ /&gt;&lt;property name=~&quot;;[.L$1];&quot;~ value=~&quot;;[.L127];&quot;~ /&gt;&lt;property name=~&quot;;[.M$1];&quot;~ value=~&quot;;[.M127];&quot;~ /&gt;&lt;property name=~&quot;;[.N$1];&quot;~ value=~&quot;;[.N127];&quot;~ /&gt;&lt;property name=~&quot;;[.O$1];&quot;~ value=~&quot;;[.O127];&quot;~ /&gt;&lt;property name=~&quot;;[.P$1];&quot;~ value=~&quot;;[.P127];&quot;~ /&gt;&lt;property name=~&quot;;[.Q$1];&quot;~ value=~&quot;;[.Q127];&quot;~ /&gt;&lt;property name=~&quot;;[.R$1];&quot;~ value=~&quot;;[.R127];&quot;~ /&gt;&lt;property name=~&quot;;[.S$1];&quot;~ value=~&quot;;[.S127];&quot;~ /&gt;&lt;property name=~&quot;;[.T$1];&quot;~ value=~&quot;;[.T127];&quot;~ /&gt;&lt;property name=~&quot;;[.U$1];&quot;~ value=~&quot;;[.U127];&quot;~ /&gt;&lt;property name=~&quot;;[.V$1];&quot;~ value=~&quot;;[.V127];&quot;~ /&gt;&lt;property name=~&quot;;[.W$1];&quot;~ value=~&quot;;[.W127];&quot;~ /&gt;&lt;/card&gt;&quot;)" office:value-type="string" office:string-value="  &lt;card id=~1941d7af-6b41-4876-9ffe-0304492edf3f~ name=~The Reaper~&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rimson Rogers~ /&gt;&lt;property name=~Text~ value=~Crimson Roger Ship Attachment * Unique * Figurehead * While you have more than 2 completed adventures in play and you are involved in a Boarding, your Hand Size is increased by one for the duration of the Boarding.~ /&gt;&lt;/card&gt;">
            <text:p><text:s text:c="2"/>&lt;card id=~1941d7af-6b41-4876-9ffe-0304492edf3f~ name=~The Reaper~&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rimson Rogers~ /&gt;&lt;property name=~Text~ value=~Crimson Roger Ship Attachment * Unique * Figurehead * While you have more than 2 completed adventures in play and you are involved in a Boarding, your Hand Size is increased by one for the duration of the Boarding.~ /&gt;&lt;/card&gt;</text:p>
          </table:table-cell>
          <table:table-cell table:formula="of:=CONCATENATE(&quot; &lt;Relationship Target=~/cards/&quot;;[.D127];&quot;.jpg~ Id=~C&quot;;[.C127];&quot;~ Type=~http://schemas.octgn.org/picture~/&gt;&quot;)" office:value-type="string" office:string-value=" &lt;Relationship Target=~/cards/BS_thereaper.jpg~ Id=~C1941d7af-6b41-4876-9ffe-0304492edf3f~ Type=~http://schemas.octgn.org/picture~/&gt;">
            <text:p><text:s/>&lt;Relationship Target=~/cards/BS_thereaper.jpg~ Id=~C1941d7af-6b41-4876-9ffe-0304492edf3f~ Type=~http://schemas.octgn.org/picture~/&gt;</text:p>
          </table:table-cell>
          <table:table-cell office:value-type="string">
            <text:p>1941d7af-6b41-4876-9ffe-0304492edf3f</text:p>
          </table:table-cell>
          <table:table-cell office:value-type="string">
            <text:p>BS_thereaper</text:p>
          </table:table-cell>
          <table:table-cell office:value-type="string">
            <text:p>The Reaper</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7"/>
          <table:table-cell office:value-type="string">
            <text:p>Crimson Rogers</text:p>
          </table:table-cell>
          <table:table-cell office:value-type="string">
            <text:p>Crimson Roger Ship Attachment * Unique * Figurehead * While you have more than 2 completed adventures in play and you are involved in a Boarding, your Hand Size is increased by one for the duration of the Boarding.</text:p>
          </table:table-cell>
          <table:table-cell table:number-columns-repeated="1000"/>
        </table:table-row>
        <table:table-row table:style-name="ro2">
          <table:table-cell table:formula="of:=CONCATENATE(&quot;  &lt;card id=~&quot;;[.C128];&quot;~ name=~&quot;;[.E128];&quot;~&gt;&lt;property name=~&quot;;[.F$1];&quot;~ value=~&quot;;[.F128];&quot;~ /&gt;&lt;property name=~&quot;;[.G$1];&quot;~ value=~&quot;;[.G128];&quot;~ /&gt;&lt;property name=~&quot;;[.H$1];&quot;~ value=~&quot;;[.H128];&quot;~ /&gt;&lt;property name=~&quot;;[.I$1];&quot;~ value=~&quot;;[.I128];&quot;~ /&gt;&lt;property name=~&quot;;[.J$1];&quot;~ value=~&quot;;[.J128];&quot;~ /&gt;&lt;property name=~&quot;;[.K$1];&quot;~ value=~&quot;;[.K128];&quot;~ /&gt;&lt;property name=~&quot;;[.L$1];&quot;~ value=~&quot;;[.L128];&quot;~ /&gt;&lt;property name=~&quot;;[.M$1];&quot;~ value=~&quot;;[.M128];&quot;~ /&gt;&lt;property name=~&quot;;[.N$1];&quot;~ value=~&quot;;[.N128];&quot;~ /&gt;&lt;property name=~&quot;;[.O$1];&quot;~ value=~&quot;;[.O128];&quot;~ /&gt;&lt;property name=~&quot;;[.P$1];&quot;~ value=~&quot;;[.P128];&quot;~ /&gt;&lt;property name=~&quot;;[.Q$1];&quot;~ value=~&quot;;[.Q128];&quot;~ /&gt;&lt;property name=~&quot;;[.R$1];&quot;~ value=~&quot;;[.R128];&quot;~ /&gt;&lt;property name=~&quot;;[.S$1];&quot;~ value=~&quot;;[.S128];&quot;~ /&gt;&lt;property name=~&quot;;[.T$1];&quot;~ value=~&quot;;[.T128];&quot;~ /&gt;&lt;property name=~&quot;;[.U$1];&quot;~ value=~&quot;;[.U128];&quot;~ /&gt;&lt;property name=~&quot;;[.V$1];&quot;~ value=~&quot;;[.V128];&quot;~ /&gt;&lt;property name=~&quot;;[.W$1];&quot;~ value=~&quot;;[.W128];&quot;~ /&gt;&lt;/card&gt;&quot;)" office:value-type="string" office:string-value="  &lt;card id=~0bdd7252-b601-404f-b072-04d47e585e1f~ name=~Red Scar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Loyal · No attachments When Red Scarves tack to absorb Hits, they absorb 1 extra Hit.~ /&gt;&lt;/card&gt;">
            <text:p><text:s text:c="2"/>&lt;card id=~0bdd7252-b601-404f-b072-04d47e585e1f~ name=~Red Scar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Loyal · No attachments When Red Scarves tack to absorb Hits, they absorb 1 extra Hit.~ /&gt;&lt;/card&gt;</text:p>
          </table:table-cell>
          <table:table-cell table:formula="of:=CONCATENATE(&quot; &lt;Relationship Target=~/cards/&quot;;[.D128];&quot;.jpg~ Id=~C&quot;;[.C128];&quot;~ Type=~http://schemas.octgn.org/picture~/&gt;&quot;)" office:value-type="string" office:string-value=" &lt;Relationship Target=~/cards/BS_redscarves.jpg~ Id=~C0bdd7252-b601-404f-b072-04d47e585e1f~ Type=~http://schemas.octgn.org/picture~/&gt;">
            <text:p><text:s/>&lt;Relationship Target=~/cards/BS_redscarves.jpg~ Id=~C0bdd7252-b601-404f-b072-04d47e585e1f~ Type=~http://schemas.octgn.org/picture~/&gt;</text:p>
          </table:table-cell>
          <table:table-cell office:value-type="string">
            <text:p>0bdd7252-b601-404f-b072-04d47e585e1f</text:p>
          </table:table-cell>
          <table:table-cell office:value-type="string">
            <text:p>BS_redscarves</text:p>
          </table:table-cell>
          <table:table-cell office:value-type="string">
            <text:p>Red Scarves</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Crimson Rogers</text:p>
          </table:table-cell>
          <table:table-cell office:value-type="string">
            <text:p>Loyal · No attachments When Red Scarves tack to absorb Hits, they absorb 1 extra Hit.</text:p>
          </table:table-cell>
          <table:table-cell table:number-columns-repeated="1000"/>
        </table:table-row>
        <table:table-row table:style-name="ro2">
          <table:table-cell table:formula="of:=CONCATENATE(&quot;  &lt;card id=~&quot;;[.C129];&quot;~ name=~&quot;;[.E129];&quot;~&gt;&lt;property name=~&quot;;[.F$1];&quot;~ value=~&quot;;[.F129];&quot;~ /&gt;&lt;property name=~&quot;;[.G$1];&quot;~ value=~&quot;;[.G129];&quot;~ /&gt;&lt;property name=~&quot;;[.H$1];&quot;~ value=~&quot;;[.H129];&quot;~ /&gt;&lt;property name=~&quot;;[.I$1];&quot;~ value=~&quot;;[.I129];&quot;~ /&gt;&lt;property name=~&quot;;[.J$1];&quot;~ value=~&quot;;[.J129];&quot;~ /&gt;&lt;property name=~&quot;;[.K$1];&quot;~ value=~&quot;;[.K129];&quot;~ /&gt;&lt;property name=~&quot;;[.L$1];&quot;~ value=~&quot;;[.L129];&quot;~ /&gt;&lt;property name=~&quot;;[.M$1];&quot;~ value=~&quot;;[.M129];&quot;~ /&gt;&lt;property name=~&quot;;[.N$1];&quot;~ value=~&quot;;[.N129];&quot;~ /&gt;&lt;property name=~&quot;;[.O$1];&quot;~ value=~&quot;;[.O129];&quot;~ /&gt;&lt;property name=~&quot;;[.P$1];&quot;~ value=~&quot;;[.P129];&quot;~ /&gt;&lt;property name=~&quot;;[.Q$1];&quot;~ value=~&quot;;[.Q129];&quot;~ /&gt;&lt;property name=~&quot;;[.R$1];&quot;~ value=~&quot;;[.R129];&quot;~ /&gt;&lt;property name=~&quot;;[.S$1];&quot;~ value=~&quot;;[.S129];&quot;~ /&gt;&lt;property name=~&quot;;[.T$1];&quot;~ value=~&quot;;[.T129];&quot;~ /&gt;&lt;property name=~&quot;;[.U$1];&quot;~ value=~&quot;;[.U129];&quot;~ /&gt;&lt;property name=~&quot;;[.V$1];&quot;~ value=~&quot;;[.V129];&quot;~ /&gt;&lt;property name=~&quot;;[.W$1];&quot;~ value=~&quot;;[.W129];&quot;~ /&gt;&lt;/card&gt;&quot;)" office:value-type="string" office:string-value="  &lt;card id=~2a509310-74a8-4bce-9e7f-29e10bdde8c0~ name=~Red Skies at Morning~&gt;&lt;property name=~Rarity~ value=~R~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Until the end of this turn, any time that ship pays a Sailing cost, the cost is increased by 2 Sailing.~ /&gt;&lt;/card&gt;">
            <text:p><text:s text:c="2"/>&lt;card id=~2a509310-74a8-4bce-9e7f-29e10bdde8c0~ name=~Red Skies at Morning~&gt;&lt;property name=~Rarity~ value=~R~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Until the end of this turn, any time that ship pays a Sailing cost, the cost is increased by 2 Sailing.~ /&gt;&lt;/card&gt;</text:p>
          </table:table-cell>
          <table:table-cell table:formula="of:=CONCATENATE(&quot; &lt;Relationship Target=~/cards/&quot;;[.D129];&quot;.jpg~ Id=~C&quot;;[.C129];&quot;~ Type=~http://schemas.octgn.org/picture~/&gt;&quot;)" office:value-type="string" office:string-value=" &lt;Relationship Target=~/cards/BS_redskiesatmorning.jpg~ Id=~C2a509310-74a8-4bce-9e7f-29e10bdde8c0~ Type=~http://schemas.octgn.org/picture~/&gt;">
            <text:p><text:s/>&lt;Relationship Target=~/cards/BS_redskiesatmorning.jpg~ Id=~C2a509310-74a8-4bce-9e7f-29e10bdde8c0~ Type=~http://schemas.octgn.org/picture~/&gt;</text:p>
          </table:table-cell>
          <table:table-cell office:value-type="string">
            <text:p>2a509310-74a8-4bce-9e7f-29e10bdde8c0</text:p>
          </table:table-cell>
          <table:table-cell office:value-type="string">
            <text:p>BS_redskiesatmorning</text:p>
          </table:table-cell>
          <table:table-cell office:value-type="string">
            <text:p>Red Skies at Morning</text:p>
          </table:table-cell>
          <table:table-cell office:value-type="string">
            <text:p>R</text:p>
          </table:table-cell>
          <table:table-cell office:value-type="string">
            <text:p>actions</text:p>
          </table:table-cell>
          <table:table-cell office:value-type="float" office:value="3">
            <text:p>3</text:p>
          </table:table-cell>
          <table:table-cell office:value-type="string">
            <text:p>Ad</text:p>
          </table:table-cell>
          <table:table-cell office:value-type="float" office:value="3">
            <text:p>3</text:p>
          </table:table-cell>
          <table:table-cell office:value-type="string">
            <text:p>Sa</text:p>
          </table:table-cell>
          <table:table-cell/>
          <table:table-cell office:value-type="string">
            <text:p>S</text:p>
          </table:table-cell>
          <table:table-cell office:value-type="string">
            <text:p>d,p</text:p>
          </table:table-cell>
          <table:table-cell table:number-columns-repeated="8"/>
          <table:table-cell office:value-type="string">
            <text:p>Weather Target a Ship. Until the end of this turn, any time that ship pays a Sailing cost, the cost is increased by 2 Sailing.</text:p>
          </table:table-cell>
          <table:table-cell table:number-columns-repeated="1000"/>
        </table:table-row>
        <table:table-row table:style-name="ro2">
          <table:table-cell table:formula="of:=CONCATENATE(&quot;  &lt;card id=~&quot;;[.C130];&quot;~ name=~&quot;;[.E130];&quot;~&gt;&lt;property name=~&quot;;[.F$1];&quot;~ value=~&quot;;[.F130];&quot;~ /&gt;&lt;property name=~&quot;;[.G$1];&quot;~ value=~&quot;;[.G130];&quot;~ /&gt;&lt;property name=~&quot;;[.H$1];&quot;~ value=~&quot;;[.H130];&quot;~ /&gt;&lt;property name=~&quot;;[.I$1];&quot;~ value=~&quot;;[.I130];&quot;~ /&gt;&lt;property name=~&quot;;[.J$1];&quot;~ value=~&quot;;[.J130];&quot;~ /&gt;&lt;property name=~&quot;;[.K$1];&quot;~ value=~&quot;;[.K130];&quot;~ /&gt;&lt;property name=~&quot;;[.L$1];&quot;~ value=~&quot;;[.L130];&quot;~ /&gt;&lt;property name=~&quot;;[.M$1];&quot;~ value=~&quot;;[.M130];&quot;~ /&gt;&lt;property name=~&quot;;[.N$1];&quot;~ value=~&quot;;[.N130];&quot;~ /&gt;&lt;property name=~&quot;;[.O$1];&quot;~ value=~&quot;;[.O130];&quot;~ /&gt;&lt;property name=~&quot;;[.P$1];&quot;~ value=~&quot;;[.P130];&quot;~ /&gt;&lt;property name=~&quot;;[.Q$1];&quot;~ value=~&quot;;[.Q130];&quot;~ /&gt;&lt;property name=~&quot;;[.R$1];&quot;~ value=~&quot;;[.R130];&quot;~ /&gt;&lt;property name=~&quot;;[.S$1];&quot;~ value=~&quot;;[.S130];&quot;~ /&gt;&lt;property name=~&quot;;[.T$1];&quot;~ value=~&quot;;[.T130];&quot;~ /&gt;&lt;property name=~&quot;;[.U$1];&quot;~ value=~&quot;;[.U130];&quot;~ /&gt;&lt;property name=~&quot;;[.V$1];&quot;~ value=~&quot;;[.V130];&quot;~ /&gt;&lt;property name=~&quot;;[.W$1];&quot;~ value=~&quot;;[.W130];&quot;~ /&gt;&lt;/card&gt;&quot;)" office:value-type="string" office:string-value="  &lt;card id=~02a3a436-8312-4b3d-afee-a4a3bf862350~ name=~Red Skies at Night~&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s Move Cost is decreased by 1 (minimum 1) until the end of the turn.~ /&gt;&lt;/card&gt;">
            <text:p><text:s text:c="2"/>&lt;card id=~02a3a436-8312-4b3d-afee-a4a3bf862350~ name=~Red Skies at Night~&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s Move Cost is decreased by 1 (minimum 1) until the end of the turn.~ /&gt;&lt;/card&gt;</text:p>
          </table:table-cell>
          <table:table-cell table:formula="of:=CONCATENATE(&quot; &lt;Relationship Target=~/cards/&quot;;[.D130];&quot;.jpg~ Id=~C&quot;;[.C130];&quot;~ Type=~http://schemas.octgn.org/picture~/&gt;&quot;)" office:value-type="string" office:string-value=" &lt;Relationship Target=~/cards/BS_redskiesatnight.jpg~ Id=~C02a3a436-8312-4b3d-afee-a4a3bf862350~ Type=~http://schemas.octgn.org/picture~/&gt;">
            <text:p><text:s/>&lt;Relationship Target=~/cards/BS_redskiesatnight.jpg~ Id=~C02a3a436-8312-4b3d-afee-a4a3bf862350~ Type=~http://schemas.octgn.org/picture~/&gt;</text:p>
          </table:table-cell>
          <table:table-cell office:value-type="string">
            <text:p>02a3a436-8312-4b3d-afee-a4a3bf862350</text:p>
          </table:table-cell>
          <table:table-cell office:value-type="string">
            <text:p>BS_redskiesatnight</text:p>
          </table:table-cell>
          <table:table-cell office:value-type="string">
            <text:p>Red Skies at Night</text:p>
          </table:table-cell>
          <table:table-cell office:value-type="string">
            <text:p>C</text:p>
          </table:table-cell>
          <table:table-cell office:value-type="string">
            <text:p>actions</text:p>
          </table:table-cell>
          <table:table-cell office:value-type="float" office:value="2">
            <text:p>2</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Weather Target a Ship. That Ship's Move Cost is decreased by 1 (minimum 1) until the end of the turn.</text:p>
          </table:table-cell>
          <table:table-cell table:number-columns-repeated="1000"/>
        </table:table-row>
        <table:table-row table:style-name="ro2">
          <table:table-cell table:formula="of:=CONCATENATE(&quot;  &lt;card id=~&quot;;[.C131];&quot;~ name=~&quot;;[.E131];&quot;~&gt;&lt;property name=~&quot;;[.F$1];&quot;~ value=~&quot;;[.F131];&quot;~ /&gt;&lt;property name=~&quot;;[.G$1];&quot;~ value=~&quot;;[.G131];&quot;~ /&gt;&lt;property name=~&quot;;[.H$1];&quot;~ value=~&quot;;[.H131];&quot;~ /&gt;&lt;property name=~&quot;;[.I$1];&quot;~ value=~&quot;;[.I131];&quot;~ /&gt;&lt;property name=~&quot;;[.J$1];&quot;~ value=~&quot;;[.J131];&quot;~ /&gt;&lt;property name=~&quot;;[.K$1];&quot;~ value=~&quot;;[.K131];&quot;~ /&gt;&lt;property name=~&quot;;[.L$1];&quot;~ value=~&quot;;[.L131];&quot;~ /&gt;&lt;property name=~&quot;;[.M$1];&quot;~ value=~&quot;;[.M131];&quot;~ /&gt;&lt;property name=~&quot;;[.N$1];&quot;~ value=~&quot;;[.N131];&quot;~ /&gt;&lt;property name=~&quot;;[.O$1];&quot;~ value=~&quot;;[.O131];&quot;~ /&gt;&lt;property name=~&quot;;[.P$1];&quot;~ value=~&quot;;[.P131];&quot;~ /&gt;&lt;property name=~&quot;;[.Q$1];&quot;~ value=~&quot;;[.Q131];&quot;~ /&gt;&lt;property name=~&quot;;[.R$1];&quot;~ value=~&quot;;[.R131];&quot;~ /&gt;&lt;property name=~&quot;;[.S$1];&quot;~ value=~&quot;;[.S131];&quot;~ /&gt;&lt;property name=~&quot;;[.T$1];&quot;~ value=~&quot;;[.T131];&quot;~ /&gt;&lt;property name=~&quot;;[.U$1];&quot;~ value=~&quot;;[.U131];&quot;~ /&gt;&lt;property name=~&quot;;[.V$1];&quot;~ value=~&quot;;[.V131];&quot;~ /&gt;&lt;property name=~&quot;;[.W$1];&quot;~ value=~&quot;;[.W131];&quot;~ /&gt;&lt;/card&gt;&quot;)" office:value-type="string" office:string-value="  &lt;card id=~cbf5a72f-61d8-4465-92e1-10d1064d1d1f~ name=~Reggie Wilcox~&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2~ /&gt;&lt;property name=~Influence~ value=~0~ /&gt;&lt;property name=~Swashbuckling~ value=~2~ /&gt;&lt;property name=~Crew Max.~ value=~~ /&gt;&lt;property name=~Move Cost~ value=~~ /&gt;&lt;property name=~Faction~ value=~Brotherhood~ /&gt;&lt;property name=~Text~ value=~Act: Tack Reggie and target a Ship in this sea. The target player must tack one of his or her crew.~ /&gt;&lt;/card&gt;">
            <text:p><text:s text:c="2"/>&lt;card id=~cbf5a72f-61d8-4465-92e1-10d1064d1d1f~ name=~Reggie Wilcox~&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2~ /&gt;&lt;property name=~Influence~ value=~0~ /&gt;&lt;property name=~Swashbuckling~ value=~2~ /&gt;&lt;property name=~Crew Max.~ value=~~ /&gt;&lt;property name=~Move Cost~ value=~~ /&gt;&lt;property name=~Faction~ value=~Brotherhood~ /&gt;&lt;property name=~Text~ value=~Act: Tack Reggie and target a Ship in this sea. The target player must tack one of his or her crew.~ /&gt;&lt;/card&gt;</text:p>
          </table:table-cell>
          <table:table-cell table:formula="of:=CONCATENATE(&quot; &lt;Relationship Target=~/cards/&quot;;[.D131];&quot;.jpg~ Id=~C&quot;;[.C131];&quot;~ Type=~http://schemas.octgn.org/picture~/&gt;&quot;)" office:value-type="string" office:string-value=" &lt;Relationship Target=~/cards/BS_reggiewilcox.jpg~ Id=~Ccbf5a72f-61d8-4465-92e1-10d1064d1d1f~ Type=~http://schemas.octgn.org/picture~/&gt;">
            <text:p><text:s/>&lt;Relationship Target=~/cards/BS_reggiewilcox.jpg~ Id=~Ccbf5a72f-61d8-4465-92e1-10d1064d1d1f~ Type=~http://schemas.octgn.org/picture~/&gt;</text:p>
          </table:table-cell>
          <table:table-cell office:value-type="string">
            <text:p>cbf5a72f-61d8-4465-92e1-10d1064d1d1f</text:p>
          </table:table-cell>
          <table:table-cell office:value-type="string">
            <text:p>BS_reggiewilcox</text:p>
          </table:table-cell>
          <table:table-cell office:value-type="string">
            <text:p>Reggie Wilcox</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1">
            <text:p>1</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table:table-cell office:value-type="string">
            <text:p>Brotherhood</text:p>
          </table:table-cell>
          <table:table-cell office:value-type="string">
            <text:p>Act: Tack Reggie and target a Ship in this sea. The target player must tack one of his or her crew.</text:p>
          </table:table-cell>
          <table:table-cell table:number-columns-repeated="1000"/>
        </table:table-row>
        <table:table-row table:style-name="ro2">
          <table:table-cell table:formula="of:=CONCATENATE(&quot;  &lt;card id=~&quot;;[.C132];&quot;~ name=~&quot;;[.E132];&quot;~&gt;&lt;property name=~&quot;;[.F$1];&quot;~ value=~&quot;;[.F132];&quot;~ /&gt;&lt;property name=~&quot;;[.G$1];&quot;~ value=~&quot;;[.G132];&quot;~ /&gt;&lt;property name=~&quot;;[.H$1];&quot;~ value=~&quot;;[.H132];&quot;~ /&gt;&lt;property name=~&quot;;[.I$1];&quot;~ value=~&quot;;[.I132];&quot;~ /&gt;&lt;property name=~&quot;;[.J$1];&quot;~ value=~&quot;;[.J132];&quot;~ /&gt;&lt;property name=~&quot;;[.K$1];&quot;~ value=~&quot;;[.K132];&quot;~ /&gt;&lt;property name=~&quot;;[.L$1];&quot;~ value=~&quot;;[.L132];&quot;~ /&gt;&lt;property name=~&quot;;[.M$1];&quot;~ value=~&quot;;[.M132];&quot;~ /&gt;&lt;property name=~&quot;;[.N$1];&quot;~ value=~&quot;;[.N132];&quot;~ /&gt;&lt;property name=~&quot;;[.O$1];&quot;~ value=~&quot;;[.O132];&quot;~ /&gt;&lt;property name=~&quot;;[.P$1];&quot;~ value=~&quot;;[.P132];&quot;~ /&gt;&lt;property name=~&quot;;[.Q$1];&quot;~ value=~&quot;;[.Q132];&quot;~ /&gt;&lt;property name=~&quot;;[.R$1];&quot;~ value=~&quot;;[.R132];&quot;~ /&gt;&lt;property name=~&quot;;[.S$1];&quot;~ value=~&quot;;[.S132];&quot;~ /&gt;&lt;property name=~&quot;;[.T$1];&quot;~ value=~&quot;;[.T132];&quot;~ /&gt;&lt;property name=~&quot;;[.U$1];&quot;~ value=~&quot;;[.U132];&quot;~ /&gt;&lt;property name=~&quot;;[.V$1];&quot;~ value=~&quot;;[.V132];&quot;~ /&gt;&lt;property name=~&quot;;[.W$1];&quot;~ value=~&quot;;[.W132];&quot;~ /&gt;&lt;/card&gt;&quot;)" office:value-type="string" office:string-value="  &lt;card id=~3f278311-5569-4582-bde6-f675dbb0309c~ name=~Roger Gaffr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1~ /&gt;&lt;property name=~Swashbuckling~ value=~1~ /&gt;&lt;property name=~Crew Max.~ value=~~ /&gt;&lt;property name=~Move Cost~ value=~~ /&gt;&lt;property name=~Faction~ value=~Sea Dogs~ /&gt;&lt;property name=~Text~ value=~Loyal React: Tack instead of performing a Boarding Attack. Until the end of this Boarding, your Sea Dogs crew inflict 1 extra Hit during Boarding Attacks.~ /&gt;&lt;/card&gt;">
            <text:p><text:s text:c="2"/>&lt;card id=~3f278311-5569-4582-bde6-f675dbb0309c~ name=~Roger Gaffr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1~ /&gt;&lt;property name=~Swashbuckling~ value=~1~ /&gt;&lt;property name=~Crew Max.~ value=~~ /&gt;&lt;property name=~Move Cost~ value=~~ /&gt;&lt;property name=~Faction~ value=~Sea Dogs~ /&gt;&lt;property name=~Text~ value=~Loyal React: Tack instead of performing a Boarding Attack. Until the end of this Boarding, your Sea Dogs crew inflict 1 extra Hit during Boarding Attacks.~ /&gt;&lt;/card&gt;</text:p>
          </table:table-cell>
          <table:table-cell table:formula="of:=CONCATENATE(&quot; &lt;Relationship Target=~/cards/&quot;;[.D132];&quot;.jpg~ Id=~C&quot;;[.C132];&quot;~ Type=~http://schemas.octgn.org/picture~/&gt;&quot;)" office:value-type="string" office:string-value=" &lt;Relationship Target=~/cards/BS_rogergaffrin.jpg~ Id=~C3f278311-5569-4582-bde6-f675dbb0309c~ Type=~http://schemas.octgn.org/picture~/&gt;">
            <text:p><text:s/>&lt;Relationship Target=~/cards/BS_rogergaffrin.jpg~ Id=~C3f278311-5569-4582-bde6-f675dbb0309c~ Type=~http://schemas.octgn.org/picture~/&gt;</text:p>
          </table:table-cell>
          <table:table-cell office:value-type="string">
            <text:p>3f278311-5569-4582-bde6-f675dbb0309c</text:p>
          </table:table-cell>
          <table:table-cell office:value-type="string">
            <text:p>BS_rogergaffrin</text:p>
          </table:table-cell>
          <table:table-cell office:value-type="string">
            <text:p>Roger Gaffrin</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2"/>
          <table:table-cell office:value-type="string">
            <text:p>Sea Dogs</text:p>
          </table:table-cell>
          <table:table-cell office:value-type="string">
            <text:p>Loyal React: Tack instead of performing a Boarding Attack. Until the end of this Boarding, your Sea Dogs crew inflict 1 extra Hit during Boarding Attacks.</text:p>
          </table:table-cell>
          <table:table-cell table:number-columns-repeated="1000"/>
        </table:table-row>
        <table:table-row table:style-name="ro2">
          <table:table-cell table:formula="of:=CONCATENATE(&quot;  &lt;card id=~&quot;;[.C133];&quot;~ name=~&quot;;[.E133];&quot;~&gt;&lt;property name=~&quot;;[.F$1];&quot;~ value=~&quot;;[.F133];&quot;~ /&gt;&lt;property name=~&quot;;[.G$1];&quot;~ value=~&quot;;[.G133];&quot;~ /&gt;&lt;property name=~&quot;;[.H$1];&quot;~ value=~&quot;;[.H133];&quot;~ /&gt;&lt;property name=~&quot;;[.I$1];&quot;~ value=~&quot;;[.I133];&quot;~ /&gt;&lt;property name=~&quot;;[.J$1];&quot;~ value=~&quot;;[.J133];&quot;~ /&gt;&lt;property name=~&quot;;[.K$1];&quot;~ value=~&quot;;[.K133];&quot;~ /&gt;&lt;property name=~&quot;;[.L$1];&quot;~ value=~&quot;;[.L133];&quot;~ /&gt;&lt;property name=~&quot;;[.M$1];&quot;~ value=~&quot;;[.M133];&quot;~ /&gt;&lt;property name=~&quot;;[.N$1];&quot;~ value=~&quot;;[.N133];&quot;~ /&gt;&lt;property name=~&quot;;[.O$1];&quot;~ value=~&quot;;[.O133];&quot;~ /&gt;&lt;property name=~&quot;;[.P$1];&quot;~ value=~&quot;;[.P133];&quot;~ /&gt;&lt;property name=~&quot;;[.Q$1];&quot;~ value=~&quot;;[.Q133];&quot;~ /&gt;&lt;property name=~&quot;;[.R$1];&quot;~ value=~&quot;;[.R133];&quot;~ /&gt;&lt;property name=~&quot;;[.S$1];&quot;~ value=~&quot;;[.S133];&quot;~ /&gt;&lt;property name=~&quot;;[.T$1];&quot;~ value=~&quot;;[.T133];&quot;~ /&gt;&lt;property name=~&quot;;[.U$1];&quot;~ value=~&quot;;[.U133];&quot;~ /&gt;&lt;property name=~&quot;;[.V$1];&quot;~ value=~&quot;;[.V133];&quot;~ /&gt;&lt;property name=~&quot;;[.W$1];&quot;~ value=~&quot;;[.W133];&quot;~ /&gt;&lt;/card&gt;&quot;)" office:value-type="string" office:string-value="  &lt;card id=~44d54f6d-f66e-4780-9797-492508ecabfa~ name=~Rough Voyage~&gt;&lt;property name=~Rarity~ value=~U~ /&gt;&lt;property name=~Type~ value=~actions~ /&gt;&lt;property name=~Cost~ value=~4~ /&gt;&lt;property name=~Cost Type~ value=~Ad~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 suffers 2 Hits.~ /&gt;&lt;/card&gt;">
            <text:p><text:s text:c="2"/>&lt;card id=~44d54f6d-f66e-4780-9797-492508ecabfa~ name=~Rough Voyage~&gt;&lt;property name=~Rarity~ value=~U~ /&gt;&lt;property name=~Type~ value=~actions~ /&gt;&lt;property name=~Cost~ value=~4~ /&gt;&lt;property name=~Cost Type~ value=~Ad~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 suffers 2 Hits.~ /&gt;&lt;/card&gt;</text:p>
          </table:table-cell>
          <table:table-cell table:formula="of:=CONCATENATE(&quot; &lt;Relationship Target=~/cards/&quot;;[.D133];&quot;.jpg~ Id=~C&quot;;[.C133];&quot;~ Type=~http://schemas.octgn.org/picture~/&gt;&quot;)" office:value-type="string" office:string-value=" &lt;Relationship Target=~/cards/BS_roughvoyage.jpg~ Id=~C44d54f6d-f66e-4780-9797-492508ecabfa~ Type=~http://schemas.octgn.org/picture~/&gt;">
            <text:p><text:s/>&lt;Relationship Target=~/cards/BS_roughvoyage.jpg~ Id=~C44d54f6d-f66e-4780-9797-492508ecabfa~ Type=~http://schemas.octgn.org/picture~/&gt;</text:p>
          </table:table-cell>
          <table:table-cell office:value-type="string">
            <text:p>44d54f6d-f66e-4780-9797-492508ecabfa</text:p>
          </table:table-cell>
          <table:table-cell office:value-type="string">
            <text:p>BS_roughvoyage</text:p>
          </table:table-cell>
          <table:table-cell office:value-type="string">
            <text:p>Rough Voyage</text:p>
          </table:table-cell>
          <table:table-cell office:value-type="string">
            <text:p>U</text:p>
          </table:table-cell>
          <table:table-cell office:value-type="string">
            <text:p>actions</text:p>
          </table:table-cell>
          <table:table-cell office:value-type="float" office:value="4">
            <text:p>4</text:p>
          </table:table-cell>
          <table:table-cell office:value-type="string">
            <text:p>Ad</text:p>
          </table:table-cell>
          <table:table-cell office:value-type="float" office:value="2">
            <text:p>2</text:p>
          </table:table-cell>
          <table:table-cell office:value-type="string">
            <text:p>Sa</text:p>
          </table:table-cell>
          <table:table-cell/>
          <table:table-cell office:value-type="string">
            <text:p>S</text:p>
          </table:table-cell>
          <table:table-cell office:value-type="string">
            <text:p>d,p</text:p>
          </table:table-cell>
          <table:table-cell table:number-columns-repeated="8"/>
          <table:table-cell office:value-type="string">
            <text:p>Weather Target a Ship. That Ship suffers 2 Hits.</text:p>
          </table:table-cell>
          <table:table-cell table:number-columns-repeated="1000"/>
        </table:table-row>
        <table:table-row table:style-name="ro2">
          <table:table-cell table:formula="of:=CONCATENATE(&quot;  &lt;card id=~&quot;;[.C134];&quot;~ name=~&quot;;[.E134];&quot;~&gt;&lt;property name=~&quot;;[.F$1];&quot;~ value=~&quot;;[.F134];&quot;~ /&gt;&lt;property name=~&quot;;[.G$1];&quot;~ value=~&quot;;[.G134];&quot;~ /&gt;&lt;property name=~&quot;;[.H$1];&quot;~ value=~&quot;;[.H134];&quot;~ /&gt;&lt;property name=~&quot;;[.I$1];&quot;~ value=~&quot;;[.I134];&quot;~ /&gt;&lt;property name=~&quot;;[.J$1];&quot;~ value=~&quot;;[.J134];&quot;~ /&gt;&lt;property name=~&quot;;[.K$1];&quot;~ value=~&quot;;[.K134];&quot;~ /&gt;&lt;property name=~&quot;;[.L$1];&quot;~ value=~&quot;;[.L134];&quot;~ /&gt;&lt;property name=~&quot;;[.M$1];&quot;~ value=~&quot;;[.M134];&quot;~ /&gt;&lt;property name=~&quot;;[.N$1];&quot;~ value=~&quot;;[.N134];&quot;~ /&gt;&lt;property name=~&quot;;[.O$1];&quot;~ value=~&quot;;[.O134];&quot;~ /&gt;&lt;property name=~&quot;;[.P$1];&quot;~ value=~&quot;;[.P134];&quot;~ /&gt;&lt;property name=~&quot;;[.Q$1];&quot;~ value=~&quot;;[.Q134];&quot;~ /&gt;&lt;property name=~&quot;;[.R$1];&quot;~ value=~&quot;;[.R134];&quot;~ /&gt;&lt;property name=~&quot;;[.S$1];&quot;~ value=~&quot;;[.S134];&quot;~ /&gt;&lt;property name=~&quot;;[.T$1];&quot;~ value=~&quot;;[.T134];&quot;~ /&gt;&lt;property name=~&quot;;[.U$1];&quot;~ value=~&quot;;[.U134];&quot;~ /&gt;&lt;property name=~&quot;;[.V$1];&quot;~ value=~&quot;;[.V134];&quot;~ /&gt;&lt;property name=~&quot;;[.W$1];&quot;~ value=~&quot;;[.W134];&quot;~ /&gt;&lt;/card&gt;&quot;)" office:value-type="string" office:string-value="  &lt;card id=~2c3cbb48-7b54-4588-9fcf-54d4f670ad18~ name=~Rough Water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ough Waters by tacking 4 Adventuring as an action. When a Ship is in this Sea or moving out of it, its Move cost is increased by 1.~ /&gt;&lt;/card&gt;">
            <text:p><text:s text:c="2"/>&lt;card id=~2c3cbb48-7b54-4588-9fcf-54d4f670ad18~ name=~Rough Water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ough Waters by tacking 4 Adventuring as an action. When a Ship is in this Sea or moving out of it, its Move cost is increased by 1.~ /&gt;&lt;/card&gt;</text:p>
          </table:table-cell>
          <table:table-cell table:formula="of:=CONCATENATE(&quot; &lt;Relationship Target=~/cards/&quot;;[.D134];&quot;.jpg~ Id=~C&quot;;[.C134];&quot;~ Type=~http://schemas.octgn.org/picture~/&gt;&quot;)" office:value-type="string" office:string-value=" &lt;Relationship Target=~/cards/BS_roughwaters.jpg~ Id=~C2c3cbb48-7b54-4588-9fcf-54d4f670ad18~ Type=~http://schemas.octgn.org/picture~/&gt;">
            <text:p><text:s/>&lt;Relationship Target=~/cards/BS_roughwaters.jpg~ Id=~C2c3cbb48-7b54-4588-9fcf-54d4f670ad18~ Type=~http://schemas.octgn.org/picture~/&gt;</text:p>
          </table:table-cell>
          <table:table-cell office:value-type="string">
            <text:p>2c3cbb48-7b54-4588-9fcf-54d4f670ad18</text:p>
          </table:table-cell>
          <table:table-cell office:value-type="string">
            <text:p>BS_roughwaters</text:p>
          </table:table-cell>
          <table:table-cell office:value-type="string">
            <text:p>Rough Waters</text:p>
          </table:table-cell>
          <table:table-cell office:value-type="string">
            <text:p>U</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This Sea Attachment Any player in this Sea may sink Rough Waters by tacking 4 Adventuring as an action. When a Ship is in this Sea or moving out of it, its Move cost is increased by 1.</text:p>
          </table:table-cell>
          <table:table-cell table:number-columns-repeated="1000"/>
        </table:table-row>
        <table:table-row table:style-name="ro2">
          <table:table-cell table:formula="of:=CONCATENATE(&quot;  &lt;card id=~&quot;;[.C135];&quot;~ name=~&quot;;[.E135];&quot;~&gt;&lt;property name=~&quot;;[.F$1];&quot;~ value=~&quot;;[.F135];&quot;~ /&gt;&lt;property name=~&quot;;[.G$1];&quot;~ value=~&quot;;[.G135];&quot;~ /&gt;&lt;property name=~&quot;;[.H$1];&quot;~ value=~&quot;;[.H135];&quot;~ /&gt;&lt;property name=~&quot;;[.I$1];&quot;~ value=~&quot;;[.I135];&quot;~ /&gt;&lt;property name=~&quot;;[.J$1];&quot;~ value=~&quot;;[.J135];&quot;~ /&gt;&lt;property name=~&quot;;[.K$1];&quot;~ value=~&quot;;[.K135];&quot;~ /&gt;&lt;property name=~&quot;;[.L$1];&quot;~ value=~&quot;;[.L135];&quot;~ /&gt;&lt;property name=~&quot;;[.M$1];&quot;~ value=~&quot;;[.M135];&quot;~ /&gt;&lt;property name=~&quot;;[.N$1];&quot;~ value=~&quot;;[.N135];&quot;~ /&gt;&lt;property name=~&quot;;[.O$1];&quot;~ value=~&quot;;[.O135];&quot;~ /&gt;&lt;property name=~&quot;;[.P$1];&quot;~ value=~&quot;;[.P135];&quot;~ /&gt;&lt;property name=~&quot;;[.Q$1];&quot;~ value=~&quot;;[.Q135];&quot;~ /&gt;&lt;property name=~&quot;;[.R$1];&quot;~ value=~&quot;;[.R135];&quot;~ /&gt;&lt;property name=~&quot;;[.S$1];&quot;~ value=~&quot;;[.S135];&quot;~ /&gt;&lt;property name=~&quot;;[.T$1];&quot;~ value=~&quot;;[.T135];&quot;~ /&gt;&lt;property name=~&quot;;[.U$1];&quot;~ value=~&quot;;[.U135];&quot;~ /&gt;&lt;property name=~&quot;;[.V$1];&quot;~ value=~&quot;;[.V135];&quot;~ /&gt;&lt;property name=~&quot;;[.W$1];&quot;~ value=~&quot;;[.W135];&quot;~ /&gt;&lt;/card&gt;&quot;)" office:value-type="string" office:string-value="  &lt;card id=~5301ca2c-ca0a-4a17-b630-748395f9399e~ name=~A Sailor's Quarrel~&gt;&lt;property name=~Rarity~ value=~C~ /&gt;&lt;property name=~Type~ value=~actions~ /&gt;&lt;property name=~Cost~ value=~0~ /&gt;&lt;property name=~Cost Type~ value=~~ /&gt;&lt;property name=~Cancel~ value=~1~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tack one of your crew with Swashbuckling greater than 2 to play this card. Target a Ship in this Sea. You inflict 2 Hits on that Ship.~ /&gt;&lt;/card&gt;">
            <text:p><text:s text:c="2"/>&lt;card id=~5301ca2c-ca0a-4a17-b630-748395f9399e~ name=~A Sailor's Quarrel~&gt;&lt;property name=~Rarity~ value=~C~ /&gt;&lt;property name=~Type~ value=~actions~ /&gt;&lt;property name=~Cost~ value=~0~ /&gt;&lt;property name=~Cost Type~ value=~~ /&gt;&lt;property name=~Cancel~ value=~1~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tack one of your crew with Swashbuckling greater than 2 to play this card. Target a Ship in this Sea. You inflict 2 Hits on that Ship.~ /&gt;&lt;/card&gt;</text:p>
          </table:table-cell>
          <table:table-cell table:formula="of:=CONCATENATE(&quot; &lt;Relationship Target=~/cards/&quot;;[.D135];&quot;.jpg~ Id=~C&quot;;[.C135];&quot;~ Type=~http://schemas.octgn.org/picture~/&gt;&quot;)" office:value-type="string" office:string-value=" &lt;Relationship Target=~/cards/BS_asailorsquarrel.jpg~ Id=~C5301ca2c-ca0a-4a17-b630-748395f9399e~ Type=~http://schemas.octgn.org/picture~/&gt;">
            <text:p><text:s/>&lt;Relationship Target=~/cards/BS_asailorsquarrel.jpg~ Id=~C5301ca2c-ca0a-4a17-b630-748395f9399e~ Type=~http://schemas.octgn.org/picture~/&gt;</text:p>
          </table:table-cell>
          <table:table-cell office:value-type="string">
            <text:p>5301ca2c-ca0a-4a17-b630-748395f9399e</text:p>
          </table:table-cell>
          <table:table-cell office:value-type="string">
            <text:p>BS_asailorsquarrel</text:p>
          </table:table-cell>
          <table:table-cell office:value-type="string">
            <text:p>A Sailor's Quarrel</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1">
            <text:p>1</text:p>
          </table:table-cell>
          <table:table-cell office:value-type="string">
            <text:p>Sa</text:p>
          </table:table-cell>
          <table:table-cell/>
          <table:table-cell office:value-type="string">
            <text:p>D</text:p>
          </table:table-cell>
          <table:table-cell office:value-type="string">
            <text:p>p,t</text:p>
          </table:table-cell>
          <table:table-cell table:number-columns-repeated="8"/>
          <table:table-cell office:value-type="string">
            <text:p>You must tack one of your crew with Swashbuckling greater than 2 to play this card. Target a Ship in this Sea. You inflict 2 Hits on that Ship.</text:p>
          </table:table-cell>
          <table:table-cell table:number-columns-repeated="1000"/>
        </table:table-row>
        <table:table-row table:style-name="ro2">
          <table:table-cell table:formula="of:=CONCATENATE(&quot;  &lt;card id=~&quot;;[.C136];&quot;~ name=~&quot;;[.E136];&quot;~&gt;&lt;property name=~&quot;;[.F$1];&quot;~ value=~&quot;;[.F136];&quot;~ /&gt;&lt;property name=~&quot;;[.G$1];&quot;~ value=~&quot;;[.G136];&quot;~ /&gt;&lt;property name=~&quot;;[.H$1];&quot;~ value=~&quot;;[.H136];&quot;~ /&gt;&lt;property name=~&quot;;[.I$1];&quot;~ value=~&quot;;[.I136];&quot;~ /&gt;&lt;property name=~&quot;;[.J$1];&quot;~ value=~&quot;;[.J136];&quot;~ /&gt;&lt;property name=~&quot;;[.K$1];&quot;~ value=~&quot;;[.K136];&quot;~ /&gt;&lt;property name=~&quot;;[.L$1];&quot;~ value=~&quot;;[.L136];&quot;~ /&gt;&lt;property name=~&quot;;[.M$1];&quot;~ value=~&quot;;[.M136];&quot;~ /&gt;&lt;property name=~&quot;;[.N$1];&quot;~ value=~&quot;;[.N136];&quot;~ /&gt;&lt;property name=~&quot;;[.O$1];&quot;~ value=~&quot;;[.O136];&quot;~ /&gt;&lt;property name=~&quot;;[.P$1];&quot;~ value=~&quot;;[.P136];&quot;~ /&gt;&lt;property name=~&quot;;[.Q$1];&quot;~ value=~&quot;;[.Q136];&quot;~ /&gt;&lt;property name=~&quot;;[.R$1];&quot;~ value=~&quot;;[.R136];&quot;~ /&gt;&lt;property name=~&quot;;[.S$1];&quot;~ value=~&quot;;[.S136];&quot;~ /&gt;&lt;property name=~&quot;;[.T$1];&quot;~ value=~&quot;;[.T136];&quot;~ /&gt;&lt;property name=~&quot;;[.U$1];&quot;~ value=~&quot;;[.U136];&quot;~ /&gt;&lt;property name=~&quot;;[.V$1];&quot;~ value=~&quot;;[.V136];&quot;~ /&gt;&lt;property name=~&quot;;[.W$1];&quot;~ value=~&quot;;[.W136];&quot;~ /&gt;&lt;/card&gt;&quot;)" office:value-type="string" office:string-value="  &lt;card id=~c2287c40-8f35-438b-a702-1c2df6153504~ name=~Sails of Win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5 Adventuring (8 if completed in the Mirror). Artifact Captain Attachment: React: Tack Sails of Wind after your Ship has moved to an adjacent Sea to move again at no cost.~ /&gt;&lt;/card&gt;">
            <text:p><text:s text:c="2"/>&lt;card id=~c2287c40-8f35-438b-a702-1c2df6153504~ name=~Sails of Win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5 Adventuring (8 if completed in the Mirror). Artifact Captain Attachment: React: Tack Sails of Wind after your Ship has moved to an adjacent Sea to move again at no cost.~ /&gt;&lt;/card&gt;</text:p>
          </table:table-cell>
          <table:table-cell table:formula="of:=CONCATENATE(&quot; &lt;Relationship Target=~/cards/&quot;;[.D136];&quot;.jpg~ Id=~C&quot;;[.C136];&quot;~ Type=~http://schemas.octgn.org/picture~/&gt;&quot;)" office:value-type="string" office:string-value=" &lt;Relationship Target=~/cards/BS_sailsofwind.jpg~ Id=~Cc2287c40-8f35-438b-a702-1c2df6153504~ Type=~http://schemas.octgn.org/picture~/&gt;">
            <text:p><text:s/>&lt;Relationship Target=~/cards/BS_sailsofwind.jpg~ Id=~Cc2287c40-8f35-438b-a702-1c2df6153504~ Type=~http://schemas.octgn.org/picture~/&gt;</text:p>
          </table:table-cell>
          <table:table-cell office:value-type="string">
            <text:p>c2287c40-8f35-438b-a702-1c2df6153504</text:p>
          </table:table-cell>
          <table:table-cell office:value-type="string">
            <text:p>BS_sailsofwind</text:p>
          </table:table-cell>
          <table:table-cell office:value-type="string">
            <text:p>Sails of Wind</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Unique · 3 Seas Away To Complete: Tack 15 Adventuring (8 if completed in the Mirror). Artifact Captain Attachment: React: Tack Sails of Wind after your Ship has moved to an adjacent Sea to move again at no cost.</text:p>
          </table:table-cell>
          <table:table-cell table:number-columns-repeated="1000"/>
        </table:table-row>
        <table:table-row table:style-name="ro2">
          <table:table-cell table:formula="of:=CONCATENATE(&quot;  &lt;card id=~&quot;;[.C137];&quot;~ name=~&quot;;[.E137];&quot;~&gt;&lt;property name=~&quot;;[.F$1];&quot;~ value=~&quot;;[.F137];&quot;~ /&gt;&lt;property name=~&quot;;[.G$1];&quot;~ value=~&quot;;[.G137];&quot;~ /&gt;&lt;property name=~&quot;;[.H$1];&quot;~ value=~&quot;;[.H137];&quot;~ /&gt;&lt;property name=~&quot;;[.I$1];&quot;~ value=~&quot;;[.I137];&quot;~ /&gt;&lt;property name=~&quot;;[.J$1];&quot;~ value=~&quot;;[.J137];&quot;~ /&gt;&lt;property name=~&quot;;[.K$1];&quot;~ value=~&quot;;[.K137];&quot;~ /&gt;&lt;property name=~&quot;;[.L$1];&quot;~ value=~&quot;;[.L137];&quot;~ /&gt;&lt;property name=~&quot;;[.M$1];&quot;~ value=~&quot;;[.M137];&quot;~ /&gt;&lt;property name=~&quot;;[.N$1];&quot;~ value=~&quot;;[.N137];&quot;~ /&gt;&lt;property name=~&quot;;[.O$1];&quot;~ value=~&quot;;[.O137];&quot;~ /&gt;&lt;property name=~&quot;;[.P$1];&quot;~ value=~&quot;;[.P137];&quot;~ /&gt;&lt;property name=~&quot;;[.Q$1];&quot;~ value=~&quot;;[.Q137];&quot;~ /&gt;&lt;property name=~&quot;;[.R$1];&quot;~ value=~&quot;;[.R137];&quot;~ /&gt;&lt;property name=~&quot;;[.S$1];&quot;~ value=~&quot;;[.S137];&quot;~ /&gt;&lt;property name=~&quot;;[.T$1];&quot;~ value=~&quot;;[.T137];&quot;~ /&gt;&lt;property name=~&quot;;[.U$1];&quot;~ value=~&quot;;[.U137];&quot;~ /&gt;&lt;property name=~&quot;;[.V$1];&quot;~ value=~&quot;;[.V137];&quot;~ /&gt;&lt;property name=~&quot;;[.W$1];&quot;~ value=~&quot;;[.W137];&quot;~ /&gt;&lt;/card&gt;&quot;)" office:value-type="string" office:string-value="  &lt;card id=~71e2f9d5-13da-4ffd-8010-14cc62f41fa9~ name=~Sandoval's Guard~&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0~ /&gt;&lt;property name=~Swashbuckling~ value=~3~ /&gt;&lt;property name=~Crew Max.~ value=~~ /&gt;&lt;property name=~Move Cost~ value=~~ /&gt;&lt;property name=~Faction~ value=~Castille~ /&gt;&lt;property name=~Text~ value=~Loyal · No attachments~ /&gt;&lt;/card&gt;">
            <text:p><text:s text:c="2"/>&lt;card id=~71e2f9d5-13da-4ffd-8010-14cc62f41fa9~ name=~Sandoval's Guard~&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0~ /&gt;&lt;property name=~Swashbuckling~ value=~3~ /&gt;&lt;property name=~Crew Max.~ value=~~ /&gt;&lt;property name=~Move Cost~ value=~~ /&gt;&lt;property name=~Faction~ value=~Castille~ /&gt;&lt;property name=~Text~ value=~Loyal · No attachments~ /&gt;&lt;/card&gt;</text:p>
          </table:table-cell>
          <table:table-cell table:formula="of:=CONCATENATE(&quot; &lt;Relationship Target=~/cards/&quot;;[.D137];&quot;.jpg~ Id=~C&quot;;[.C137];&quot;~ Type=~http://schemas.octgn.org/picture~/&gt;&quot;)" office:value-type="string" office:string-value=" &lt;Relationship Target=~/cards/BS_sandovalsguard.jpg~ Id=~C71e2f9d5-13da-4ffd-8010-14cc62f41fa9~ Type=~http://schemas.octgn.org/picture~/&gt;">
            <text:p><text:s/>&lt;Relationship Target=~/cards/BS_sandovalsguard.jpg~ Id=~C71e2f9d5-13da-4ffd-8010-14cc62f41fa9~ Type=~http://schemas.octgn.org/picture~/&gt;</text:p>
          </table:table-cell>
          <table:table-cell office:value-type="string">
            <text:p>71e2f9d5-13da-4ffd-8010-14cc62f41fa9</text:p>
          </table:table-cell>
          <table:table-cell office:value-type="string">
            <text:p>BS_sandovalsguard</text:p>
          </table:table-cell>
          <table:table-cell office:value-type="string">
            <text:p>Sandoval's Guard</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1">
            <text:p>1</text:p>
          </table:table-cell>
          <table:table-cell office:value-type="float" office:value="0">
            <text:p>0</text:p>
          </table:table-cell>
          <table:table-cell office:value-type="float" office:value="3">
            <text:p>3</text:p>
          </table:table-cell>
          <table:table-cell table:number-columns-repeated="2"/>
          <table:table-cell office:value-type="string">
            <text:p>Castille</text:p>
          </table:table-cell>
          <table:table-cell office:value-type="string">
            <text:p>Loyal · No attachments</text:p>
          </table:table-cell>
          <table:table-cell table:number-columns-repeated="1000"/>
        </table:table-row>
        <table:table-row table:style-name="ro2">
          <table:table-cell table:formula="of:=CONCATENATE(&quot;  &lt;card id=~&quot;;[.C138];&quot;~ name=~&quot;;[.E138];&quot;~&gt;&lt;property name=~&quot;;[.F$1];&quot;~ value=~&quot;;[.F138];&quot;~ /&gt;&lt;property name=~&quot;;[.G$1];&quot;~ value=~&quot;;[.G138];&quot;~ /&gt;&lt;property name=~&quot;;[.H$1];&quot;~ value=~&quot;;[.H138];&quot;~ /&gt;&lt;property name=~&quot;;[.I$1];&quot;~ value=~&quot;;[.I138];&quot;~ /&gt;&lt;property name=~&quot;;[.J$1];&quot;~ value=~&quot;;[.J138];&quot;~ /&gt;&lt;property name=~&quot;;[.K$1];&quot;~ value=~&quot;;[.K138];&quot;~ /&gt;&lt;property name=~&quot;;[.L$1];&quot;~ value=~&quot;;[.L138];&quot;~ /&gt;&lt;property name=~&quot;;[.M$1];&quot;~ value=~&quot;;[.M138];&quot;~ /&gt;&lt;property name=~&quot;;[.N$1];&quot;~ value=~&quot;;[.N138];&quot;~ /&gt;&lt;property name=~&quot;;[.O$1];&quot;~ value=~&quot;;[.O138];&quot;~ /&gt;&lt;property name=~&quot;;[.P$1];&quot;~ value=~&quot;;[.P138];&quot;~ /&gt;&lt;property name=~&quot;;[.Q$1];&quot;~ value=~&quot;;[.Q138];&quot;~ /&gt;&lt;property name=~&quot;;[.R$1];&quot;~ value=~&quot;;[.R138];&quot;~ /&gt;&lt;property name=~&quot;;[.S$1];&quot;~ value=~&quot;;[.S138];&quot;~ /&gt;&lt;property name=~&quot;;[.T$1];&quot;~ value=~&quot;;[.T138];&quot;~ /&gt;&lt;property name=~&quot;;[.U$1];&quot;~ value=~&quot;;[.U138];&quot;~ /&gt;&lt;property name=~&quot;;[.V$1];&quot;~ value=~&quot;;[.V138];&quot;~ /&gt;&lt;property name=~&quot;;[.W$1];&quot;~ value=~&quot;;[.W138];&quot;~ /&gt;&lt;/card&gt;&quot;)" office:value-type="string" office:string-value="  &lt;card id=~38b8a644-53ef-42a5-9ba8-b737bc5b77cb~ name=~Scarlet Hook of Madness~&gt;&lt;property name=~Rarity~ value=~R~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 and this card attaches to your Captain. This Attachment has the Hand trait. A crew may not have more than one Hand Attachment. While this card is attached, once per turn as an action you may Sink one of your crew to untack the Captain.~ /&gt;&lt;/card&gt;">
            <text:p><text:s text:c="2"/>&lt;card id=~38b8a644-53ef-42a5-9ba8-b737bc5b77cb~ name=~Scarlet Hook of Madness~&gt;&lt;property name=~Rarity~ value=~R~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 and this card attaches to your Captain. This Attachment has the Hand trait. A crew may not have more than one Hand Attachment. While this card is attached, once per turn as an action you may Sink one of your crew to untack the Captain.~ /&gt;&lt;/card&gt;</text:p>
          </table:table-cell>
          <table:table-cell table:formula="of:=CONCATENATE(&quot; &lt;Relationship Target=~/cards/&quot;;[.D138];&quot;.jpg~ Id=~C&quot;;[.C138];&quot;~ Type=~http://schemas.octgn.org/picture~/&gt;&quot;)" office:value-type="string" office:string-value=" &lt;Relationship Target=~/cards/BS_scarlethookofmadness.jpg~ Id=~C38b8a644-53ef-42a5-9ba8-b737bc5b77cb~ Type=~http://schemas.octgn.org/picture~/&gt;">
            <text:p><text:s/>&lt;Relationship Target=~/cards/BS_scarlethookofmadness.jpg~ Id=~C38b8a644-53ef-42a5-9ba8-b737bc5b77cb~ Type=~http://schemas.octgn.org/picture~/&gt;</text:p>
          </table:table-cell>
          <table:table-cell office:value-type="string">
            <text:p>38b8a644-53ef-42a5-9ba8-b737bc5b77cb</text:p>
          </table:table-cell>
          <table:table-cell office:value-type="string">
            <text:p>BS_scarlethookofmadness</text:p>
          </table:table-cell>
          <table:table-cell office:value-type="string">
            <text:p>Scarlet Hook of Madness</text:p>
          </table:table-cell>
          <table:table-cell office:value-type="string">
            <text:p>R</text:p>
          </table:table-cell>
          <table:table-cell office:value-type="string">
            <text:p>actions</text:p>
          </table:table-cell>
          <table:table-cell office:value-type="float" office:value="4">
            <text:p>4</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suffer Hits. You suffer 1 fewer Hit, and this card attaches to your Captain. This Attachment has the Hand trait. A crew may not have more than one Hand Attachment. While this card is attached, once per turn as an action you may Sink one of your crew to untack the Captain.</text:p>
          </table:table-cell>
          <table:table-cell table:number-columns-repeated="1000"/>
        </table:table-row>
        <table:table-row table:style-name="ro2">
          <table:table-cell table:formula="of:=CONCATENATE(&quot;  &lt;card id=~&quot;;[.C139];&quot;~ name=~&quot;;[.E139];&quot;~&gt;&lt;property name=~&quot;;[.F$1];&quot;~ value=~&quot;;[.F139];&quot;~ /&gt;&lt;property name=~&quot;;[.G$1];&quot;~ value=~&quot;;[.G139];&quot;~ /&gt;&lt;property name=~&quot;;[.H$1];&quot;~ value=~&quot;;[.H139];&quot;~ /&gt;&lt;property name=~&quot;;[.I$1];&quot;~ value=~&quot;;[.I139];&quot;~ /&gt;&lt;property name=~&quot;;[.J$1];&quot;~ value=~&quot;;[.J139];&quot;~ /&gt;&lt;property name=~&quot;;[.K$1];&quot;~ value=~&quot;;[.K139];&quot;~ /&gt;&lt;property name=~&quot;;[.L$1];&quot;~ value=~&quot;;[.L139];&quot;~ /&gt;&lt;property name=~&quot;;[.M$1];&quot;~ value=~&quot;;[.M139];&quot;~ /&gt;&lt;property name=~&quot;;[.N$1];&quot;~ value=~&quot;;[.N139];&quot;~ /&gt;&lt;property name=~&quot;;[.O$1];&quot;~ value=~&quot;;[.O139];&quot;~ /&gt;&lt;property name=~&quot;;[.P$1];&quot;~ value=~&quot;;[.P139];&quot;~ /&gt;&lt;property name=~&quot;;[.Q$1];&quot;~ value=~&quot;;[.Q139];&quot;~ /&gt;&lt;property name=~&quot;;[.R$1];&quot;~ value=~&quot;;[.R139];&quot;~ /&gt;&lt;property name=~&quot;;[.S$1];&quot;~ value=~&quot;;[.S139];&quot;~ /&gt;&lt;property name=~&quot;;[.T$1];&quot;~ value=~&quot;;[.T139];&quot;~ /&gt;&lt;property name=~&quot;;[.U$1];&quot;~ value=~&quot;;[.U139];&quot;~ /&gt;&lt;property name=~&quot;;[.V$1];&quot;~ value=~&quot;;[.V139];&quot;~ /&gt;&lt;property name=~&quot;;[.W$1];&quot;~ value=~&quot;;[.W139];&quot;~ /&gt;&lt;/card&gt;&quot;)" office:value-type="string" office:string-value="  &lt;card id=~9e695196-cfbe-4907-afdc-8f59a72bc27a~ name=~Scott Ja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0~ /&gt;&lt;property name=~Swashbuckling~ value=~3~ /&gt;&lt;property name=~Crew Max.~ value=~~ /&gt;&lt;property name=~Move Cost~ value=~~ /&gt;&lt;property name=~Faction~ value=~unaligned~ /&gt;&lt;property name=~Text~ value=~React: When you are paying an Influence cost, once per turn, you may discard 2 cards from your hand to produce 2 Influence. He used to collect artifacts for the Explorers. Now he collects Guilders for the highest bidder.~ /&gt;&lt;/card&gt;">
            <text:p><text:s text:c="2"/>&lt;card id=~9e695196-cfbe-4907-afdc-8f59a72bc27a~ name=~Scott Ja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0~ /&gt;&lt;property name=~Swashbuckling~ value=~3~ /&gt;&lt;property name=~Crew Max.~ value=~~ /&gt;&lt;property name=~Move Cost~ value=~~ /&gt;&lt;property name=~Faction~ value=~unaligned~ /&gt;&lt;property name=~Text~ value=~React: When you are paying an Influence cost, once per turn, you may discard 2 cards from your hand to produce 2 Influence. He used to collect artifacts for the Explorers. Now he collects Guilders for the highest bidder.~ /&gt;&lt;/card&gt;</text:p>
          </table:table-cell>
          <table:table-cell table:formula="of:=CONCATENATE(&quot; &lt;Relationship Target=~/cards/&quot;;[.D139];&quot;.jpg~ Id=~C&quot;;[.C139];&quot;~ Type=~http://schemas.octgn.org/picture~/&gt;&quot;)" office:value-type="string" office:string-value=" &lt;Relationship Target=~/cards/BS_scottjay.jpg~ Id=~C9e695196-cfbe-4907-afdc-8f59a72bc27a~ Type=~http://schemas.octgn.org/picture~/&gt;">
            <text:p><text:s/>&lt;Relationship Target=~/cards/BS_scottjay.jpg~ Id=~C9e695196-cfbe-4907-afdc-8f59a72bc27a~ Type=~http://schemas.octgn.org/picture~/&gt;</text:p>
          </table:table-cell>
          <table:table-cell office:value-type="string">
            <text:p>9e695196-cfbe-4907-afdc-8f59a72bc27a</text:p>
          </table:table-cell>
          <table:table-cell office:value-type="string">
            <text:p>BS_scottjay</text:p>
          </table:table-cell>
          <table:table-cell office:value-type="string">
            <text:p>Scott Jay</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office:value-type="float" office:value="3">
            <text:p>3</text:p>
          </table:table-cell>
          <table:table-cell table:number-columns-repeated="2"/>
          <table:table-cell office:value-type="string">
            <text:p>unaligned</text:p>
          </table:table-cell>
          <table:table-cell office:value-type="string">
            <text:p>React: When you are paying an Influence cost, once per turn, you may discard 2 cards from your hand to produce 2 Influence. He used to collect artifacts for the Explorers. Now he collects Guilders for the highest bidder.</text:p>
          </table:table-cell>
          <table:table-cell table:number-columns-repeated="1000"/>
        </table:table-row>
        <table:table-row table:style-name="ro2">
          <table:table-cell table:formula="of:=CONCATENATE(&quot;  &lt;card id=~&quot;;[.C140];&quot;~ name=~&quot;;[.E140];&quot;~&gt;&lt;property name=~&quot;;[.F$1];&quot;~ value=~&quot;;[.F140];&quot;~ /&gt;&lt;property name=~&quot;;[.G$1];&quot;~ value=~&quot;;[.G140];&quot;~ /&gt;&lt;property name=~&quot;;[.H$1];&quot;~ value=~&quot;;[.H140];&quot;~ /&gt;&lt;property name=~&quot;;[.I$1];&quot;~ value=~&quot;;[.I140];&quot;~ /&gt;&lt;property name=~&quot;;[.J$1];&quot;~ value=~&quot;;[.J140];&quot;~ /&gt;&lt;property name=~&quot;;[.K$1];&quot;~ value=~&quot;;[.K140];&quot;~ /&gt;&lt;property name=~&quot;;[.L$1];&quot;~ value=~&quot;;[.L140];&quot;~ /&gt;&lt;property name=~&quot;;[.M$1];&quot;~ value=~&quot;;[.M140];&quot;~ /&gt;&lt;property name=~&quot;;[.N$1];&quot;~ value=~&quot;;[.N140];&quot;~ /&gt;&lt;property name=~&quot;;[.O$1];&quot;~ value=~&quot;;[.O140];&quot;~ /&gt;&lt;property name=~&quot;;[.P$1];&quot;~ value=~&quot;;[.P140];&quot;~ /&gt;&lt;property name=~&quot;;[.Q$1];&quot;~ value=~&quot;;[.Q140];&quot;~ /&gt;&lt;property name=~&quot;;[.R$1];&quot;~ value=~&quot;;[.R140];&quot;~ /&gt;&lt;property name=~&quot;;[.S$1];&quot;~ value=~&quot;;[.S140];&quot;~ /&gt;&lt;property name=~&quot;;[.T$1];&quot;~ value=~&quot;;[.T140];&quot;~ /&gt;&lt;property name=~&quot;;[.U$1];&quot;~ value=~&quot;;[.U140];&quot;~ /&gt;&lt;property name=~&quot;;[.V$1];&quot;~ value=~&quot;;[.V140];&quot;~ /&gt;&lt;property name=~&quot;;[.W$1];&quot;~ value=~&quot;;[.W140];&quot;~ /&gt;&lt;/card&gt;&quot;)" office:value-type="string" office:string-value="  &lt;card id=~15174b0a-65c2-481f-82cd-b3eeab32c88d~ name=~Scraping the Bottom~&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Forbidden Sea). crew Attachment: +4 Adventuring.~ /&gt;&lt;/card&gt;">
            <text:p><text:s text:c="2"/>&lt;card id=~15174b0a-65c2-481f-82cd-b3eeab32c88d~ name=~Scraping the Bottom~&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Forbidden Sea). crew Attachment: +4 Adventuring.~ /&gt;&lt;/card&gt;</text:p>
          </table:table-cell>
          <table:table-cell table:formula="of:=CONCATENATE(&quot; &lt;Relationship Target=~/cards/&quot;;[.D140];&quot;.jpg~ Id=~C&quot;;[.C140];&quot;~ Type=~http://schemas.octgn.org/picture~/&gt;&quot;)" office:value-type="string" office:string-value=" &lt;Relationship Target=~/cards/BS_scrapingthebottom.jpg~ Id=~C15174b0a-65c2-481f-82cd-b3eeab32c88d~ Type=~http://schemas.octgn.org/picture~/&gt;">
            <text:p><text:s/>&lt;Relationship Target=~/cards/BS_scrapingthebottom.jpg~ Id=~C15174b0a-65c2-481f-82cd-b3eeab32c88d~ Type=~http://schemas.octgn.org/picture~/&gt;</text:p>
          </table:table-cell>
          <table:table-cell office:value-type="string">
            <text:p>15174b0a-65c2-481f-82cd-b3eeab32c88d</text:p>
          </table:table-cell>
          <table:table-cell office:value-type="string">
            <text:p>BS_scrapingthebottom</text:p>
          </table:table-cell>
          <table:table-cell office:value-type="string">
            <text:p>Scraping the Bottom</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6 Adventuring (4 if completed in Forbidden Sea). crew Attachment: +4 Adventuring.</text:p>
          </table:table-cell>
          <table:table-cell table:number-columns-repeated="1000"/>
        </table:table-row>
        <table:table-row table:style-name="ro2">
          <table:table-cell table:formula="of:=CONCATENATE(&quot;  &lt;card id=~&quot;;[.C141];&quot;~ name=~&quot;;[.E141];&quot;~&gt;&lt;property name=~&quot;;[.F$1];&quot;~ value=~&quot;;[.F141];&quot;~ /&gt;&lt;property name=~&quot;;[.G$1];&quot;~ value=~&quot;;[.G141];&quot;~ /&gt;&lt;property name=~&quot;;[.H$1];&quot;~ value=~&quot;;[.H141];&quot;~ /&gt;&lt;property name=~&quot;;[.I$1];&quot;~ value=~&quot;;[.I141];&quot;~ /&gt;&lt;property name=~&quot;;[.J$1];&quot;~ value=~&quot;;[.J141];&quot;~ /&gt;&lt;property name=~&quot;;[.K$1];&quot;~ value=~&quot;;[.K141];&quot;~ /&gt;&lt;property name=~&quot;;[.L$1];&quot;~ value=~&quot;;[.L141];&quot;~ /&gt;&lt;property name=~&quot;;[.M$1];&quot;~ value=~&quot;;[.M141];&quot;~ /&gt;&lt;property name=~&quot;;[.N$1];&quot;~ value=~&quot;;[.N141];&quot;~ /&gt;&lt;property name=~&quot;;[.O$1];&quot;~ value=~&quot;;[.O141];&quot;~ /&gt;&lt;property name=~&quot;;[.P$1];&quot;~ value=~&quot;;[.P141];&quot;~ /&gt;&lt;property name=~&quot;;[.Q$1];&quot;~ value=~&quot;;[.Q141];&quot;~ /&gt;&lt;property name=~&quot;;[.R$1];&quot;~ value=~&quot;;[.R141];&quot;~ /&gt;&lt;property name=~&quot;;[.S$1];&quot;~ value=~&quot;;[.S141];&quot;~ /&gt;&lt;property name=~&quot;;[.T$1];&quot;~ value=~&quot;;[.T141];&quot;~ /&gt;&lt;property name=~&quot;;[.U$1];&quot;~ value=~&quot;;[.U141];&quot;~ /&gt;&lt;property name=~&quot;;[.V$1];&quot;~ value=~&quot;;[.V141];&quot;~ /&gt;&lt;property name=~&quot;;[.W$1];&quot;~ value=~&quot;;[.W141];&quot;~ /&gt;&lt;/card&gt;&quot;)" office:value-type="string" office:string-value="  &lt;card id=~5a850d1c-b6af-4e1e-a981-f148dcf1a11c~ name=~Sean McCorle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3~ /&gt;&lt;property name=~Crew Max.~ value=~~ /&gt;&lt;property name=~Move Cost~ value=~~ /&gt;&lt;property name=~Faction~ value=~Brotherhood~ /&gt;&lt;property name=~Text~ value=~Heroic · Swordsman +1 (Sean inflicts 1 extra Hit during Boarding Attacks)~ /&gt;&lt;/card&gt;">
            <text:p><text:s text:c="2"/>&lt;card id=~5a850d1c-b6af-4e1e-a981-f148dcf1a11c~ name=~Sean McCorle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3~ /&gt;&lt;property name=~Crew Max.~ value=~~ /&gt;&lt;property name=~Move Cost~ value=~~ /&gt;&lt;property name=~Faction~ value=~Brotherhood~ /&gt;&lt;property name=~Text~ value=~Heroic · Swordsman +1 (Sean inflicts 1 extra Hit during Boarding Attacks)~ /&gt;&lt;/card&gt;</text:p>
          </table:table-cell>
          <table:table-cell table:formula="of:=CONCATENATE(&quot; &lt;Relationship Target=~/cards/&quot;;[.D141];&quot;.jpg~ Id=~C&quot;;[.C141];&quot;~ Type=~http://schemas.octgn.org/picture~/&gt;&quot;)" office:value-type="string" office:string-value=" &lt;Relationship Target=~/cards/BS_seanmccorley.jpg~ Id=~C5a850d1c-b6af-4e1e-a981-f148dcf1a11c~ Type=~http://schemas.octgn.org/picture~/&gt;">
            <text:p><text:s/>&lt;Relationship Target=~/cards/BS_seanmccorley.jpg~ Id=~C5a850d1c-b6af-4e1e-a981-f148dcf1a11c~ Type=~http://schemas.octgn.org/picture~/&gt;</text:p>
          </table:table-cell>
          <table:table-cell office:value-type="string">
            <text:p>5a850d1c-b6af-4e1e-a981-f148dcf1a11c</text:p>
          </table:table-cell>
          <table:table-cell office:value-type="string">
            <text:p>BS_seanmccorley</text:p>
          </table:table-cell>
          <table:table-cell office:value-type="string">
            <text:p>Sean McCorley</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table:table-cell office:value-type="string">
            <text:p>Brotherhood</text:p>
          </table:table-cell>
          <table:table-cell office:value-type="string">
            <text:p>Heroic · Swordsman +1 (Sean inflicts 1 extra Hit during Boarding Attacks)</text:p>
          </table:table-cell>
          <table:table-cell table:number-columns-repeated="1000"/>
        </table:table-row>
        <table:table-row table:style-name="ro2">
          <table:table-cell table:formula="of:=CONCATENATE(&quot;  &lt;card id=~&quot;;[.C142];&quot;~ name=~&quot;;[.E142];&quot;~&gt;&lt;property name=~&quot;;[.F$1];&quot;~ value=~&quot;;[.F142];&quot;~ /&gt;&lt;property name=~&quot;;[.G$1];&quot;~ value=~&quot;;[.G142];&quot;~ /&gt;&lt;property name=~&quot;;[.H$1];&quot;~ value=~&quot;;[.H142];&quot;~ /&gt;&lt;property name=~&quot;;[.I$1];&quot;~ value=~&quot;;[.I142];&quot;~ /&gt;&lt;property name=~&quot;;[.J$1];&quot;~ value=~&quot;;[.J142];&quot;~ /&gt;&lt;property name=~&quot;;[.K$1];&quot;~ value=~&quot;;[.K142];&quot;~ /&gt;&lt;property name=~&quot;;[.L$1];&quot;~ value=~&quot;;[.L142];&quot;~ /&gt;&lt;property name=~&quot;;[.M$1];&quot;~ value=~&quot;;[.M142];&quot;~ /&gt;&lt;property name=~&quot;;[.N$1];&quot;~ value=~&quot;;[.N142];&quot;~ /&gt;&lt;property name=~&quot;;[.O$1];&quot;~ value=~&quot;;[.O142];&quot;~ /&gt;&lt;property name=~&quot;;[.P$1];&quot;~ value=~&quot;;[.P142];&quot;~ /&gt;&lt;property name=~&quot;;[.Q$1];&quot;~ value=~&quot;;[.Q142];&quot;~ /&gt;&lt;property name=~&quot;;[.R$1];&quot;~ value=~&quot;;[.R142];&quot;~ /&gt;&lt;property name=~&quot;;[.S$1];&quot;~ value=~&quot;;[.S142];&quot;~ /&gt;&lt;property name=~&quot;;[.T$1];&quot;~ value=~&quot;;[.T142];&quot;~ /&gt;&lt;property name=~&quot;;[.U$1];&quot;~ value=~&quot;;[.U142];&quot;~ /&gt;&lt;property name=~&quot;;[.V$1];&quot;~ value=~&quot;;[.V142];&quot;~ /&gt;&lt;property name=~&quot;;[.W$1];&quot;~ value=~&quot;;[.W142];&quot;~ /&gt;&lt;/card&gt;&quot;)" office:value-type="string" office:string-value="  &lt;card id=~236326e9-9d82-4fd9-a936-57ace4fc7e15~ name=~The Shield Ma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Explorer's Society~ /&gt;&lt;property name=~Text~ value=~Explorer Ship Attachment * Unique * Figurehead * React: Tack when one of your crew is absorbing Hits during a Boarding Attack. If you have more than 2 completed adventures in play, the crew absorbs 3 extra Hits.~ /&gt;&lt;/card&gt;">
            <text:p><text:s text:c="2"/>&lt;card id=~236326e9-9d82-4fd9-a936-57ace4fc7e15~ name=~The Shield Ma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Explorer's Society~ /&gt;&lt;property name=~Text~ value=~Explorer Ship Attachment * Unique * Figurehead * React: Tack when one of your crew is absorbing Hits during a Boarding Attack. If you have more than 2 completed adventures in play, the crew absorbs 3 extra Hits.~ /&gt;&lt;/card&gt;</text:p>
          </table:table-cell>
          <table:table-cell table:formula="of:=CONCATENATE(&quot; &lt;Relationship Target=~/cards/&quot;;[.D142];&quot;.jpg~ Id=~C&quot;;[.C142];&quot;~ Type=~http://schemas.octgn.org/picture~/&gt;&quot;)" office:value-type="string" office:string-value=" &lt;Relationship Target=~/cards/BS_theshieldman.jpg~ Id=~C236326e9-9d82-4fd9-a936-57ace4fc7e15~ Type=~http://schemas.octgn.org/picture~/&gt;">
            <text:p><text:s/>&lt;Relationship Target=~/cards/BS_theshieldman.jpg~ Id=~C236326e9-9d82-4fd9-a936-57ace4fc7e15~ Type=~http://schemas.octgn.org/picture~/&gt;</text:p>
          </table:table-cell>
          <table:table-cell office:value-type="string">
            <text:p>236326e9-9d82-4fd9-a936-57ace4fc7e15</text:p>
          </table:table-cell>
          <table:table-cell office:value-type="string">
            <text:p>BS_theshieldman</text:p>
          </table:table-cell>
          <table:table-cell office:value-type="string">
            <text:p>The Shield Man</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7"/>
          <table:table-cell office:value-type="string">
            <text:p>Explorer's Society</text:p>
          </table:table-cell>
          <table:table-cell office:value-type="string">
            <text:p>Explorer Ship Attachment * Unique * Figurehead * React: Tack when one of your crew is absorbing Hits during a Boarding Attack. If you have more than 2 completed adventures in play, the crew absorbs 3 extra Hits.</text:p>
          </table:table-cell>
          <table:table-cell table:number-columns-repeated="1000"/>
        </table:table-row>
        <table:table-row table:style-name="ro2">
          <table:table-cell table:formula="of:=CONCATENATE(&quot;  &lt;card id=~&quot;;[.C143];&quot;~ name=~&quot;;[.E143];&quot;~&gt;&lt;property name=~&quot;;[.F$1];&quot;~ value=~&quot;;[.F143];&quot;~ /&gt;&lt;property name=~&quot;;[.G$1];&quot;~ value=~&quot;;[.G143];&quot;~ /&gt;&lt;property name=~&quot;;[.H$1];&quot;~ value=~&quot;;[.H143];&quot;~ /&gt;&lt;property name=~&quot;;[.I$1];&quot;~ value=~&quot;;[.I143];&quot;~ /&gt;&lt;property name=~&quot;;[.J$1];&quot;~ value=~&quot;;[.J143];&quot;~ /&gt;&lt;property name=~&quot;;[.K$1];&quot;~ value=~&quot;;[.K143];&quot;~ /&gt;&lt;property name=~&quot;;[.L$1];&quot;~ value=~&quot;;[.L143];&quot;~ /&gt;&lt;property name=~&quot;;[.M$1];&quot;~ value=~&quot;;[.M143];&quot;~ /&gt;&lt;property name=~&quot;;[.N$1];&quot;~ value=~&quot;;[.N143];&quot;~ /&gt;&lt;property name=~&quot;;[.O$1];&quot;~ value=~&quot;;[.O143];&quot;~ /&gt;&lt;property name=~&quot;;[.P$1];&quot;~ value=~&quot;;[.P143];&quot;~ /&gt;&lt;property name=~&quot;;[.Q$1];&quot;~ value=~&quot;;[.Q143];&quot;~ /&gt;&lt;property name=~&quot;;[.R$1];&quot;~ value=~&quot;;[.R143];&quot;~ /&gt;&lt;property name=~&quot;;[.S$1];&quot;~ value=~&quot;;[.S143];&quot;~ /&gt;&lt;property name=~&quot;;[.T$1];&quot;~ value=~&quot;;[.T143];&quot;~ /&gt;&lt;property name=~&quot;;[.U$1];&quot;~ value=~&quot;;[.U143];&quot;~ /&gt;&lt;property name=~&quot;;[.V$1];&quot;~ value=~&quot;;[.V143];&quot;~ /&gt;&lt;property name=~&quot;;[.W$1];&quot;~ value=~&quot;;[.W143];&quot;~ /&gt;&lt;/card&gt;&quot;)" office:value-type="string" office:string-value="  &lt;card id=~75a8e674-b46e-4550-be72-fdf1b0f892e3~ name=~Slip of the Tongue~&gt;&lt;property name=~Rarity~ value=~C~ /&gt;&lt;property name=~Type~ value=~actions~ /&gt;&lt;property name=~Cost~ value=~1~ /&gt;&lt;property name=~Cost Type~ value=~Ad~ /&gt;&lt;property name=~Cancel~ value=~2~ /&gt;&lt;property name=~Cancel Type~ value=~C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Influence. That crew produces no Influence. That crew's controller may pay 2 Cannon to prevent this effect.~ /&gt;&lt;/card&gt;">
            <text:p><text:s text:c="2"/>&lt;card id=~75a8e674-b46e-4550-be72-fdf1b0f892e3~ name=~Slip of the Tongue~&gt;&lt;property name=~Rarity~ value=~C~ /&gt;&lt;property name=~Type~ value=~actions~ /&gt;&lt;property name=~Cost~ value=~1~ /&gt;&lt;property name=~Cost Type~ value=~Ad~ /&gt;&lt;property name=~Cancel~ value=~2~ /&gt;&lt;property name=~Cancel Type~ value=~C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Influence. That crew produces no Influence. That crew's controller may pay 2 Cannon to prevent this effect.~ /&gt;&lt;/card&gt;</text:p>
          </table:table-cell>
          <table:table-cell table:formula="of:=CONCATENATE(&quot; &lt;Relationship Target=~/cards/&quot;;[.D143];&quot;.jpg~ Id=~C&quot;;[.C143];&quot;~ Type=~http://schemas.octgn.org/picture~/&gt;&quot;)" office:value-type="string" office:string-value=" &lt;Relationship Target=~/cards/BS_slipofthetongue.jpg~ Id=~C75a8e674-b46e-4550-be72-fdf1b0f892e3~ Type=~http://schemas.octgn.org/picture~/&gt;">
            <text:p><text:s/>&lt;Relationship Target=~/cards/BS_slipofthetongue.jpg~ Id=~C75a8e674-b46e-4550-be72-fdf1b0f892e3~ Type=~http://schemas.octgn.org/picture~/&gt;</text:p>
          </table:table-cell>
          <table:table-cell office:value-type="string">
            <text:p>75a8e674-b46e-4550-be72-fdf1b0f892e3</text:p>
          </table:table-cell>
          <table:table-cell office:value-type="string">
            <text:p>BS_slipofthetongue</text:p>
          </table:table-cell>
          <table:table-cell office:value-type="string">
            <text:p>Slip of the Tongue</text:p>
          </table:table-cell>
          <table:table-cell office:value-type="string">
            <text:p>C</text:p>
          </table:table-cell>
          <table:table-cell office:value-type="string">
            <text:p>actions</text:p>
          </table:table-cell>
          <table:table-cell office:value-type="float" office:value="1">
            <text:p>1</text:p>
          </table:table-cell>
          <table:table-cell office:value-type="string">
            <text:p>Ad</text:p>
          </table:table-cell>
          <table:table-cell office:value-type="float" office:value="2">
            <text:p>2</text:p>
          </table:table-cell>
          <table:table-cell office:value-type="string">
            <text:p>Ca</text:p>
          </table:table-cell>
          <table:table-cell/>
          <table:table-cell office:value-type="string">
            <text:p>D</text:p>
          </table:table-cell>
          <table:table-cell office:value-type="string">
            <text:p>p,t</text:p>
          </table:table-cell>
          <table:table-cell table:number-columns-repeated="8"/>
          <table:table-cell office:value-type="string">
            <text:p>React: Play when a player tacks a crew to produce Influence. That crew produces no Influence. That crew's controller may pay 2 Cannon to prevent this effect.</text:p>
          </table:table-cell>
          <table:table-cell table:number-columns-repeated="1000"/>
        </table:table-row>
        <table:table-row table:style-name="ro2">
          <table:table-cell table:formula="of:=CONCATENATE(&quot;  &lt;card id=~&quot;;[.C144];&quot;~ name=~&quot;;[.E144];&quot;~&gt;&lt;property name=~&quot;;[.F$1];&quot;~ value=~&quot;;[.F144];&quot;~ /&gt;&lt;property name=~&quot;;[.G$1];&quot;~ value=~&quot;;[.G144];&quot;~ /&gt;&lt;property name=~&quot;;[.H$1];&quot;~ value=~&quot;;[.H144];&quot;~ /&gt;&lt;property name=~&quot;;[.I$1];&quot;~ value=~&quot;;[.I144];&quot;~ /&gt;&lt;property name=~&quot;;[.J$1];&quot;~ value=~&quot;;[.J144];&quot;~ /&gt;&lt;property name=~&quot;;[.K$1];&quot;~ value=~&quot;;[.K144];&quot;~ /&gt;&lt;property name=~&quot;;[.L$1];&quot;~ value=~&quot;;[.L144];&quot;~ /&gt;&lt;property name=~&quot;;[.M$1];&quot;~ value=~&quot;;[.M144];&quot;~ /&gt;&lt;property name=~&quot;;[.N$1];&quot;~ value=~&quot;;[.N144];&quot;~ /&gt;&lt;property name=~&quot;;[.O$1];&quot;~ value=~&quot;;[.O144];&quot;~ /&gt;&lt;property name=~&quot;;[.P$1];&quot;~ value=~&quot;;[.P144];&quot;~ /&gt;&lt;property name=~&quot;;[.Q$1];&quot;~ value=~&quot;;[.Q144];&quot;~ /&gt;&lt;property name=~&quot;;[.R$1];&quot;~ value=~&quot;;[.R144];&quot;~ /&gt;&lt;property name=~&quot;;[.S$1];&quot;~ value=~&quot;;[.S144];&quot;~ /&gt;&lt;property name=~&quot;;[.T$1];&quot;~ value=~&quot;;[.T144];&quot;~ /&gt;&lt;property name=~&quot;;[.U$1];&quot;~ value=~&quot;;[.U144];&quot;~ /&gt;&lt;property name=~&quot;;[.V$1];&quot;~ value=~&quot;;[.V144];&quot;~ /&gt;&lt;property name=~&quot;;[.W$1];&quot;~ value=~&quot;;[.W144];&quot;~ /&gt;&lt;/card&gt;&quot;)" office:value-type="string" office:string-value="  &lt;card id=~3ce573f7-1dd0-478e-9817-538555a948c5~ name=~Slippery Sal~&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Villainous · No attachments Sal counts as two crew against your crew maximum.~ /&gt;&lt;/card&gt;">
            <text:p><text:s text:c="2"/>&lt;card id=~3ce573f7-1dd0-478e-9817-538555a948c5~ name=~Slippery Sal~&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Villainous · No attachments Sal counts as two crew against your crew maximum.~ /&gt;&lt;/card&gt;</text:p>
          </table:table-cell>
          <table:table-cell table:formula="of:=CONCATENATE(&quot; &lt;Relationship Target=~/cards/&quot;;[.D144];&quot;.jpg~ Id=~C&quot;;[.C144];&quot;~ Type=~http://schemas.octgn.org/picture~/&gt;&quot;)" office:value-type="string" office:string-value=" &lt;Relationship Target=~/cards/BS_slipperysal.jpg~ Id=~C3ce573f7-1dd0-478e-9817-538555a948c5~ Type=~http://schemas.octgn.org/picture~/&gt;">
            <text:p><text:s/>&lt;Relationship Target=~/cards/BS_slipperysal.jpg~ Id=~C3ce573f7-1dd0-478e-9817-538555a948c5~ Type=~http://schemas.octgn.org/picture~/&gt;</text:p>
          </table:table-cell>
          <table:table-cell office:value-type="string">
            <text:p>3ce573f7-1dd0-478e-9817-538555a948c5</text:p>
          </table:table-cell>
          <table:table-cell office:value-type="string">
            <text:p>BS_slipperysal</text:p>
          </table:table-cell>
          <table:table-cell office:value-type="string">
            <text:p>Slippery Sal</text:p>
          </table:table-cell>
          <table:table-cell office:value-type="string">
            <text:p>U</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3"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Villainous · No attachments Sal counts as two crew against your crew maximum.</text:p>
          </table:table-cell>
          <table:table-cell table:number-columns-repeated="1000"/>
        </table:table-row>
        <table:table-row table:style-name="ro2">
          <table:table-cell table:formula="of:=CONCATENATE(&quot;  &lt;card id=~&quot;;[.C145];&quot;~ name=~&quot;;[.E145];&quot;~&gt;&lt;property name=~&quot;;[.F$1];&quot;~ value=~&quot;;[.F145];&quot;~ /&gt;&lt;property name=~&quot;;[.G$1];&quot;~ value=~&quot;;[.G145];&quot;~ /&gt;&lt;property name=~&quot;;[.H$1];&quot;~ value=~&quot;;[.H145];&quot;~ /&gt;&lt;property name=~&quot;;[.I$1];&quot;~ value=~&quot;;[.I145];&quot;~ /&gt;&lt;property name=~&quot;;[.J$1];&quot;~ value=~&quot;;[.J145];&quot;~ /&gt;&lt;property name=~&quot;;[.K$1];&quot;~ value=~&quot;;[.K145];&quot;~ /&gt;&lt;property name=~&quot;;[.L$1];&quot;~ value=~&quot;;[.L145];&quot;~ /&gt;&lt;property name=~&quot;;[.M$1];&quot;~ value=~&quot;;[.M145];&quot;~ /&gt;&lt;property name=~&quot;;[.N$1];&quot;~ value=~&quot;;[.N145];&quot;~ /&gt;&lt;property name=~&quot;;[.O$1];&quot;~ value=~&quot;;[.O145];&quot;~ /&gt;&lt;property name=~&quot;;[.P$1];&quot;~ value=~&quot;;[.P145];&quot;~ /&gt;&lt;property name=~&quot;;[.Q$1];&quot;~ value=~&quot;;[.Q145];&quot;~ /&gt;&lt;property name=~&quot;;[.R$1];&quot;~ value=~&quot;;[.R145];&quot;~ /&gt;&lt;property name=~&quot;;[.S$1];&quot;~ value=~&quot;;[.S145];&quot;~ /&gt;&lt;property name=~&quot;;[.T$1];&quot;~ value=~&quot;;[.T145];&quot;~ /&gt;&lt;property name=~&quot;;[.U$1];&quot;~ value=~&quot;;[.U145];&quot;~ /&gt;&lt;property name=~&quot;;[.V$1];&quot;~ value=~&quot;;[.V145];&quot;~ /&gt;&lt;property name=~&quot;;[.W$1];&quot;~ value=~&quot;;[.W145];&quot;~ /&gt;&lt;/card&gt;&quot;)" office:value-type="string" office:string-value="  &lt;card id=~4df33fee-2c6d-4a8e-8f57-ab29e8db9ab6~ name=~Sniper~&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1 Swasbuckling tacks to aborb hits from a Boarding Attack. That crew is Sunk.~ /&gt;&lt;/card&gt;">
            <text:p><text:s text:c="2"/>&lt;card id=~4df33fee-2c6d-4a8e-8f57-ab29e8db9ab6~ name=~Sniper~&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1 Swasbuckling tacks to aborb hits from a Boarding Attack. That crew is Sunk.~ /&gt;&lt;/card&gt;</text:p>
          </table:table-cell>
          <table:table-cell table:formula="of:=CONCATENATE(&quot; &lt;Relationship Target=~/cards/&quot;;[.D145];&quot;.jpg~ Id=~C&quot;;[.C145];&quot;~ Type=~http://schemas.octgn.org/picture~/&gt;&quot;)" office:value-type="string" office:string-value=" &lt;Relationship Target=~/cards/BS_sniper.jpg~ Id=~C4df33fee-2c6d-4a8e-8f57-ab29e8db9ab6~ Type=~http://schemas.octgn.org/picture~/&gt;">
            <text:p><text:s/>&lt;Relationship Target=~/cards/BS_sniper.jpg~ Id=~C4df33fee-2c6d-4a8e-8f57-ab29e8db9ab6~ Type=~http://schemas.octgn.org/picture~/&gt;</text:p>
          </table:table-cell>
          <table:table-cell office:value-type="string">
            <text:p>4df33fee-2c6d-4a8e-8f57-ab29e8db9ab6</text:p>
          </table:table-cell>
          <table:table-cell office:value-type="string">
            <text:p>BS_sniper</text:p>
          </table:table-cell>
          <table:table-cell office:value-type="string">
            <text:p>Sniper</text:p>
          </table:table-cell>
          <table:table-cell office:value-type="string">
            <text:p>U</text:p>
          </table:table-cell>
          <table:table-cell office:value-type="string">
            <text:p>actions</text:p>
          </table:table-cell>
          <table:table-cell office:value-type="float" office:value="1">
            <text:p>1</text:p>
          </table:table-cell>
          <table:table-cell office:value-type="string">
            <text:p>Sa</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immediately after a crew with 1 Swasbuckling tacks to aborb hits from a Boarding Attack. That crew is Sunk.</text:p>
          </table:table-cell>
          <table:table-cell table:number-columns-repeated="1000"/>
        </table:table-row>
        <table:table-row table:style-name="ro2">
          <table:table-cell table:formula="of:=CONCATENATE(&quot;  &lt;card id=~&quot;;[.C146];&quot;~ name=~&quot;;[.E146];&quot;~&gt;&lt;property name=~&quot;;[.F$1];&quot;~ value=~&quot;;[.F146];&quot;~ /&gt;&lt;property name=~&quot;;[.G$1];&quot;~ value=~&quot;;[.G146];&quot;~ /&gt;&lt;property name=~&quot;;[.H$1];&quot;~ value=~&quot;;[.H146];&quot;~ /&gt;&lt;property name=~&quot;;[.I$1];&quot;~ value=~&quot;;[.I146];&quot;~ /&gt;&lt;property name=~&quot;;[.J$1];&quot;~ value=~&quot;;[.J146];&quot;~ /&gt;&lt;property name=~&quot;;[.K$1];&quot;~ value=~&quot;;[.K146];&quot;~ /&gt;&lt;property name=~&quot;;[.L$1];&quot;~ value=~&quot;;[.L146];&quot;~ /&gt;&lt;property name=~&quot;;[.M$1];&quot;~ value=~&quot;;[.M146];&quot;~ /&gt;&lt;property name=~&quot;;[.N$1];&quot;~ value=~&quot;;[.N146];&quot;~ /&gt;&lt;property name=~&quot;;[.O$1];&quot;~ value=~&quot;;[.O146];&quot;~ /&gt;&lt;property name=~&quot;;[.P$1];&quot;~ value=~&quot;;[.P146];&quot;~ /&gt;&lt;property name=~&quot;;[.Q$1];&quot;~ value=~&quot;;[.Q146];&quot;~ /&gt;&lt;property name=~&quot;;[.R$1];&quot;~ value=~&quot;;[.R146];&quot;~ /&gt;&lt;property name=~&quot;;[.S$1];&quot;~ value=~&quot;;[.S146];&quot;~ /&gt;&lt;property name=~&quot;;[.T$1];&quot;~ value=~&quot;;[.T146];&quot;~ /&gt;&lt;property name=~&quot;;[.U$1];&quot;~ value=~&quot;;[.U146];&quot;~ /&gt;&lt;property name=~&quot;;[.V$1];&quot;~ value=~&quot;;[.V146];&quot;~ /&gt;&lt;property name=~&quot;;[.W$1];&quot;~ value=~&quot;;[.W146];&quot;~ /&gt;&lt;/card&gt;&quot;)" office:value-type="string" office:string-value="  &lt;card id=~a607c73d-84a2-4677-80cb-06d7eb8ccdfe~ name=~Son of a Gun~&gt;&lt;property name=~Rarity~ value=~R~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Cannon to produce 2 Cannon.~ /&gt;&lt;/card&gt;">
            <text:p><text:s text:c="2"/>&lt;card id=~a607c73d-84a2-4677-80cb-06d7eb8ccdfe~ name=~Son of a Gun~&gt;&lt;property name=~Rarity~ value=~R~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Cannon to produce 2 Cannon.~ /&gt;&lt;/card&gt;</text:p>
          </table:table-cell>
          <table:table-cell table:formula="of:=CONCATENATE(&quot; &lt;Relationship Target=~/cards/&quot;;[.D146];&quot;.jpg~ Id=~C&quot;;[.C146];&quot;~ Type=~http://schemas.octgn.org/picture~/&gt;&quot;)" office:value-type="string" office:string-value=" &lt;Relationship Target=~/cards/BS_sonofagun.jpg~ Id=~Ca607c73d-84a2-4677-80cb-06d7eb8ccdfe~ Type=~http://schemas.octgn.org/picture~/&gt;">
            <text:p><text:s/>&lt;Relationship Target=~/cards/BS_sonofagun.jpg~ Id=~Ca607c73d-84a2-4677-80cb-06d7eb8ccdfe~ Type=~http://schemas.octgn.org/picture~/&gt;</text:p>
          </table:table-cell>
          <table:table-cell office:value-type="string">
            <text:p>a607c73d-84a2-4677-80cb-06d7eb8ccdfe</text:p>
          </table:table-cell>
          <table:table-cell office:value-type="string">
            <text:p>BS_sonofagun</text:p>
          </table:table-cell>
          <table:table-cell office:value-type="string">
            <text:p>Son of a Gun</text:p>
          </table:table-cell>
          <table:table-cell office:value-type="string">
            <text:p>R</text:p>
          </table:table-cell>
          <table:table-cell office:value-type="string">
            <text:p>actions</text:p>
          </table:table-cell>
          <table:table-cell office:value-type="float" office:value="1">
            <text:p>1</text:p>
          </table:table-cell>
          <table:table-cell office:value-type="string">
            <text:p>Sw</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you pay Cannon to produce 2 Cannon.</text:p>
          </table:table-cell>
          <table:table-cell table:number-columns-repeated="1000"/>
        </table:table-row>
        <table:table-row table:style-name="ro2">
          <table:table-cell table:formula="of:=CONCATENATE(&quot;  &lt;card id=~&quot;;[.C147];&quot;~ name=~&quot;;[.E147];&quot;~&gt;&lt;property name=~&quot;;[.F$1];&quot;~ value=~&quot;;[.F147];&quot;~ /&gt;&lt;property name=~&quot;;[.G$1];&quot;~ value=~&quot;;[.G147];&quot;~ /&gt;&lt;property name=~&quot;;[.H$1];&quot;~ value=~&quot;;[.H147];&quot;~ /&gt;&lt;property name=~&quot;;[.I$1];&quot;~ value=~&quot;;[.I147];&quot;~ /&gt;&lt;property name=~&quot;;[.J$1];&quot;~ value=~&quot;;[.J147];&quot;~ /&gt;&lt;property name=~&quot;;[.K$1];&quot;~ value=~&quot;;[.K147];&quot;~ /&gt;&lt;property name=~&quot;;[.L$1];&quot;~ value=~&quot;;[.L147];&quot;~ /&gt;&lt;property name=~&quot;;[.M$1];&quot;~ value=~&quot;;[.M147];&quot;~ /&gt;&lt;property name=~&quot;;[.N$1];&quot;~ value=~&quot;;[.N147];&quot;~ /&gt;&lt;property name=~&quot;;[.O$1];&quot;~ value=~&quot;;[.O147];&quot;~ /&gt;&lt;property name=~&quot;;[.P$1];&quot;~ value=~&quot;;[.P147];&quot;~ /&gt;&lt;property name=~&quot;;[.Q$1];&quot;~ value=~&quot;;[.Q147];&quot;~ /&gt;&lt;property name=~&quot;;[.R$1];&quot;~ value=~&quot;;[.R147];&quot;~ /&gt;&lt;property name=~&quot;;[.S$1];&quot;~ value=~&quot;;[.S147];&quot;~ /&gt;&lt;property name=~&quot;;[.T$1];&quot;~ value=~&quot;;[.T147];&quot;~ /&gt;&lt;property name=~&quot;;[.U$1];&quot;~ value=~&quot;;[.U147];&quot;~ /&gt;&lt;property name=~&quot;;[.V$1];&quot;~ value=~&quot;;[.V147];&quot;~ /&gt;&lt;property name=~&quot;;[.W$1];&quot;~ value=~&quot;;[.W147];&quot;~ /&gt;&lt;/card&gt;&quot;)" office:value-type="string" office:string-value="  &lt;card id=~a002ac54-1001-4a5d-b343-7e18e2d1ff9a~ name=~The Spear of Theu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astille~ /&gt;&lt;property name=~Text~ value=~Castille Ship Attachment * Unique * Figurehead * Act: Tack Spear of Theus and pay Sailing equal to your Ship's move cost to target a Ship in this Sea. If you have more than 2 completed adventures in play, you inflict 4 Hits on that Ship.~ /&gt;&lt;/card&gt;">
            <text:p><text:s text:c="2"/>&lt;card id=~a002ac54-1001-4a5d-b343-7e18e2d1ff9a~ name=~The Spear of Theu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astille~ /&gt;&lt;property name=~Text~ value=~Castille Ship Attachment * Unique * Figurehead * Act: Tack Spear of Theus and pay Sailing equal to your Ship's move cost to target a Ship in this Sea. If you have more than 2 completed adventures in play, you inflict 4 Hits on that Ship.~ /&gt;&lt;/card&gt;</text:p>
          </table:table-cell>
          <table:table-cell table:formula="of:=CONCATENATE(&quot; &lt;Relationship Target=~/cards/&quot;;[.D147];&quot;.jpg~ Id=~C&quot;;[.C147];&quot;~ Type=~http://schemas.octgn.org/picture~/&gt;&quot;)" office:value-type="string" office:string-value=" &lt;Relationship Target=~/cards/BS_thespearoftheus.jpg~ Id=~Ca002ac54-1001-4a5d-b343-7e18e2d1ff9a~ Type=~http://schemas.octgn.org/picture~/&gt;">
            <text:p><text:s/>&lt;Relationship Target=~/cards/BS_thespearoftheus.jpg~ Id=~Ca002ac54-1001-4a5d-b343-7e18e2d1ff9a~ Type=~http://schemas.octgn.org/picture~/&gt;</text:p>
          </table:table-cell>
          <table:table-cell office:value-type="string">
            <text:p>a002ac54-1001-4a5d-b343-7e18e2d1ff9a</text:p>
          </table:table-cell>
          <table:table-cell office:value-type="string">
            <text:p>BS_thespearoftheus</text:p>
          </table:table-cell>
          <table:table-cell office:value-type="string">
            <text:p>The Spear of Theus</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7"/>
          <table:table-cell office:value-type="string">
            <text:p>Castille</text:p>
          </table:table-cell>
          <table:table-cell office:value-type="string">
            <text:p>Castille Ship Attachment * Unique * Figurehead * Act: Tack Spear of Theus and pay Sailing equal to your Ship's move cost to target a Ship in this Sea. If you have more than 2 completed adventures in play, you inflict 4 Hits on that Ship.</text:p>
          </table:table-cell>
          <table:table-cell table:number-columns-repeated="1000"/>
        </table:table-row>
        <table:table-row table:style-name="ro2">
          <table:table-cell table:formula="of:=CONCATENATE(&quot;  &lt;card id=~&quot;;[.C148];&quot;~ name=~&quot;;[.E148];&quot;~&gt;&lt;property name=~&quot;;[.F$1];&quot;~ value=~&quot;;[.F148];&quot;~ /&gt;&lt;property name=~&quot;;[.G$1];&quot;~ value=~&quot;;[.G148];&quot;~ /&gt;&lt;property name=~&quot;;[.H$1];&quot;~ value=~&quot;;[.H148];&quot;~ /&gt;&lt;property name=~&quot;;[.I$1];&quot;~ value=~&quot;;[.I148];&quot;~ /&gt;&lt;property name=~&quot;;[.J$1];&quot;~ value=~&quot;;[.J148];&quot;~ /&gt;&lt;property name=~&quot;;[.K$1];&quot;~ value=~&quot;;[.K148];&quot;~ /&gt;&lt;property name=~&quot;;[.L$1];&quot;~ value=~&quot;;[.L148];&quot;~ /&gt;&lt;property name=~&quot;;[.M$1];&quot;~ value=~&quot;;[.M148];&quot;~ /&gt;&lt;property name=~&quot;;[.N$1];&quot;~ value=~&quot;;[.N148];&quot;~ /&gt;&lt;property name=~&quot;;[.O$1];&quot;~ value=~&quot;;[.O148];&quot;~ /&gt;&lt;property name=~&quot;;[.P$1];&quot;~ value=~&quot;;[.P148];&quot;~ /&gt;&lt;property name=~&quot;;[.Q$1];&quot;~ value=~&quot;;[.Q148];&quot;~ /&gt;&lt;property name=~&quot;;[.R$1];&quot;~ value=~&quot;;[.R148];&quot;~ /&gt;&lt;property name=~&quot;;[.S$1];&quot;~ value=~&quot;;[.S148];&quot;~ /&gt;&lt;property name=~&quot;;[.T$1];&quot;~ value=~&quot;;[.T148];&quot;~ /&gt;&lt;property name=~&quot;;[.U$1];&quot;~ value=~&quot;;[.U148];&quot;~ /&gt;&lt;property name=~&quot;;[.V$1];&quot;~ value=~&quot;;[.V148];&quot;~ /&gt;&lt;property name=~&quot;;[.W$1];&quot;~ value=~&quot;;[.W148];&quot;~ /&gt;&lt;/card&gt;&quot;)" office:value-type="string" office:string-value="  &lt;card id=~ec707a39-bc80-4824-a8c4-617160b05940~ name=~Speed Isn't Everything~&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If your Ship's Move Cost is less than 3, you suffer 3 less Hits. You may not play this card during a Boarding.~ /&gt;&lt;/card&gt;">
            <text:p><text:s text:c="2"/>&lt;card id=~ec707a39-bc80-4824-a8c4-617160b05940~ name=~Speed Isn't Everything~&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If your Ship's Move Cost is less than 3, you suffer 3 less Hits. You may not play this card during a Boarding.~ /&gt;&lt;/card&gt;</text:p>
          </table:table-cell>
          <table:table-cell table:formula="of:=CONCATENATE(&quot; &lt;Relationship Target=~/cards/&quot;;[.D148];&quot;.jpg~ Id=~C&quot;;[.C148];&quot;~ Type=~http://schemas.octgn.org/picture~/&gt;&quot;)" office:value-type="string" office:string-value=" &lt;Relationship Target=~/cards/BS_speedisnteverything.jpg~ Id=~Cec707a39-bc80-4824-a8c4-617160b05940~ Type=~http://schemas.octgn.org/picture~/&gt;">
            <text:p><text:s/>&lt;Relationship Target=~/cards/BS_speedisnteverything.jpg~ Id=~Cec707a39-bc80-4824-a8c4-617160b05940~ Type=~http://schemas.octgn.org/picture~/&gt;</text:p>
          </table:table-cell>
          <table:table-cell office:value-type="string">
            <text:p>ec707a39-bc80-4824-a8c4-617160b05940</text:p>
          </table:table-cell>
          <table:table-cell office:value-type="string">
            <text:p>BS_speedisnteverything</text:p>
          </table:table-cell>
          <table:table-cell office:value-type="string">
            <text:p>Speed Isn't Everything</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suffer Hits. If your Ship's Move Cost is less than 3, you suffer 3 less Hits. You may not play this card during a Boarding.</text:p>
          </table:table-cell>
          <table:table-cell table:number-columns-repeated="1000"/>
        </table:table-row>
        <table:table-row table:style-name="ro2">
          <table:table-cell table:formula="of:=CONCATENATE(&quot;  &lt;card id=~&quot;;[.C149];&quot;~ name=~&quot;;[.E149];&quot;~&gt;&lt;property name=~&quot;;[.F$1];&quot;~ value=~&quot;;[.F149];&quot;~ /&gt;&lt;property name=~&quot;;[.G$1];&quot;~ value=~&quot;;[.G149];&quot;~ /&gt;&lt;property name=~&quot;;[.H$1];&quot;~ value=~&quot;;[.H149];&quot;~ /&gt;&lt;property name=~&quot;;[.I$1];&quot;~ value=~&quot;;[.I149];&quot;~ /&gt;&lt;property name=~&quot;;[.J$1];&quot;~ value=~&quot;;[.J149];&quot;~ /&gt;&lt;property name=~&quot;;[.K$1];&quot;~ value=~&quot;;[.K149];&quot;~ /&gt;&lt;property name=~&quot;;[.L$1];&quot;~ value=~&quot;;[.L149];&quot;~ /&gt;&lt;property name=~&quot;;[.M$1];&quot;~ value=~&quot;;[.M149];&quot;~ /&gt;&lt;property name=~&quot;;[.N$1];&quot;~ value=~&quot;;[.N149];&quot;~ /&gt;&lt;property name=~&quot;;[.O$1];&quot;~ value=~&quot;;[.O149];&quot;~ /&gt;&lt;property name=~&quot;;[.P$1];&quot;~ value=~&quot;;[.P149];&quot;~ /&gt;&lt;property name=~&quot;;[.Q$1];&quot;~ value=~&quot;;[.Q149];&quot;~ /&gt;&lt;property name=~&quot;;[.R$1];&quot;~ value=~&quot;;[.R149];&quot;~ /&gt;&lt;property name=~&quot;;[.S$1];&quot;~ value=~&quot;;[.S149];&quot;~ /&gt;&lt;property name=~&quot;;[.T$1];&quot;~ value=~&quot;;[.T149];&quot;~ /&gt;&lt;property name=~&quot;;[.U$1];&quot;~ value=~&quot;;[.U149];&quot;~ /&gt;&lt;property name=~&quot;;[.V$1];&quot;~ value=~&quot;;[.V149];&quot;~ /&gt;&lt;property name=~&quot;;[.W$1];&quot;~ value=~&quot;;[.W149];&quot;~ /&gt;&lt;/card&gt;&quot;)" office:value-type="string" office:string-value="  &lt;card id=~b8a30a32-4ada-407c-8269-15b8e2880fe1~ name=~St. Roger's Blessing!~&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May only be attached to a crew with Glamour of 2 or more.) React: Tack this crew when one of your crew is sunk. That crew is placed on the top of your deck, and all attachments on that crew are put into the discard pile.~ /&gt;&lt;/card&gt;">
            <text:p><text:s text:c="2"/>&lt;card id=~b8a30a32-4ada-407c-8269-15b8e2880fe1~ name=~St. Roger's Blessing!~&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May only be attached to a crew with Glamour of 2 or more.) React: Tack this crew when one of your crew is sunk. That crew is placed on the top of your deck, and all attachments on that crew are put into the discard pile.~ /&gt;&lt;/card&gt;</text:p>
          </table:table-cell>
          <table:table-cell table:formula="of:=CONCATENATE(&quot; &lt;Relationship Target=~/cards/&quot;;[.D149];&quot;.jpg~ Id=~C&quot;;[.C149];&quot;~ Type=~http://schemas.octgn.org/picture~/&gt;&quot;)" office:value-type="string" office:string-value=" &lt;Relationship Target=~/cards/BS_strogersblessing.jpg~ Id=~Cb8a30a32-4ada-407c-8269-15b8e2880fe1~ Type=~http://schemas.octgn.org/picture~/&gt;">
            <text:p><text:s/>&lt;Relationship Target=~/cards/BS_strogersblessing.jpg~ Id=~Cb8a30a32-4ada-407c-8269-15b8e2880fe1~ Type=~http://schemas.octgn.org/picture~/&gt;</text:p>
          </table:table-cell>
          <table:table-cell office:value-type="string">
            <text:p>b8a30a32-4ada-407c-8269-15b8e2880fe1</text:p>
          </table:table-cell>
          <table:table-cell office:value-type="string">
            <text:p>BS_strogersblessing</text:p>
          </table:table-cell>
          <table:table-cell office:value-type="string">
            <text:p>St. Roger's Blessing!</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Glamour 2 Knack (May only be attached to a crew with Glamour of 2 or more.) React: Tack this crew when one of your crew is sunk. That crew is placed on the top of your deck, and all attachments on that crew are put into the discard pile.</text:p>
          </table:table-cell>
          <table:table-cell table:number-columns-repeated="1000"/>
        </table:table-row>
        <table:table-row table:style-name="ro2">
          <table:table-cell table:formula="of:=CONCATENATE(&quot;  &lt;card id=~&quot;;[.C150];&quot;~ name=~&quot;;[.E150];&quot;~&gt;&lt;property name=~&quot;;[.F$1];&quot;~ value=~&quot;;[.F150];&quot;~ /&gt;&lt;property name=~&quot;;[.G$1];&quot;~ value=~&quot;;[.G150];&quot;~ /&gt;&lt;property name=~&quot;;[.H$1];&quot;~ value=~&quot;;[.H150];&quot;~ /&gt;&lt;property name=~&quot;;[.I$1];&quot;~ value=~&quot;;[.I150];&quot;~ /&gt;&lt;property name=~&quot;;[.J$1];&quot;~ value=~&quot;;[.J150];&quot;~ /&gt;&lt;property name=~&quot;;[.K$1];&quot;~ value=~&quot;;[.K150];&quot;~ /&gt;&lt;property name=~&quot;;[.L$1];&quot;~ value=~&quot;;[.L150];&quot;~ /&gt;&lt;property name=~&quot;;[.M$1];&quot;~ value=~&quot;;[.M150];&quot;~ /&gt;&lt;property name=~&quot;;[.N$1];&quot;~ value=~&quot;;[.N150];&quot;~ /&gt;&lt;property name=~&quot;;[.O$1];&quot;~ value=~&quot;;[.O150];&quot;~ /&gt;&lt;property name=~&quot;;[.P$1];&quot;~ value=~&quot;;[.P150];&quot;~ /&gt;&lt;property name=~&quot;;[.Q$1];&quot;~ value=~&quot;;[.Q150];&quot;~ /&gt;&lt;property name=~&quot;;[.R$1];&quot;~ value=~&quot;;[.R150];&quot;~ /&gt;&lt;property name=~&quot;;[.S$1];&quot;~ value=~&quot;;[.S150];&quot;~ /&gt;&lt;property name=~&quot;;[.T$1];&quot;~ value=~&quot;;[.T150];&quot;~ /&gt;&lt;property name=~&quot;;[.U$1];&quot;~ value=~&quot;;[.U150];&quot;~ /&gt;&lt;property name=~&quot;;[.V$1];&quot;~ value=~&quot;;[.V150];&quot;~ /&gt;&lt;property name=~&quot;;[.W$1];&quot;~ value=~&quot;;[.W150];&quot;~ /&gt;&lt;/card&gt;&quot;)" office:value-type="string" office:string-value="  &lt;card id=~7f703e2b-edde-443d-aa89-c01989c92c06~ name=~Steering Clear~&gt;&lt;property name=~Rarity~ value=~C~ /&gt;&lt;property name=~Type~ value=~actions~ /&gt;&lt;property name=~Cost~ value=~0~ /&gt;&lt;property name=~Cost Type~ value=~~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starts Boarding your Ship. This Boarding is canceled. The other player may pay 2 Sailing to cancel this action.~ /&gt;&lt;/card&gt;">
            <text:p><text:s text:c="2"/>&lt;card id=~7f703e2b-edde-443d-aa89-c01989c92c06~ name=~Steering Clear~&gt;&lt;property name=~Rarity~ value=~C~ /&gt;&lt;property name=~Type~ value=~actions~ /&gt;&lt;property name=~Cost~ value=~0~ /&gt;&lt;property name=~Cost Type~ value=~~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starts Boarding your Ship. This Boarding is canceled. The other player may pay 2 Sailing to cancel this action.~ /&gt;&lt;/card&gt;</text:p>
          </table:table-cell>
          <table:table-cell table:formula="of:=CONCATENATE(&quot; &lt;Relationship Target=~/cards/&quot;;[.D150];&quot;.jpg~ Id=~C&quot;;[.C150];&quot;~ Type=~http://schemas.octgn.org/picture~/&gt;&quot;)" office:value-type="string" office:string-value=" &lt;Relationship Target=~/cards/BS_steeringclear.jpg~ Id=~C7f703e2b-edde-443d-aa89-c01989c92c06~ Type=~http://schemas.octgn.org/picture~/&gt;">
            <text:p><text:s/>&lt;Relationship Target=~/cards/BS_steeringclear.jpg~ Id=~C7f703e2b-edde-443d-aa89-c01989c92c06~ Type=~http://schemas.octgn.org/picture~/&gt;</text:p>
          </table:table-cell>
          <table:table-cell office:value-type="string">
            <text:p>7f703e2b-edde-443d-aa89-c01989c92c06</text:p>
          </table:table-cell>
          <table:table-cell office:value-type="string">
            <text:p>BS_steeringclear</text:p>
          </table:table-cell>
          <table:table-cell office:value-type="string">
            <text:p>Steering Clear</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2">
            <text:p>2</text:p>
          </table:table-cell>
          <table:table-cell office:value-type="string">
            <text:p>Sa</text:p>
          </table:table-cell>
          <table:table-cell/>
          <table:table-cell office:value-type="string">
            <text:p>D</text:p>
          </table:table-cell>
          <table:table-cell office:value-type="string">
            <text:p>p,t</text:p>
          </table:table-cell>
          <table:table-cell table:number-columns-repeated="8"/>
          <table:table-cell office:value-type="string">
            <text:p>React: Play when an opponent starts Boarding your Ship. This Boarding is canceled. The other player may pay 2 Sailing to cancel this action.</text:p>
          </table:table-cell>
          <table:table-cell table:number-columns-repeated="1000"/>
        </table:table-row>
        <table:table-row table:style-name="ro2">
          <table:table-cell table:formula="of:=CONCATENATE(&quot;  &lt;card id=~&quot;;[.C151];&quot;~ name=~&quot;;[.E151];&quot;~&gt;&lt;property name=~&quot;;[.F$1];&quot;~ value=~&quot;;[.F151];&quot;~ /&gt;&lt;property name=~&quot;;[.G$1];&quot;~ value=~&quot;;[.G151];&quot;~ /&gt;&lt;property name=~&quot;;[.H$1];&quot;~ value=~&quot;;[.H151];&quot;~ /&gt;&lt;property name=~&quot;;[.I$1];&quot;~ value=~&quot;;[.I151];&quot;~ /&gt;&lt;property name=~&quot;;[.J$1];&quot;~ value=~&quot;;[.J151];&quot;~ /&gt;&lt;property name=~&quot;;[.K$1];&quot;~ value=~&quot;;[.K151];&quot;~ /&gt;&lt;property name=~&quot;;[.L$1];&quot;~ value=~&quot;;[.L151];&quot;~ /&gt;&lt;property name=~&quot;;[.M$1];&quot;~ value=~&quot;;[.M151];&quot;~ /&gt;&lt;property name=~&quot;;[.N$1];&quot;~ value=~&quot;;[.N151];&quot;~ /&gt;&lt;property name=~&quot;;[.O$1];&quot;~ value=~&quot;;[.O151];&quot;~ /&gt;&lt;property name=~&quot;;[.P$1];&quot;~ value=~&quot;;[.P151];&quot;~ /&gt;&lt;property name=~&quot;;[.Q$1];&quot;~ value=~&quot;;[.Q151];&quot;~ /&gt;&lt;property name=~&quot;;[.R$1];&quot;~ value=~&quot;;[.R151];&quot;~ /&gt;&lt;property name=~&quot;;[.S$1];&quot;~ value=~&quot;;[.S151];&quot;~ /&gt;&lt;property name=~&quot;;[.T$1];&quot;~ value=~&quot;;[.T151];&quot;~ /&gt;&lt;property name=~&quot;;[.U$1];&quot;~ value=~&quot;;[.U151];&quot;~ /&gt;&lt;property name=~&quot;;[.V$1];&quot;~ value=~&quot;;[.V151];&quot;~ /&gt;&lt;property name=~&quot;;[.W$1];&quot;~ value=~&quot;;[.W151];&quot;~ /&gt;&lt;/card&gt;&quot;)" office:value-type="string" office:string-value="  &lt;card id=~fc4f6fa2-576e-4e7a-a6ee-d3affbef9142~ name=~Storms Make Sailo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cation: 1 Sea Away To Complete: Tack 3 Adventuring (2 if completed in Trade Sea). crew Attachment: +1 Swashbuckling. This crew inflicts 1 extra Hit during Boarding Attacks.~ /&gt;&lt;/card&gt;">
            <text:p><text:s text:c="2"/>&lt;card id=~fc4f6fa2-576e-4e7a-a6ee-d3affbef9142~ name=~Storms Make Sailo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cation: 1 Sea Away To Complete: Tack 3 Adventuring (2 if completed in Trade Sea). crew Attachment: +1 Swashbuckling. This crew inflicts 1 extra Hit during Boarding Attacks.~ /&gt;&lt;/card&gt;</text:p>
          </table:table-cell>
          <table:table-cell table:formula="of:=CONCATENATE(&quot; &lt;Relationship Target=~/cards/&quot;;[.D151];&quot;.jpg~ Id=~C&quot;;[.C151];&quot;~ Type=~http://schemas.octgn.org/picture~/&gt;&quot;)" office:value-type="string" office:string-value=" &lt;Relationship Target=~/cards/BS_stormsmakesailors.jpg~ Id=~Cfc4f6fa2-576e-4e7a-a6ee-d3affbef9142~ Type=~http://schemas.octgn.org/picture~/&gt;">
            <text:p><text:s/>&lt;Relationship Target=~/cards/BS_stormsmakesailors.jpg~ Id=~Cfc4f6fa2-576e-4e7a-a6ee-d3affbef9142~ Type=~http://schemas.octgn.org/picture~/&gt;</text:p>
          </table:table-cell>
          <table:table-cell office:value-type="string">
            <text:p>fc4f6fa2-576e-4e7a-a6ee-d3affbef9142</text:p>
          </table:table-cell>
          <table:table-cell office:value-type="string">
            <text:p>BS_stormsmakesailors</text:p>
          </table:table-cell>
          <table:table-cell office:value-type="string">
            <text:p>Storms Make Sailors</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Location: 1 Sea Away To Complete: Tack 3 Adventuring (2 if completed in Trade Sea). crew Attachment: +1 Swashbuckling. This crew inflicts 1 extra Hit during Boarding Attacks.</text:p>
          </table:table-cell>
          <table:table-cell table:number-columns-repeated="1000"/>
        </table:table-row>
        <table:table-row table:style-name="ro2">
          <table:table-cell table:formula="of:=CONCATENATE(&quot;  &lt;card id=~&quot;;[.C152];&quot;~ name=~&quot;;[.E152];&quot;~&gt;&lt;property name=~&quot;;[.F$1];&quot;~ value=~&quot;;[.F152];&quot;~ /&gt;&lt;property name=~&quot;;[.G$1];&quot;~ value=~&quot;;[.G152];&quot;~ /&gt;&lt;property name=~&quot;;[.H$1];&quot;~ value=~&quot;;[.H152];&quot;~ /&gt;&lt;property name=~&quot;;[.I$1];&quot;~ value=~&quot;;[.I152];&quot;~ /&gt;&lt;property name=~&quot;;[.J$1];&quot;~ value=~&quot;;[.J152];&quot;~ /&gt;&lt;property name=~&quot;;[.K$1];&quot;~ value=~&quot;;[.K152];&quot;~ /&gt;&lt;property name=~&quot;;[.L$1];&quot;~ value=~&quot;;[.L152];&quot;~ /&gt;&lt;property name=~&quot;;[.M$1];&quot;~ value=~&quot;;[.M152];&quot;~ /&gt;&lt;property name=~&quot;;[.N$1];&quot;~ value=~&quot;;[.N152];&quot;~ /&gt;&lt;property name=~&quot;;[.O$1];&quot;~ value=~&quot;;[.O152];&quot;~ /&gt;&lt;property name=~&quot;;[.P$1];&quot;~ value=~&quot;;[.P152];&quot;~ /&gt;&lt;property name=~&quot;;[.Q$1];&quot;~ value=~&quot;;[.Q152];&quot;~ /&gt;&lt;property name=~&quot;;[.R$1];&quot;~ value=~&quot;;[.R152];&quot;~ /&gt;&lt;property name=~&quot;;[.S$1];&quot;~ value=~&quot;;[.S152];&quot;~ /&gt;&lt;property name=~&quot;;[.T$1];&quot;~ value=~&quot;;[.T152];&quot;~ /&gt;&lt;property name=~&quot;;[.U$1];&quot;~ value=~&quot;;[.U152];&quot;~ /&gt;&lt;property name=~&quot;;[.V$1];&quot;~ value=~&quot;;[.V152];&quot;~ /&gt;&lt;property name=~&quot;;[.W$1];&quot;~ value=~&quot;;[.W152];&quot;~ /&gt;&lt;/card&gt;&quot;)" office:value-type="string" office:string-value="  &lt;card id=~e799a633-7e9f-415f-820b-f19661e30248~ name=~Syrneth Crystal Ey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s, and this card attaches to your Captain. This Attachment has the Eye trait, and gives a +1 Influence. A crew may not have more than one Eye Attachment.~ /&gt;&lt;/card&gt;">
            <text:p><text:s text:c="2"/>&lt;card id=~e799a633-7e9f-415f-820b-f19661e30248~ name=~Syrneth Crystal Ey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s, and this card attaches to your Captain. This Attachment has the Eye trait, and gives a +1 Influence. A crew may not have more than one Eye Attachment.~ /&gt;&lt;/card&gt;</text:p>
          </table:table-cell>
          <table:table-cell table:formula="of:=CONCATENATE(&quot; &lt;Relationship Target=~/cards/&quot;;[.D152];&quot;.jpg~ Id=~C&quot;;[.C152];&quot;~ Type=~http://schemas.octgn.org/picture~/&gt;&quot;)" office:value-type="string" office:string-value=" &lt;Relationship Target=~/cards/BS_syrnethcrystaleye.jpg~ Id=~Ce799a633-7e9f-415f-820b-f19661e30248~ Type=~http://schemas.octgn.org/picture~/&gt;">
            <text:p><text:s/>&lt;Relationship Target=~/cards/BS_syrnethcrystaleye.jpg~ Id=~Ce799a633-7e9f-415f-820b-f19661e30248~ Type=~http://schemas.octgn.org/picture~/&gt;</text:p>
          </table:table-cell>
          <table:table-cell office:value-type="string">
            <text:p>e799a633-7e9f-415f-820b-f19661e30248</text:p>
          </table:table-cell>
          <table:table-cell office:value-type="string">
            <text:p>BS_syrnethcrystaleye</text:p>
          </table:table-cell>
          <table:table-cell office:value-type="string">
            <text:p>Syrneth Crystal Ey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suffer Hits. You suffer 1 fewer Hits, and this card attaches to your Captain. This Attachment has the Eye trait, and gives a +1 Influence. A crew may not have more than one Eye Attachment.</text:p>
          </table:table-cell>
          <table:table-cell table:number-columns-repeated="1000"/>
        </table:table-row>
        <table:table-row table:style-name="ro1">
          <table:table-cell table:formula="of:=CONCATENATE(&quot;  &lt;card id=~&quot;;[.C153];&quot;~ name=~&quot;;[.E153];&quot;~&gt;&lt;property name=~&quot;;[.F$1];&quot;~ value=~&quot;;[.F153];&quot;~ /&gt;&lt;property name=~&quot;;[.G$1];&quot;~ value=~&quot;;[.G153];&quot;~ /&gt;&lt;property name=~&quot;;[.H$1];&quot;~ value=~&quot;;[.H153];&quot;~ /&gt;&lt;property name=~&quot;;[.I$1];&quot;~ value=~&quot;;[.I153];&quot;~ /&gt;&lt;property name=~&quot;;[.J$1];&quot;~ value=~&quot;;[.J153];&quot;~ /&gt;&lt;property name=~&quot;;[.K$1];&quot;~ value=~&quot;;[.K153];&quot;~ /&gt;&lt;property name=~&quot;;[.L$1];&quot;~ value=~&quot;;[.L153];&quot;~ /&gt;&lt;property name=~&quot;;[.M$1];&quot;~ value=~&quot;;[.M153];&quot;~ /&gt;&lt;property name=~&quot;;[.N$1];&quot;~ value=~&quot;;[.N153];&quot;~ /&gt;&lt;property name=~&quot;;[.O$1];&quot;~ value=~&quot;;[.O153];&quot;~ /&gt;&lt;property name=~&quot;;[.P$1];&quot;~ value=~&quot;;[.P153];&quot;~ /&gt;&lt;property name=~&quot;;[.Q$1];&quot;~ value=~&quot;;[.Q153];&quot;~ /&gt;&lt;property name=~&quot;;[.R$1];&quot;~ value=~&quot;;[.R153];&quot;~ /&gt;&lt;property name=~&quot;;[.S$1];&quot;~ value=~&quot;;[.S153];&quot;~ /&gt;&lt;property name=~&quot;;[.T$1];&quot;~ value=~&quot;;[.T153];&quot;~ /&gt;&lt;property name=~&quot;;[.U$1];&quot;~ value=~&quot;;[.U153];&quot;~ /&gt;&lt;property name=~&quot;;[.V$1];&quot;~ value=~&quot;;[.V153];&quot;~ /&gt;&lt;property name=~&quot;;[.W$1];&quot;~ value=~&quot;;[.W153];&quot;~ /&gt;&lt;/card&gt;&quot;)" office:value-type="string" office:string-value="  &lt;card id=~2e65c957-59f6-4a80-b4b4-4042f3535d8e~ name=~Tagging~&gt;&lt;property name=~Rarity~ value=~C~ /&gt;&lt;property name=~Type~ value=~actions~ /&gt;&lt;property name=~Cost~ value=~1~ /&gt;&lt;property name=~Cost Type~ value=~Ad~ /&gt;&lt;property name=~Cancel~ value=~2~ /&gt;&lt;property name=~Cancel Type~ value=~In~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ay a Swashbuckling cost. That crew produces no Swashbuckling (This may not prevent a crew from absorbing Hits or from inflicting Hits during Boarding). That crew's controller may pay 2 Influence to cancel this action.~ /&gt;&lt;/card&gt;">
            <text:p><text:s text:c="2"/>&lt;card id=~2e65c957-59f6-4a80-b4b4-4042f3535d8e~ name=~Tagging~&gt;&lt;property name=~Rarity~ value=~C~ /&gt;&lt;property name=~Type~ value=~actions~ /&gt;&lt;property name=~Cost~ value=~1~ /&gt;&lt;property name=~Cost Type~ value=~Ad~ /&gt;&lt;property name=~Cancel~ value=~2~ /&gt;&lt;property name=~Cancel Type~ value=~In~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ay a Swashbuckling cost. That crew produces no Swashbuckling (This may not prevent a crew from absorbing Hits or from inflicting Hits during Boarding). That crew's controller may pay 2 Influence to cancel this action.~ /&gt;&lt;/card&gt;</text:p>
          </table:table-cell>
          <table:table-cell table:formula="of:=CONCATENATE(&quot; &lt;Relationship Target=~/cards/&quot;;[.D153];&quot;.jpg~ Id=~C&quot;;[.C153];&quot;~ Type=~http://schemas.octgn.org/picture~/&gt;&quot;)" office:value-type="string" office:string-value=" &lt;Relationship Target=~/cards/BS_tagging.jpg~ Id=~C2e65c957-59f6-4a80-b4b4-4042f3535d8e~ Type=~http://schemas.octgn.org/picture~/&gt;">
            <text:p><text:s/>&lt;Relationship Target=~/cards/BS_tagging.jpg~ Id=~C2e65c957-59f6-4a80-b4b4-4042f3535d8e~ Type=~http://schemas.octgn.org/picture~/&gt;</text:p>
          </table:table-cell>
          <table:table-cell office:value-type="string">
            <text:p>2e65c957-59f6-4a80-b4b4-4042f3535d8e</text:p>
          </table:table-cell>
          <table:table-cell office:value-type="string">
            <text:p>BS_tagging</text:p>
          </table:table-cell>
          <table:table-cell office:value-type="string">
            <text:p>Tagging</text:p>
          </table:table-cell>
          <table:table-cell office:value-type="string">
            <text:p>C</text:p>
          </table:table-cell>
          <table:table-cell office:value-type="string">
            <text:p>actions</text:p>
          </table:table-cell>
          <table:table-cell office:value-type="float" office:value="1">
            <text:p>1</text:p>
          </table:table-cell>
          <table:table-cell office:value-type="string">
            <text:p>Ad</text:p>
          </table:table-cell>
          <table:table-cell office:value-type="float" office:value="2">
            <text:p>2</text:p>
          </table:table-cell>
          <table:table-cell office:value-type="string">
            <text:p>In</text:p>
          </table:table-cell>
          <table:table-cell/>
          <table:table-cell office:value-type="string">
            <text:p>C</text:p>
          </table:table-cell>
          <table:table-cell office:value-type="string">
            <text:p>d,s</text:p>
          </table:table-cell>
          <table:table-cell table:number-columns-repeated="8"/>
          <table:table-cell office:value-type="string">
            <text:p>React: Play when a player tacks a crew to pay a Swashbuckling cost. That crew produces no Swashbuckling (This may not prevent a crew from absorbing Hits or from inflicting Hits during Boarding). That crew's controller may pay 2 Influence to cancel this action.</text:p>
          </table:table-cell>
          <table:table-cell table:number-columns-repeated="1000"/>
        </table:table-row>
        <table:table-row table:style-name="ro2">
          <table:table-cell table:formula="of:=CONCATENATE(&quot;  &lt;card id=~&quot;;[.C154];&quot;~ name=~&quot;;[.E154];&quot;~&gt;&lt;property name=~&quot;;[.F$1];&quot;~ value=~&quot;;[.F154];&quot;~ /&gt;&lt;property name=~&quot;;[.G$1];&quot;~ value=~&quot;;[.G154];&quot;~ /&gt;&lt;property name=~&quot;;[.H$1];&quot;~ value=~&quot;;[.H154];&quot;~ /&gt;&lt;property name=~&quot;;[.I$1];&quot;~ value=~&quot;;[.I154];&quot;~ /&gt;&lt;property name=~&quot;;[.J$1];&quot;~ value=~&quot;;[.J154];&quot;~ /&gt;&lt;property name=~&quot;;[.K$1];&quot;~ value=~&quot;;[.K154];&quot;~ /&gt;&lt;property name=~&quot;;[.L$1];&quot;~ value=~&quot;;[.L154];&quot;~ /&gt;&lt;property name=~&quot;;[.M$1];&quot;~ value=~&quot;;[.M154];&quot;~ /&gt;&lt;property name=~&quot;;[.N$1];&quot;~ value=~&quot;;[.N154];&quot;~ /&gt;&lt;property name=~&quot;;[.O$1];&quot;~ value=~&quot;;[.O154];&quot;~ /&gt;&lt;property name=~&quot;;[.P$1];&quot;~ value=~&quot;;[.P154];&quot;~ /&gt;&lt;property name=~&quot;;[.Q$1];&quot;~ value=~&quot;;[.Q154];&quot;~ /&gt;&lt;property name=~&quot;;[.R$1];&quot;~ value=~&quot;;[.R154];&quot;~ /&gt;&lt;property name=~&quot;;[.S$1];&quot;~ value=~&quot;;[.S154];&quot;~ /&gt;&lt;property name=~&quot;;[.T$1];&quot;~ value=~&quot;;[.T154];&quot;~ /&gt;&lt;property name=~&quot;;[.U$1];&quot;~ value=~&quot;;[.U154];&quot;~ /&gt;&lt;property name=~&quot;;[.V$1];&quot;~ value=~&quot;;[.V154];&quot;~ /&gt;&lt;property name=~&quot;;[.W$1];&quot;~ value=~&quot;;[.W154];&quot;~ /&gt;&lt;/card&gt;&quot;)" office:value-type="string" office:string-value="  &lt;card id=~a46310ca-4b90-4697-8ca6-786e014800b3~ name=~Target Their Powder Rooms!~&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king a crew with a cannon skill greater than 3. That crew produces 2 extra Cannon.~ /&gt;&lt;/card&gt;">
            <text:p><text:s text:c="2"/>&lt;card id=~a46310ca-4b90-4697-8ca6-786e014800b3~ name=~Target Their Powder Rooms!~&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king a crew with a cannon skill greater than 3. That crew produces 2 extra Cannon.~ /&gt;&lt;/card&gt;</text:p>
          </table:table-cell>
          <table:table-cell table:formula="of:=CONCATENATE(&quot; &lt;Relationship Target=~/cards/&quot;;[.D154];&quot;.jpg~ Id=~C&quot;;[.C154];&quot;~ Type=~http://schemas.octgn.org/picture~/&gt;&quot;)" office:value-type="string" office:string-value=" &lt;Relationship Target=~/cards/BS_targettheirpowderroom.jpg~ Id=~Ca46310ca-4b90-4697-8ca6-786e014800b3~ Type=~http://schemas.octgn.org/picture~/&gt;">
            <text:p><text:s/>&lt;Relationship Target=~/cards/BS_targettheirpowderroom.jpg~ Id=~Ca46310ca-4b90-4697-8ca6-786e014800b3~ Type=~http://schemas.octgn.org/picture~/&gt;</text:p>
          </table:table-cell>
          <table:table-cell office:value-type="string">
            <text:p>a46310ca-4b90-4697-8ca6-786e014800b3</text:p>
          </table:table-cell>
          <table:table-cell office:value-type="string">
            <text:p>BS_targettheirpowderroom</text:p>
          </table:table-cell>
          <table:table-cell office:value-type="string">
            <text:p>Target Their Powder Rooms!</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taking a crew with a cannon skill greater than 3. That crew produces 2 extra Cannon.</text:p>
          </table:table-cell>
          <table:table-cell table:number-columns-repeated="1000"/>
        </table:table-row>
        <table:table-row table:style-name="ro2">
          <table:table-cell table:formula="of:=CONCATENATE(&quot;  &lt;card id=~&quot;;[.C155];&quot;~ name=~&quot;;[.E155];&quot;~&gt;&lt;property name=~&quot;;[.F$1];&quot;~ value=~&quot;;[.F155];&quot;~ /&gt;&lt;property name=~&quot;;[.G$1];&quot;~ value=~&quot;;[.G155];&quot;~ /&gt;&lt;property name=~&quot;;[.H$1];&quot;~ value=~&quot;;[.H155];&quot;~ /&gt;&lt;property name=~&quot;;[.I$1];&quot;~ value=~&quot;;[.I155];&quot;~ /&gt;&lt;property name=~&quot;;[.J$1];&quot;~ value=~&quot;;[.J155];&quot;~ /&gt;&lt;property name=~&quot;;[.K$1];&quot;~ value=~&quot;;[.K155];&quot;~ /&gt;&lt;property name=~&quot;;[.L$1];&quot;~ value=~&quot;;[.L155];&quot;~ /&gt;&lt;property name=~&quot;;[.M$1];&quot;~ value=~&quot;;[.M155];&quot;~ /&gt;&lt;property name=~&quot;;[.N$1];&quot;~ value=~&quot;;[.N155];&quot;~ /&gt;&lt;property name=~&quot;;[.O$1];&quot;~ value=~&quot;;[.O155];&quot;~ /&gt;&lt;property name=~&quot;;[.P$1];&quot;~ value=~&quot;;[.P155];&quot;~ /&gt;&lt;property name=~&quot;;[.Q$1];&quot;~ value=~&quot;;[.Q155];&quot;~ /&gt;&lt;property name=~&quot;;[.R$1];&quot;~ value=~&quot;;[.R155];&quot;~ /&gt;&lt;property name=~&quot;;[.S$1];&quot;~ value=~&quot;;[.S155];&quot;~ /&gt;&lt;property name=~&quot;;[.T$1];&quot;~ value=~&quot;;[.T155];&quot;~ /&gt;&lt;property name=~&quot;;[.U$1];&quot;~ value=~&quot;;[.U155];&quot;~ /&gt;&lt;property name=~&quot;;[.V$1];&quot;~ value=~&quot;;[.V155];&quot;~ /&gt;&lt;property name=~&quot;;[.W$1];&quot;~ value=~&quot;;[.W155];&quot;~ /&gt;&lt;/card&gt;&quot;)" office:value-type="string" office:string-value="  &lt;card id=~2661f0aa-6c1a-4930-ad6f-6021e221c56f~ name=~Thomas Metzger~&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unaligned~ /&gt;&lt;property name=~Text~ value=~Thomas' Punch Attacks inflict 2 extra Hits. I used to be Thomas Zahnarzt, but I had it changed.~ /&gt;&lt;/card&gt;">
            <text:p><text:s text:c="2"/>&lt;card id=~2661f0aa-6c1a-4930-ad6f-6021e221c56f~ name=~Thomas Metzger~&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unaligned~ /&gt;&lt;property name=~Text~ value=~Thomas' Punch Attacks inflict 2 extra Hits. I used to be Thomas Zahnarzt, but I had it changed.~ /&gt;&lt;/card&gt;</text:p>
          </table:table-cell>
          <table:table-cell table:formula="of:=CONCATENATE(&quot; &lt;Relationship Target=~/cards/&quot;;[.D155];&quot;.jpg~ Id=~C&quot;;[.C155];&quot;~ Type=~http://schemas.octgn.org/picture~/&gt;&quot;)" office:value-type="string" office:string-value=" &lt;Relationship Target=~/cards/BS_thomasmetzger.jpg~ Id=~C2661f0aa-6c1a-4930-ad6f-6021e221c56f~ Type=~http://schemas.octgn.org/picture~/&gt;">
            <text:p><text:s/>&lt;Relationship Target=~/cards/BS_thomasmetzger.jpg~ Id=~C2661f0aa-6c1a-4930-ad6f-6021e221c56f~ Type=~http://schemas.octgn.org/picture~/&gt;</text:p>
          </table:table-cell>
          <table:table-cell office:value-type="string">
            <text:p>2661f0aa-6c1a-4930-ad6f-6021e221c56f</text:p>
          </table:table-cell>
          <table:table-cell office:value-type="string">
            <text:p>BS_thomasmetzger</text:p>
          </table:table-cell>
          <table:table-cell office:value-type="string">
            <text:p>Thomas Metzger</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2"/>
          <table:table-cell office:value-type="string">
            <text:p>unaligned</text:p>
          </table:table-cell>
          <table:table-cell office:value-type="string">
            <text:p>Thomas' Punch Attacks inflict 2 extra Hits. I used to be Thomas Zahnarzt, but I had it changed.</text:p>
          </table:table-cell>
          <table:table-cell table:number-columns-repeated="1000"/>
        </table:table-row>
        <table:table-row table:style-name="ro2">
          <table:table-cell table:formula="of:=CONCATENATE(&quot;  &lt;card id=~&quot;;[.C156];&quot;~ name=~&quot;;[.E156];&quot;~&gt;&lt;property name=~&quot;;[.F$1];&quot;~ value=~&quot;;[.F156];&quot;~ /&gt;&lt;property name=~&quot;;[.G$1];&quot;~ value=~&quot;;[.G156];&quot;~ /&gt;&lt;property name=~&quot;;[.H$1];&quot;~ value=~&quot;;[.H156];&quot;~ /&gt;&lt;property name=~&quot;;[.I$1];&quot;~ value=~&quot;;[.I156];&quot;~ /&gt;&lt;property name=~&quot;;[.J$1];&quot;~ value=~&quot;;[.J156];&quot;~ /&gt;&lt;property name=~&quot;;[.K$1];&quot;~ value=~&quot;;[.K156];&quot;~ /&gt;&lt;property name=~&quot;;[.L$1];&quot;~ value=~&quot;;[.L156];&quot;~ /&gt;&lt;property name=~&quot;;[.M$1];&quot;~ value=~&quot;;[.M156];&quot;~ /&gt;&lt;property name=~&quot;;[.N$1];&quot;~ value=~&quot;;[.N156];&quot;~ /&gt;&lt;property name=~&quot;;[.O$1];&quot;~ value=~&quot;;[.O156];&quot;~ /&gt;&lt;property name=~&quot;;[.P$1];&quot;~ value=~&quot;;[.P156];&quot;~ /&gt;&lt;property name=~&quot;;[.Q$1];&quot;~ value=~&quot;;[.Q156];&quot;~ /&gt;&lt;property name=~&quot;;[.R$1];&quot;~ value=~&quot;;[.R156];&quot;~ /&gt;&lt;property name=~&quot;;[.S$1];&quot;~ value=~&quot;;[.S156];&quot;~ /&gt;&lt;property name=~&quot;;[.T$1];&quot;~ value=~&quot;;[.T156];&quot;~ /&gt;&lt;property name=~&quot;;[.U$1];&quot;~ value=~&quot;;[.U156];&quot;~ /&gt;&lt;property name=~&quot;;[.V$1];&quot;~ value=~&quot;;[.V156];&quot;~ /&gt;&lt;property name=~&quot;;[.W$1];&quot;~ value=~&quot;;[.W156];&quot;~ /&gt;&lt;/card&gt;&quot;)" office:value-type="string" office:string-value="  &lt;card id=~4a2491e7-34f4-4cbe-ae49-4cc1445e8aad~ name=~Through the Portal~&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May only be attached to a crew with Porte of 2 or more) Act: Tack this crew, and target a crew, except a Captain. Tack the target crew.~ /&gt;&lt;/card&gt;">
            <text:p><text:s text:c="2"/>&lt;card id=~4a2491e7-34f4-4cbe-ae49-4cc1445e8aad~ name=~Through the Portal~&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May only be attached to a crew with Porte of 2 or more) Act: Tack this crew, and target a crew, except a Captain. Tack the target crew.~ /&gt;&lt;/card&gt;</text:p>
          </table:table-cell>
          <table:table-cell table:formula="of:=CONCATENATE(&quot; &lt;Relationship Target=~/cards/&quot;;[.D156];&quot;.jpg~ Id=~C&quot;;[.C156];&quot;~ Type=~http://schemas.octgn.org/picture~/&gt;&quot;)" office:value-type="string" office:string-value=" &lt;Relationship Target=~/cards/BS_throughtheportal.jpg~ Id=~C4a2491e7-34f4-4cbe-ae49-4cc1445e8aad~ Type=~http://schemas.octgn.org/picture~/&gt;">
            <text:p><text:s/>&lt;Relationship Target=~/cards/BS_throughtheportal.jpg~ Id=~C4a2491e7-34f4-4cbe-ae49-4cc1445e8aad~ Type=~http://schemas.octgn.org/picture~/&gt;</text:p>
          </table:table-cell>
          <table:table-cell office:value-type="string">
            <text:p>4a2491e7-34f4-4cbe-ae49-4cc1445e8aad</text:p>
          </table:table-cell>
          <table:table-cell office:value-type="string">
            <text:p>BS_throughtheportal</text:p>
          </table:table-cell>
          <table:table-cell office:value-type="string">
            <text:p>Through the Portal</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Porte 2 Knack (May only be attached to a crew with Porte of 2 or more) Act: Tack this crew, and target a crew, except a Captain. Tack the target crew.</text:p>
          </table:table-cell>
          <table:table-cell table:number-columns-repeated="1000"/>
        </table:table-row>
        <table:table-row table:style-name="ro2">
          <table:table-cell table:formula="of:=CONCATENATE(&quot;  &lt;card id=~&quot;;[.C157];&quot;~ name=~&quot;;[.E157];&quot;~&gt;&lt;property name=~&quot;;[.F$1];&quot;~ value=~&quot;;[.F157];&quot;~ /&gt;&lt;property name=~&quot;;[.G$1];&quot;~ value=~&quot;;[.G157];&quot;~ /&gt;&lt;property name=~&quot;;[.H$1];&quot;~ value=~&quot;;[.H157];&quot;~ /&gt;&lt;property name=~&quot;;[.I$1];&quot;~ value=~&quot;;[.I157];&quot;~ /&gt;&lt;property name=~&quot;;[.J$1];&quot;~ value=~&quot;;[.J157];&quot;~ /&gt;&lt;property name=~&quot;;[.K$1];&quot;~ value=~&quot;;[.K157];&quot;~ /&gt;&lt;property name=~&quot;;[.L$1];&quot;~ value=~&quot;;[.L157];&quot;~ /&gt;&lt;property name=~&quot;;[.M$1];&quot;~ value=~&quot;;[.M157];&quot;~ /&gt;&lt;property name=~&quot;;[.N$1];&quot;~ value=~&quot;;[.N157];&quot;~ /&gt;&lt;property name=~&quot;;[.O$1];&quot;~ value=~&quot;;[.O157];&quot;~ /&gt;&lt;property name=~&quot;;[.P$1];&quot;~ value=~&quot;;[.P157];&quot;~ /&gt;&lt;property name=~&quot;;[.Q$1];&quot;~ value=~&quot;;[.Q157];&quot;~ /&gt;&lt;property name=~&quot;;[.R$1];&quot;~ value=~&quot;;[.R157];&quot;~ /&gt;&lt;property name=~&quot;;[.S$1];&quot;~ value=~&quot;;[.S157];&quot;~ /&gt;&lt;property name=~&quot;;[.T$1];&quot;~ value=~&quot;;[.T157];&quot;~ /&gt;&lt;property name=~&quot;;[.U$1];&quot;~ value=~&quot;;[.U157];&quot;~ /&gt;&lt;property name=~&quot;;[.V$1];&quot;~ value=~&quot;;[.V157];&quot;~ /&gt;&lt;property name=~&quot;;[.W$1];&quot;~ value=~&quot;;[.W157];&quot;~ /&gt;&lt;/card&gt;&quot;)" office:value-type="string" office:string-value="  &lt;card id=~b97d2fd5-1d76-427a-aa8d-76923150596b~ name=~Tom Tobl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1~ /&gt;&lt;property name=~Influence~ value=~1~ /&gt;&lt;property name=~Swashbuckling~ value=~2~ /&gt;&lt;property name=~Crew Max.~ value=~~ /&gt;&lt;property name=~Move Cost~ value=~~ /&gt;&lt;property name=~Faction~ value=~Sea Dogs~ /&gt;&lt;property name=~Text~ value=~While Tom is in play, your item attachments have their Influence costs reduced by 1 (minimum 0).~ /&gt;&lt;/card&gt;">
            <text:p><text:s text:c="2"/>&lt;card id=~b97d2fd5-1d76-427a-aa8d-76923150596b~ name=~Tom Tobl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1~ /&gt;&lt;property name=~Influence~ value=~1~ /&gt;&lt;property name=~Swashbuckling~ value=~2~ /&gt;&lt;property name=~Crew Max.~ value=~~ /&gt;&lt;property name=~Move Cost~ value=~~ /&gt;&lt;property name=~Faction~ value=~Sea Dogs~ /&gt;&lt;property name=~Text~ value=~While Tom is in play, your item attachments have their Influence costs reduced by 1 (minimum 0).~ /&gt;&lt;/card&gt;</text:p>
          </table:table-cell>
          <table:table-cell table:formula="of:=CONCATENATE(&quot; &lt;Relationship Target=~/cards/&quot;;[.D157];&quot;.jpg~ Id=~C&quot;;[.C157];&quot;~ Type=~http://schemas.octgn.org/picture~/&gt;&quot;)" office:value-type="string" office:string-value=" &lt;Relationship Target=~/cards/BS_tomtoblin.jpg~ Id=~Cb97d2fd5-1d76-427a-aa8d-76923150596b~ Type=~http://schemas.octgn.org/picture~/&gt;">
            <text:p><text:s/>&lt;Relationship Target=~/cards/BS_tomtoblin.jpg~ Id=~Cb97d2fd5-1d76-427a-aa8d-76923150596b~ Type=~http://schemas.octgn.org/picture~/&gt;</text:p>
          </table:table-cell>
          <table:table-cell office:value-type="string">
            <text:p>b97d2fd5-1d76-427a-aa8d-76923150596b</text:p>
          </table:table-cell>
          <table:table-cell office:value-type="string">
            <text:p>BS_tomtoblin</text:p>
          </table:table-cell>
          <table:table-cell office:value-type="string">
            <text:p>Tom Toblin</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Sea Dogs</text:p>
          </table:table-cell>
          <table:table-cell office:value-type="string">
            <text:p>While Tom is in play, your item attachments have their Influence costs reduced by 1 (minimum 0).</text:p>
          </table:table-cell>
          <table:table-cell table:number-columns-repeated="1000"/>
        </table:table-row>
        <table:table-row table:style-name="ro2">
          <table:table-cell table:formula="of:=CONCATENATE(&quot;  &lt;card id=~&quot;;[.C158];&quot;~ name=~&quot;;[.E158];&quot;~&gt;&lt;property name=~&quot;;[.F$1];&quot;~ value=~&quot;;[.F158];&quot;~ /&gt;&lt;property name=~&quot;;[.G$1];&quot;~ value=~&quot;;[.G158];&quot;~ /&gt;&lt;property name=~&quot;;[.H$1];&quot;~ value=~&quot;;[.H158];&quot;~ /&gt;&lt;property name=~&quot;;[.I$1];&quot;~ value=~&quot;;[.I158];&quot;~ /&gt;&lt;property name=~&quot;;[.J$1];&quot;~ value=~&quot;;[.J158];&quot;~ /&gt;&lt;property name=~&quot;;[.K$1];&quot;~ value=~&quot;;[.K158];&quot;~ /&gt;&lt;property name=~&quot;;[.L$1];&quot;~ value=~&quot;;[.L158];&quot;~ /&gt;&lt;property name=~&quot;;[.M$1];&quot;~ value=~&quot;;[.M158];&quot;~ /&gt;&lt;property name=~&quot;;[.N$1];&quot;~ value=~&quot;;[.N158];&quot;~ /&gt;&lt;property name=~&quot;;[.O$1];&quot;~ value=~&quot;;[.O158];&quot;~ /&gt;&lt;property name=~&quot;;[.P$1];&quot;~ value=~&quot;;[.P158];&quot;~ /&gt;&lt;property name=~&quot;;[.Q$1];&quot;~ value=~&quot;;[.Q158];&quot;~ /&gt;&lt;property name=~&quot;;[.R$1];&quot;~ value=~&quot;;[.R158];&quot;~ /&gt;&lt;property name=~&quot;;[.S$1];&quot;~ value=~&quot;;[.S158];&quot;~ /&gt;&lt;property name=~&quot;;[.T$1];&quot;~ value=~&quot;;[.T158];&quot;~ /&gt;&lt;property name=~&quot;;[.U$1];&quot;~ value=~&quot;;[.U158];&quot;~ /&gt;&lt;property name=~&quot;;[.V$1];&quot;~ value=~&quot;;[.V158];&quot;~ /&gt;&lt;property name=~&quot;;[.W$1];&quot;~ value=~&quot;;[.W158];&quot;~ /&gt;&lt;/card&gt;&quot;)" office:value-type="string" office:string-value="  &lt;card id=~4dfa2607-2fd1-4824-ade1-0057be035b0d~ name=~Too Close for Comfor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absorb Hits. That crew absorbs 2 extra Hits.~ /&gt;&lt;/card&gt;">
            <text:p><text:s text:c="2"/>&lt;card id=~4dfa2607-2fd1-4824-ade1-0057be035b0d~ name=~Too Close for Comfor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absorb Hits. That crew absorbs 2 extra Hits.~ /&gt;&lt;/card&gt;</text:p>
          </table:table-cell>
          <table:table-cell table:formula="of:=CONCATENATE(&quot; &lt;Relationship Target=~/cards/&quot;;[.D158];&quot;.jpg~ Id=~C&quot;;[.C158];&quot;~ Type=~http://schemas.octgn.org/picture~/&gt;&quot;)" office:value-type="string" office:string-value=" &lt;Relationship Target=~/cards/BS_toocloseforcomfort.jpg~ Id=~C4dfa2607-2fd1-4824-ade1-0057be035b0d~ Type=~http://schemas.octgn.org/picture~/&gt;">
            <text:p><text:s/>&lt;Relationship Target=~/cards/BS_toocloseforcomfort.jpg~ Id=~C4dfa2607-2fd1-4824-ade1-0057be035b0d~ Type=~http://schemas.octgn.org/picture~/&gt;</text:p>
          </table:table-cell>
          <table:table-cell office:value-type="string">
            <text:p>4dfa2607-2fd1-4824-ade1-0057be035b0d</text:p>
          </table:table-cell>
          <table:table-cell office:value-type="string">
            <text:p>BS_toocloseforcomfort</text:p>
          </table:table-cell>
          <table:table-cell office:value-type="string">
            <text:p>Too Close for Comfort</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tack a crew to absorb Hits. That crew absorbs 2 extra Hits.</text:p>
          </table:table-cell>
          <table:table-cell table:number-columns-repeated="1000"/>
        </table:table-row>
        <table:table-row table:style-name="ro2">
          <table:table-cell table:formula="of:=CONCATENATE(&quot;  &lt;card id=~&quot;;[.C159];&quot;~ name=~&quot;;[.E159];&quot;~&gt;&lt;property name=~&quot;;[.F$1];&quot;~ value=~&quot;;[.F159];&quot;~ /&gt;&lt;property name=~&quot;;[.G$1];&quot;~ value=~&quot;;[.G159];&quot;~ /&gt;&lt;property name=~&quot;;[.H$1];&quot;~ value=~&quot;;[.H159];&quot;~ /&gt;&lt;property name=~&quot;;[.I$1];&quot;~ value=~&quot;;[.I159];&quot;~ /&gt;&lt;property name=~&quot;;[.J$1];&quot;~ value=~&quot;;[.J159];&quot;~ /&gt;&lt;property name=~&quot;;[.K$1];&quot;~ value=~&quot;;[.K159];&quot;~ /&gt;&lt;property name=~&quot;;[.L$1];&quot;~ value=~&quot;;[.L159];&quot;~ /&gt;&lt;property name=~&quot;;[.M$1];&quot;~ value=~&quot;;[.M159];&quot;~ /&gt;&lt;property name=~&quot;;[.N$1];&quot;~ value=~&quot;;[.N159];&quot;~ /&gt;&lt;property name=~&quot;;[.O$1];&quot;~ value=~&quot;;[.O159];&quot;~ /&gt;&lt;property name=~&quot;;[.P$1];&quot;~ value=~&quot;;[.P159];&quot;~ /&gt;&lt;property name=~&quot;;[.Q$1];&quot;~ value=~&quot;;[.Q159];&quot;~ /&gt;&lt;property name=~&quot;;[.R$1];&quot;~ value=~&quot;;[.R159];&quot;~ /&gt;&lt;property name=~&quot;;[.S$1];&quot;~ value=~&quot;;[.S159];&quot;~ /&gt;&lt;property name=~&quot;;[.T$1];&quot;~ value=~&quot;;[.T159];&quot;~ /&gt;&lt;property name=~&quot;;[.U$1];&quot;~ value=~&quot;;[.U159];&quot;~ /&gt;&lt;property name=~&quot;;[.V$1];&quot;~ value=~&quot;;[.V159];&quot;~ /&gt;&lt;property name=~&quot;;[.W$1];&quot;~ value=~&quot;;[.W159];&quot;~ /&gt;&lt;/card&gt;&quot;)" office:value-type="string" office:string-value="  &lt;card id=~f411a8dc-7b2e-4699-8016-d2060acb65d9~ name=~Two-Toe Terrence~&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1~ /&gt;&lt;property name=~Crew Max.~ value=~~ /&gt;&lt;property name=~Move Cost~ value=~~ /&gt;&lt;property name=~Faction~ value=~unaligned~ /&gt;&lt;property name=~Text~ value=~No attachments~ /&gt;&lt;/card&gt;">
            <text:p><text:s text:c="2"/>&lt;card id=~f411a8dc-7b2e-4699-8016-d2060acb65d9~ name=~Two-Toe Terrence~&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1~ /&gt;&lt;property name=~Crew Max.~ value=~~ /&gt;&lt;property name=~Move Cost~ value=~~ /&gt;&lt;property name=~Faction~ value=~unaligned~ /&gt;&lt;property name=~Text~ value=~No attachments~ /&gt;&lt;/card&gt;</text:p>
          </table:table-cell>
          <table:table-cell table:formula="of:=CONCATENATE(&quot; &lt;Relationship Target=~/cards/&quot;;[.D159];&quot;.jpg~ Id=~C&quot;;[.C159];&quot;~ Type=~http://schemas.octgn.org/picture~/&gt;&quot;)" office:value-type="string" office:string-value=" &lt;Relationship Target=~/cards/BS_twotoeterrance.jpg~ Id=~Cf411a8dc-7b2e-4699-8016-d2060acb65d9~ Type=~http://schemas.octgn.org/picture~/&gt;">
            <text:p><text:s/>&lt;Relationship Target=~/cards/BS_twotoeterrance.jpg~ Id=~Cf411a8dc-7b2e-4699-8016-d2060acb65d9~ Type=~http://schemas.octgn.org/picture~/&gt;</text:p>
          </table:table-cell>
          <table:table-cell office:value-type="string">
            <text:p>f411a8dc-7b2e-4699-8016-d2060acb65d9</text:p>
          </table:table-cell>
          <table:table-cell office:value-type="string">
            <text:p>BS_twotoeterrance</text:p>
          </table:table-cell>
          <table:table-cell office:value-type="string">
            <text:p>Two-Toe Terrence</text:p>
          </table:table-cell>
          <table:table-cell office:value-type="string">
            <text:p>C</text:p>
          </table:table-cell>
          <table:table-cell office:value-type="string">
            <text:p>crew</text:p>
          </table:table-cell>
          <table:table-cell office:value-type="float" office:value="1">
            <text:p>1</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No attachments</text:p>
          </table:table-cell>
          <table:table-cell table:number-columns-repeated="1000"/>
        </table:table-row>
        <table:table-row table:style-name="ro2">
          <table:table-cell table:formula="of:=CONCATENATE(&quot;  &lt;card id=~&quot;;[.C160];&quot;~ name=~&quot;;[.E160];&quot;~&gt;&lt;property name=~&quot;;[.F$1];&quot;~ value=~&quot;;[.F160];&quot;~ /&gt;&lt;property name=~&quot;;[.G$1];&quot;~ value=~&quot;;[.G160];&quot;~ /&gt;&lt;property name=~&quot;;[.H$1];&quot;~ value=~&quot;;[.H160];&quot;~ /&gt;&lt;property name=~&quot;;[.I$1];&quot;~ value=~&quot;;[.I160];&quot;~ /&gt;&lt;property name=~&quot;;[.J$1];&quot;~ value=~&quot;;[.J160];&quot;~ /&gt;&lt;property name=~&quot;;[.K$1];&quot;~ value=~&quot;;[.K160];&quot;~ /&gt;&lt;property name=~&quot;;[.L$1];&quot;~ value=~&quot;;[.L160];&quot;~ /&gt;&lt;property name=~&quot;;[.M$1];&quot;~ value=~&quot;;[.M160];&quot;~ /&gt;&lt;property name=~&quot;;[.N$1];&quot;~ value=~&quot;;[.N160];&quot;~ /&gt;&lt;property name=~&quot;;[.O$1];&quot;~ value=~&quot;;[.O160];&quot;~ /&gt;&lt;property name=~&quot;;[.P$1];&quot;~ value=~&quot;;[.P160];&quot;~ /&gt;&lt;property name=~&quot;;[.Q$1];&quot;~ value=~&quot;;[.Q160];&quot;~ /&gt;&lt;property name=~&quot;;[.R$1];&quot;~ value=~&quot;;[.R160];&quot;~ /&gt;&lt;property name=~&quot;;[.S$1];&quot;~ value=~&quot;;[.S160];&quot;~ /&gt;&lt;property name=~&quot;;[.T$1];&quot;~ value=~&quot;;[.T160];&quot;~ /&gt;&lt;property name=~&quot;;[.U$1];&quot;~ value=~&quot;;[.U160];&quot;~ /&gt;&lt;property name=~&quot;;[.V$1];&quot;~ value=~&quot;;[.V160];&quot;~ /&gt;&lt;property name=~&quot;;[.W$1];&quot;~ value=~&quot;;[.W160];&quot;~ /&gt;&lt;/card&gt;&quot;)" office:value-type="string" office:string-value="  &lt;card id=~cbfa4ce3-ff8d-4982-8ccd-8ac7a72131cd~ name=~Unexpected Turn of Event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in another Sea performs an action that causes you to suffer Hits. That player suffers the Hits instead of you.~ /&gt;&lt;/card&gt;">
            <text:p><text:s text:c="2"/>&lt;card id=~cbfa4ce3-ff8d-4982-8ccd-8ac7a72131cd~ name=~Unexpected Turn of Event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in another Sea performs an action that causes you to suffer Hits. That player suffers the Hits instead of you.~ /&gt;&lt;/card&gt;</text:p>
          </table:table-cell>
          <table:table-cell table:formula="of:=CONCATENATE(&quot; &lt;Relationship Target=~/cards/&quot;;[.D160];&quot;.jpg~ Id=~C&quot;;[.C160];&quot;~ Type=~http://schemas.octgn.org/picture~/&gt;&quot;)" office:value-type="string" office:string-value=" &lt;Relationship Target=~/cards/BS_unexpectedturnofevents.jpg~ Id=~Ccbfa4ce3-ff8d-4982-8ccd-8ac7a72131cd~ Type=~http://schemas.octgn.org/picture~/&gt;">
            <text:p><text:s/>&lt;Relationship Target=~/cards/BS_unexpectedturnofevents.jpg~ Id=~Ccbfa4ce3-ff8d-4982-8ccd-8ac7a72131cd~ Type=~http://schemas.octgn.org/picture~/&gt;</text:p>
          </table:table-cell>
          <table:table-cell office:value-type="string">
            <text:p>cbfa4ce3-ff8d-4982-8ccd-8ac7a72131cd</text:p>
          </table:table-cell>
          <table:table-cell office:value-type="string">
            <text:p>BS_unexpectedturnofevents</text:p>
          </table:table-cell>
          <table:table-cell office:value-type="string">
            <text:p>Unexpected Turn of Events</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a player in another Sea performs an action that causes you to suffer Hits. That player suffers the Hits instead of you.</text:p>
          </table:table-cell>
          <table:table-cell table:number-columns-repeated="1000"/>
        </table:table-row>
        <table:table-row table:style-name="ro2">
          <table:table-cell table:formula="of:=CONCATENATE(&quot;  &lt;card id=~&quot;;[.C161];&quot;~ name=~&quot;;[.E161];&quot;~&gt;&lt;property name=~&quot;;[.F$1];&quot;~ value=~&quot;;[.F161];&quot;~ /&gt;&lt;property name=~&quot;;[.G$1];&quot;~ value=~&quot;;[.G161];&quot;~ /&gt;&lt;property name=~&quot;;[.H$1];&quot;~ value=~&quot;;[.H161];&quot;~ /&gt;&lt;property name=~&quot;;[.I$1];&quot;~ value=~&quot;;[.I161];&quot;~ /&gt;&lt;property name=~&quot;;[.J$1];&quot;~ value=~&quot;;[.J161];&quot;~ /&gt;&lt;property name=~&quot;;[.K$1];&quot;~ value=~&quot;;[.K161];&quot;~ /&gt;&lt;property name=~&quot;;[.L$1];&quot;~ value=~&quot;;[.L161];&quot;~ /&gt;&lt;property name=~&quot;;[.M$1];&quot;~ value=~&quot;;[.M161];&quot;~ /&gt;&lt;property name=~&quot;;[.N$1];&quot;~ value=~&quot;;[.N161];&quot;~ /&gt;&lt;property name=~&quot;;[.O$1];&quot;~ value=~&quot;;[.O161];&quot;~ /&gt;&lt;property name=~&quot;;[.P$1];&quot;~ value=~&quot;;[.P161];&quot;~ /&gt;&lt;property name=~&quot;;[.Q$1];&quot;~ value=~&quot;;[.Q161];&quot;~ /&gt;&lt;property name=~&quot;;[.R$1];&quot;~ value=~&quot;;[.R161];&quot;~ /&gt;&lt;property name=~&quot;;[.S$1];&quot;~ value=~&quot;;[.S161];&quot;~ /&gt;&lt;property name=~&quot;;[.T$1];&quot;~ value=~&quot;;[.T161];&quot;~ /&gt;&lt;property name=~&quot;;[.U$1];&quot;~ value=~&quot;;[.U161];&quot;~ /&gt;&lt;property name=~&quot;;[.V$1];&quot;~ value=~&quot;;[.V161];&quot;~ /&gt;&lt;property name=~&quot;;[.W$1];&quot;~ value=~&quot;;[.W161];&quot;~ /&gt;&lt;/card&gt;&quot;)" office:value-type="string" office:string-value="  &lt;card id=~087dbf1d-a819-40d3-8f58-c58bf304e467~ name=~Ussuran Pel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on the Forbidden Sea). crew Attachment: +2 Influence. We don't know who skinned 'em, and we don't care... even if there are twelve foot bears showin' up in e'ery port we dock.~ /&gt;&lt;/card&gt;">
            <text:p><text:s text:c="2"/>&lt;card id=~087dbf1d-a819-40d3-8f58-c58bf304e467~ name=~Ussuran Pel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on the Forbidden Sea). crew Attachment: +2 Influence. We don't know who skinned 'em, and we don't care... even if there are twelve foot bears showin' up in e'ery port we dock.~ /&gt;&lt;/card&gt;</text:p>
          </table:table-cell>
          <table:table-cell table:formula="of:=CONCATENATE(&quot; &lt;Relationship Target=~/cards/&quot;;[.D161];&quot;.jpg~ Id=~C&quot;;[.C161];&quot;~ Type=~http://schemas.octgn.org/picture~/&gt;&quot;)" office:value-type="string" office:string-value=" &lt;Relationship Target=~/cards/BS_ussuranpelts.jpg~ Id=~C087dbf1d-a819-40d3-8f58-c58bf304e467~ Type=~http://schemas.octgn.org/picture~/&gt;">
            <text:p><text:s/>&lt;Relationship Target=~/cards/BS_ussuranpelts.jpg~ Id=~C087dbf1d-a819-40d3-8f58-c58bf304e467~ Type=~http://schemas.octgn.org/picture~/&gt;</text:p>
          </table:table-cell>
          <table:table-cell office:value-type="string">
            <text:p>087dbf1d-a819-40d3-8f58-c58bf304e467</text:p>
          </table:table-cell>
          <table:table-cell office:value-type="string">
            <text:p>BS_ussuranpelts</text:p>
          </table:table-cell>
          <table:table-cell office:value-type="string">
            <text:p>Ussuran Pelts</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Goods Adventure To Complete: Tack 3 Adventuring (2 if completed on the Forbidden Sea). crew Attachment: +2 Influence. We don't know who skinned 'em, and we don't care... even if there are twelve foot bears showin' up in e'ery port we dock.</text:p>
          </table:table-cell>
          <table:table-cell table:number-columns-repeated="1000"/>
        </table:table-row>
        <table:table-row table:style-name="ro2">
          <table:table-cell table:formula="of:=CONCATENATE(&quot;  &lt;card id=~&quot;;[.C162];&quot;~ name=~&quot;;[.E162];&quot;~&gt;&lt;property name=~&quot;;[.F$1];&quot;~ value=~&quot;;[.F162];&quot;~ /&gt;&lt;property name=~&quot;;[.G$1];&quot;~ value=~&quot;;[.G162];&quot;~ /&gt;&lt;property name=~&quot;;[.H$1];&quot;~ value=~&quot;;[.H162];&quot;~ /&gt;&lt;property name=~&quot;;[.I$1];&quot;~ value=~&quot;;[.I162];&quot;~ /&gt;&lt;property name=~&quot;;[.J$1];&quot;~ value=~&quot;;[.J162];&quot;~ /&gt;&lt;property name=~&quot;;[.K$1];&quot;~ value=~&quot;;[.K162];&quot;~ /&gt;&lt;property name=~&quot;;[.L$1];&quot;~ value=~&quot;;[.L162];&quot;~ /&gt;&lt;property name=~&quot;;[.M$1];&quot;~ value=~&quot;;[.M162];&quot;~ /&gt;&lt;property name=~&quot;;[.N$1];&quot;~ value=~&quot;;[.N162];&quot;~ /&gt;&lt;property name=~&quot;;[.O$1];&quot;~ value=~&quot;;[.O162];&quot;~ /&gt;&lt;property name=~&quot;;[.P$1];&quot;~ value=~&quot;;[.P162];&quot;~ /&gt;&lt;property name=~&quot;;[.Q$1];&quot;~ value=~&quot;;[.Q162];&quot;~ /&gt;&lt;property name=~&quot;;[.R$1];&quot;~ value=~&quot;;[.R162];&quot;~ /&gt;&lt;property name=~&quot;;[.S$1];&quot;~ value=~&quot;;[.S162];&quot;~ /&gt;&lt;property name=~&quot;;[.T$1];&quot;~ value=~&quot;;[.T162];&quot;~ /&gt;&lt;property name=~&quot;;[.U$1];&quot;~ value=~&quot;;[.U162];&quot;~ /&gt;&lt;property name=~&quot;;[.V$1];&quot;~ value=~&quot;;[.V162];&quot;~ /&gt;&lt;property name=~&quot;;[.W$1];&quot;~ value=~&quot;;[.W162];&quot;~ /&gt;&lt;/card&gt;&quot;)" office:value-type="string" office:string-value="  &lt;card id=~344ee102-3914-48ed-8882-27ea20138f7b~ name=~Velik~&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1~ /&gt;&lt;property name=~Swashbuckling~ value=~3~ /&gt;&lt;property name=~Crew Max.~ value=~~ /&gt;&lt;property name=~Move Cost~ value=~~ /&gt;&lt;property name=~Faction~ value=~Brotherhood~ /&gt;&lt;property name=~Text~ value=~Heroic React: Tack when a card with the Weather trait is targeting one of your cards. That action is canceled.~ /&gt;&lt;/card&gt;">
            <text:p><text:s text:c="2"/>&lt;card id=~344ee102-3914-48ed-8882-27ea20138f7b~ name=~Velik~&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1~ /&gt;&lt;property name=~Swashbuckling~ value=~3~ /&gt;&lt;property name=~Crew Max.~ value=~~ /&gt;&lt;property name=~Move Cost~ value=~~ /&gt;&lt;property name=~Faction~ value=~Brotherhood~ /&gt;&lt;property name=~Text~ value=~Heroic React: Tack when a card with the Weather trait is targeting one of your cards. That action is canceled.~ /&gt;&lt;/card&gt;</text:p>
          </table:table-cell>
          <table:table-cell table:formula="of:=CONCATENATE(&quot; &lt;Relationship Target=~/cards/&quot;;[.D162];&quot;.jpg~ Id=~C&quot;;[.C162];&quot;~ Type=~http://schemas.octgn.org/picture~/&gt;&quot;)" office:value-type="string" office:string-value=" &lt;Relationship Target=~/cards/BS_velik.jpg~ Id=~C344ee102-3914-48ed-8882-27ea20138f7b~ Type=~http://schemas.octgn.org/picture~/&gt;">
            <text:p><text:s/>&lt;Relationship Target=~/cards/BS_velik.jpg~ Id=~C344ee102-3914-48ed-8882-27ea20138f7b~ Type=~http://schemas.octgn.org/picture~/&gt;</text:p>
          </table:table-cell>
          <table:table-cell office:value-type="string">
            <text:p>344ee102-3914-48ed-8882-27ea20138f7b</text:p>
          </table:table-cell>
          <table:table-cell office:value-type="string">
            <text:p>BS_velik</text:p>
          </table:table-cell>
          <table:table-cell office:value-type="string">
            <text:p>Velik</text:p>
          </table:table-cell>
          <table:table-cell office:value-type="string">
            <text:p>U</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2"/>
          <table:table-cell office:value-type="string">
            <text:p>Brotherhood</text:p>
          </table:table-cell>
          <table:table-cell office:value-type="string">
            <text:p>Heroic React: Tack when a card with the Weather trait is targeting one of your cards. That action is canceled.</text:p>
          </table:table-cell>
          <table:table-cell table:number-columns-repeated="1000"/>
        </table:table-row>
        <table:table-row table:style-name="ro2">
          <table:table-cell table:formula="of:=CONCATENATE(&quot;  &lt;card id=~&quot;;[.C163];&quot;~ name=~&quot;;[.E163];&quot;~&gt;&lt;property name=~&quot;;[.F$1];&quot;~ value=~&quot;;[.F163];&quot;~ /&gt;&lt;property name=~&quot;;[.G$1];&quot;~ value=~&quot;;[.G163];&quot;~ /&gt;&lt;property name=~&quot;;[.H$1];&quot;~ value=~&quot;;[.H163];&quot;~ /&gt;&lt;property name=~&quot;;[.I$1];&quot;~ value=~&quot;;[.I163];&quot;~ /&gt;&lt;property name=~&quot;;[.J$1];&quot;~ value=~&quot;;[.J163];&quot;~ /&gt;&lt;property name=~&quot;;[.K$1];&quot;~ value=~&quot;;[.K163];&quot;~ /&gt;&lt;property name=~&quot;;[.L$1];&quot;~ value=~&quot;;[.L163];&quot;~ /&gt;&lt;property name=~&quot;;[.M$1];&quot;~ value=~&quot;;[.M163];&quot;~ /&gt;&lt;property name=~&quot;;[.N$1];&quot;~ value=~&quot;;[.N163];&quot;~ /&gt;&lt;property name=~&quot;;[.O$1];&quot;~ value=~&quot;;[.O163];&quot;~ /&gt;&lt;property name=~&quot;;[.P$1];&quot;~ value=~&quot;;[.P163];&quot;~ /&gt;&lt;property name=~&quot;;[.Q$1];&quot;~ value=~&quot;;[.Q163];&quot;~ /&gt;&lt;property name=~&quot;;[.R$1];&quot;~ value=~&quot;;[.R163];&quot;~ /&gt;&lt;property name=~&quot;;[.S$1];&quot;~ value=~&quot;;[.S163];&quot;~ /&gt;&lt;property name=~&quot;;[.T$1];&quot;~ value=~&quot;;[.T163];&quot;~ /&gt;&lt;property name=~&quot;;[.U$1];&quot;~ value=~&quot;;[.U163];&quot;~ /&gt;&lt;property name=~&quot;;[.V$1];&quot;~ value=~&quot;;[.V163];&quot;~ /&gt;&lt;property name=~&quot;;[.W$1];&quot;~ value=~&quot;;[.W163];&quot;~ /&gt;&lt;/card&gt;&quot;)" office:value-type="string" office:string-value="  &lt;card id=~982901b4-c84b-41ea-8685-1d207a19be82~ name=~Vincent Rochest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unaligned~ /&gt;&lt;property name=~Text~ value=~No attachments~ /&gt;&lt;/card&gt;">
            <text:p><text:s text:c="2"/>&lt;card id=~982901b4-c84b-41ea-8685-1d207a19be82~ name=~Vincent Rochest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unaligned~ /&gt;&lt;property name=~Text~ value=~No attachments~ /&gt;&lt;/card&gt;</text:p>
          </table:table-cell>
          <table:table-cell table:formula="of:=CONCATENATE(&quot; &lt;Relationship Target=~/cards/&quot;;[.D163];&quot;.jpg~ Id=~C&quot;;[.C163];&quot;~ Type=~http://schemas.octgn.org/picture~/&gt;&quot;)" office:value-type="string" office:string-value=" &lt;Relationship Target=~/cards/BS_vincentrochester.jpg~ Id=~C982901b4-c84b-41ea-8685-1d207a19be82~ Type=~http://schemas.octgn.org/picture~/&gt;">
            <text:p><text:s/>&lt;Relationship Target=~/cards/BS_vincentrochester.jpg~ Id=~C982901b4-c84b-41ea-8685-1d207a19be82~ Type=~http://schemas.octgn.org/picture~/&gt;</text:p>
          </table:table-cell>
          <table:table-cell office:value-type="string">
            <text:p>982901b4-c84b-41ea-8685-1d207a19be82</text:p>
          </table:table-cell>
          <table:table-cell office:value-type="string">
            <text:p>BS_vincentrochester</text:p>
          </table:table-cell>
          <table:table-cell office:value-type="string">
            <text:p>Vincent Rochester</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unaligned</text:p>
          </table:table-cell>
          <table:table-cell office:value-type="string">
            <text:p>No attachments</text:p>
          </table:table-cell>
          <table:table-cell table:number-columns-repeated="1000"/>
        </table:table-row>
        <table:table-row table:style-name="ro2">
          <table:table-cell table:formula="of:=CONCATENATE(&quot;  &lt;card id=~&quot;;[.C164];&quot;~ name=~&quot;;[.E164];&quot;~&gt;&lt;property name=~&quot;;[.F$1];&quot;~ value=~&quot;;[.F164];&quot;~ /&gt;&lt;property name=~&quot;;[.G$1];&quot;~ value=~&quot;;[.G164];&quot;~ /&gt;&lt;property name=~&quot;;[.H$1];&quot;~ value=~&quot;;[.H164];&quot;~ /&gt;&lt;property name=~&quot;;[.I$1];&quot;~ value=~&quot;;[.I164];&quot;~ /&gt;&lt;property name=~&quot;;[.J$1];&quot;~ value=~&quot;;[.J164];&quot;~ /&gt;&lt;property name=~&quot;;[.K$1];&quot;~ value=~&quot;;[.K164];&quot;~ /&gt;&lt;property name=~&quot;;[.L$1];&quot;~ value=~&quot;;[.L164];&quot;~ /&gt;&lt;property name=~&quot;;[.M$1];&quot;~ value=~&quot;;[.M164];&quot;~ /&gt;&lt;property name=~&quot;;[.N$1];&quot;~ value=~&quot;;[.N164];&quot;~ /&gt;&lt;property name=~&quot;;[.O$1];&quot;~ value=~&quot;;[.O164];&quot;~ /&gt;&lt;property name=~&quot;;[.P$1];&quot;~ value=~&quot;;[.P164];&quot;~ /&gt;&lt;property name=~&quot;;[.Q$1];&quot;~ value=~&quot;;[.Q164];&quot;~ /&gt;&lt;property name=~&quot;;[.R$1];&quot;~ value=~&quot;;[.R164];&quot;~ /&gt;&lt;property name=~&quot;;[.S$1];&quot;~ value=~&quot;;[.S164];&quot;~ /&gt;&lt;property name=~&quot;;[.T$1];&quot;~ value=~&quot;;[.T164];&quot;~ /&gt;&lt;property name=~&quot;;[.U$1];&quot;~ value=~&quot;;[.U164];&quot;~ /&gt;&lt;property name=~&quot;;[.V$1];&quot;~ value=~&quot;;[.V164];&quot;~ /&gt;&lt;property name=~&quot;;[.W$1];&quot;~ value=~&quot;;[.W164];&quot;~ /&gt;&lt;/card&gt;&quot;)" office:value-type="string" office:string-value="  &lt;card id=~557adfc3-1663-4175-b695-0b91a714eced~ name=~Warren Abbotsford~&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2~ /&gt;&lt;property name=~Crew Max.~ value=~~ /&gt;&lt;property name=~Move Cost~ value=~~ /&gt;&lt;property name=~Faction~ value=~Explorer's Society~ /&gt;&lt;property name=~Text~ value=~Villainous Act: Tack to inflict 3 Hits on a Ship in this Sea. Discard the top card of your deck - Warren is sunk if the Boarding Attack on the discard is a Punch.~ /&gt;&lt;/card&gt;">
            <text:p><text:s text:c="2"/>&lt;card id=~557adfc3-1663-4175-b695-0b91a714eced~ name=~Warren Abbotsford~&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2~ /&gt;&lt;property name=~Crew Max.~ value=~~ /&gt;&lt;property name=~Move Cost~ value=~~ /&gt;&lt;property name=~Faction~ value=~Explorer's Society~ /&gt;&lt;property name=~Text~ value=~Villainous Act: Tack to inflict 3 Hits on a Ship in this Sea. Discard the top card of your deck - Warren is sunk if the Boarding Attack on the discard is a Punch.~ /&gt;&lt;/card&gt;</text:p>
          </table:table-cell>
          <table:table-cell table:formula="of:=CONCATENATE(&quot; &lt;Relationship Target=~/cards/&quot;;[.D164];&quot;.jpg~ Id=~C&quot;;[.C164];&quot;~ Type=~http://schemas.octgn.org/picture~/&gt;&quot;)" office:value-type="string" office:string-value=" &lt;Relationship Target=~/cards/BS_warrenabbotsford.jpg~ Id=~C557adfc3-1663-4175-b695-0b91a714eced~ Type=~http://schemas.octgn.org/picture~/&gt;">
            <text:p><text:s/>&lt;Relationship Target=~/cards/BS_warrenabbotsford.jpg~ Id=~C557adfc3-1663-4175-b695-0b91a714eced~ Type=~http://schemas.octgn.org/picture~/&gt;</text:p>
          </table:table-cell>
          <table:table-cell office:value-type="string">
            <text:p>557adfc3-1663-4175-b695-0b91a714eced</text:p>
          </table:table-cell>
          <table:table-cell office:value-type="string">
            <text:p>BS_warrenabbotsford</text:p>
          </table:table-cell>
          <table:table-cell office:value-type="string">
            <text:p>Warren Abbotsford</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Explorer's Society</text:p>
          </table:table-cell>
          <table:table-cell office:value-type="string">
            <text:p>Villainous Act: Tack to inflict 3 Hits on a Ship in this Sea. Discard the top card of your deck - Warren is sunk if the Boarding Attack on the discard is a Punch.</text:p>
          </table:table-cell>
          <table:table-cell table:number-columns-repeated="1000"/>
        </table:table-row>
        <table:table-row table:style-name="ro1">
          <table:table-cell table:formula="of:=CONCATENATE(&quot;  &lt;card id=~&quot;;[.C165];&quot;~ name=~&quot;;[.E165];&quot;~&gt;&lt;property name=~&quot;;[.F$1];&quot;~ value=~&quot;;[.F165];&quot;~ /&gt;&lt;property name=~&quot;;[.G$1];&quot;~ value=~&quot;;[.G165];&quot;~ /&gt;&lt;property name=~&quot;;[.H$1];&quot;~ value=~&quot;;[.H165];&quot;~ /&gt;&lt;property name=~&quot;;[.I$1];&quot;~ value=~&quot;;[.I165];&quot;~ /&gt;&lt;property name=~&quot;;[.J$1];&quot;~ value=~&quot;;[.J165];&quot;~ /&gt;&lt;property name=~&quot;;[.K$1];&quot;~ value=~&quot;;[.K165];&quot;~ /&gt;&lt;property name=~&quot;;[.L$1];&quot;~ value=~&quot;;[.L165];&quot;~ /&gt;&lt;property name=~&quot;;[.M$1];&quot;~ value=~&quot;;[.M165];&quot;~ /&gt;&lt;property name=~&quot;;[.N$1];&quot;~ value=~&quot;;[.N165];&quot;~ /&gt;&lt;property name=~&quot;;[.O$1];&quot;~ value=~&quot;;[.O165];&quot;~ /&gt;&lt;property name=~&quot;;[.P$1];&quot;~ value=~&quot;;[.P165];&quot;~ /&gt;&lt;property name=~&quot;;[.Q$1];&quot;~ value=~&quot;;[.Q165];&quot;~ /&gt;&lt;property name=~&quot;;[.R$1];&quot;~ value=~&quot;;[.R165];&quot;~ /&gt;&lt;property name=~&quot;;[.S$1];&quot;~ value=~&quot;;[.S165];&quot;~ /&gt;&lt;property name=~&quot;;[.T$1];&quot;~ value=~&quot;;[.T165];&quot;~ /&gt;&lt;property name=~&quot;;[.U$1];&quot;~ value=~&quot;;[.U165];&quot;~ /&gt;&lt;property name=~&quot;;[.V$1];&quot;~ value=~&quot;;[.V165];&quot;~ /&gt;&lt;property name=~&quot;;[.W$1];&quot;~ value=~&quot;;[.W165];&quot;~ /&gt;&lt;/card&gt;&quot;)" office:value-type="string" office:string-value="  &lt;card id=~76b3e553-bce5-43f7-8e32-23058d16ea2d~ name=~Waylaid~&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ylaid by tacking 3 Cannon as an action. Act: Tack this card and target a Ship in this Sea to inflict a 2 Hit Cannon Attack on that Ship.~ /&gt;&lt;/card&gt;">
            <text:p><text:s text:c="2"/>&lt;card id=~76b3e553-bce5-43f7-8e32-23058d16ea2d~ name=~Waylaid~&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ylaid by tacking 3 Cannon as an action. Act: Tack this card and target a Ship in this Sea to inflict a 2 Hit Cannon Attack on that Ship.~ /&gt;&lt;/card&gt;</text:p>
          </table:table-cell>
          <table:table-cell table:formula="of:=CONCATENATE(&quot; &lt;Relationship Target=~/cards/&quot;;[.D165];&quot;.jpg~ Id=~C&quot;;[.C165];&quot;~ Type=~http://schemas.octgn.org/picture~/&gt;&quot;)" office:value-type="string" office:string-value=" &lt;Relationship Target=~/cards/BS_waylaid.jpg~ Id=~C76b3e553-bce5-43f7-8e32-23058d16ea2d~ Type=~http://schemas.octgn.org/picture~/&gt;">
            <text:p><text:s/>&lt;Relationship Target=~/cards/BS_waylaid.jpg~ Id=~C76b3e553-bce5-43f7-8e32-23058d16ea2d~ Type=~http://schemas.octgn.org/picture~/&gt;</text:p>
          </table:table-cell>
          <table:table-cell office:value-type="string">
            <text:p>76b3e553-bce5-43f7-8e32-23058d16ea2d</text:p>
          </table:table-cell>
          <table:table-cell office:value-type="string">
            <text:p>BS_waylaid</text:p>
          </table:table-cell>
          <table:table-cell office:value-type="string">
            <text:p>Waylaid</text:p>
          </table:table-cell>
          <table:table-cell office:value-type="string">
            <text:p>C</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This Sea Attachment Any player in this Sea may sink Waylaid by tacking 3 Cannon as an action. Act: Tack this card and target a Ship in this Sea to inflict a 2 Hit Cannon Attack on that Ship.</text:p>
          </table:table-cell>
          <table:table-cell table:number-columns-repeated="1000"/>
        </table:table-row>
        <table:table-row table:style-name="ro2">
          <table:table-cell table:formula="of:=CONCATENATE(&quot;  &lt;card id=~&quot;;[.C166];&quot;~ name=~&quot;;[.E166];&quot;~&gt;&lt;property name=~&quot;;[.F$1];&quot;~ value=~&quot;;[.F166];&quot;~ /&gt;&lt;property name=~&quot;;[.G$1];&quot;~ value=~&quot;;[.G166];&quot;~ /&gt;&lt;property name=~&quot;;[.H$1];&quot;~ value=~&quot;;[.H166];&quot;~ /&gt;&lt;property name=~&quot;;[.I$1];&quot;~ value=~&quot;;[.I166];&quot;~ /&gt;&lt;property name=~&quot;;[.J$1];&quot;~ value=~&quot;;[.J166];&quot;~ /&gt;&lt;property name=~&quot;;[.K$1];&quot;~ value=~&quot;;[.K166];&quot;~ /&gt;&lt;property name=~&quot;;[.L$1];&quot;~ value=~&quot;;[.L166];&quot;~ /&gt;&lt;property name=~&quot;;[.M$1];&quot;~ value=~&quot;;[.M166];&quot;~ /&gt;&lt;property name=~&quot;;[.N$1];&quot;~ value=~&quot;;[.N166];&quot;~ /&gt;&lt;property name=~&quot;;[.O$1];&quot;~ value=~&quot;;[.O166];&quot;~ /&gt;&lt;property name=~&quot;;[.P$1];&quot;~ value=~&quot;;[.P166];&quot;~ /&gt;&lt;property name=~&quot;;[.Q$1];&quot;~ value=~&quot;;[.Q166];&quot;~ /&gt;&lt;property name=~&quot;;[.R$1];&quot;~ value=~&quot;;[.R166];&quot;~ /&gt;&lt;property name=~&quot;;[.S$1];&quot;~ value=~&quot;;[.S166];&quot;~ /&gt;&lt;property name=~&quot;;[.T$1];&quot;~ value=~&quot;;[.T166];&quot;~ /&gt;&lt;property name=~&quot;;[.U$1];&quot;~ value=~&quot;;[.U166];&quot;~ /&gt;&lt;property name=~&quot;;[.V$1];&quot;~ value=~&quot;;[.V166];&quot;~ /&gt;&lt;property name=~&quot;;[.W$1];&quot;~ value=~&quot;;[.W166];&quot;~ /&gt;&lt;/card&gt;&quot;)" office:value-type="string" office:string-value="  &lt;card id=~a311775c-d4a1-4e18-8814-88fea1c978fa~ name=~Wee Willy~&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1~ /&gt;&lt;property name=~Crew Max.~ value=~~ /&gt;&lt;property name=~Move Cost~ value=~~ /&gt;&lt;property name=~Faction~ value=~Explorer's Society~ /&gt;&lt;property name=~Text~ value=~Unique · Gunner · Loyal React: When Wee Willy tacks to conduct a cannon attack, discard the top card of your deck. If the boarding attack on the discard is a Slash, this cannon inflicts 3 extra hits. ~ /&gt;&lt;/card&gt;">
            <text:p><text:s text:c="2"/>&lt;card id=~a311775c-d4a1-4e18-8814-88fea1c978fa~ name=~Wee Willy~&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1~ /&gt;&lt;property name=~Crew Max.~ value=~~ /&gt;&lt;property name=~Move Cost~ value=~~ /&gt;&lt;property name=~Faction~ value=~Explorer's Society~ /&gt;&lt;property name=~Text~ value=~Unique · Gunner · Loyal React: When Wee Willy tacks to conduct a cannon attack, discard the top card of your deck. If the boarding attack on the discard is a Slash, this cannon inflicts 3 extra hits. ~ /&gt;&lt;/card&gt;</text:p>
          </table:table-cell>
          <table:table-cell table:formula="of:=CONCATENATE(&quot; &lt;Relationship Target=~/cards/&quot;;[.D166];&quot;.jpg~ Id=~C&quot;;[.C166];&quot;~ Type=~http://schemas.octgn.org/picture~/&gt;&quot;)" office:value-type="string" office:string-value=" &lt;Relationship Target=~/cards/BS_weewilly.jpg~ Id=~Ca311775c-d4a1-4e18-8814-88fea1c978fa~ Type=~http://schemas.octgn.org/picture~/&gt;">
            <text:p><text:s/>&lt;Relationship Target=~/cards/BS_weewilly.jpg~ Id=~Ca311775c-d4a1-4e18-8814-88fea1c978fa~ Type=~http://schemas.octgn.org/picture~/&gt;</text:p>
          </table:table-cell>
          <table:table-cell office:value-type="string">
            <text:p>a311775c-d4a1-4e18-8814-88fea1c978fa</text:p>
          </table:table-cell>
          <table:table-cell office:value-type="string">
            <text:p>BS_weewilly</text:p>
          </table:table-cell>
          <table:table-cell office:value-type="string">
            <text:p>Wee Willy</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Explorer's Society</text:p>
          </table:table-cell>
          <table:table-cell office:value-type="string">
            <text:p>Unique · Gunner · Loyal React: When Wee Willy tacks to conduct a cannon attack, discard the top card of your deck. If the boarding attack on the discard is a Slash, this cannon inflicts 3 extra hits. </text:p>
          </table:table-cell>
          <table:table-cell table:number-columns-repeated="1000"/>
        </table:table-row>
        <table:table-row table:style-name="ro2">
          <table:table-cell table:formula="of:=CONCATENATE(&quot;  &lt;card id=~&quot;;[.C167];&quot;~ name=~&quot;;[.E167];&quot;~&gt;&lt;property name=~&quot;;[.F$1];&quot;~ value=~&quot;;[.F167];&quot;~ /&gt;&lt;property name=~&quot;;[.G$1];&quot;~ value=~&quot;;[.G167];&quot;~ /&gt;&lt;property name=~&quot;;[.H$1];&quot;~ value=~&quot;;[.H167];&quot;~ /&gt;&lt;property name=~&quot;;[.I$1];&quot;~ value=~&quot;;[.I167];&quot;~ /&gt;&lt;property name=~&quot;;[.J$1];&quot;~ value=~&quot;;[.J167];&quot;~ /&gt;&lt;property name=~&quot;;[.K$1];&quot;~ value=~&quot;;[.K167];&quot;~ /&gt;&lt;property name=~&quot;;[.L$1];&quot;~ value=~&quot;;[.L167];&quot;~ /&gt;&lt;property name=~&quot;;[.M$1];&quot;~ value=~&quot;;[.M167];&quot;~ /&gt;&lt;property name=~&quot;;[.N$1];&quot;~ value=~&quot;;[.N167];&quot;~ /&gt;&lt;property name=~&quot;;[.O$1];&quot;~ value=~&quot;;[.O167];&quot;~ /&gt;&lt;property name=~&quot;;[.P$1];&quot;~ value=~&quot;;[.P167];&quot;~ /&gt;&lt;property name=~&quot;;[.Q$1];&quot;~ value=~&quot;;[.Q167];&quot;~ /&gt;&lt;property name=~&quot;;[.R$1];&quot;~ value=~&quot;;[.R167];&quot;~ /&gt;&lt;property name=~&quot;;[.S$1];&quot;~ value=~&quot;;[.S167];&quot;~ /&gt;&lt;property name=~&quot;;[.T$1];&quot;~ value=~&quot;;[.T167];&quot;~ /&gt;&lt;property name=~&quot;;[.U$1];&quot;~ value=~&quot;;[.U167];&quot;~ /&gt;&lt;property name=~&quot;;[.V$1];&quot;~ value=~&quot;;[.V167];&quot;~ /&gt;&lt;property name=~&quot;;[.W$1];&quot;~ value=~&quot;;[.W167];&quot;~ /&gt;&lt;/card&gt;&quot;)" office:value-type="string" office:string-value="  &lt;card id=~ea5ad0ca-b8c1-431a-98a3-21945bf7a576~ name=~When All Else Fails~&gt;&lt;property name=~Rarity~ value=~C~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Attachment. That Attachment is destroyed.~ /&gt;&lt;/card&gt;">
            <text:p><text:s text:c="2"/>&lt;card id=~ea5ad0ca-b8c1-431a-98a3-21945bf7a576~ name=~When All Else Fails~&gt;&lt;property name=~Rarity~ value=~C~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Attachment. That Attachment is destroyed.~ /&gt;&lt;/card&gt;</text:p>
          </table:table-cell>
          <table:table-cell table:formula="of:=CONCATENATE(&quot; &lt;Relationship Target=~/cards/&quot;;[.D167];&quot;.jpg~ Id=~C&quot;;[.C167];&quot;~ Type=~http://schemas.octgn.org/picture~/&gt;&quot;)" office:value-type="string" office:string-value=" &lt;Relationship Target=~/cards/BS_whenallelsefails.jpg~ Id=~Cea5ad0ca-b8c1-431a-98a3-21945bf7a576~ Type=~http://schemas.octgn.org/picture~/&gt;">
            <text:p><text:s/>&lt;Relationship Target=~/cards/BS_whenallelsefails.jpg~ Id=~Cea5ad0ca-b8c1-431a-98a3-21945bf7a576~ Type=~http://schemas.octgn.org/picture~/&gt;</text:p>
          </table:table-cell>
          <table:table-cell office:value-type="string">
            <text:p>ea5ad0ca-b8c1-431a-98a3-21945bf7a576</text:p>
          </table:table-cell>
          <table:table-cell office:value-type="string">
            <text:p>BS_whenallelsefails</text:p>
          </table:table-cell>
          <table:table-cell office:value-type="string">
            <text:p>When All Else Fails</text:p>
          </table:table-cell>
          <table:table-cell office:value-type="string">
            <text:p>C</text:p>
          </table:table-cell>
          <table:table-cell office:value-type="string">
            <text:p>actions</text:p>
          </table:table-cell>
          <table:table-cell office:value-type="float" office:value="4">
            <text:p>4</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a Sea Attachment. That Attachment is destroyed.</text:p>
          </table:table-cell>
          <table:table-cell table:number-columns-repeated="1000"/>
        </table:table-row>
        <table:table-row table:style-name="ro2">
          <table:table-cell table:formula="of:=CONCATENATE(&quot;  &lt;card id=~&quot;;[.C168];&quot;~ name=~&quot;;[.E168];&quot;~&gt;&lt;property name=~&quot;;[.F$1];&quot;~ value=~&quot;;[.F168];&quot;~ /&gt;&lt;property name=~&quot;;[.G$1];&quot;~ value=~&quot;;[.G168];&quot;~ /&gt;&lt;property name=~&quot;;[.H$1];&quot;~ value=~&quot;;[.H168];&quot;~ /&gt;&lt;property name=~&quot;;[.I$1];&quot;~ value=~&quot;;[.I168];&quot;~ /&gt;&lt;property name=~&quot;;[.J$1];&quot;~ value=~&quot;;[.J168];&quot;~ /&gt;&lt;property name=~&quot;;[.K$1];&quot;~ value=~&quot;;[.K168];&quot;~ /&gt;&lt;property name=~&quot;;[.L$1];&quot;~ value=~&quot;;[.L168];&quot;~ /&gt;&lt;property name=~&quot;;[.M$1];&quot;~ value=~&quot;;[.M168];&quot;~ /&gt;&lt;property name=~&quot;;[.N$1];&quot;~ value=~&quot;;[.N168];&quot;~ /&gt;&lt;property name=~&quot;;[.O$1];&quot;~ value=~&quot;;[.O168];&quot;~ /&gt;&lt;property name=~&quot;;[.P$1];&quot;~ value=~&quot;;[.P168];&quot;~ /&gt;&lt;property name=~&quot;;[.Q$1];&quot;~ value=~&quot;;[.Q168];&quot;~ /&gt;&lt;property name=~&quot;;[.R$1];&quot;~ value=~&quot;;[.R168];&quot;~ /&gt;&lt;property name=~&quot;;[.S$1];&quot;~ value=~&quot;;[.S168];&quot;~ /&gt;&lt;property name=~&quot;;[.T$1];&quot;~ value=~&quot;;[.T168];&quot;~ /&gt;&lt;property name=~&quot;;[.U$1];&quot;~ value=~&quot;;[.U168];&quot;~ /&gt;&lt;property name=~&quot;;[.V$1];&quot;~ value=~&quot;;[.V168];&quot;~ /&gt;&lt;property name=~&quot;;[.W$1];&quot;~ value=~&quot;;[.W168];&quot;~ /&gt;&lt;/card&gt;&quot;)" office:value-type="string" office:string-value="  &lt;card id=~e7f27bc6-58ef-4828-aa0d-d5053a2d81e5~ name=~Who Shot the Albatros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ny player in this Sea may Sink Who Shot the Albatross by tacking 1 Swashbuckling as an action. While Who Shot the Albatross is attached to your Ship, you have +5 Sailing for the purposes of determining Initiative.~ /&gt;&lt;/card&gt;">
            <text:p><text:s text:c="2"/>&lt;card id=~e7f27bc6-58ef-4828-aa0d-d5053a2d81e5~ name=~Who Shot the Albatros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ny player in this Sea may Sink Who Shot the Albatross by tacking 1 Swashbuckling as an action. While Who Shot the Albatross is attached to your Ship, you have +5 Sailing for the purposes of determining Initiative.~ /&gt;&lt;/card&gt;</text:p>
          </table:table-cell>
          <table:table-cell table:formula="of:=CONCATENATE(&quot; &lt;Relationship Target=~/cards/&quot;;[.D168];&quot;.jpg~ Id=~C&quot;;[.C168];&quot;~ Type=~http://schemas.octgn.org/picture~/&gt;&quot;)" office:value-type="string" office:string-value=" &lt;Relationship Target=~/cards/BS_whoshotthealbatross.jpg~ Id=~Ce7f27bc6-58ef-4828-aa0d-d5053a2d81e5~ Type=~http://schemas.octgn.org/picture~/&gt;">
            <text:p><text:s/>&lt;Relationship Target=~/cards/BS_whoshotthealbatross.jpg~ Id=~Ce7f27bc6-58ef-4828-aa0d-d5053a2d81e5~ Type=~http://schemas.octgn.org/picture~/&gt;</text:p>
          </table:table-cell>
          <table:table-cell office:value-type="string">
            <text:p>e7f27bc6-58ef-4828-aa0d-d5053a2d81e5</text:p>
          </table:table-cell>
          <table:table-cell office:value-type="string">
            <text:p>BS_whoshotthealbatross</text:p>
          </table:table-cell>
          <table:table-cell office:value-type="string">
            <text:p>Who Shot the Albatross?</text:p>
          </table:table-cell>
          <table:table-cell office:value-type="string">
            <text:p>U</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Ship Attachment Any player in this Sea may Sink Who Shot the Albatross by tacking 1 Swashbuckling as an action. While Who Shot the Albatross is attached to your Ship, you have +5 Sailing for the purposes of determining Initiative.</text:p>
          </table:table-cell>
          <table:table-cell table:number-columns-repeated="1000"/>
        </table:table-row>
        <table:table-row table:style-name="ro2">
          <table:table-cell table:formula="of:=CONCATENATE(&quot;  &lt;card id=~&quot;;[.C169];&quot;~ name=~&quot;;[.E169];&quot;~&gt;&lt;property name=~&quot;;[.F$1];&quot;~ value=~&quot;;[.F169];&quot;~ /&gt;&lt;property name=~&quot;;[.G$1];&quot;~ value=~&quot;;[.G169];&quot;~ /&gt;&lt;property name=~&quot;;[.H$1];&quot;~ value=~&quot;;[.H169];&quot;~ /&gt;&lt;property name=~&quot;;[.I$1];&quot;~ value=~&quot;;[.I169];&quot;~ /&gt;&lt;property name=~&quot;;[.J$1];&quot;~ value=~&quot;;[.J169];&quot;~ /&gt;&lt;property name=~&quot;;[.K$1];&quot;~ value=~&quot;;[.K169];&quot;~ /&gt;&lt;property name=~&quot;;[.L$1];&quot;~ value=~&quot;;[.L169];&quot;~ /&gt;&lt;property name=~&quot;;[.M$1];&quot;~ value=~&quot;;[.M169];&quot;~ /&gt;&lt;property name=~&quot;;[.N$1];&quot;~ value=~&quot;;[.N169];&quot;~ /&gt;&lt;property name=~&quot;;[.O$1];&quot;~ value=~&quot;;[.O169];&quot;~ /&gt;&lt;property name=~&quot;;[.P$1];&quot;~ value=~&quot;;[.P169];&quot;~ /&gt;&lt;property name=~&quot;;[.Q$1];&quot;~ value=~&quot;;[.Q169];&quot;~ /&gt;&lt;property name=~&quot;;[.R$1];&quot;~ value=~&quot;;[.R169];&quot;~ /&gt;&lt;property name=~&quot;;[.S$1];&quot;~ value=~&quot;;[.S169];&quot;~ /&gt;&lt;property name=~&quot;;[.T$1];&quot;~ value=~&quot;;[.T169];&quot;~ /&gt;&lt;property name=~&quot;;[.U$1];&quot;~ value=~&quot;;[.U169];&quot;~ /&gt;&lt;property name=~&quot;;[.V$1];&quot;~ value=~&quot;;[.V169];&quot;~ /&gt;&lt;property name=~&quot;;[.W$1];&quot;~ value=~&quot;;[.W169];&quot;~ /&gt;&lt;/card&gt;&quot;)" office:value-type="string" office:string-value="  &lt;card id=~05b6c002-9962-47f6-bb37-fcb1597778f1~ name=~Wilhelm Duns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3~ /&gt;&lt;property name=~Crew Max.~ value=~~ /&gt;&lt;property name=~Move Cost~ value=~~ /&gt;&lt;property name=~Faction~ value=~unaligned~ /&gt;&lt;property name=~Text~ value=~Heroic · Holy~ /&gt;&lt;/card&gt;">
            <text:p><text:s text:c="2"/>&lt;card id=~05b6c002-9962-47f6-bb37-fcb1597778f1~ name=~Wilhelm Duns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3~ /&gt;&lt;property name=~Crew Max.~ value=~~ /&gt;&lt;property name=~Move Cost~ value=~~ /&gt;&lt;property name=~Faction~ value=~unaligned~ /&gt;&lt;property name=~Text~ value=~Heroic · Holy~ /&gt;&lt;/card&gt;</text:p>
          </table:table-cell>
          <table:table-cell table:formula="of:=CONCATENATE(&quot; &lt;Relationship Target=~/cards/&quot;;[.D169];&quot;.jpg~ Id=~C&quot;;[.C169];&quot;~ Type=~http://schemas.octgn.org/picture~/&gt;&quot;)" office:value-type="string" office:string-value=" &lt;Relationship Target=~/cards/BS_wilhelmdunst.jpg~ Id=~C05b6c002-9962-47f6-bb37-fcb1597778f1~ Type=~http://schemas.octgn.org/picture~/&gt;">
            <text:p><text:s/>&lt;Relationship Target=~/cards/BS_wilhelmdunst.jpg~ Id=~C05b6c002-9962-47f6-bb37-fcb1597778f1~ Type=~http://schemas.octgn.org/picture~/&gt;</text:p>
          </table:table-cell>
          <table:table-cell office:value-type="string">
            <text:p>05b6c002-9962-47f6-bb37-fcb1597778f1</text:p>
          </table:table-cell>
          <table:table-cell office:value-type="string">
            <text:p>BS_wilhelmdunst</text:p>
          </table:table-cell>
          <table:table-cell office:value-type="string">
            <text:p>Wilhelm Dunst</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2"/>
          <table:table-cell office:value-type="string">
            <text:p>unaligned</text:p>
          </table:table-cell>
          <table:table-cell office:value-type="string">
            <text:p>Heroic · Holy</text:p>
          </table:table-cell>
          <table:table-cell table:number-columns-repeated="1000"/>
        </table:table-row>
        <table:table-row table:style-name="ro2">
          <table:table-cell table:formula="of:=CONCATENATE(&quot;  &lt;card id=~&quot;;[.C170];&quot;~ name=~&quot;;[.E170];&quot;~&gt;&lt;property name=~&quot;;[.F$1];&quot;~ value=~&quot;;[.F170];&quot;~ /&gt;&lt;property name=~&quot;;[.G$1];&quot;~ value=~&quot;;[.G170];&quot;~ /&gt;&lt;property name=~&quot;;[.H$1];&quot;~ value=~&quot;;[.H170];&quot;~ /&gt;&lt;property name=~&quot;;[.I$1];&quot;~ value=~&quot;;[.I170];&quot;~ /&gt;&lt;property name=~&quot;;[.J$1];&quot;~ value=~&quot;;[.J170];&quot;~ /&gt;&lt;property name=~&quot;;[.K$1];&quot;~ value=~&quot;;[.K170];&quot;~ /&gt;&lt;property name=~&quot;;[.L$1];&quot;~ value=~&quot;;[.L170];&quot;~ /&gt;&lt;property name=~&quot;;[.M$1];&quot;~ value=~&quot;;[.M170];&quot;~ /&gt;&lt;property name=~&quot;;[.N$1];&quot;~ value=~&quot;;[.N170];&quot;~ /&gt;&lt;property name=~&quot;;[.O$1];&quot;~ value=~&quot;;[.O170];&quot;~ /&gt;&lt;property name=~&quot;;[.P$1];&quot;~ value=~&quot;;[.P170];&quot;~ /&gt;&lt;property name=~&quot;;[.Q$1];&quot;~ value=~&quot;;[.Q170];&quot;~ /&gt;&lt;property name=~&quot;;[.R$1];&quot;~ value=~&quot;;[.R170];&quot;~ /&gt;&lt;property name=~&quot;;[.S$1];&quot;~ value=~&quot;;[.S170];&quot;~ /&gt;&lt;property name=~&quot;;[.T$1];&quot;~ value=~&quot;;[.T170];&quot;~ /&gt;&lt;property name=~&quot;;[.U$1];&quot;~ value=~&quot;;[.U170];&quot;~ /&gt;&lt;property name=~&quot;;[.V$1];&quot;~ value=~&quot;;[.V170];&quot;~ /&gt;&lt;property name=~&quot;;[.W$1];&quot;~ value=~&quot;;[.W170];&quot;~ /&gt;&lt;/card&gt;&quot;)" office:value-type="string" office:string-value="  &lt;card id=~5b35345f-48f5-42e4-af04-7a00028e622c~ name=~Wind at Your Bac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Mirror). crew Attachment: +3 Sailing.~ /&gt;&lt;/card&gt;">
            <text:p><text:s text:c="2"/>&lt;card id=~5b35345f-48f5-42e4-af04-7a00028e622c~ name=~Wind at Your Bac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Mirror). crew Attachment: +3 Sailing.~ /&gt;&lt;/card&gt;</text:p>
          </table:table-cell>
          <table:table-cell table:formula="of:=CONCATENATE(&quot; &lt;Relationship Target=~/cards/&quot;;[.D170];&quot;.jpg~ Id=~C&quot;;[.C170];&quot;~ Type=~http://schemas.octgn.org/picture~/&gt;&quot;)" office:value-type="string" office:string-value=" &lt;Relationship Target=~/cards/BS_windatyourback.jpg~ Id=~C5b35345f-48f5-42e4-af04-7a00028e622c~ Type=~http://schemas.octgn.org/picture~/&gt;">
            <text:p><text:s/>&lt;Relationship Target=~/cards/BS_windatyourback.jpg~ Id=~C5b35345f-48f5-42e4-af04-7a00028e622c~ Type=~http://schemas.octgn.org/picture~/&gt;</text:p>
          </table:table-cell>
          <table:table-cell office:value-type="string">
            <text:p>5b35345f-48f5-42e4-af04-7a00028e622c</text:p>
          </table:table-cell>
          <table:table-cell office:value-type="string">
            <text:p>BS_windatyourback</text:p>
          </table:table-cell>
          <table:table-cell office:value-type="string">
            <text:p>Wind at Your Back</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3 Adventuring (2 if completed in the Mirror). crew Attachment: +3 Sailing.</text:p>
          </table:table-cell>
          <table:table-cell table:number-columns-repeated="1000"/>
        </table:table-row>
        <table:table-row table:style-name="ro2">
          <table:table-cell table:formula="of:=CONCATENATE(&quot;  &lt;card id=~&quot;;[.C171];&quot;~ name=~&quot;;[.E171];&quot;~&gt;&lt;property name=~&quot;;[.F$1];&quot;~ value=~&quot;;[.F171];&quot;~ /&gt;&lt;property name=~&quot;;[.G$1];&quot;~ value=~&quot;;[.G171];&quot;~ /&gt;&lt;property name=~&quot;;[.H$1];&quot;~ value=~&quot;;[.H171];&quot;~ /&gt;&lt;property name=~&quot;;[.I$1];&quot;~ value=~&quot;;[.I171];&quot;~ /&gt;&lt;property name=~&quot;;[.J$1];&quot;~ value=~&quot;;[.J171];&quot;~ /&gt;&lt;property name=~&quot;;[.K$1];&quot;~ value=~&quot;;[.K171];&quot;~ /&gt;&lt;property name=~&quot;;[.L$1];&quot;~ value=~&quot;;[.L171];&quot;~ /&gt;&lt;property name=~&quot;;[.M$1];&quot;~ value=~&quot;;[.M171];&quot;~ /&gt;&lt;property name=~&quot;;[.N$1];&quot;~ value=~&quot;;[.N171];&quot;~ /&gt;&lt;property name=~&quot;;[.O$1];&quot;~ value=~&quot;;[.O171];&quot;~ /&gt;&lt;property name=~&quot;;[.P$1];&quot;~ value=~&quot;;[.P171];&quot;~ /&gt;&lt;property name=~&quot;;[.Q$1];&quot;~ value=~&quot;;[.Q171];&quot;~ /&gt;&lt;property name=~&quot;;[.R$1];&quot;~ value=~&quot;;[.R171];&quot;~ /&gt;&lt;property name=~&quot;;[.S$1];&quot;~ value=~&quot;;[.S171];&quot;~ /&gt;&lt;property name=~&quot;;[.T$1];&quot;~ value=~&quot;;[.T171];&quot;~ /&gt;&lt;property name=~&quot;;[.U$1];&quot;~ value=~&quot;;[.U171];&quot;~ /&gt;&lt;property name=~&quot;;[.V$1];&quot;~ value=~&quot;;[.V171];&quot;~ /&gt;&lt;property name=~&quot;;[.W$1];&quot;~ value=~&quot;;[.W171];&quot;~ /&gt;&lt;/card&gt;&quot;)" office:value-type="string" office:string-value="  &lt;card id=~b478eb20-3382-4aa9-b37e-229cf4d815a2~ name=~You Won't Be Needin' This!~&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ke any one crew Attachment from your sunk pile, and put it on the top of your deck. Sink this card.~ /&gt;&lt;/card&gt;">
            <text:p><text:s text:c="2"/>&lt;card id=~b478eb20-3382-4aa9-b37e-229cf4d815a2~ name=~You Won't Be Needin' This!~&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ke any one crew Attachment from your sunk pile, and put it on the top of your deck. Sink this card.~ /&gt;&lt;/card&gt;</text:p>
          </table:table-cell>
          <table:table-cell table:formula="of:=CONCATENATE(&quot; &lt;Relationship Target=~/cards/&quot;;[.D171];&quot;.jpg~ Id=~C&quot;;[.C171];&quot;~ Type=~http://schemas.octgn.org/picture~/&gt;&quot;)" office:value-type="string" office:string-value=" &lt;Relationship Target=~/cards/BS_youwontbeneedinthis.jpg~ Id=~Cb478eb20-3382-4aa9-b37e-229cf4d815a2~ Type=~http://schemas.octgn.org/picture~/&gt;">
            <text:p><text:s/>&lt;Relationship Target=~/cards/BS_youwontbeneedinthis.jpg~ Id=~Cb478eb20-3382-4aa9-b37e-229cf4d815a2~ Type=~http://schemas.octgn.org/picture~/&gt;</text:p>
          </table:table-cell>
          <table:table-cell office:value-type="string">
            <text:p>b478eb20-3382-4aa9-b37e-229cf4d815a2</text:p>
          </table:table-cell>
          <table:table-cell office:value-type="string">
            <text:p>BS_youwontbeneedinthis</text:p>
          </table:table-cell>
          <table:table-cell office:value-type="string">
            <text:p>You Won't Be Needin' This!</text:p>
          </table:table-cell>
          <table:table-cell office:value-type="string">
            <text:p>R</text:p>
          </table:table-cell>
          <table:table-cell office:value-type="string">
            <text:p>actions</text:p>
          </table:table-cell>
          <table:table-cell office:value-type="float" office:value="1">
            <text:p>1</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ke any one crew Attachment from your sunk pile, and put it on the top of your deck. Sink this card.</text:p>
          </table:table-cell>
          <table:table-cell table:number-columns-repeated="1000"/>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1">01/02/2012</text:date>, <text:time>13:41: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nstantine </meta:initial-creator>
    <meta:creation-date>2011-06-24T23:42:08.61</meta:creation-date>
    <dc:date>2012-02-01T13:41:06.02</dc:date>
    <dc:creator>Konstantinos Thoukydidis</dc:creator>
    <meta:editing-duration>PT4H29M46S</meta:editing-duration>
    <meta:editing-cycles>17</meta:editing-cycles>
    <meta:generator>OpenOffice.org/3.3$Win32 OpenOffice.org_project/330m20$Build-9567</meta:generator>
    <meta:document-statistic meta:table-count="3" meta:cell-count="3930" meta:object-count="0"/>
    <meta:user-defined meta:name="Info 1"/>
    <meta:user-defined meta:name="Info 2"/>
    <meta:user-defined meta:name="Info 3"/>
    <meta:user-defined meta:name="Info 4"/>
  </office:meta>
</office:document-meta>
</file>